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StarSymbol1" svg:font-family="StarSymbol"/>
    <style:font-face style:font-family-generic="modern" style:font-pitch="fixed" style:name="Cumberland1" svg:font-family="Cumberland"/>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style:font-face style:font-pitch="variable" style:name="StarSymbol2" svg:font-family="StarSymbol"/>
    <style:font-face style:font-pitch="variable" style:name="StarSymbol" svg:font-family="StarSymbol"/>
    <style:font-face style:font-family-generic="roman" style:font-pitch="variable" style:name="Thorndale" svg:font-family="Thorndale"/>
    <style:font-face style:font-family-generic="roman" style:font-pitch="variable" style:name="Thorndale2" svg:font-family="Thorndale"/>
    <style:font-face style:font-family-generic="roman" style:font-pitch="variable" style:name="Thorndale3" svg:font-family="Thorndale"/>
    <style:font-face style:font-family-generic="roman" style:font-pitch="variable" style:name="Thorndale1" svg:font-family="Thorndale"/>
    <style:font-face style:font-family-generic="swiss" style:font-pitch="variable" style:name="Albany" svg:font-family="Albany"/>
    <style:font-face style:font-family-generic="swiss" style:font-pitch="variable" style:name="Arial" svg:font-family="Arial"/>
    <style:font-face style:font-family-generic="swiss" style:font-pitch="variable" style:name="Arial" svg:font-family="Arial"/>
  </office:font-face-decls>
  <office:automatic-styles>
    <style:style style:family="text" style:name="afaa2fd">
      <style:text-properties fo:font-size="8.0pt" style:font-name="StarSymbol2" style:font-name-asian="StarSymbol2" style:font-name-complex="StarSymbol2"/>
    </style:style>
    <style:style style:family="table-cell" style:name="a9b0554">
      <style:table-cell-properties fo:background-color="transparent" fo:border-bottom="0.02mm solid #000000" fo:border-left="none" fo:border-right="none" fo:border-top="none" fo:padding-bottom="0.49mm" fo:padding-left="0.49mm" fo:padding-right="0.49mm" fo:padding-top="0.49mm"/>
    </style:style>
    <style:style style:family="table-cell" style:name="af65d95">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64cc7c">
      <style:table-cell-properties fo:background-color="transparent" fo:border-bottom="0.02mm solid #000000" fo:border-left="none" fo:border-right="none" fo:border-top="none" fo:padding-bottom="0.49mm" fo:padding-left="0.49mm" fo:padding-right="0.49mm" fo:padding-top="0.49mm" style:vertical-align="top"/>
    </style:style>
    <style:style style:family="text" style:name="aa5e79b">
      <style:text-properties fo:font-size="8.0pt" style:font-name="StarSymbol2" style:font-name-asian="StarSymbol2" style:font-name-complex="StarSymbol2"/>
    </style:style>
    <style:style style:family="table-cell" style:name="a8405fe">
      <style:table-cell-properties fo:background-color="transparent" fo:border-bottom="none" fo:border-left="none" fo:border-right="none" fo:border-top="none" fo:padding-bottom="0.49mm" fo:padding-left="0.49mm" fo:padding-right="0.49mm" fo:padding-top="0.49mm"/>
    </style:style>
    <style:style style:family="table-cell" style:name="a0d6d06">
      <style:table-cell-properties fo:background-color="transparent" fo:border-bottom="none" fo:border-left="none" fo:border-right="none" fo:border-top="none" fo:padding-bottom="0.49mm" fo:padding-left="0.49mm" fo:padding-right="0.49mm" fo:padding-top="0.49mm" style:vertical-align="top"/>
    </style:style>
    <style:style style:family="table-cell" style:name="ada40e2">
      <style:table-cell-properties fo:background-color="transparent" fo:border-bottom="none" fo:border-left="none" fo:border-right="none" fo:border-top="none" fo:padding-bottom="0.49mm" fo:padding-left="0.49mm" fo:padding-right="0.49mm" fo:padding-top="0.49mm" style:vertical-align="top"/>
    </style:style>
    <style:style style:family="text" style:name="acd2adc">
      <style:text-properties fo:font-size="8.0pt" style:font-name="StarSymbol2" style:font-name-asian="StarSymbol2" style:font-name-complex="StarSymbol2"/>
    </style:style>
    <style:style style:family="text" style:name="a1854d8">
      <style:text-properties fo:font-size="8.0pt" style:font-name="StarSymbol2" style:font-name-asian="StarSymbol2" style:font-name-complex="StarSymbol2"/>
    </style:style>
    <style:style style:family="table-cell" style:name="ac3c466">
      <style:table-cell-properties fo:background-color="transparent" fo:border-bottom="none" fo:border-left="none" fo:border-right="none" fo:border-top="none" fo:padding-bottom="0.49mm" fo:padding-left="0.49mm" fo:padding-right="0.49mm" fo:padding-top="0.49mm"/>
    </style:style>
    <style:style style:family="table-cell" style:name="a2fecd4">
      <style:table-cell-properties fo:background-color="transparent" fo:border-bottom="none" fo:border-left="none" fo:border-right="none" fo:border-top="none" fo:padding-bottom="0.49mm" fo:padding-left="0.49mm" fo:padding-right="0.49mm" fo:padding-top="0.49mm" style:vertical-align="top"/>
    </style:style>
    <style:style style:family="table-cell" style:name="aadccbb">
      <style:table-cell-properties fo:background-color="transparent" fo:border-bottom="none" fo:border-left="none" fo:border-right="none" fo:border-top="none" fo:padding-bottom="0.49mm" fo:padding-left="0.49mm" fo:padding-right="0.49mm" fo:padding-top="0.49mm" style:vertical-align="top"/>
    </style:style>
    <style:style style:family="text" style:name="a5594ce">
      <style:text-properties fo:font-size="8.0pt" style:font-name="StarSymbol2" style:font-name-asian="StarSymbol2" style:font-name-complex="StarSymbol2"/>
    </style:style>
    <style:style style:family="table-cell" style:name="afa374a">
      <style:table-cell-properties fo:background-color="transparent" fo:border-bottom="none" fo:border-left="none" fo:border-right="none" fo:border-top="none" fo:padding-bottom="0.49mm" fo:padding-left="0.49mm" fo:padding-right="0.49mm" fo:padding-top="0.49mm"/>
    </style:style>
    <style:style style:family="table-cell" style:name="ac23cd8">
      <style:table-cell-properties fo:background-color="transparent" fo:border-bottom="none" fo:border-left="none" fo:border-right="none" fo:border-top="none" fo:padding-bottom="0.49mm" fo:padding-left="0.49mm" fo:padding-right="0.49mm" fo:padding-top="0.49mm" style:vertical-align="top"/>
    </style:style>
    <style:style style:family="table-cell" style:name="a89b03f">
      <style:table-cell-properties fo:background-color="transparent" fo:border-bottom="none" fo:border-left="none" fo:border-right="none" fo:border-top="none" fo:padding-bottom="0.49mm" fo:padding-left="0.49mm" fo:padding-right="0.49mm" fo:padding-top="0.49mm" style:vertical-align="top"/>
    </style:style>
    <style:style style:family="text" style:name="a42b824">
      <style:text-properties fo:font-size="8.0pt" style:font-name="StarSymbol2" style:font-name-asian="StarSymbol2" style:font-name-complex="StarSymbol2"/>
    </style:style>
    <style:style style:family="table-cell" style:name="a80c7d3">
      <style:table-cell-properties fo:background-color="transparent" fo:border-bottom="none" fo:border-left="none" fo:border-right="none" fo:border-top="none" fo:padding-bottom="0.49mm" fo:padding-left="0.49mm" fo:padding-right="0.49mm" fo:padding-top="0.49mm"/>
    </style:style>
    <style:style style:family="table-cell" style:name="a8e8e8a">
      <style:table-cell-properties fo:background-color="transparent" fo:border-bottom="none" fo:border-left="none" fo:border-right="none" fo:border-top="none" fo:padding-bottom="0.49mm" fo:padding-left="0.49mm" fo:padding-right="0.49mm" fo:padding-top="0.49mm" style:vertical-align="top"/>
    </style:style>
    <style:style style:family="table-cell" style:name="af8a1ea">
      <style:table-cell-properties fo:background-color="transparent" fo:border-bottom="none" fo:border-left="none" fo:border-right="none" fo:border-top="none" fo:padding-bottom="0.49mm" fo:padding-left="0.49mm" fo:padding-right="0.49mm" fo:padding-top="0.49mm" style:vertical-align="top"/>
    </style:style>
    <style:style style:family="text" style:name="a59c3b5">
      <style:text-properties fo:font-size="8.0pt" style:font-name="StarSymbol2" style:font-name-asian="StarSymbol2" style:font-name-complex="StarSymbol2"/>
    </style:style>
    <style:style style:family="table-cell" style:name="a09bda6">
      <style:table-cell-properties fo:background-color="transparent" fo:border-bottom="none" fo:border-left="none" fo:border-right="none" fo:border-top="none" fo:padding-bottom="0.49mm" fo:padding-left="0.49mm" fo:padding-right="0.49mm" fo:padding-top="0.49mm"/>
    </style:style>
    <style:style style:family="table-cell" style:name="a5f3f1a">
      <style:table-cell-properties fo:background-color="transparent" fo:border-bottom="none" fo:border-left="none" fo:border-right="none" fo:border-top="none" fo:padding-bottom="0.49mm" fo:padding-left="0.49mm" fo:padding-right="0.49mm" fo:padding-top="0.49mm" style:vertical-align="top"/>
    </style:style>
    <style:style style:family="table-cell" style:name="a1ea6ae">
      <style:table-cell-properties fo:background-color="transparent" fo:border-bottom="none" fo:border-left="none" fo:border-right="none" fo:border-top="none" fo:padding-bottom="0.49mm" fo:padding-left="0.49mm" fo:padding-right="0.49mm" fo:padding-top="0.49mm" style:vertical-align="top"/>
    </style:style>
    <style:style style:family="text" style:name="af78438">
      <style:text-properties fo:font-size="8.0pt" style:font-name="StarSymbol2" style:font-name-asian="StarSymbol2" style:font-name-complex="StarSymbol2"/>
    </style:style>
    <style:style style:family="table-cell" style:name="a833c68">
      <style:table-cell-properties fo:background-color="transparent" fo:border-bottom="none" fo:border-left="none" fo:border-right="none" fo:border-top="none" fo:padding-bottom="0.49mm" fo:padding-left="0.49mm" fo:padding-right="0.49mm" fo:padding-top="0.49mm"/>
    </style:style>
    <style:style style:family="table-cell" style:name="aa9aae8">
      <style:table-cell-properties fo:background-color="transparent" fo:border-bottom="none" fo:border-left="none" fo:border-right="none" fo:border-top="none" fo:padding-bottom="0.49mm" fo:padding-left="0.49mm" fo:padding-right="0.49mm" fo:padding-top="0.49mm" style:vertical-align="top"/>
    </style:style>
    <style:style style:family="table-cell" style:name="aeef16e">
      <style:table-cell-properties fo:background-color="transparent" fo:border-bottom="none" fo:border-left="none" fo:border-right="none" fo:border-top="none" fo:padding-bottom="0.49mm" fo:padding-left="0.49mm" fo:padding-right="0.49mm" fo:padding-top="0.49mm" style:vertical-align="top"/>
    </style:style>
    <style:style style:family="text" style:name="af743a4">
      <style:text-properties fo:font-size="8.0pt" style:font-name="StarSymbol2" style:font-name-asian="StarSymbol2" style:font-name-complex="StarSymbol2"/>
    </style:style>
    <style:style style:family="table-cell" style:name="a1f37d1">
      <style:table-cell-properties fo:background-color="transparent" fo:border-bottom="none" fo:border-left="none" fo:border-right="none" fo:border-top="none" fo:padding-bottom="0.49mm" fo:padding-left="0.49mm" fo:padding-right="0.49mm" fo:padding-top="0.49mm"/>
    </style:style>
    <style:style style:family="table-cell" style:name="a1f4c21">
      <style:table-cell-properties fo:background-color="transparent" fo:border-bottom="none" fo:border-left="none" fo:border-right="none" fo:border-top="none" fo:padding-bottom="0.49mm" fo:padding-left="0.49mm" fo:padding-right="0.49mm" fo:padding-top="0.49mm" style:vertical-align="top"/>
    </style:style>
    <style:style style:family="table-cell" style:name="a217d23">
      <style:table-cell-properties fo:background-color="transparent" fo:border-bottom="none" fo:border-left="none" fo:border-right="none" fo:border-top="none" fo:padding-bottom="0.49mm" fo:padding-left="0.49mm" fo:padding-right="0.49mm" fo:padding-top="0.49mm" style:vertical-align="top"/>
    </style:style>
    <style:style style:family="text" style:name="ae4cc91">
      <style:text-properties fo:font-size="8.0pt" style:font-name="StarSymbol2" style:font-name-asian="StarSymbol2" style:font-name-complex="StarSymbol2"/>
    </style:style>
    <style:style style:family="table-cell" style:name="a6be346">
      <style:table-cell-properties fo:background-color="transparent" fo:border-bottom="none" fo:border-left="none" fo:border-right="none" fo:border-top="none" fo:padding-bottom="0.49mm" fo:padding-left="0.49mm" fo:padding-right="0.49mm" fo:padding-top="0.49mm"/>
    </style:style>
    <style:style style:family="table-cell" style:name="a736673">
      <style:table-cell-properties fo:background-color="transparent" fo:border-bottom="none" fo:border-left="none" fo:border-right="none" fo:border-top="none" fo:padding-bottom="0.49mm" fo:padding-left="0.49mm" fo:padding-right="0.49mm" fo:padding-top="0.49mm" style:vertical-align="top"/>
    </style:style>
    <style:style style:family="table-cell" style:name="a778976">
      <style:table-cell-properties fo:background-color="transparent" fo:border-bottom="none" fo:border-left="none" fo:border-right="none" fo:border-top="none" fo:padding-bottom="0.49mm" fo:padding-left="0.49mm" fo:padding-right="0.49mm" fo:padding-top="0.49mm" style:vertical-align="top"/>
    </style:style>
    <style:style style:family="text" style:name="a2b49bf">
      <style:text-properties fo:font-size="8.0pt" style:font-name="StarSymbol2" style:font-name-asian="StarSymbol2" style:font-name-complex="StarSymbol2"/>
    </style:style>
    <style:style style:family="table-cell" style:name="af0fb0e">
      <style:table-cell-properties fo:background-color="transparent" fo:border-bottom="none" fo:border-left="none" fo:border-right="none" fo:border-top="none" fo:padding-bottom="0.49mm" fo:padding-left="0.49mm" fo:padding-right="0.49mm" fo:padding-top="0.49mm"/>
    </style:style>
    <style:style style:family="table-cell" style:name="a8eedd6">
      <style:table-cell-properties fo:background-color="transparent" fo:border-bottom="none" fo:border-left="none" fo:border-right="none" fo:border-top="none" fo:padding-bottom="0.49mm" fo:padding-left="0.49mm" fo:padding-right="0.49mm" fo:padding-top="0.49mm" style:vertical-align="top"/>
    </style:style>
    <style:style style:family="table-cell" style:name="a597802">
      <style:table-cell-properties fo:background-color="transparent" fo:border-bottom="none" fo:border-left="none" fo:border-right="none" fo:border-top="none" fo:padding-bottom="0.49mm" fo:padding-left="0.49mm" fo:padding-right="0.49mm" fo:padding-top="0.49mm" style:vertical-align="top"/>
    </style:style>
    <style:style style:family="text" style:name="a5bcf96">
      <style:text-properties fo:font-size="8.0pt" style:font-name="StarSymbol2" style:font-name-asian="StarSymbol2" style:font-name-complex="StarSymbol2"/>
    </style:style>
    <style:style style:family="table-cell" style:name="ad0850e">
      <style:table-cell-properties fo:background-color="transparent" fo:border-bottom="none" fo:border-left="none" fo:border-right="none" fo:border-top="none" fo:padding-bottom="0.49mm" fo:padding-left="0.49mm" fo:padding-right="0.49mm" fo:padding-top="0.49mm"/>
    </style:style>
    <style:style style:family="table-cell" style:name="a5c9658">
      <style:table-cell-properties fo:background-color="transparent" fo:border-bottom="none" fo:border-left="none" fo:border-right="none" fo:border-top="none" fo:padding-bottom="0.49mm" fo:padding-left="0.49mm" fo:padding-right="0.49mm" fo:padding-top="0.49mm" style:vertical-align="top"/>
    </style:style>
    <style:style style:family="table-cell" style:name="abec813">
      <style:table-cell-properties fo:background-color="transparent" fo:border-bottom="none" fo:border-left="none" fo:border-right="none" fo:border-top="none" fo:padding-bottom="0.49mm" fo:padding-left="0.49mm" fo:padding-right="0.49mm" fo:padding-top="0.49mm" style:vertical-align="top"/>
    </style:style>
    <style:style style:family="text" style:name="a129dcc">
      <style:text-properties fo:font-size="8.0pt" style:font-name="StarSymbol2" style:font-name-asian="StarSymbol2" style:font-name-complex="StarSymbol2"/>
    </style:style>
    <style:style style:family="table-cell" style:name="aebe71b">
      <style:table-cell-properties fo:background-color="transparent" fo:border-bottom="none" fo:border-left="none" fo:border-right="none" fo:border-top="none" fo:padding-bottom="0.49mm" fo:padding-left="0.49mm" fo:padding-right="0.49mm" fo:padding-top="0.49mm"/>
    </style:style>
    <style:style style:family="table-cell" style:name="a7f3b04">
      <style:table-cell-properties fo:background-color="transparent" fo:border-bottom="none" fo:border-left="none" fo:border-right="none" fo:border-top="none" fo:padding-bottom="0.49mm" fo:padding-left="0.49mm" fo:padding-right="0.49mm" fo:padding-top="0.49mm" style:vertical-align="top"/>
    </style:style>
    <style:style style:family="table-cell" style:name="aaf2f05">
      <style:table-cell-properties fo:background-color="transparent" fo:border-bottom="none" fo:border-left="none" fo:border-right="none" fo:border-top="none" fo:padding-bottom="0.49mm" fo:padding-left="0.49mm" fo:padding-right="0.49mm" fo:padding-top="0.49mm" style:vertical-align="top"/>
    </style:style>
    <style:style style:family="text" style:name="a26670a">
      <style:text-properties fo:font-size="8.0pt" style:font-name="StarSymbol2" style:font-name-asian="StarSymbol2" style:font-name-complex="StarSymbol2"/>
    </style:style>
    <style:style style:family="table-cell" style:name="a0870d7">
      <style:table-cell-properties fo:background-color="transparent" fo:border-bottom="none" fo:border-left="none" fo:border-right="none" fo:border-top="none" fo:padding-bottom="0.49mm" fo:padding-left="0.49mm" fo:padding-right="0.49mm" fo:padding-top="0.49mm"/>
    </style:style>
    <style:style style:family="table-cell" style:name="aa509d8">
      <style:table-cell-properties fo:background-color="transparent" fo:border-bottom="none" fo:border-left="none" fo:border-right="none" fo:border-top="none" fo:padding-bottom="0.49mm" fo:padding-left="0.49mm" fo:padding-right="0.49mm" fo:padding-top="0.49mm" style:vertical-align="top"/>
    </style:style>
    <style:style style:family="table-cell" style:name="a820b24">
      <style:table-cell-properties fo:background-color="transparent" fo:border-bottom="none" fo:border-left="none" fo:border-right="none" fo:border-top="none" fo:padding-bottom="0.49mm" fo:padding-left="0.49mm" fo:padding-right="0.49mm" fo:padding-top="0.49mm" style:vertical-align="top"/>
    </style:style>
    <style:style style:family="text" style:name="aa92ca8">
      <style:text-properties fo:font-size="8.0pt" style:font-name="StarSymbol2" style:font-name-asian="StarSymbol2" style:font-name-complex="StarSymbol2"/>
    </style:style>
    <style:style style:family="table-cell" style:name="a60b720">
      <style:table-cell-properties fo:background-color="transparent" fo:border-bottom="none" fo:border-left="none" fo:border-right="none" fo:border-top="none" fo:padding-bottom="0.49mm" fo:padding-left="0.49mm" fo:padding-right="0.49mm" fo:padding-top="0.49mm"/>
    </style:style>
    <style:style style:family="table-cell" style:name="ac222c6">
      <style:table-cell-properties fo:background-color="transparent" fo:border-bottom="none" fo:border-left="none" fo:border-right="none" fo:border-top="none" fo:padding-bottom="0.49mm" fo:padding-left="0.49mm" fo:padding-right="0.49mm" fo:padding-top="0.49mm" style:vertical-align="top"/>
    </style:style>
    <style:style style:family="table-cell" style:name="a4faf2b">
      <style:table-cell-properties fo:background-color="transparent" fo:border-bottom="none" fo:border-left="none" fo:border-right="none" fo:border-top="none" fo:padding-bottom="0.49mm" fo:padding-left="0.49mm" fo:padding-right="0.49mm" fo:padding-top="0.49mm" style:vertical-align="top"/>
    </style:style>
    <style:style style:family="text" style:name="ad67c7c">
      <style:text-properties fo:font-size="8.0pt" style:font-name="StarSymbol2" style:font-name-asian="StarSymbol2" style:font-name-complex="StarSymbol2"/>
    </style:style>
    <style:style style:family="table-cell" style:name="afa5f13">
      <style:table-cell-properties fo:background-color="transparent" fo:border-bottom="none" fo:border-left="none" fo:border-right="none" fo:border-top="none" fo:padding-bottom="0.49mm" fo:padding-left="0.49mm" fo:padding-right="0.49mm" fo:padding-top="0.49mm"/>
    </style:style>
    <style:style style:family="table-cell" style:name="a4d97c4">
      <style:table-cell-properties fo:background-color="transparent" fo:border-bottom="none" fo:border-left="none" fo:border-right="none" fo:border-top="none" fo:padding-bottom="0.49mm" fo:padding-left="0.49mm" fo:padding-right="0.49mm" fo:padding-top="0.49mm" style:vertical-align="top"/>
    </style:style>
    <style:style style:family="table-cell" style:name="ace4445">
      <style:table-cell-properties fo:background-color="transparent" fo:border-bottom="none" fo:border-left="none" fo:border-right="none" fo:border-top="none" fo:padding-bottom="0.49mm" fo:padding-left="0.49mm" fo:padding-right="0.49mm" fo:padding-top="0.49mm" style:vertical-align="top"/>
    </style:style>
    <style:style style:family="text" style:name="a571eb4">
      <style:text-properties fo:font-size="8.0pt" style:font-name="StarSymbol2" style:font-name-asian="StarSymbol2" style:font-name-complex="StarSymbol2"/>
    </style:style>
    <style:style style:family="table-cell" style:name="afa369c">
      <style:table-cell-properties fo:background-color="transparent" fo:border-bottom="none" fo:border-left="none" fo:border-right="none" fo:border-top="none" fo:padding-bottom="0.49mm" fo:padding-left="0.49mm" fo:padding-right="0.49mm" fo:padding-top="0.49mm"/>
    </style:style>
    <style:style style:family="table-cell" style:name="aa3fbf6">
      <style:table-cell-properties fo:background-color="transparent" fo:border-bottom="none" fo:border-left="none" fo:border-right="none" fo:border-top="none" fo:padding-bottom="0.49mm" fo:padding-left="0.49mm" fo:padding-right="0.49mm" fo:padding-top="0.49mm" style:vertical-align="top"/>
    </style:style>
    <style:style style:family="table-cell" style:name="a1240aa">
      <style:table-cell-properties fo:background-color="transparent" fo:border-bottom="none" fo:border-left="none" fo:border-right="none" fo:border-top="none" fo:padding-bottom="0.49mm" fo:padding-left="0.49mm" fo:padding-right="0.49mm" fo:padding-top="0.49mm" style:vertical-align="top"/>
    </style:style>
    <style:style style:family="text" style:name="a4681bc">
      <style:text-properties fo:font-size="8.0pt" style:font-name="StarSymbol2" style:font-name-asian="StarSymbol2" style:font-name-complex="StarSymbol2"/>
    </style:style>
    <style:style style:family="table-cell" style:name="a0ab88f">
      <style:table-cell-properties fo:background-color="transparent" fo:border-bottom="none" fo:border-left="none" fo:border-right="none" fo:border-top="none" fo:padding-bottom="0.49mm" fo:padding-left="0.49mm" fo:padding-right="0.49mm" fo:padding-top="0.49mm"/>
    </style:style>
    <style:style style:family="table-cell" style:name="af2efde">
      <style:table-cell-properties fo:background-color="transparent" fo:border-bottom="none" fo:border-left="none" fo:border-right="none" fo:border-top="none" fo:padding-bottom="0.49mm" fo:padding-left="0.49mm" fo:padding-right="0.49mm" fo:padding-top="0.49mm" style:vertical-align="top"/>
    </style:style>
    <style:style style:family="table-cell" style:name="a60b0c1">
      <style:table-cell-properties fo:background-color="transparent" fo:border-bottom="none" fo:border-left="none" fo:border-right="none" fo:border-top="none" fo:padding-bottom="0.49mm" fo:padding-left="0.49mm" fo:padding-right="0.49mm" fo:padding-top="0.49mm" style:vertical-align="top"/>
    </style:style>
    <style:style style:family="text" style:name="a227243">
      <style:text-properties fo:font-size="8.0pt" style:font-name="StarSymbol2" style:font-name-asian="StarSymbol2" style:font-name-complex="StarSymbol2"/>
    </style:style>
    <style:style style:family="table-cell" style:name="abb5a5d">
      <style:table-cell-properties fo:background-color="transparent" fo:border-bottom="none" fo:border-left="none" fo:border-right="none" fo:border-top="none" fo:padding-bottom="0.49mm" fo:padding-left="0.49mm" fo:padding-right="0.49mm" fo:padding-top="0.49mm"/>
    </style:style>
    <style:style style:family="table-cell" style:name="a8958a0">
      <style:table-cell-properties fo:background-color="transparent" fo:border-bottom="none" fo:border-left="none" fo:border-right="none" fo:border-top="none" fo:padding-bottom="0.49mm" fo:padding-left="0.49mm" fo:padding-right="0.49mm" fo:padding-top="0.49mm" style:vertical-align="top"/>
    </style:style>
    <style:style style:family="table-cell" style:name="a6fd0dd">
      <style:table-cell-properties fo:background-color="transparent" fo:border-bottom="none" fo:border-left="none" fo:border-right="none" fo:border-top="none" fo:padding-bottom="0.49mm" fo:padding-left="0.49mm" fo:padding-right="0.49mm" fo:padding-top="0.49mm" style:vertical-align="top"/>
    </style:style>
    <style:style style:family="text" style:name="a41ed3f">
      <style:text-properties fo:font-size="8.0pt" style:font-name="StarSymbol2" style:font-name-asian="StarSymbol2" style:font-name-complex="StarSymbol2"/>
    </style:style>
    <style:style style:family="table-cell" style:name="a894153">
      <style:table-cell-properties fo:background-color="transparent" fo:border-bottom="none" fo:border-left="none" fo:border-right="none" fo:border-top="none" fo:padding-bottom="0.49mm" fo:padding-left="0.49mm" fo:padding-right="0.49mm" fo:padding-top="0.49mm"/>
    </style:style>
    <style:style style:family="table-cell" style:name="a183055">
      <style:table-cell-properties fo:background-color="transparent" fo:border-bottom="none" fo:border-left="none" fo:border-right="none" fo:border-top="none" fo:padding-bottom="0.49mm" fo:padding-left="0.49mm" fo:padding-right="0.49mm" fo:padding-top="0.49mm" style:vertical-align="top"/>
    </style:style>
    <style:style style:family="table-cell" style:name="a18b581">
      <style:table-cell-properties fo:background-color="transparent" fo:border-bottom="none" fo:border-left="none" fo:border-right="none" fo:border-top="none" fo:padding-bottom="0.49mm" fo:padding-left="0.49mm" fo:padding-right="0.49mm" fo:padding-top="0.49mm" style:vertical-align="top"/>
    </style:style>
    <style:style style:family="text" style:name="a9c1a0d">
      <style:text-properties fo:font-size="8.0pt" style:font-name="StarSymbol2" style:font-name-asian="StarSymbol2" style:font-name-complex="StarSymbol2"/>
    </style:style>
    <style:style style:family="table-cell" style:name="a043d69">
      <style:table-cell-properties fo:background-color="transparent" fo:border-bottom="none" fo:border-left="none" fo:border-right="none" fo:border-top="none" fo:padding-bottom="0.49mm" fo:padding-left="0.49mm" fo:padding-right="0.49mm" fo:padding-top="0.49mm"/>
    </style:style>
    <style:style style:family="table-cell" style:name="a581d6e">
      <style:table-cell-properties fo:background-color="transparent" fo:border-bottom="none" fo:border-left="none" fo:border-right="none" fo:border-top="none" fo:padding-bottom="0.49mm" fo:padding-left="0.49mm" fo:padding-right="0.49mm" fo:padding-top="0.49mm" style:vertical-align="top"/>
    </style:style>
    <style:style style:family="table-cell" style:name="a9b0037">
      <style:table-cell-properties fo:background-color="transparent" fo:border-bottom="none" fo:border-left="none" fo:border-right="none" fo:border-top="none" fo:padding-bottom="0.49mm" fo:padding-left="0.49mm" fo:padding-right="0.49mm" fo:padding-top="0.49mm" style:vertical-align="top"/>
    </style:style>
    <style:style style:family="text" style:name="a8cba9b">
      <style:text-properties fo:font-size="8.0pt" style:font-name="StarSymbol2" style:font-name-asian="StarSymbol2" style:font-name-complex="StarSymbol2"/>
    </style:style>
    <style:style style:family="table-cell" style:name="a3d279e">
      <style:table-cell-properties fo:background-color="transparent" fo:border-bottom="none" fo:border-left="none" fo:border-right="none" fo:border-top="none" fo:padding-bottom="0.49mm" fo:padding-left="0.49mm" fo:padding-right="0.49mm" fo:padding-top="0.49mm"/>
    </style:style>
    <style:style style:family="table-cell" style:name="aa83f2c">
      <style:table-cell-properties fo:background-color="transparent" fo:border-bottom="none" fo:border-left="none" fo:border-right="none" fo:border-top="none" fo:padding-bottom="0.49mm" fo:padding-left="0.49mm" fo:padding-right="0.49mm" fo:padding-top="0.49mm" style:vertical-align="top"/>
    </style:style>
    <style:style style:family="table-cell" style:name="a29defc">
      <style:table-cell-properties fo:background-color="transparent" fo:border-bottom="none" fo:border-left="none" fo:border-right="none" fo:border-top="none" fo:padding-bottom="0.49mm" fo:padding-left="0.49mm" fo:padding-right="0.49mm" fo:padding-top="0.49mm" style:vertical-align="top"/>
    </style:style>
    <style:style style:family="text" style:name="adf9fa1">
      <style:text-properties fo:font-size="8.0pt" style:font-name="StarSymbol2" style:font-name-asian="StarSymbol2" style:font-name-complex="StarSymbol2"/>
    </style:style>
    <style:style style:family="table-cell" style:name="a5d01ef">
      <style:table-cell-properties fo:background-color="transparent" fo:border-bottom="none" fo:border-left="none" fo:border-right="none" fo:border-top="none" fo:padding-bottom="0.49mm" fo:padding-left="0.49mm" fo:padding-right="0.49mm" fo:padding-top="0.49mm"/>
    </style:style>
    <style:style style:family="table-cell" style:name="a92dd1d">
      <style:table-cell-properties fo:background-color="transparent" fo:border-bottom="none" fo:border-left="none" fo:border-right="none" fo:border-top="none" fo:padding-bottom="0.49mm" fo:padding-left="0.49mm" fo:padding-right="0.49mm" fo:padding-top="0.49mm" style:vertical-align="top"/>
    </style:style>
    <style:style style:family="table-cell" style:name="a87d431">
      <style:table-cell-properties fo:background-color="transparent" fo:border-bottom="none" fo:border-left="none" fo:border-right="none" fo:border-top="none" fo:padding-bottom="0.49mm" fo:padding-left="0.49mm" fo:padding-right="0.49mm" fo:padding-top="0.49mm" style:vertical-align="top"/>
    </style:style>
    <style:style style:family="text" style:name="ac0eef1">
      <style:text-properties fo:font-size="8.0pt" style:font-name="StarSymbol2" style:font-name-asian="StarSymbol2" style:font-name-complex="StarSymbol2"/>
    </style:style>
    <style:style style:family="table-cell" style:name="aee76cf">
      <style:table-cell-properties fo:background-color="transparent" fo:border-bottom="none" fo:border-left="none" fo:border-right="none" fo:border-top="none" fo:padding-bottom="0.49mm" fo:padding-left="0.49mm" fo:padding-right="0.49mm" fo:padding-top="0.49mm"/>
    </style:style>
    <style:style style:family="table-cell" style:name="ab4e7b3">
      <style:table-cell-properties fo:background-color="transparent" fo:border-bottom="none" fo:border-left="none" fo:border-right="none" fo:border-top="none" fo:padding-bottom="0.49mm" fo:padding-left="0.49mm" fo:padding-right="0.49mm" fo:padding-top="0.49mm" style:vertical-align="top"/>
    </style:style>
    <style:style style:family="table-cell" style:name="afd0527">
      <style:table-cell-properties fo:background-color="transparent" fo:border-bottom="none" fo:border-left="none" fo:border-right="none" fo:border-top="none" fo:padding-bottom="0.49mm" fo:padding-left="0.49mm" fo:padding-right="0.49mm" fo:padding-top="0.49mm" style:vertical-align="top"/>
    </style:style>
    <style:style style:family="text" style:name="a3c49d0">
      <style:text-properties fo:font-size="8.0pt" style:font-name="StarSymbol2" style:font-name-asian="StarSymbol2" style:font-name-complex="StarSymbol2"/>
    </style:style>
    <style:style style:family="table-cell" style:name="a05963b">
      <style:table-cell-properties fo:background-color="transparent" fo:border-bottom="none" fo:border-left="none" fo:border-right="none" fo:border-top="none" fo:padding-bottom="0.49mm" fo:padding-left="0.49mm" fo:padding-right="0.49mm" fo:padding-top="0.49mm"/>
    </style:style>
    <style:style style:family="table-cell" style:name="a4d77e7">
      <style:table-cell-properties fo:background-color="transparent" fo:border-bottom="none" fo:border-left="none" fo:border-right="none" fo:border-top="none" fo:padding-bottom="0.49mm" fo:padding-left="0.49mm" fo:padding-right="0.49mm" fo:padding-top="0.49mm" style:vertical-align="top"/>
    </style:style>
    <style:style style:family="table-cell" style:name="af20d38">
      <style:table-cell-properties fo:background-color="transparent" fo:border-bottom="none" fo:border-left="none" fo:border-right="none" fo:border-top="none" fo:padding-bottom="0.49mm" fo:padding-left="0.49mm" fo:padding-right="0.49mm" fo:padding-top="0.49mm" style:vertical-align="top"/>
    </style:style>
    <style:style style:family="text" style:name="ab9215f">
      <style:text-properties fo:font-size="8.0pt" style:font-name="StarSymbol2" style:font-name-asian="StarSymbol2" style:font-name-complex="StarSymbol2"/>
    </style:style>
    <style:style style:family="table-cell" style:name="a0bee58">
      <style:table-cell-properties fo:background-color="transparent" fo:border-bottom="none" fo:border-left="none" fo:border-right="none" fo:border-top="none" fo:padding-bottom="0.49mm" fo:padding-left="0.49mm" fo:padding-right="0.49mm" fo:padding-top="0.49mm"/>
    </style:style>
    <style:style style:family="table-cell" style:name="ababbee">
      <style:table-cell-properties fo:background-color="transparent" fo:border-bottom="none" fo:border-left="none" fo:border-right="none" fo:border-top="none" fo:padding-bottom="0.49mm" fo:padding-left="0.49mm" fo:padding-right="0.49mm" fo:padding-top="0.49mm" style:vertical-align="top"/>
    </style:style>
    <style:style style:family="table-cell" style:name="aef9367">
      <style:table-cell-properties fo:background-color="transparent" fo:border-bottom="none" fo:border-left="none" fo:border-right="none" fo:border-top="none" fo:padding-bottom="0.49mm" fo:padding-left="0.49mm" fo:padding-right="0.49mm" fo:padding-top="0.49mm" style:vertical-align="top"/>
    </style:style>
    <style:style style:family="text" style:name="a5ec71e">
      <style:text-properties fo:font-size="8.0pt" style:font-name="StarSymbol2" style:font-name-asian="StarSymbol2" style:font-name-complex="StarSymbol2"/>
    </style:style>
    <style:style style:family="table-cell" style:name="a895da1">
      <style:table-cell-properties fo:background-color="transparent" fo:border-bottom="none" fo:border-left="none" fo:border-right="none" fo:border-top="none" fo:padding-bottom="0.49mm" fo:padding-left="0.49mm" fo:padding-right="0.49mm" fo:padding-top="0.49mm"/>
    </style:style>
    <style:style style:family="table-cell" style:name="a61fefa">
      <style:table-cell-properties fo:background-color="transparent" fo:border-bottom="none" fo:border-left="none" fo:border-right="none" fo:border-top="none" fo:padding-bottom="0.49mm" fo:padding-left="0.49mm" fo:padding-right="0.49mm" fo:padding-top="0.49mm" style:vertical-align="top"/>
    </style:style>
    <style:style style:family="table-cell" style:name="ab120a2">
      <style:table-cell-properties fo:background-color="transparent" fo:border-bottom="none" fo:border-left="none" fo:border-right="none" fo:border-top="none" fo:padding-bottom="0.49mm" fo:padding-left="0.49mm" fo:padding-right="0.49mm" fo:padding-top="0.49mm" style:vertical-align="top"/>
    </style:style>
    <style:style style:family="text" style:name="a7f076e">
      <style:text-properties fo:font-size="8.0pt" style:font-name="StarSymbol2" style:font-name-asian="StarSymbol2" style:font-name-complex="StarSymbol2"/>
    </style:style>
    <style:style style:family="table-cell" style:name="acc3cab">
      <style:table-cell-properties fo:background-color="transparent" fo:border-bottom="none" fo:border-left="none" fo:border-right="none" fo:border-top="none" fo:padding-bottom="0.49mm" fo:padding-left="0.49mm" fo:padding-right="0.49mm" fo:padding-top="0.49mm"/>
    </style:style>
    <style:style style:family="table-cell" style:name="af0ba0c">
      <style:table-cell-properties fo:background-color="transparent" fo:border-bottom="none" fo:border-left="none" fo:border-right="none" fo:border-top="none" fo:padding-bottom="0.49mm" fo:padding-left="0.49mm" fo:padding-right="0.49mm" fo:padding-top="0.49mm" style:vertical-align="top"/>
    </style:style>
    <style:style style:family="table-cell" style:name="a5ff47f">
      <style:table-cell-properties fo:background-color="transparent" fo:border-bottom="none" fo:border-left="none" fo:border-right="none" fo:border-top="none" fo:padding-bottom="0.49mm" fo:padding-left="0.49mm" fo:padding-right="0.49mm" fo:padding-top="0.49mm" style:vertical-align="top"/>
    </style:style>
    <style:style style:family="text" style:name="a125c36">
      <style:text-properties fo:font-size="8.0pt" style:font-name="StarSymbol2" style:font-name-asian="StarSymbol2" style:font-name-complex="StarSymbol2"/>
    </style:style>
    <style:style style:family="table-cell" style:name="ad5bd71">
      <style:table-cell-properties fo:background-color="transparent" fo:border-bottom="none" fo:border-left="none" fo:border-right="none" fo:border-top="none" fo:padding-bottom="0.49mm" fo:padding-left="0.49mm" fo:padding-right="0.49mm" fo:padding-top="0.49mm"/>
    </style:style>
    <style:style style:family="table-cell" style:name="a8cdbe0">
      <style:table-cell-properties fo:background-color="transparent" fo:border-bottom="none" fo:border-left="none" fo:border-right="none" fo:border-top="none" fo:padding-bottom="0.49mm" fo:padding-left="0.49mm" fo:padding-right="0.49mm" fo:padding-top="0.49mm" style:vertical-align="top"/>
    </style:style>
    <style:style style:family="table-cell" style:name="ae8d699">
      <style:table-cell-properties fo:background-color="transparent" fo:border-bottom="none" fo:border-left="none" fo:border-right="none" fo:border-top="none" fo:padding-bottom="0.49mm" fo:padding-left="0.49mm" fo:padding-right="0.49mm" fo:padding-top="0.49mm" style:vertical-align="top"/>
    </style:style>
    <style:style style:family="text" style:name="af50584">
      <style:text-properties fo:font-size="8.0pt" style:font-name="StarSymbol2" style:font-name-asian="StarSymbol2" style:font-name-complex="StarSymbol2"/>
    </style:style>
    <style:style style:family="table-cell" style:name="a699e32">
      <style:table-cell-properties fo:background-color="transparent" fo:border-bottom="none" fo:border-left="none" fo:border-right="none" fo:border-top="none" fo:padding-bottom="0.49mm" fo:padding-left="0.49mm" fo:padding-right="0.49mm" fo:padding-top="0.49mm"/>
    </style:style>
    <style:style style:family="table-cell" style:name="a6ab5d5">
      <style:table-cell-properties fo:background-color="transparent" fo:border-bottom="none" fo:border-left="none" fo:border-right="none" fo:border-top="none" fo:padding-bottom="0.49mm" fo:padding-left="0.49mm" fo:padding-right="0.49mm" fo:padding-top="0.49mm" style:vertical-align="top"/>
    </style:style>
    <style:style style:family="table-cell" style:name="ab6227c">
      <style:table-cell-properties fo:background-color="transparent" fo:border-bottom="none" fo:border-left="none" fo:border-right="none" fo:border-top="none" fo:padding-bottom="0.49mm" fo:padding-left="0.49mm" fo:padding-right="0.49mm" fo:padding-top="0.49mm" style:vertical-align="top"/>
    </style:style>
    <style:style style:family="text" style:name="af09655">
      <style:text-properties fo:font-size="8.0pt" style:font-name="StarSymbol2" style:font-name-asian="StarSymbol2" style:font-name-complex="StarSymbol2"/>
    </style:style>
    <style:style style:family="table-cell" style:name="a928de3">
      <style:table-cell-properties fo:background-color="transparent" fo:border-bottom="none" fo:border-left="none" fo:border-right="none" fo:border-top="none" fo:padding-bottom="0.49mm" fo:padding-left="0.49mm" fo:padding-right="0.49mm" fo:padding-top="0.49mm"/>
    </style:style>
    <style:style style:family="table-cell" style:name="a573bf8">
      <style:table-cell-properties fo:background-color="transparent" fo:border-bottom="none" fo:border-left="none" fo:border-right="none" fo:border-top="none" fo:padding-bottom="0.49mm" fo:padding-left="0.49mm" fo:padding-right="0.49mm" fo:padding-top="0.49mm" style:vertical-align="top"/>
    </style:style>
    <style:style style:family="table-cell" style:name="ae58c11">
      <style:table-cell-properties fo:background-color="transparent" fo:border-bottom="none" fo:border-left="none" fo:border-right="none" fo:border-top="none" fo:padding-bottom="0.49mm" fo:padding-left="0.49mm" fo:padding-right="0.49mm" fo:padding-top="0.49mm" style:vertical-align="top"/>
    </style:style>
    <style:style style:family="text" style:name="ab1c354">
      <style:text-properties fo:font-size="8.0pt" style:font-name="StarSymbol2" style:font-name-asian="StarSymbol2" style:font-name-complex="StarSymbol2"/>
    </style:style>
    <style:style style:family="table-cell" style:name="a56e032">
      <style:table-cell-properties fo:background-color="transparent" fo:border-bottom="none" fo:border-left="none" fo:border-right="none" fo:border-top="none" fo:padding-bottom="0.49mm" fo:padding-left="0.49mm" fo:padding-right="0.49mm" fo:padding-top="0.49mm"/>
    </style:style>
    <style:style style:family="table-cell" style:name="a158616">
      <style:table-cell-properties fo:background-color="transparent" fo:border-bottom="none" fo:border-left="none" fo:border-right="none" fo:border-top="none" fo:padding-bottom="0.49mm" fo:padding-left="0.49mm" fo:padding-right="0.49mm" fo:padding-top="0.49mm" style:vertical-align="top"/>
    </style:style>
    <style:style style:family="table-cell" style:name="a575ab0">
      <style:table-cell-properties fo:background-color="transparent" fo:border-bottom="none" fo:border-left="none" fo:border-right="none" fo:border-top="none" fo:padding-bottom="0.49mm" fo:padding-left="0.49mm" fo:padding-right="0.49mm" fo:padding-top="0.49mm" style:vertical-align="top"/>
    </style:style>
    <style:style style:family="text" style:name="a9681be">
      <style:text-properties fo:font-size="8.0pt" style:font-name="StarSymbol2" style:font-name-asian="StarSymbol2" style:font-name-complex="StarSymbol2"/>
    </style:style>
    <style:style style:family="table-cell" style:name="abb6f0c">
      <style:table-cell-properties fo:background-color="transparent" fo:border-bottom="none" fo:border-left="none" fo:border-right="none" fo:border-top="none" fo:padding-bottom="0.49mm" fo:padding-left="0.49mm" fo:padding-right="0.49mm" fo:padding-top="0.49mm"/>
    </style:style>
    <style:style style:family="table-cell" style:name="af6bfdd">
      <style:table-cell-properties fo:background-color="transparent" fo:border-bottom="none" fo:border-left="none" fo:border-right="none" fo:border-top="none" fo:padding-bottom="0.49mm" fo:padding-left="0.49mm" fo:padding-right="0.49mm" fo:padding-top="0.49mm" style:vertical-align="top"/>
    </style:style>
    <style:style style:family="table-cell" style:name="ab318b0">
      <style:table-cell-properties fo:background-color="transparent" fo:border-bottom="none" fo:border-left="none" fo:border-right="none" fo:border-top="none" fo:padding-bottom="0.49mm" fo:padding-left="0.49mm" fo:padding-right="0.49mm" fo:padding-top="0.49mm" style:vertical-align="top"/>
    </style:style>
    <style:style style:family="text" style:name="ac4c44a">
      <style:text-properties fo:font-size="8.0pt" style:font-name="StarSymbol2" style:font-name-asian="StarSymbol2" style:font-name-complex="StarSymbol2"/>
    </style:style>
    <style:style style:family="table-cell" style:name="a8cc7c7">
      <style:table-cell-properties fo:background-color="transparent" fo:border-bottom="none" fo:border-left="none" fo:border-right="none" fo:border-top="none" fo:padding-bottom="0.49mm" fo:padding-left="0.49mm" fo:padding-right="0.49mm" fo:padding-top="0.49mm"/>
    </style:style>
    <style:style style:family="table-cell" style:name="ad3f615">
      <style:table-cell-properties fo:background-color="transparent" fo:border-bottom="none" fo:border-left="none" fo:border-right="none" fo:border-top="none" fo:padding-bottom="0.49mm" fo:padding-left="0.49mm" fo:padding-right="0.49mm" fo:padding-top="0.49mm" style:vertical-align="top"/>
    </style:style>
    <style:style style:family="table-cell" style:name="ab3f595">
      <style:table-cell-properties fo:background-color="transparent" fo:border-bottom="none" fo:border-left="none" fo:border-right="none" fo:border-top="none" fo:padding-bottom="0.49mm" fo:padding-left="0.49mm" fo:padding-right="0.49mm" fo:padding-top="0.49mm" style:vertical-align="top"/>
    </style:style>
    <style:style style:family="text" style:name="a366428">
      <style:text-properties fo:font-size="8.0pt" style:font-name="StarSymbol2" style:font-name-asian="StarSymbol2" style:font-name-complex="StarSymbol2"/>
    </style:style>
    <style:style style:family="text" style:name="ab901ca">
      <style:text-properties fo:font-size="8.0pt" style:font-name="StarSymbol2" style:font-name-asian="StarSymbol2" style:font-name-complex="StarSymbol2"/>
    </style:style>
    <style:style style:family="text" style:name="a896edd">
      <style:text-properties fo:font-size="8.0pt" style:font-name="StarSymbol2" style:font-name-asian="StarSymbol2" style:font-name-complex="StarSymbol2"/>
    </style:style>
    <style:style style:family="table-cell" style:name="abd58c3">
      <style:table-cell-properties fo:background-color="transparent" fo:border-bottom="none" fo:border-left="none" fo:border-right="none" fo:border-top="none" fo:padding-bottom="0.49mm" fo:padding-left="0.49mm" fo:padding-right="0.49mm" fo:padding-top="0.49mm"/>
    </style:style>
    <style:style style:family="table-cell" style:name="a5b0404">
      <style:table-cell-properties fo:background-color="transparent" fo:border-bottom="none" fo:border-left="none" fo:border-right="none" fo:border-top="none" fo:padding-bottom="0.49mm" fo:padding-left="0.49mm" fo:padding-right="0.49mm" fo:padding-top="0.49mm" style:vertical-align="top"/>
    </style:style>
    <style:style style:family="table-cell" style:name="a4edccf">
      <style:table-cell-properties fo:background-color="transparent" fo:border-bottom="none" fo:border-left="none" fo:border-right="none" fo:border-top="none" fo:padding-bottom="0.49mm" fo:padding-left="0.49mm" fo:padding-right="0.49mm" fo:padding-top="0.49mm" style:vertical-align="top"/>
    </style:style>
    <style:style style:family="text" style:name="a437b03">
      <style:text-properties fo:font-size="8.0pt" style:font-name="StarSymbol2" style:font-name-asian="StarSymbol2" style:font-name-complex="StarSymbol2"/>
    </style:style>
    <style:style style:family="table-cell" style:name="ade62c8">
      <style:table-cell-properties fo:background-color="transparent" fo:border-bottom="none" fo:border-left="none" fo:border-right="none" fo:border-top="none" fo:padding-bottom="0.49mm" fo:padding-left="0.49mm" fo:padding-right="0.49mm" fo:padding-top="0.49mm"/>
    </style:style>
    <style:style style:family="table-cell" style:name="a9cfb2b">
      <style:table-cell-properties fo:background-color="transparent" fo:border-bottom="none" fo:border-left="none" fo:border-right="none" fo:border-top="none" fo:padding-bottom="0.49mm" fo:padding-left="0.49mm" fo:padding-right="0.49mm" fo:padding-top="0.49mm" style:vertical-align="top"/>
    </style:style>
    <style:style style:family="table-cell" style:name="a7904b4">
      <style:table-cell-properties fo:background-color="transparent" fo:border-bottom="none" fo:border-left="none" fo:border-right="none" fo:border-top="none" fo:padding-bottom="0.49mm" fo:padding-left="0.49mm" fo:padding-right="0.49mm" fo:padding-top="0.49mm" style:vertical-align="top"/>
    </style:style>
    <style:style style:family="text" style:name="a54ee65">
      <style:text-properties fo:font-size="8.0pt" style:font-name="StarSymbol2" style:font-name-asian="StarSymbol2" style:font-name-complex="StarSymbol2"/>
    </style:style>
    <style:style style:family="table-cell" style:name="a095b31">
      <style:table-cell-properties fo:background-color="transparent" fo:border-bottom="none" fo:border-left="none" fo:border-right="none" fo:border-top="none" fo:padding-bottom="0.49mm" fo:padding-left="0.49mm" fo:padding-right="0.49mm" fo:padding-top="0.49mm"/>
    </style:style>
    <style:style style:family="table-cell" style:name="a7a96b5">
      <style:table-cell-properties fo:background-color="transparent" fo:border-bottom="none" fo:border-left="none" fo:border-right="none" fo:border-top="none" fo:padding-bottom="0.49mm" fo:padding-left="0.49mm" fo:padding-right="0.49mm" fo:padding-top="0.49mm" style:vertical-align="top"/>
    </style:style>
    <style:style style:family="table-cell" style:name="a0698d9">
      <style:table-cell-properties fo:background-color="transparent" fo:border-bottom="none" fo:border-left="none" fo:border-right="none" fo:border-top="none" fo:padding-bottom="0.49mm" fo:padding-left="0.49mm" fo:padding-right="0.49mm" fo:padding-top="0.49mm" style:vertical-align="top"/>
    </style:style>
    <style:style style:family="text" style:name="aefad66">
      <style:text-properties fo:font-size="8.0pt" style:font-name="StarSymbol2" style:font-name-asian="StarSymbol2" style:font-name-complex="StarSymbol2"/>
    </style:style>
    <style:style style:family="table-cell" style:name="a5a48f2">
      <style:table-cell-properties fo:background-color="transparent" fo:border-bottom="none" fo:border-left="none" fo:border-right="none" fo:border-top="none" fo:padding-bottom="0.49mm" fo:padding-left="0.49mm" fo:padding-right="0.49mm" fo:padding-top="0.49mm"/>
    </style:style>
    <style:style style:family="table-cell" style:name="a013eba">
      <style:table-cell-properties fo:background-color="transparent" fo:border-bottom="none" fo:border-left="none" fo:border-right="none" fo:border-top="none" fo:padding-bottom="0.49mm" fo:padding-left="0.49mm" fo:padding-right="0.49mm" fo:padding-top="0.49mm" style:vertical-align="top"/>
    </style:style>
    <style:style style:family="table-cell" style:name="a44550d">
      <style:table-cell-properties fo:background-color="transparent" fo:border-bottom="none" fo:border-left="none" fo:border-right="none" fo:border-top="none" fo:padding-bottom="0.49mm" fo:padding-left="0.49mm" fo:padding-right="0.49mm" fo:padding-top="0.49mm" style:vertical-align="top"/>
    </style:style>
    <style:style style:family="table-cell" style:name="aeffd71">
      <style:table-cell-properties fo:background-color="#e6e6e6" fo:border-bottom="0.02mm solid #000000" fo:border-left="none" fo:border-right="none" fo:border-top="0.02mm solid #000000" fo:padding-bottom="0.49mm" fo:padding-left="0.49mm" fo:padding-right="0.49mm" fo:padding-top="0.49mm"/>
    </style:style>
    <style:style style:family="table-cell" style:name="ad63361">
      <style:table-cell-properties fo:background-color="#e6e6e6" fo:border-bottom="0.02mm solid #000000" fo:border-left="none" fo:border-right="none" fo:border-top="0.02mm solid #000000" fo:padding-bottom="0.49mm" fo:padding-left="0.49mm" fo:padding-right="0.49mm" fo:padding-top="0.49mm"/>
    </style:style>
    <style:style style:family="table-cell" style:name="a4c4da3">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13fa15">
      <style:table-column-properties style:rel-column-width="7718*"/>
    </style:style>
    <style:style style:family="table-column" style:name="afb868e">
      <style:table-column-properties style:rel-column-width="38547*"/>
    </style:style>
    <style:style style:family="table-column" style:name="a12c9ba">
      <style:table-column-properties style:rel-column-width="19270*"/>
    </style:style>
    <style:style style:family="table" style:name="a35a785">
      <style:table-properties fo:margin-bottom="1.99mm" fo:margin-top="0.0mm" style:width="17.002cm" table:align="left"/>
    </style:style>
    <style:style style:family="paragraph" style:name="a51d3b1" style:parent-style-name="xl_5f_headline_5f_level1">
      <style:paragraph-properties/>
    </style:style>
    <style:style style:family="text" style:name="a7d3402">
      <style:text-properties fo:font-size="8.0pt" style:font-name="StarSymbol2" style:font-name-asian="StarSymbol2" style:font-name-complex="StarSymbol2"/>
    </style:style>
    <style:style style:family="text" style:name="ab46f36" style:parent-style-name="xl_5f_font_5f_code">
      <style:text-properties style:text-position="sub"/>
    </style:style>
    <style:style style:family="paragraph" style:name="aaa5f8b" style:parent-style-name="xl_5f_headline_5f_level3">
      <style:paragraph-properties/>
    </style:style>
    <style:style style:family="paragraph" style:name="ab27a47" style:parent-style-name="xl_5f_headline_5f_level3">
      <style:paragraph-properties/>
    </style:style>
    <style:style style:family="table-cell" style:name="a876204">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a6e9b6">
      <style:table-cell-properties fo:background-color="transparent" fo:border-bottom="0.02mm solid #000000" fo:border-left="none" fo:border-right="none" fo:border-top="none" fo:padding-bottom="0.49mm" fo:padding-left="0.49mm" fo:padding-right="0.49mm" fo:padding-top="0.49mm" style:vertical-align="top"/>
    </style:style>
    <style:style style:family="text" style:name="a11f975" style:parent-style-name="xl_5f_font_5f_code">
      <style:text-properties style:text-position="sub"/>
    </style:style>
    <style:style style:family="table-cell" style:name="a552e08">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5e0684">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6330f6">
      <style:table-cell-properties fo:background-color="transparent" fo:border-bottom="none" fo:border-left="none" fo:border-right="none" fo:border-top="none" fo:padding-bottom="0.49mm" fo:padding-left="0.49mm" fo:padding-right="0.49mm" fo:padding-top="0.49mm" style:vertical-align="top"/>
    </style:style>
    <style:style style:family="table-cell" style:name="aeb151b">
      <style:table-cell-properties fo:background-color="transparent" fo:border-bottom="none" fo:border-left="none" fo:border-right="none" fo:border-top="none" fo:padding-bottom="0.49mm" fo:padding-left="0.49mm" fo:padding-right="0.49mm" fo:padding-top="0.49mm" style:vertical-align="top"/>
    </style:style>
    <style:style style:family="text" style:name="a5169b6" style:parent-style-name="xl_5f_font_5f_code">
      <style:text-properties style:text-position="sub"/>
    </style:style>
    <style:style style:family="table-cell" style:name="a5ac2f8">
      <style:table-cell-properties fo:background-color="transparent" fo:border-bottom="none" fo:border-left="none" fo:border-right="none" fo:border-top="none" fo:padding-bottom="0.49mm" fo:padding-left="0.49mm" fo:padding-right="0.49mm" fo:padding-top="0.49mm" style:vertical-align="top"/>
    </style:style>
    <style:style style:family="table-cell" style:name="a7b1c5a">
      <style:table-cell-properties fo:background-color="transparent" fo:border-bottom="none" fo:border-left="none" fo:border-right="none" fo:border-top="none" fo:padding-bottom="0.49mm" fo:padding-left="0.49mm" fo:padding-right="0.49mm" fo:padding-top="0.49mm" style:vertical-align="top"/>
    </style:style>
    <style:style style:family="table-cell" style:name="a2c9215">
      <style:table-cell-properties fo:background-color="transparent" fo:border-bottom="none" fo:border-left="none" fo:border-right="none" fo:border-top="none" fo:padding-bottom="0.49mm" fo:padding-left="0.49mm" fo:padding-right="0.49mm" fo:padding-top="0.49mm" style:vertical-align="top"/>
    </style:style>
    <style:style style:family="table-cell" style:name="a888af2">
      <style:table-cell-properties fo:background-color="transparent" fo:border-bottom="none" fo:border-left="none" fo:border-right="none" fo:border-top="none" fo:padding-bottom="0.49mm" fo:padding-left="0.49mm" fo:padding-right="0.49mm" fo:padding-top="0.49mm" style:vertical-align="top"/>
    </style:style>
    <style:style style:family="text" style:name="a050d45" style:parent-style-name="xl_5f_font_5f_code">
      <style:text-properties style:text-position="sub"/>
    </style:style>
    <style:style style:family="table-cell" style:name="a01ed40">
      <style:table-cell-properties fo:background-color="transparent" fo:border-bottom="none" fo:border-left="none" fo:border-right="none" fo:border-top="none" fo:padding-bottom="0.49mm" fo:padding-left="0.49mm" fo:padding-right="0.49mm" fo:padding-top="0.49mm" style:vertical-align="top"/>
    </style:style>
    <style:style style:family="table-cell" style:name="a1e795a">
      <style:table-cell-properties fo:background-color="transparent" fo:border-bottom="none" fo:border-left="none" fo:border-right="none" fo:border-top="none" fo:padding-bottom="0.49mm" fo:padding-left="0.49mm" fo:padding-right="0.49mm" fo:padding-top="0.49mm" style:vertical-align="top"/>
    </style:style>
    <style:style style:family="text" style:name="afeae1a">
      <style:text-properties style:font-name="Thorndale1" style:font-name-asian="Thorndale1" style:font-name-complex="Thorndale1"/>
    </style:style>
    <style:style style:family="table-cell" style:name="a98ddb0">
      <style:table-cell-properties fo:background-color="transparent" fo:border-bottom="none" fo:border-left="none" fo:border-right="none" fo:border-top="none" fo:padding-bottom="0.49mm" fo:padding-left="0.49mm" fo:padding-right="0.49mm" fo:padding-top="0.49mm" style:vertical-align="top"/>
    </style:style>
    <style:style style:family="table-cell" style:name="a3ef3e9">
      <style:table-cell-properties fo:background-color="transparent" fo:border-bottom="none" fo:border-left="none" fo:border-right="none" fo:border-top="none" fo:padding-bottom="0.49mm" fo:padding-left="0.49mm" fo:padding-right="0.49mm" fo:padding-top="0.49mm" style:vertical-align="top"/>
    </style:style>
    <style:style style:family="table-cell" style:name="a3a3b05">
      <style:table-cell-properties fo:background-color="transparent" fo:border-bottom="none" fo:border-left="none" fo:border-right="none" fo:border-top="none" fo:padding-bottom="0.49mm" fo:padding-left="0.49mm" fo:padding-right="0.49mm" fo:padding-top="0.49mm" style:vertical-align="top"/>
    </style:style>
    <style:style style:family="table-cell" style:name="af01bba">
      <style:table-cell-properties fo:background-color="transparent" fo:border-bottom="none" fo:border-left="none" fo:border-right="none" fo:border-top="none" fo:padding-bottom="0.49mm" fo:padding-left="0.49mm" fo:padding-right="0.49mm" fo:padding-top="0.49mm" style:vertical-align="top"/>
    </style:style>
    <style:style style:family="table-cell" style:name="ace8fe4">
      <style:table-cell-properties fo:background-color="transparent" fo:border-bottom="none" fo:border-left="none" fo:border-right="none" fo:border-top="none" fo:padding-bottom="0.49mm" fo:padding-left="0.49mm" fo:padding-right="0.49mm" fo:padding-top="0.49mm" style:vertical-align="top"/>
    </style:style>
    <style:style style:family="table-cell" style:name="a65ccf4">
      <style:table-cell-properties fo:background-color="transparent" fo:border-bottom="none" fo:border-left="none" fo:border-right="none" fo:border-top="none" fo:padding-bottom="0.49mm" fo:padding-left="0.49mm" fo:padding-right="0.49mm" fo:padding-top="0.49mm" style:vertical-align="top"/>
    </style:style>
    <style:style style:family="table-cell" style:name="a360e1c">
      <style:table-cell-properties fo:background-color="transparent" fo:border-bottom="none" fo:border-left="none" fo:border-right="none" fo:border-top="none" fo:padding-bottom="0.49mm" fo:padding-left="0.49mm" fo:padding-right="0.49mm" fo:padding-top="0.49mm" style:vertical-align="top"/>
    </style:style>
    <style:style style:family="table-cell" style:name="ac2e58d">
      <style:table-cell-properties fo:background-color="transparent" fo:border-bottom="none" fo:border-left="none" fo:border-right="none" fo:border-top="none" fo:padding-bottom="0.49mm" fo:padding-left="0.49mm" fo:padding-right="0.49mm" fo:padding-top="0.49mm" style:vertical-align="top"/>
    </style:style>
    <style:style style:family="table-cell" style:name="a86e4ff">
      <style:table-cell-properties fo:background-color="#e6e6e6" fo:border-bottom="0.02mm solid #000000" fo:border-left="none" fo:border-right="none" fo:border-top="0.02mm solid #000000" fo:padding-bottom="0.49mm" fo:padding-left="0.49mm" fo:padding-right="0.49mm" fo:padding-top="0.49mm"/>
    </style:style>
    <style:style style:family="table-cell" style:name="ad5f561">
      <style:table-cell-properties fo:background-color="#e6e6e6" fo:border-bottom="0.02mm solid #000000" fo:border-left="none" fo:border-right="none" fo:border-top="0.02mm solid #000000" fo:padding-bottom="0.49mm" fo:padding-left="0.49mm" fo:padding-right="0.49mm" fo:padding-top="0.49mm"/>
    </style:style>
    <style:style style:family="table-cell" style:name="aab806a">
      <style:table-cell-properties fo:background-color="#e6e6e6" fo:border-bottom="0.02mm solid #000000" fo:border-left="none" fo:border-right="none" fo:border-top="0.02mm solid #000000" fo:padding-bottom="0.49mm" fo:padding-left="0.49mm" fo:padding-right="0.49mm" fo:padding-top="0.49mm"/>
    </style:style>
    <style:style style:family="table-cell" style:name="ad69108">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0654c0">
      <style:table-column-properties style:rel-column-width="26973*"/>
    </style:style>
    <style:style style:family="table-column" style:name="aa1b32e">
      <style:table-column-properties style:rel-column-width="11577*"/>
    </style:style>
    <style:style style:family="table-column" style:name="acd8470">
      <style:table-column-properties style:rel-column-width="23135*"/>
    </style:style>
    <style:style style:family="table-column" style:name="a0ded7e">
      <style:table-column-properties style:rel-column-width="3850*"/>
    </style:style>
    <style:style style:family="table" style:name="aab1bae">
      <style:table-properties fo:margin-bottom="1.99mm" fo:margin-top="0.0mm" style:width="17.002cm" table:align="left"/>
    </style:style>
    <style:style style:family="text" style:name="ad29075">
      <style:text-properties fo:font-size="8.0pt" style:font-name="StarSymbol2" style:font-name-asian="StarSymbol2" style:font-name-complex="StarSymbol2"/>
    </style:style>
    <style:style style:family="text" style:name="a5e8b5c">
      <style:text-properties fo:font-size="8.0pt" style:font-name="StarSymbol2" style:font-name-asian="StarSymbol2" style:font-name-complex="StarSymbol2"/>
    </style:style>
    <style:style style:family="paragraph" style:name="ac173ca" style:parent-style-name="xl_5f_headline_5f_level3">
      <style:paragraph-properties/>
    </style:style>
    <style:style style:family="table-cell" style:name="a81b467">
      <style:table-cell-properties fo:background-color="transparent" fo:border-bottom="0.02mm solid #000000" fo:border-left="none" fo:border-right="none" fo:border-top="none" fo:padding-bottom="0.49mm" fo:padding-left="0.49mm" fo:padding-right="0.49mm" fo:padding-top="0.49mm"/>
    </style:style>
    <style:style style:family="table-cell" style:name="a0fe72e">
      <style:table-cell-properties fo:background-color="transparent" fo:border-bottom="0.02mm solid #000000" fo:border-left="none" fo:border-right="none" fo:border-top="none" fo:padding-bottom="0.49mm" fo:padding-left="0.49mm" fo:padding-right="0.49mm" fo:padding-top="0.49mm"/>
    </style:style>
    <style:style style:family="table-cell" style:name="a8b7914">
      <style:table-cell-properties fo:background-color="transparent" fo:border-bottom="0.02mm solid #000000" fo:border-left="none" fo:border-right="none" fo:border-top="none" fo:padding-bottom="0.49mm" fo:padding-left="0.49mm" fo:padding-right="0.49mm" fo:padding-top="0.49mm"/>
    </style:style>
    <style:style style:family="table-cell" style:name="a92cd98">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cba9ed">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f23b6f">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7c8057">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5c622a">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74f10a">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6c6249">
      <style:table-cell-properties fo:background-color="transparent" fo:border-bottom="none" fo:border-left="none" fo:border-right="none" fo:border-top="none" fo:padding-bottom="0.49mm" fo:padding-left="0.49mm" fo:padding-right="0.49mm" fo:padding-top="0.49mm"/>
    </style:style>
    <style:style style:family="table-cell" style:name="a5134e2">
      <style:table-cell-properties fo:background-color="transparent" fo:border-bottom="none" fo:border-left="none" fo:border-right="none" fo:border-top="none" fo:padding-bottom="0.49mm" fo:padding-left="0.49mm" fo:padding-right="0.49mm" fo:padding-top="0.49mm"/>
    </style:style>
    <style:style style:family="table-cell" style:name="a3206bf">
      <style:table-cell-properties fo:background-color="transparent" fo:border-bottom="none" fo:border-left="none" fo:border-right="none" fo:border-top="none" fo:padding-bottom="0.49mm" fo:padding-left="0.49mm" fo:padding-right="0.49mm" fo:padding-top="0.49mm"/>
    </style:style>
    <style:style style:family="table-cell" style:name="a9436c6">
      <style:table-cell-properties fo:background-color="transparent" fo:border-bottom="none" fo:border-left="none" fo:border-right="none" fo:border-top="none" fo:padding-bottom="0.49mm" fo:padding-left="0.49mm" fo:padding-right="0.49mm" fo:padding-top="0.49mm" style:vertical-align="top"/>
    </style:style>
    <style:style style:family="table-cell" style:name="a49b32c">
      <style:table-cell-properties fo:background-color="transparent" fo:border-bottom="none" fo:border-left="none" fo:border-right="none" fo:border-top="none" fo:padding-bottom="0.49mm" fo:padding-left="0.49mm" fo:padding-right="0.49mm" fo:padding-top="0.49mm" style:vertical-align="top"/>
    </style:style>
    <style:style style:family="table-cell" style:name="ad961ad">
      <style:table-cell-properties fo:background-color="transparent" fo:border-bottom="none" fo:border-left="none" fo:border-right="none" fo:border-top="none" fo:padding-bottom="0.49mm" fo:padding-left="0.49mm" fo:padding-right="0.49mm" fo:padding-top="0.49mm" style:vertical-align="top"/>
    </style:style>
    <style:style style:family="table-cell" style:name="a1a307e">
      <style:table-cell-properties fo:background-color="transparent" fo:border-bottom="none" fo:border-left="none" fo:border-right="none" fo:border-top="none" fo:padding-bottom="0.49mm" fo:padding-left="0.49mm" fo:padding-right="0.49mm" fo:padding-top="0.49mm" style:vertical-align="top"/>
    </style:style>
    <style:style style:family="table-cell" style:name="a6ad1e8">
      <style:table-cell-properties fo:background-color="transparent" fo:border-bottom="none" fo:border-left="none" fo:border-right="none" fo:border-top="none" fo:padding-bottom="0.49mm" fo:padding-left="0.49mm" fo:padding-right="0.49mm" fo:padding-top="0.49mm" style:vertical-align="top"/>
    </style:style>
    <style:style style:family="table-cell" style:name="acec1dd">
      <style:table-cell-properties fo:background-color="transparent" fo:border-bottom="none" fo:border-left="none" fo:border-right="none" fo:border-top="none" fo:padding-bottom="0.49mm" fo:padding-left="0.49mm" fo:padding-right="0.49mm" fo:padding-top="0.49mm" style:vertical-align="top"/>
    </style:style>
    <style:style style:family="table-cell" style:name="ab0713c">
      <style:table-cell-properties fo:background-color="transparent" fo:border-bottom="none" fo:border-left="none" fo:border-right="none" fo:border-top="none" fo:padding-bottom="0.49mm" fo:padding-left="0.49mm" fo:padding-right="0.49mm" fo:padding-top="0.49mm"/>
    </style:style>
    <style:style style:family="table-cell" style:name="ad145f5">
      <style:table-cell-properties fo:background-color="transparent" fo:border-bottom="none" fo:border-left="none" fo:border-right="none" fo:border-top="none" fo:padding-bottom="0.49mm" fo:padding-left="0.49mm" fo:padding-right="0.49mm" fo:padding-top="0.49mm"/>
    </style:style>
    <style:style style:family="table-cell" style:name="ae9458a">
      <style:table-cell-properties fo:background-color="transparent" fo:border-bottom="none" fo:border-left="none" fo:border-right="none" fo:border-top="none" fo:padding-bottom="0.49mm" fo:padding-left="0.49mm" fo:padding-right="0.49mm" fo:padding-top="0.49mm"/>
    </style:style>
    <style:style style:family="table-cell" style:name="a105f04">
      <style:table-cell-properties fo:background-color="transparent" fo:border-bottom="none" fo:border-left="none" fo:border-right="none" fo:border-top="none" fo:padding-bottom="0.49mm" fo:padding-left="0.49mm" fo:padding-right="0.49mm" fo:padding-top="0.49mm" style:vertical-align="top"/>
    </style:style>
    <style:style style:family="table-cell" style:name="a6d75f3">
      <style:table-cell-properties fo:background-color="transparent" fo:border-bottom="none" fo:border-left="none" fo:border-right="none" fo:border-top="none" fo:padding-bottom="0.49mm" fo:padding-left="0.49mm" fo:padding-right="0.49mm" fo:padding-top="0.49mm" style:vertical-align="top"/>
    </style:style>
    <style:style style:family="table-cell" style:name="a8aee32">
      <style:table-cell-properties fo:background-color="transparent" fo:border-bottom="none" fo:border-left="none" fo:border-right="none" fo:border-top="none" fo:padding-bottom="0.49mm" fo:padding-left="0.49mm" fo:padding-right="0.49mm" fo:padding-top="0.49mm" style:vertical-align="top"/>
    </style:style>
    <style:style style:family="table-cell" style:name="a8582bf">
      <style:table-cell-properties fo:background-color="transparent" fo:border-bottom="none" fo:border-left="none" fo:border-right="none" fo:border-top="none" fo:padding-bottom="0.49mm" fo:padding-left="0.49mm" fo:padding-right="0.49mm" fo:padding-top="0.49mm" style:vertical-align="top"/>
    </style:style>
    <style:style style:family="table-cell" style:name="a92dd3b">
      <style:table-cell-properties fo:background-color="transparent" fo:border-bottom="none" fo:border-left="none" fo:border-right="none" fo:border-top="none" fo:padding-bottom="0.49mm" fo:padding-left="0.49mm" fo:padding-right="0.49mm" fo:padding-top="0.49mm" style:vertical-align="top"/>
    </style:style>
    <style:style style:family="table-cell" style:name="a5e2086">
      <style:table-cell-properties fo:background-color="transparent" fo:border-bottom="none" fo:border-left="none" fo:border-right="none" fo:border-top="none" fo:padding-bottom="0.49mm" fo:padding-left="0.49mm" fo:padding-right="0.49mm" fo:padding-top="0.49mm" style:vertical-align="top"/>
    </style:style>
    <style:style style:family="table-cell" style:name="a3f7b53">
      <style:table-cell-properties fo:background-color="transparent" fo:border-bottom="none" fo:border-left="none" fo:border-right="none" fo:border-top="none" fo:padding-bottom="0.49mm" fo:padding-left="0.49mm" fo:padding-right="0.49mm" fo:padding-top="0.49mm"/>
    </style:style>
    <style:style style:family="table-cell" style:name="a305744">
      <style:table-cell-properties fo:background-color="transparent" fo:border-bottom="none" fo:border-left="none" fo:border-right="none" fo:border-top="none" fo:padding-bottom="0.49mm" fo:padding-left="0.49mm" fo:padding-right="0.49mm" fo:padding-top="0.49mm"/>
    </style:style>
    <style:style style:family="table-cell" style:name="a39d8bf">
      <style:table-cell-properties fo:background-color="transparent" fo:border-bottom="none" fo:border-left="none" fo:border-right="none" fo:border-top="none" fo:padding-bottom="0.49mm" fo:padding-left="0.49mm" fo:padding-right="0.49mm" fo:padding-top="0.49mm"/>
    </style:style>
    <style:style style:family="table-cell" style:name="abf3272">
      <style:table-cell-properties fo:background-color="transparent" fo:border-bottom="none" fo:border-left="none" fo:border-right="none" fo:border-top="none" fo:padding-bottom="0.49mm" fo:padding-left="0.49mm" fo:padding-right="0.49mm" fo:padding-top="0.49mm" style:vertical-align="top"/>
    </style:style>
    <style:style style:family="table-cell" style:name="aa5cec0">
      <style:table-cell-properties fo:background-color="transparent" fo:border-bottom="none" fo:border-left="none" fo:border-right="none" fo:border-top="none" fo:padding-bottom="0.49mm" fo:padding-left="0.49mm" fo:padding-right="0.49mm" fo:padding-top="0.49mm" style:vertical-align="top"/>
    </style:style>
    <style:style style:family="table-cell" style:name="a6fb742">
      <style:table-cell-properties fo:background-color="transparent" fo:border-bottom="none" fo:border-left="none" fo:border-right="none" fo:border-top="none" fo:padding-bottom="0.49mm" fo:padding-left="0.49mm" fo:padding-right="0.49mm" fo:padding-top="0.49mm" style:vertical-align="top"/>
    </style:style>
    <style:style style:family="table-cell" style:name="a7eff9d">
      <style:table-cell-properties fo:background-color="transparent" fo:border-bottom="none" fo:border-left="none" fo:border-right="none" fo:border-top="none" fo:padding-bottom="0.49mm" fo:padding-left="0.49mm" fo:padding-right="0.49mm" fo:padding-top="0.49mm" style:vertical-align="top"/>
    </style:style>
    <style:style style:family="text" style:name="a993a8c" style:parent-style-name="xl_5f_font_5f_code">
      <style:text-properties style:text-position="sub"/>
    </style:style>
    <style:style style:family="table-cell" style:name="a8454ed">
      <style:table-cell-properties fo:background-color="transparent" fo:border-bottom="none" fo:border-left="none" fo:border-right="none" fo:border-top="none" fo:padding-bottom="0.49mm" fo:padding-left="0.49mm" fo:padding-right="0.49mm" fo:padding-top="0.49mm" style:vertical-align="top"/>
    </style:style>
    <style:style style:family="table-cell" style:name="a13d026">
      <style:table-cell-properties fo:background-color="transparent" fo:border-bottom="none" fo:border-left="none" fo:border-right="none" fo:border-top="none" fo:padding-bottom="0.49mm" fo:padding-left="0.49mm" fo:padding-right="0.49mm" fo:padding-top="0.49mm" style:vertical-align="top"/>
    </style:style>
    <style:style style:family="table-cell" style:name="a4c9884">
      <style:table-cell-properties fo:background-color="transparent" fo:border-bottom="none" fo:border-left="none" fo:border-right="none" fo:border-top="none" fo:padding-bottom="0.49mm" fo:padding-left="0.49mm" fo:padding-right="0.49mm" fo:padding-top="0.49mm"/>
    </style:style>
    <style:style style:family="table-cell" style:name="a54a999">
      <style:table-cell-properties fo:background-color="transparent" fo:border-bottom="none" fo:border-left="none" fo:border-right="none" fo:border-top="none" fo:padding-bottom="0.49mm" fo:padding-left="0.49mm" fo:padding-right="0.49mm" fo:padding-top="0.49mm"/>
    </style:style>
    <style:style style:family="table-cell" style:name="a85f69d">
      <style:table-cell-properties fo:background-color="transparent" fo:border-bottom="none" fo:border-left="none" fo:border-right="none" fo:border-top="none" fo:padding-bottom="0.49mm" fo:padding-left="0.49mm" fo:padding-right="0.49mm" fo:padding-top="0.49mm"/>
    </style:style>
    <style:style style:family="table-cell" style:name="aa5127f">
      <style:table-cell-properties fo:background-color="transparent" fo:border-bottom="none" fo:border-left="none" fo:border-right="none" fo:border-top="none" fo:padding-bottom="0.49mm" fo:padding-left="0.49mm" fo:padding-right="0.49mm" fo:padding-top="0.49mm" style:vertical-align="top"/>
    </style:style>
    <style:style style:family="table-cell" style:name="ab6c612">
      <style:table-cell-properties fo:background-color="transparent" fo:border-bottom="none" fo:border-left="none" fo:border-right="none" fo:border-top="none" fo:padding-bottom="0.49mm" fo:padding-left="0.49mm" fo:padding-right="0.49mm" fo:padding-top="0.49mm" style:vertical-align="top"/>
    </style:style>
    <style:style style:family="table-cell" style:name="abc8cf8">
      <style:table-cell-properties fo:background-color="transparent" fo:border-bottom="none" fo:border-left="none" fo:border-right="none" fo:border-top="none" fo:padding-bottom="0.49mm" fo:padding-left="0.49mm" fo:padding-right="0.49mm" fo:padding-top="0.49mm" style:vertical-align="top"/>
    </style:style>
    <style:style style:family="table-cell" style:name="a3a1dcf">
      <style:table-cell-properties fo:background-color="transparent" fo:border-bottom="none" fo:border-left="none" fo:border-right="none" fo:border-top="none" fo:padding-bottom="0.49mm" fo:padding-left="0.49mm" fo:padding-right="0.49mm" fo:padding-top="0.49mm" style:vertical-align="top"/>
    </style:style>
    <style:style style:family="text" style:name="a89a0f8" style:parent-style-name="xl_5f_font_5f_code">
      <style:text-properties style:text-position="sub"/>
    </style:style>
    <style:style style:family="table-cell" style:name="a24c4c7">
      <style:table-cell-properties fo:background-color="transparent" fo:border-bottom="none" fo:border-left="none" fo:border-right="none" fo:border-top="none" fo:padding-bottom="0.49mm" fo:padding-left="0.49mm" fo:padding-right="0.49mm" fo:padding-top="0.49mm" style:vertical-align="top"/>
    </style:style>
    <style:style style:family="table-cell" style:name="a837d67">
      <style:table-cell-properties fo:background-color="transparent" fo:border-bottom="none" fo:border-left="none" fo:border-right="none" fo:border-top="none" fo:padding-bottom="0.49mm" fo:padding-left="0.49mm" fo:padding-right="0.49mm" fo:padding-top="0.49mm" style:vertical-align="top"/>
    </style:style>
    <style:style style:family="table-cell" style:name="a592c24">
      <style:table-cell-properties fo:background-color="transparent" fo:border-bottom="none" fo:border-left="none" fo:border-right="none" fo:border-top="none" fo:padding-bottom="0.49mm" fo:padding-left="0.49mm" fo:padding-right="0.49mm" fo:padding-top="0.49mm"/>
    </style:style>
    <style:style style:family="table-cell" style:name="af8d257">
      <style:table-cell-properties fo:background-color="transparent" fo:border-bottom="none" fo:border-left="none" fo:border-right="none" fo:border-top="none" fo:padding-bottom="0.49mm" fo:padding-left="0.49mm" fo:padding-right="0.49mm" fo:padding-top="0.49mm"/>
    </style:style>
    <style:style style:family="table-cell" style:name="a49a170">
      <style:table-cell-properties fo:background-color="transparent" fo:border-bottom="none" fo:border-left="none" fo:border-right="none" fo:border-top="none" fo:padding-bottom="0.49mm" fo:padding-left="0.49mm" fo:padding-right="0.49mm" fo:padding-top="0.49mm"/>
    </style:style>
    <style:style style:family="table-cell" style:name="a728fc2">
      <style:table-cell-properties fo:background-color="transparent" fo:border-bottom="none" fo:border-left="none" fo:border-right="none" fo:border-top="none" fo:padding-bottom="0.49mm" fo:padding-left="0.49mm" fo:padding-right="0.49mm" fo:padding-top="0.49mm" style:vertical-align="top"/>
    </style:style>
    <style:style style:family="table-cell" style:name="ad100e5">
      <style:table-cell-properties fo:background-color="transparent" fo:border-bottom="none" fo:border-left="none" fo:border-right="none" fo:border-top="none" fo:padding-bottom="0.49mm" fo:padding-left="0.49mm" fo:padding-right="0.49mm" fo:padding-top="0.49mm" style:vertical-align="top"/>
    </style:style>
    <style:style style:family="table-cell" style:name="a23b491">
      <style:table-cell-properties fo:background-color="transparent" fo:border-bottom="none" fo:border-left="none" fo:border-right="none" fo:border-top="none" fo:padding-bottom="0.49mm" fo:padding-left="0.49mm" fo:padding-right="0.49mm" fo:padding-top="0.49mm" style:vertical-align="top"/>
    </style:style>
    <style:style style:family="table-cell" style:name="a92263a">
      <style:table-cell-properties fo:background-color="transparent" fo:border-bottom="none" fo:border-left="none" fo:border-right="none" fo:border-top="none" fo:padding-bottom="0.49mm" fo:padding-left="0.49mm" fo:padding-right="0.49mm" fo:padding-top="0.49mm" style:vertical-align="top"/>
    </style:style>
    <style:style style:family="text" style:name="a3655e6" style:parent-style-name="xl_5f_font_5f_code">
      <style:text-properties style:text-position="sub"/>
    </style:style>
    <style:style style:family="table-cell" style:name="a7f6c8d">
      <style:table-cell-properties fo:background-color="transparent" fo:border-bottom="none" fo:border-left="none" fo:border-right="none" fo:border-top="none" fo:padding-bottom="0.49mm" fo:padding-left="0.49mm" fo:padding-right="0.49mm" fo:padding-top="0.49mm" style:vertical-align="top"/>
    </style:style>
    <style:style style:family="table-cell" style:name="a81beec">
      <style:table-cell-properties fo:background-color="transparent" fo:border-bottom="none" fo:border-left="none" fo:border-right="none" fo:border-top="none" fo:padding-bottom="0.49mm" fo:padding-left="0.49mm" fo:padding-right="0.49mm" fo:padding-top="0.49mm" style:vertical-align="top"/>
    </style:style>
    <style:style style:family="table-cell" style:name="a6bfc42">
      <style:table-cell-properties fo:background-color="transparent" fo:border-bottom="none" fo:border-left="none" fo:border-right="none" fo:border-top="none" fo:padding-bottom="0.49mm" fo:padding-left="0.49mm" fo:padding-right="0.49mm" fo:padding-top="0.49mm"/>
    </style:style>
    <style:style style:family="table-cell" style:name="a423d9a">
      <style:table-cell-properties fo:background-color="transparent" fo:border-bottom="none" fo:border-left="none" fo:border-right="none" fo:border-top="none" fo:padding-bottom="0.49mm" fo:padding-left="0.49mm" fo:padding-right="0.49mm" fo:padding-top="0.49mm"/>
    </style:style>
    <style:style style:family="table-cell" style:name="adaafee">
      <style:table-cell-properties fo:background-color="transparent" fo:border-bottom="none" fo:border-left="none" fo:border-right="none" fo:border-top="none" fo:padding-bottom="0.49mm" fo:padding-left="0.49mm" fo:padding-right="0.49mm" fo:padding-top="0.49mm"/>
    </style:style>
    <style:style style:family="table-cell" style:name="af12137">
      <style:table-cell-properties fo:background-color="transparent" fo:border-bottom="none" fo:border-left="none" fo:border-right="none" fo:border-top="none" fo:padding-bottom="0.49mm" fo:padding-left="0.49mm" fo:padding-right="0.49mm" fo:padding-top="0.49mm" style:vertical-align="top"/>
    </style:style>
    <style:style style:family="table-cell" style:name="a003fbf">
      <style:table-cell-properties fo:background-color="transparent" fo:border-bottom="none" fo:border-left="none" fo:border-right="none" fo:border-top="none" fo:padding-bottom="0.49mm" fo:padding-left="0.49mm" fo:padding-right="0.49mm" fo:padding-top="0.49mm" style:vertical-align="top"/>
    </style:style>
    <style:style style:family="table-cell" style:name="a7edb8e">
      <style:table-cell-properties fo:background-color="transparent" fo:border-bottom="none" fo:border-left="none" fo:border-right="none" fo:border-top="none" fo:padding-bottom="0.49mm" fo:padding-left="0.49mm" fo:padding-right="0.49mm" fo:padding-top="0.49mm" style:vertical-align="top"/>
    </style:style>
    <style:style style:family="table-cell" style:name="a1a64dc">
      <style:table-cell-properties fo:background-color="transparent" fo:border-bottom="none" fo:border-left="none" fo:border-right="none" fo:border-top="none" fo:padding-bottom="0.49mm" fo:padding-left="0.49mm" fo:padding-right="0.49mm" fo:padding-top="0.49mm" style:vertical-align="top"/>
    </style:style>
    <style:style style:family="table-cell" style:name="a525e0d">
      <style:table-cell-properties fo:background-color="transparent" fo:border-bottom="none" fo:border-left="none" fo:border-right="none" fo:border-top="none" fo:padding-bottom="0.49mm" fo:padding-left="0.49mm" fo:padding-right="0.49mm" fo:padding-top="0.49mm" style:vertical-align="top"/>
    </style:style>
    <style:style style:family="table-cell" style:name="aaa04b9">
      <style:table-cell-properties fo:background-color="transparent" fo:border-bottom="none" fo:border-left="none" fo:border-right="none" fo:border-top="none" fo:padding-bottom="0.49mm" fo:padding-left="0.49mm" fo:padding-right="0.49mm" fo:padding-top="0.49mm" style:vertical-align="top"/>
    </style:style>
    <style:style style:family="table-cell" style:name="a6bf060">
      <style:table-cell-properties fo:background-color="transparent" fo:border-bottom="none" fo:border-left="none" fo:border-right="none" fo:border-top="none" fo:padding-bottom="0.49mm" fo:padding-left="0.49mm" fo:padding-right="0.49mm" fo:padding-top="0.49mm"/>
    </style:style>
    <style:style style:family="table-cell" style:name="abd6e6b">
      <style:table-cell-properties fo:background-color="transparent" fo:border-bottom="none" fo:border-left="none" fo:border-right="none" fo:border-top="none" fo:padding-bottom="0.49mm" fo:padding-left="0.49mm" fo:padding-right="0.49mm" fo:padding-top="0.49mm"/>
    </style:style>
    <style:style style:family="table-cell" style:name="a771e22">
      <style:table-cell-properties fo:background-color="transparent" fo:border-bottom="none" fo:border-left="none" fo:border-right="none" fo:border-top="none" fo:padding-bottom="0.49mm" fo:padding-left="0.49mm" fo:padding-right="0.49mm" fo:padding-top="0.49mm"/>
    </style:style>
    <style:style style:family="table-cell" style:name="a978a53">
      <style:table-cell-properties fo:background-color="transparent" fo:border-bottom="none" fo:border-left="none" fo:border-right="none" fo:border-top="none" fo:padding-bottom="0.49mm" fo:padding-left="0.49mm" fo:padding-right="0.49mm" fo:padding-top="0.49mm" style:vertical-align="top"/>
    </style:style>
    <style:style style:family="table-cell" style:name="a0b35be">
      <style:table-cell-properties fo:background-color="transparent" fo:border-bottom="none" fo:border-left="none" fo:border-right="none" fo:border-top="none" fo:padding-bottom="0.49mm" fo:padding-left="0.49mm" fo:padding-right="0.49mm" fo:padding-top="0.49mm" style:vertical-align="top"/>
    </style:style>
    <style:style style:family="table-cell" style:name="a8bcec9">
      <style:table-cell-properties fo:background-color="transparent" fo:border-bottom="none" fo:border-left="none" fo:border-right="none" fo:border-top="none" fo:padding-bottom="0.49mm" fo:padding-left="0.49mm" fo:padding-right="0.49mm" fo:padding-top="0.49mm" style:vertical-align="top"/>
    </style:style>
    <style:style style:family="table-cell" style:name="aa46aac">
      <style:table-cell-properties fo:background-color="transparent" fo:border-bottom="none" fo:border-left="none" fo:border-right="none" fo:border-top="none" fo:padding-bottom="0.49mm" fo:padding-left="0.49mm" fo:padding-right="0.49mm" fo:padding-top="0.49mm" style:vertical-align="top"/>
    </style:style>
    <style:style style:family="table-cell" style:name="aa31a9f">
      <style:table-cell-properties fo:background-color="transparent" fo:border-bottom="none" fo:border-left="none" fo:border-right="none" fo:border-top="none" fo:padding-bottom="0.49mm" fo:padding-left="0.49mm" fo:padding-right="0.49mm" fo:padding-top="0.49mm" style:vertical-align="top"/>
    </style:style>
    <style:style style:family="table-cell" style:name="a4d418e">
      <style:table-cell-properties fo:background-color="transparent" fo:border-bottom="none" fo:border-left="none" fo:border-right="none" fo:border-top="none" fo:padding-bottom="0.49mm" fo:padding-left="0.49mm" fo:padding-right="0.49mm" fo:padding-top="0.49mm" style:vertical-align="top"/>
    </style:style>
    <style:style style:family="table-cell" style:name="a6d8091">
      <style:table-cell-properties fo:background-color="#e6e6e6" fo:border-bottom="0.02mm solid #000000" fo:border-left="none" fo:border-right="none" fo:border-top="0.02mm solid #000000" fo:padding-bottom="0.49mm" fo:padding-left="0.49mm" fo:padding-right="0.49mm" fo:padding-top="0.49mm"/>
    </style:style>
    <style:style style:family="table-cell" style:name="a88bcd9">
      <style:table-cell-properties fo:background-color="#e6e6e6" fo:border-bottom="0.02mm solid #000000" fo:border-left="none" fo:border-right="none" fo:border-top="0.02mm solid #000000" fo:padding-bottom="0.49mm" fo:padding-left="0.49mm" fo:padding-right="0.49mm" fo:padding-top="0.49mm"/>
    </style:style>
    <style:style style:family="table-cell" style:name="a86d506">
      <style:table-cell-properties fo:background-color="#e6e6e6" fo:border-bottom="0.02mm solid #000000" fo:border-left="none" fo:border-right="none" fo:border-top="0.02mm solid #000000" fo:padding-bottom="0.49mm" fo:padding-left="0.49mm" fo:padding-right="0.49mm" fo:padding-top="0.49mm"/>
    </style:style>
    <style:style style:family="table-cell" style:name="ad60d29">
      <style:table-cell-properties fo:background-color="#e6e6e6" fo:border-bottom="0.02mm solid #000000" fo:border-left="none" fo:border-right="none" fo:border-top="0.02mm solid #000000" fo:padding-bottom="0.49mm" fo:padding-left="0.49mm" fo:padding-right="0.49mm" fo:padding-top="0.49mm"/>
    </style:style>
    <style:style style:family="table-cell" style:name="aa1b1be">
      <style:table-cell-properties fo:background-color="#e6e6e6" fo:border-bottom="0.02mm solid #000000" fo:border-left="none" fo:border-right="none" fo:border-top="0.02mm solid #000000" fo:padding-bottom="0.49mm" fo:padding-left="0.49mm" fo:padding-right="0.49mm" fo:padding-top="0.49mm"/>
    </style:style>
    <style:style style:family="table-cell" style:name="a5e904c">
      <style:table-cell-properties fo:background-color="#e6e6e6" fo:border-bottom="0.02mm solid #000000" fo:border-left="none" fo:border-right="none" fo:border-top="0.02mm solid #000000" fo:padding-bottom="0.49mm" fo:padding-left="0.49mm" fo:padding-right="0.49mm" fo:padding-top="0.49mm"/>
    </style:style>
    <style:style style:family="table-cell" style:name="a1ce142">
      <style:table-cell-properties fo:background-color="#e6e6e6" fo:border-bottom="0.02mm solid #000000" fo:border-left="none" fo:border-right="none" fo:border-top="0.02mm solid #000000" fo:padding-bottom="0.49mm" fo:padding-left="0.49mm" fo:padding-right="0.49mm" fo:padding-top="0.49mm"/>
    </style:style>
    <style:style style:family="table-cell" style:name="ac2eeab">
      <style:table-cell-properties fo:background-color="#e6e6e6" fo:border-bottom="0.02mm solid #000000" fo:border-left="none" fo:border-right="none" fo:border-top="0.02mm solid #000000" fo:padding-bottom="0.49mm" fo:padding-left="0.49mm" fo:padding-right="0.49mm" fo:padding-top="0.49mm"/>
    </style:style>
    <style:style style:family="table-cell" style:name="a0bfe33">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0466b4">
      <style:table-column-properties style:rel-column-width="6553*"/>
    </style:style>
    <style:style style:family="table-column" style:name="a63c8e2">
      <style:table-column-properties style:rel-column-width="5020*"/>
    </style:style>
    <style:style style:family="table-column" style:name="aa81247">
      <style:table-column-properties style:rel-column-width="6741*"/>
    </style:style>
    <style:style style:family="table-column" style:name="a6f87bb">
      <style:table-column-properties style:rel-column-width="6748*"/>
    </style:style>
    <style:style style:family="table-column" style:name="a1b6a6e">
      <style:table-column-properties style:rel-column-width="6741*"/>
    </style:style>
    <style:style style:family="table-column" style:name="a7cf565">
      <style:table-column-properties style:rel-column-width="5775*"/>
    </style:style>
    <style:style style:family="table-column" style:name="a3fc1bb">
      <style:table-column-properties style:rel-column-width="17359*"/>
    </style:style>
    <style:style style:family="table-column" style:name="a8a09b8">
      <style:table-column-properties style:rel-column-width="3850*"/>
    </style:style>
    <style:style style:family="table" style:name="abe1e3b">
      <style:table-properties fo:margin-bottom="1.99mm" fo:margin-top="0.0mm" style:width="17.002cm" table:align="left"/>
    </style:style>
    <style:style style:family="paragraph" style:name="ad190e0" style:parent-style-name="xl_5f_headline_5f_level3">
      <style:paragraph-properties/>
    </style:style>
    <style:style style:family="text" style:name="a4207c4">
      <style:text-properties style:text-position="sub"/>
    </style:style>
    <style:style style:family="text" style:name="a13464a">
      <style:text-properties style:text-position="sub"/>
    </style:style>
    <style:style style:family="text" style:name="a18c803">
      <style:text-properties style:text-position="sub"/>
    </style:style>
    <style:style style:family="text" style:name="af84735">
      <style:text-properties style:text-position="sub"/>
    </style:style>
    <style:style style:family="text" style:name="a8f7dad">
      <style:text-properties style:text-position="sub"/>
    </style:style>
    <style:style style:family="text" style:name="aaf6b0d">
      <style:text-properties style:text-position="sub"/>
    </style:style>
    <style:style style:family="text" style:name="a1d84a4">
      <style:text-properties style:text-position="sub"/>
    </style:style>
    <style:style style:family="text" style:name="adca5da">
      <style:text-properties style:text-position="sub"/>
    </style:style>
    <style:style style:family="paragraph" style:name="a4650ee" style:parent-style-name="xl_5f_headline_5f_level3">
      <style:paragraph-properties/>
    </style:style>
    <style:style style:family="text" style:name="ae54b6f">
      <style:text-properties style:text-position="sub"/>
    </style:style>
    <style:style style:family="paragraph" style:list-style-name="xl_5f_numbering_5f_num" style:name="ab632dd" style:parent-style-name="xl_5f_list_5f_num">
      <style:paragraph-properties/>
    </style:style>
    <style:style style:family="text" style:name="a071833">
      <style:text-properties style:text-position="sub"/>
    </style:style>
    <style:style style:family="text" style:name="a7ccece" style:parent-style-name="xl_5f_font_5f_code">
      <style:text-properties style:text-position="sub"/>
    </style:style>
    <style:style style:family="text" style:name="a238e8d">
      <style:text-properties fo:font-size="8.0pt" style:font-name="StarSymbol2" style:font-name-asian="StarSymbol2" style:font-name-complex="StarSymbol2"/>
    </style:style>
    <style:style style:family="paragraph" style:list-style-name="xl_5f_numbering_5f_num" style:name="a36a33c" style:parent-style-name="xl_5f_list_5f_num">
      <style:paragraph-properties/>
      <style:text-properties/>
    </style:style>
    <style:style style:family="text" style:name="ababe75">
      <style:text-properties style:text-position="sub"/>
    </style:style>
    <style:style style:family="text" style:name="a390429">
      <style:text-properties style:text-position="sub"/>
    </style:style>
    <style:style style:family="text" style:name="ad22e9c">
      <style:text-properties style:text-position="sub"/>
    </style:style>
    <style:style style:family="text" style:name="a69bb21">
      <style:text-properties fo:font-size="8.0pt" style:font-name="StarSymbol2" style:font-name-asian="StarSymbol2" style:font-name-complex="StarSymbol2"/>
    </style:style>
    <style:style style:family="paragraph" style:list-style-name="xl_5f_numbering_5f_num" style:name="aec9d24" style:parent-style-name="xl_5f_list_5f_num">
      <style:paragraph-properties/>
      <style:text-properties/>
    </style:style>
    <style:style style:family="text" style:name="ad13f35">
      <style:text-properties style:text-position="sub"/>
    </style:style>
    <style:style style:family="paragraph" style:list-style-name="xl_5f_numbering_5f_num" style:name="a57e7f6" style:parent-style-name="xl_5f_list_5f_num">
      <style:paragraph-properties/>
    </style:style>
    <style:style style:family="text" style:name="a6478d6">
      <style:text-properties style:text-position="sub"/>
    </style:style>
    <style:style style:family="paragraph" style:list-style-name="xl_5f_numbering_5f_num" style:name="adde316" style:parent-style-name="xl_5f_list_5f_num">
      <style:paragraph-properties/>
    </style:style>
    <style:style style:family="text" style:name="a2d815f">
      <style:text-properties style:text-position="sub"/>
    </style:style>
    <style:style style:family="paragraph" style:list-style-name="xl_5f_numbering_5f_num" style:name="add759a" style:parent-style-name="xl_5f_list_5f_num">
      <style:paragraph-properties/>
    </style:style>
    <style:style style:family="text" style:name="a5206af">
      <style:text-properties style:text-position="sub"/>
    </style:style>
    <style:style style:family="text" style:name="a614409" style:parent-style-name="xl_5f_font_5f_code">
      <style:text-properties style:text-position="sub"/>
    </style:style>
    <style:style style:family="paragraph" style:list-style-name="xl_5f_numbering_5f_num" style:name="a662f37" style:parent-style-name="xl_5f_list_5f_num">
      <style:paragraph-properties/>
      <style:text-properties/>
    </style:style>
    <style:style style:family="text" style:name="a72b958">
      <style:text-properties style:text-position="sub"/>
    </style:style>
    <style:style style:family="paragraph" style:list-style-name="xl_5f_numbering_5f_num" style:name="aac4b3f" style:parent-style-name="xl_5f_list_5f_num">
      <style:paragraph-properties/>
    </style:style>
    <style:style style:family="text" style:name="a89a5d0">
      <style:text-properties style:text-position="sub"/>
    </style:style>
    <style:style style:family="text" style:name="af88c6a">
      <style:text-properties style:text-position="sub"/>
    </style:style>
    <style:style style:family="text" style:name="a0c2d7c">
      <style:text-properties style:text-position="sub"/>
    </style:style>
    <style:style style:family="text" style:name="acca49c">
      <style:text-properties style:text-position="sub"/>
    </style:style>
    <style:style style:family="text" style:name="aae9e04" style:parent-style-name="xl_5f_font_5f_code">
      <style:text-properties style:text-position="sub"/>
    </style:style>
    <style:style style:family="paragraph" style:list-style-name="xl_5f_numbering_5f_num" style:name="a3dd1d3" style:parent-style-name="xl_5f_list_5f_num">
      <style:paragraph-properties/>
      <style:text-properties/>
    </style:style>
    <style:style style:family="text" style:name="a993e08">
      <style:text-properties style:text-position="sub"/>
    </style:style>
    <style:style style:family="text" style:name="a70bcae">
      <style:text-properties style:text-position="sub"/>
    </style:style>
    <style:style style:family="text" style:name="a597e53">
      <style:text-properties style:text-position="sub"/>
    </style:style>
    <style:style style:family="text" style:name="afdeb8d">
      <style:text-properties style:text-position="sub"/>
    </style:style>
    <style:style style:family="text" style:name="a366790">
      <style:text-properties style:text-position="sub"/>
    </style:style>
    <style:style style:family="text" style:name="ab7a49a">
      <style:text-properties style:text-position="sub"/>
    </style:style>
    <style:style style:family="text" style:name="acbed50">
      <style:text-properties style:text-position="sub"/>
    </style:style>
    <style:style style:family="text" style:name="adb2d28">
      <style:text-properties style:text-position="sub"/>
    </style:style>
    <style:style style:family="paragraph" style:name="a38398b" style:parent-style-name="xl_5f_headline_5f_level3">
      <style:paragraph-properties/>
    </style:style>
    <style:style style:family="text" style:name="a3ba530">
      <style:text-properties fo:font-size="8.0pt" style:font-name="StarSymbol2" style:font-name-asian="StarSymbol2" style:font-name-complex="StarSymbol2"/>
    </style:style>
    <style:style style:family="text" style:name="a6749e0">
      <style:text-properties fo:font-size="8.0pt" style:font-name="StarSymbol2" style:font-name-asian="StarSymbol2" style:font-name-complex="StarSymbol2"/>
    </style:style>
    <style:style style:family="text" style:name="af089dc" style:parent-style-name="xl_5f_font_5f_code">
      <style:text-properties style:text-position="sub"/>
    </style:style>
    <style:style style:family="text" style:name="a7e9a4e" style:parent-style-name="xl_5f_font_5f_code">
      <style:text-properties style:text-position="sub"/>
    </style:style>
    <style:style style:family="text" style:name="a45726e">
      <style:text-properties fo:font-size="8.0pt" style:font-name="StarSymbol2" style:font-name-asian="StarSymbol2" style:font-name-complex="StarSymbol2"/>
    </style:style>
    <style:style style:family="paragraph" style:name="a4a572d" style:parent-style-name="xl_5f_headline_5f_level2">
      <style:paragraph-properties/>
    </style:style>
    <style:style style:family="table-cell" style:name="a501ede">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29ea87">
      <style:table-cell-properties fo:background-color="transparent" fo:border-bottom="0.35mm solid #e6e6e6" fo:border-left="none" fo:border-right="none" fo:border-top="none" fo:padding-bottom="0.49mm" fo:padding-left="0.49mm" fo:padding-right="0.49mm" fo:padding-top="0.49mm"/>
    </style:style>
    <style:style style:family="table-cell" style:name="aa5b018">
      <style:table-cell-properties fo:background-color="transparent" fo:border-bottom="0.35mm solid #e6e6e6" fo:border-left="none" fo:border-right="none" fo:border-top="none" fo:padding-bottom="0.49mm" fo:padding-left="0.49mm" fo:padding-right="0.49mm" fo:padding-top="0.49mm"/>
    </style:style>
    <style:style style:family="table-cell" style:name="a00ef33">
      <style:table-cell-properties fo:background-color="transparent" fo:border-bottom="0.35mm solid #e6e6e6" fo:border-left="none" fo:border-right="none" fo:border-top="none" fo:padding-bottom="0.49mm" fo:padding-left="0.49mm" fo:padding-right="0.49mm" fo:padding-top="0.49mm"/>
    </style:style>
    <style:style style:family="table-cell" style:name="a1c1db1">
      <style:table-cell-properties fo:background-color="transparent" fo:border-bottom="0.35mm solid #e6e6e6" fo:border-left="none" fo:border-right="none" fo:border-top="none" fo:padding-bottom="0.49mm" fo:padding-left="0.49mm" fo:padding-right="0.49mm" fo:padding-top="0.49mm"/>
    </style:style>
    <style:style style:family="table-cell" style:name="a6de64a">
      <style:table-cell-properties fo:background-color="transparent" fo:border-bottom="0.35mm solid #e6e6e6" fo:border-left="none" fo:border-right="none" fo:border-top="none" fo:padding-bottom="0.49mm" fo:padding-left="0.49mm" fo:padding-right="0.49mm" fo:padding-top="0.49mm"/>
    </style:style>
    <style:style style:family="table-cell" style:name="a89f55a">
      <style:table-cell-properties fo:background-color="transparent" fo:border-bottom="0.35mm solid #e6e6e6" fo:border-left="none" fo:border-right="none" fo:border-top="none" fo:padding-bottom="0.49mm" fo:padding-left="0.49mm" fo:padding-right="0.49mm" fo:padding-top="0.49mm"/>
    </style:style>
    <style:style style:family="table-cell" style:name="a1fb9d2">
      <style:table-cell-properties fo:background-color="transparent" fo:border-bottom="0.35mm solid #e6e6e6" fo:border-left="none" fo:border-right="none" fo:border-top="none" fo:padding-bottom="0.49mm" fo:padding-left="0.49mm" fo:padding-right="0.49mm" fo:padding-top="0.49mm"/>
    </style:style>
    <style:style style:family="table-cell" style:name="ab8649a">
      <style:table-cell-properties fo:background-color="transparent" fo:border-bottom="0.35mm solid #e6e6e6" fo:border-left="none" fo:border-right="none" fo:border-top="none" fo:padding-bottom="0.49mm" fo:padding-left="0.49mm" fo:padding-right="0.49mm" fo:padding-top="0.49mm"/>
    </style:style>
    <style:style style:family="table-cell" style:name="ad861b6">
      <style:table-cell-properties fo:background-color="transparent" fo:border-bottom="0.35mm solid #e6e6e6" fo:border-left="none" fo:border-right="none" fo:border-top="none" fo:padding-bottom="0.49mm" fo:padding-left="0.49mm" fo:padding-right="0.49mm" fo:padding-top="0.49mm"/>
    </style:style>
    <style:style style:family="table-cell" style:name="aa2bd77">
      <style:table-cell-properties fo:background-color="transparent" fo:border-bottom="0.35mm solid #e6e6e6" fo:border-left="none" fo:border-right="none" fo:border-top="none" fo:padding-bottom="0.49mm" fo:padding-left="0.49mm" fo:padding-right="0.49mm" fo:padding-top="0.49mm"/>
    </style:style>
    <style:style style:family="table-cell" style:name="a1c2679">
      <style:table-cell-properties fo:background-color="transparent" fo:border-bottom="0.35mm solid #e6e6e6" fo:border-left="none" fo:border-right="none" fo:border-top="none" fo:padding-bottom="0.49mm" fo:padding-left="0.49mm" fo:padding-right="0.49mm" fo:padding-top="0.49mm"/>
    </style:style>
    <style:style style:family="table-cell" style:name="a0f5318">
      <style:table-cell-properties fo:background-color="transparent" fo:border-bottom="0.35mm solid #e6e6e6" fo:border-left="none" fo:border-right="none" fo:border-top="none" fo:padding-bottom="0.49mm" fo:padding-left="0.49mm" fo:padding-right="0.49mm" fo:padding-top="0.49mm"/>
    </style:style>
    <style:style style:family="table-cell" style:name="af43f20">
      <style:table-cell-properties fo:background-color="transparent" fo:border-bottom="0.35mm solid #e6e6e6" fo:border-left="none" fo:border-right="none" fo:border-top="none" fo:padding-bottom="0.49mm" fo:padding-left="0.49mm" fo:padding-right="0.49mm" fo:padding-top="0.49mm"/>
    </style:style>
    <style:style style:family="table-cell" style:name="a27f393">
      <style:table-cell-properties fo:background-color="transparent" fo:border-bottom="0.35mm solid #e6e6e6" fo:border-left="none" fo:border-right="none" fo:border-top="none" fo:padding-bottom="0.49mm" fo:padding-left="0.49mm" fo:padding-right="0.49mm" fo:padding-top="0.49mm"/>
    </style:style>
    <style:style style:family="table-cell" style:name="a9f265b">
      <style:table-cell-properties fo:background-color="transparent" fo:border-bottom="0.35mm solid #e6e6e6" fo:border-left="none" fo:border-right="none" fo:border-top="none" fo:padding-bottom="0.49mm" fo:padding-left="0.49mm" fo:padding-right="0.49mm" fo:padding-top="0.49mm"/>
    </style:style>
    <style:style style:family="table-cell" style:name="a18a86f">
      <style:table-cell-properties fo:background-color="transparent" fo:border-bottom="0.35mm solid #e6e6e6" fo:border-left="none" fo:border-right="none" fo:border-top="none" fo:padding-bottom="0.49mm" fo:padding-left="0.49mm" fo:padding-right="0.49mm" fo:padding-top="0.49mm"/>
    </style:style>
    <style:style style:family="table-cell" style:name="abb3cd5">
      <style:table-cell-properties fo:background-color="transparent" fo:border-bottom="0.35mm solid #e6e6e6" fo:border-left="none" fo:border-right="none" fo:border-top="none" fo:padding-bottom="0.49mm" fo:padding-left="0.49mm" fo:padding-right="0.49mm" fo:padding-top="0.49mm"/>
    </style:style>
    <style:style style:family="table-cell" style:name="aba0782">
      <style:table-cell-properties fo:background-color="transparent" fo:border-bottom="0.35mm solid #e6e6e6" fo:border-left="none" fo:border-right="none" fo:border-top="none" fo:padding-bottom="0.49mm" fo:padding-left="0.49mm" fo:padding-right="0.49mm" fo:padding-top="0.49mm"/>
    </style:style>
    <style:style style:family="table-cell" style:name="af7653a">
      <style:table-cell-properties fo:background-color="transparent" fo:border-bottom="0.35mm solid #e6e6e6" fo:border-left="none" fo:border-right="none" fo:border-top="none" fo:padding-bottom="0.49mm" fo:padding-left="0.49mm" fo:padding-right="0.49mm" fo:padding-top="0.49mm"/>
    </style:style>
    <style:style style:family="table-cell" style:name="abd7a43">
      <style:table-cell-properties fo:background-color="transparent" fo:border-bottom="0.35mm solid #e6e6e6" fo:border-left="none" fo:border-right="none" fo:border-top="none" fo:padding-bottom="0.49mm" fo:padding-left="0.49mm" fo:padding-right="0.49mm" fo:padding-top="0.49mm"/>
    </style:style>
    <style:style style:family="table-cell" style:name="acb7868">
      <style:table-cell-properties fo:background-color="transparent" fo:border-bottom="0.35mm solid #e6e6e6" fo:border-left="none" fo:border-right="none" fo:border-top="none" fo:padding-bottom="0.49mm" fo:padding-left="0.49mm" fo:padding-right="0.49mm" fo:padding-top="0.49mm"/>
    </style:style>
    <style:style style:family="table-cell" style:name="ac5b9ad">
      <style:table-cell-properties fo:background-color="transparent" fo:border-bottom="0.35mm solid #e6e6e6" fo:border-left="none" fo:border-right="none" fo:border-top="none" fo:padding-bottom="0.49mm" fo:padding-left="0.49mm" fo:padding-right="0.49mm" fo:padding-top="0.49mm"/>
    </style:style>
    <style:style style:family="table-cell" style:name="a2dfebd">
      <style:table-cell-properties fo:background-color="transparent" fo:border-bottom="0.35mm solid #e6e6e6" fo:border-left="none" fo:border-right="none" fo:border-top="none" fo:padding-bottom="0.49mm" fo:padding-left="0.49mm" fo:padding-right="0.49mm" fo:padding-top="0.49mm"/>
    </style:style>
    <style:style style:family="table-cell" style:name="ad89148">
      <style:table-cell-properties fo:background-color="transparent" fo:border-bottom="0.35mm solid #e6e6e6" fo:border-left="none" fo:border-right="none" fo:border-top="none" fo:padding-bottom="0.49mm" fo:padding-left="0.49mm" fo:padding-right="0.49mm" fo:padding-top="0.49mm"/>
    </style:style>
    <style:style style:family="table-cell" style:name="acfc592">
      <style:table-cell-properties fo:background-color="transparent" fo:border-bottom="0.35mm solid #e6e6e6" fo:border-left="none" fo:border-right="none" fo:border-top="none" fo:padding-bottom="0.49mm" fo:padding-left="0.49mm" fo:padding-right="0.49mm" fo:padding-top="0.49mm"/>
    </style:style>
    <style:style style:family="table-cell" style:name="af10c07">
      <style:table-cell-properties fo:background-color="transparent" fo:border-bottom="0.35mm solid #e6e6e6" fo:border-left="none" fo:border-right="none" fo:border-top="none" fo:padding-bottom="0.49mm" fo:padding-left="0.49mm" fo:padding-right="0.49mm" fo:padding-top="0.49mm"/>
    </style:style>
    <style:style style:family="table-cell" style:name="a96ee51">
      <style:table-cell-properties fo:background-color="transparent" fo:border-bottom="0.35mm solid #e6e6e6" fo:border-left="none" fo:border-right="none" fo:border-top="none" fo:padding-bottom="0.49mm" fo:padding-left="0.49mm" fo:padding-right="0.49mm" fo:padding-top="0.49mm"/>
    </style:style>
    <style:style style:family="table-cell" style:name="a6eb9f9">
      <style:table-cell-properties fo:background-color="transparent" fo:border-bottom="0.35mm solid #e6e6e6" fo:border-left="none" fo:border-right="none" fo:border-top="none" fo:padding-bottom="0.49mm" fo:padding-left="0.49mm" fo:padding-right="0.49mm" fo:padding-top="0.49mm"/>
    </style:style>
    <style:style style:family="table-cell" style:name="afc36a3">
      <style:table-cell-properties fo:background-color="transparent" fo:border-bottom="0.35mm solid #e6e6e6" fo:border-left="none" fo:border-right="none" fo:border-top="none" fo:padding-bottom="0.49mm" fo:padding-left="0.49mm" fo:padding-right="0.49mm" fo:padding-top="0.49mm"/>
    </style:style>
    <style:style style:family="table-cell" style:name="a30060e">
      <style:table-cell-properties fo:background-color="transparent" fo:border-bottom="0.35mm solid #e6e6e6" fo:border-left="1.76mm solid #e6e6e6" fo:border-right="none" fo:border-top="none" fo:padding-bottom="0.49mm" fo:padding-left="0.49mm" fo:padding-right="0.49mm" fo:padding-top="0.49mm"/>
    </style:style>
    <style:style style:family="table-row" style:name="a84b7af">
      <style:table-row-properties style:row-height="1.01mm"/>
    </style:style>
    <style:style style:family="table-cell" style:name="a4ed763">
      <style:table-cell-properties fo:background-color="transparent" fo:border-bottom="none" fo:border-left="none" fo:border-right="1.76mm solid #e6e6e6" fo:border-top="none" fo:padding-bottom="0.49mm" fo:padding-left="0.49mm" fo:padding-right="0.49mm" fo:padding-top="0.49mm"/>
    </style:style>
    <style:style style:family="paragraph" style:name="aea747d" style:parent-style-name="xl_5f_table_5f_text_5f_center">
      <style:text-properties style:font-name="Thorndale1" style:font-name-asian="Thorndale1" style:font-name-complex="Thorndale1"/>
    </style:style>
    <style:style style:family="table-cell" style:name="a7039dd">
      <style:table-cell-properties fo:background-color="transparent" fo:border-bottom="0.39mm double #000000" fo:border-left="0.02mm solid #000000" fo:border-right="0.39mm double #000000" fo:border-top="0.39mm double #000000" fo:padding-bottom="0.49mm" fo:padding-left="0.49mm" fo:padding-right="0.49mm" fo:padding-top="0.49mm" style:vertical-align="middle"/>
    </style:style>
    <style:style style:family="paragraph" style:name="a0d05d4" style:parent-style-name="xl_5f_table_5f_text_5f_center">
      <style:text-properties style:font-name="Thorndale1" style:font-name-asian="Thorndale1" style:font-name-complex="Thorndale1"/>
    </style:style>
    <style:style style:family="table-cell" style:name="a15c604">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paragraph" style:name="a83c42c" style:parent-style-name="xl_5f_table_5f_text_5f_center">
      <style:text-properties style:font-name="Thorndale1" style:font-name-asian="Thorndale1" style:font-name-complex="Thorndale1"/>
    </style:style>
    <style:style style:family="table-cell" style:name="a523858">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paragraph" style:name="a8a3ea3" style:parent-style-name="xl_5f_table_5f_text_5f_center">
      <style:text-properties style:font-name="Thorndale1" style:font-name-asian="Thorndale1" style:font-name-complex="Thorndale1"/>
    </style:style>
    <style:style style:family="table-cell" style:name="a165cb3">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00d7fa">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286254">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bc4906">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e219a0">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59ca29">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6ac4e2">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1903ae">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23495d">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cadf2c">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ffeea0">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032a4d">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paragraph" style:name="a25b5f5" style:parent-style-name="xl_5f_table_5f_text_5f_center">
      <style:text-properties style:font-name="Thorndale1" style:font-name-asian="Thorndale1" style:font-name-complex="Thorndale1"/>
    </style:style>
    <style:style style:family="table-cell" style:name="a54ed7b">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22ec21">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3ca77b">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cf2c1d">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5a88ec">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4ed955">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ff9116">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e56474">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ad4faa">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70b619">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b74d3e">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531ec2">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88f6b2">
      <style:table-cell-properties fo:background-color="transparent" fo:border-bottom="0.39mm double #000000" fo:border-left="0.39mm double #000000" fo:border-right="none" fo:border-top="0.39mm double #000000" fo:padding-bottom="0.49mm" fo:padding-left="0.49mm" fo:padding-right="0.49mm" fo:padding-top="0.49mm" style:vertical-align="middle"/>
    </style:style>
    <style:style style:family="table-cell" style:name="ab06bc6">
      <style:table-cell-properties fo:background-color="transparent" fo:border-bottom="none" fo:border-left="none" fo:border-right="none" fo:border-top="none" fo:padding-bottom="0.49mm" fo:padding-left="0.49mm" fo:padding-right="0.49mm" fo:padding-top="0.49mm" style:vertical-align="middle"/>
    </style:style>
    <style:style style:family="table-cell" style:name="a599dd5">
      <style:table-cell-properties fo:background-color="transparent" fo:border-bottom="none" fo:border-left="1.76mm solid #e6e6e6" fo:border-right="none" fo:border-top="none" fo:padding-bottom="0.49mm" fo:padding-left="0.49mm" fo:padding-right="0.49mm" fo:padding-top="0.49mm"/>
    </style:style>
    <style:style style:family="table-row" style:name="aaa7d5c">
      <style:table-row-properties style:row-height="10.0mm"/>
    </style:style>
    <style:style style:family="table-cell" style:name="a1bf3df">
      <style:table-cell-properties fo:background-color="transparent" fo:border-bottom="none" fo:border-left="none" fo:border-right="1.76mm solid #e6e6e6" fo:border-top="0.35mm solid #e6e6e6" fo:padding-bottom="0.49mm" fo:padding-left="0.49mm" fo:padding-right="0.49mm" fo:padding-top="0.49mm"/>
    </style:style>
    <style:style style:family="paragraph" style:name="a6a31d3" style:parent-style-name="xl_5f_table_5f_text_5f_center">
      <style:text-properties style:font-name="Thorndale1" style:font-name-asian="Thorndale1" style:font-name-complex="Thorndale1"/>
    </style:style>
    <style:style style:family="table-cell" style:name="add909f">
      <style:table-cell-properties fo:background-color="transparent" fo:border-bottom="none" fo:border-left="none" fo:border-right="none" fo:border-top="0.35mm solid #e6e6e6" fo:padding-bottom="0.49mm" fo:padding-left="0.49mm" fo:padding-right="0.49mm" fo:padding-top="0.49mm" style:vertical-align="bottom"/>
    </style:style>
    <style:style style:family="paragraph" style:name="a66ee90" style:parent-style-name="xl_5f_table_5f_text_5f_center">
      <style:text-properties style:font-name="Thorndale1" style:font-name-asian="Thorndale1" style:font-name-complex="Thorndale1"/>
    </style:style>
    <style:style style:family="table-cell" style:name="a57e38b">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71bf87">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4491e6">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6d321c">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d607c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70f8c2">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81fae">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fc48bc">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a67f0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2403cd">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24db8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ae5bc6">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e31085">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5cf63d">
      <style:table-cell-properties fo:background-color="transparent" fo:border-bottom="none" fo:border-left="none" fo:border-right="none" fo:border-top="0.35mm solid #e6e6e6" fo:padding-bottom="0.49mm" fo:padding-left="0.49mm" fo:padding-right="0.49mm" fo:padding-top="0.49mm" style:vertical-align="bottom"/>
    </style:style>
    <style:style style:family="paragraph" style:name="a99f8cf" style:parent-style-name="xl_5f_table_5f_text_5f_center">
      <style:text-properties style:font-name="Thorndale1" style:font-name-asian="Thorndale1" style:font-name-complex="Thorndale1"/>
    </style:style>
    <style:style style:family="table-cell" style:name="a4cead6">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d8ac1e">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986ea">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8a45ba">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7cd85">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8cfbb5">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8d72ec">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a4cae">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b2d739">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4fa43b">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d483b5">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6d4c52">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3a2b02">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e91441">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076435">
      <style:table-cell-properties fo:background-color="transparent" fo:border-bottom="none" fo:border-left="1.76mm solid #e6e6e6" fo:border-right="none" fo:border-top="0.35mm solid #e6e6e6" fo:padding-bottom="0.49mm" fo:padding-left="0.49mm" fo:padding-right="0.49mm" fo:padding-top="0.49mm"/>
    </style:style>
    <style:style style:family="table-row" style:name="aa1042c">
      <style:table-row-properties style:row-height="10.0mm"/>
    </style:style>
    <style:style style:family="table-column" style:name="a018d7f">
      <style:table-column-properties style:rel-column-width="1923*"/>
    </style:style>
    <style:style style:family="table-column" style:name="ad2fe10">
      <style:table-column-properties style:rel-column-width="1927*"/>
    </style:style>
    <style:style style:family="table-column" style:name="aaeb302">
      <style:table-column-properties style:rel-column-width="1934*"/>
    </style:style>
    <style:style style:family="table-column" style:name="ade93c1">
      <style:table-column-properties style:rel-column-width="1927*"/>
    </style:style>
    <style:style style:family="table-column" style:name="a3f42df">
      <style:table-column-properties style:rel-column-width="7722*"/>
    </style:style>
    <style:style style:family="table-column" style:name="ab8db61">
      <style:table-column-properties style:rel-column-width="1920*"/>
    </style:style>
    <style:style style:family="table" style:name="a07ffad">
      <style:table-properties fo:margin-bottom="1.99mm" fo:margin-top="0.0mm" style:width="17.002cm" table:align="left"/>
    </style:style>
    <style:style style:family="text" style:name="ab4ea51">
      <style:text-properties style:text-position="sub"/>
    </style:style>
    <style:style style:family="text" style:name="a5746ea">
      <style:text-properties style:text-position="sub"/>
    </style:style>
    <style:style style:family="text" style:name="a491895">
      <style:text-properties style:text-position="sub"/>
    </style:style>
    <style:style style:family="text" style:name="a40a108">
      <style:text-properties style:text-position="sub"/>
    </style:style>
    <style:style style:family="text" style:name="a97851d">
      <style:text-properties style:text-position="sub"/>
    </style:style>
    <style:style style:family="text" style:name="aa7ed20">
      <style:text-properties style:text-position="sub"/>
    </style:style>
    <style:style style:family="text" style:name="a21c588">
      <style:text-properties style:text-position="sub"/>
    </style:style>
    <style:style style:family="text" style:name="ab2928d">
      <style:text-properties style:text-position="sub"/>
    </style:style>
    <style:style style:family="text" style:name="a7a7a3c">
      <style:text-properties style:text-position="sub"/>
    </style:style>
    <style:style style:family="text" style:name="a9d36dd">
      <style:text-properties style:text-position="sub"/>
    </style:style>
    <style:style style:family="text" style:name="a5de9f2">
      <style:text-properties style:text-position="sub"/>
    </style:style>
    <style:style style:family="text" style:name="a4fc6d8">
      <style:text-properties style:text-position="sub"/>
    </style:style>
    <style:style style:family="text" style:name="a1b0e09">
      <style:text-properties style:text-position="sub"/>
    </style:style>
    <style:style style:family="text" style:name="a6c6d9f">
      <style:text-properties style:text-position="sub"/>
    </style:style>
    <style:style style:family="text" style:name="afadb51">
      <style:text-properties style:text-position="sub"/>
    </style:style>
    <style:style style:family="text" style:name="ac09d1e">
      <style:text-properties style:text-position="sub"/>
    </style:style>
    <style:style style:family="text" style:name="a925112">
      <style:text-properties style:text-position="sub"/>
    </style:style>
    <style:style style:family="text" style:name="a2dcf46">
      <style:text-properties style:text-position="sub"/>
    </style:style>
    <style:style style:family="text" style:name="af73271">
      <style:text-properties style:text-position="sub"/>
    </style:style>
    <style:style style:family="text" style:name="a4a67cc">
      <style:text-properties style:text-position="sub"/>
    </style:style>
    <style:style style:family="text" style:name="a5584a6">
      <style:text-properties style:text-position="sub"/>
    </style:style>
    <style:style style:family="text" style:name="a165a79">
      <style:text-properties style:text-position="sub"/>
    </style:style>
    <style:style style:family="text" style:name="aaf3e74">
      <style:text-properties style:text-position="sub"/>
    </style:style>
    <style:style style:family="text" style:name="a5b3226">
      <style:text-properties style:text-position="sub"/>
    </style:style>
    <style:style style:family="text" style:name="ac643eb">
      <style:text-properties style:text-position="sub"/>
    </style:style>
    <style:style style:family="text" style:name="a58090c">
      <style:text-properties style:text-position="sub"/>
    </style:style>
    <style:style style:family="text" style:name="a951373">
      <style:text-properties style:text-position="sub"/>
    </style:style>
    <style:style style:family="text" style:name="a9832f7">
      <style:text-properties style:text-position="sub"/>
    </style:style>
    <style:style style:family="text" style:name="aeaaf85">
      <style:text-properties style:text-position="sub"/>
    </style:style>
    <style:style style:family="text" style:name="aab067e">
      <style:text-properties style:text-position="sub"/>
    </style:style>
    <style:style style:family="text" style:name="af492b1">
      <style:text-properties style:text-position="sub"/>
    </style:style>
    <style:style style:family="text" style:name="a849a5d">
      <style:text-properties style:text-position="sub"/>
    </style:style>
    <style:style style:family="text" style:name="ad419cb">
      <style:text-properties fo:font-size="8.0pt" style:font-name="StarSymbol2" style:font-name-asian="StarSymbol2" style:font-name-complex="StarSymbol2"/>
    </style:style>
    <style:style style:family="text" style:name="ab6b085" style:parent-style-name="xl_5f_font_5f_code">
      <style:text-properties style:text-position="sub"/>
    </style:style>
    <style:style style:family="text" style:name="afe0a56">
      <style:text-properties fo:font-size="8.0pt" style:font-name="StarSymbol2" style:font-name-asian="StarSymbol2" style:font-name-complex="StarSymbol2"/>
    </style:style>
    <style:style style:family="paragraph" style:name="a46a893" style:parent-style-name="xl_5f_headline_5f_level2">
      <style:paragraph-properties/>
    </style:style>
    <style:style style:family="text" style:name="aa0f193">
      <style:text-properties fo:font-size="8.0pt" style:font-name="StarSymbol2" style:font-name-asian="StarSymbol2" style:font-name-complex="StarSymbol2"/>
    </style:style>
    <style:style style:family="table-cell" style:name="a7d6fa6">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d44ac3">
      <style:table-cell-properties fo:background-color="transparent" fo:border-bottom="0.35mm solid #e6e6e6" fo:border-left="none" fo:border-right="none" fo:border-top="none" fo:padding-bottom="0.49mm" fo:padding-left="0.49mm" fo:padding-right="0.49mm" fo:padding-top="0.49mm"/>
    </style:style>
    <style:style style:family="table-cell" style:name="ab93bdb">
      <style:table-cell-properties fo:background-color="transparent" fo:border-bottom="0.35mm solid #e6e6e6" fo:border-left="none" fo:border-right="none" fo:border-top="none" fo:padding-bottom="0.49mm" fo:padding-left="0.49mm" fo:padding-right="0.49mm" fo:padding-top="0.49mm"/>
    </style:style>
    <style:style style:family="table-cell" style:name="ae4e987">
      <style:table-cell-properties fo:background-color="transparent" fo:border-bottom="0.35mm solid #e6e6e6" fo:border-left="none" fo:border-right="none" fo:border-top="none" fo:padding-bottom="0.49mm" fo:padding-left="0.49mm" fo:padding-right="0.49mm" fo:padding-top="0.49mm"/>
    </style:style>
    <style:style style:family="table-cell" style:name="a92b5e4">
      <style:table-cell-properties fo:background-color="transparent" fo:border-bottom="0.35mm solid #e6e6e6" fo:border-left="none" fo:border-right="none" fo:border-top="none" fo:padding-bottom="0.49mm" fo:padding-left="0.49mm" fo:padding-right="0.49mm" fo:padding-top="0.49mm"/>
    </style:style>
    <style:style style:family="table-cell" style:name="ad54f6d">
      <style:table-cell-properties fo:background-color="transparent" fo:border-bottom="0.35mm solid #e6e6e6" fo:border-left="none" fo:border-right="none" fo:border-top="none" fo:padding-bottom="0.49mm" fo:padding-left="0.49mm" fo:padding-right="0.49mm" fo:padding-top="0.49mm"/>
    </style:style>
    <style:style style:family="table-cell" style:name="ad84370">
      <style:table-cell-properties fo:background-color="transparent" fo:border-bottom="0.35mm solid #e6e6e6" fo:border-left="none" fo:border-right="none" fo:border-top="none" fo:padding-bottom="0.49mm" fo:padding-left="0.49mm" fo:padding-right="0.49mm" fo:padding-top="0.49mm"/>
    </style:style>
    <style:style style:family="table-cell" style:name="a989a0d">
      <style:table-cell-properties fo:background-color="transparent" fo:border-bottom="0.35mm solid #e6e6e6" fo:border-left="none" fo:border-right="none" fo:border-top="none" fo:padding-bottom="0.49mm" fo:padding-left="0.49mm" fo:padding-right="0.49mm" fo:padding-top="0.49mm"/>
    </style:style>
    <style:style style:family="table-cell" style:name="a3eb17a">
      <style:table-cell-properties fo:background-color="transparent" fo:border-bottom="0.35mm solid #e6e6e6" fo:border-left="none" fo:border-right="none" fo:border-top="none" fo:padding-bottom="0.49mm" fo:padding-left="0.49mm" fo:padding-right="0.49mm" fo:padding-top="0.49mm"/>
    </style:style>
    <style:style style:family="table-cell" style:name="ac6d950">
      <style:table-cell-properties fo:background-color="transparent" fo:border-bottom="0.35mm solid #e6e6e6" fo:border-left="none" fo:border-right="none" fo:border-top="none" fo:padding-bottom="0.49mm" fo:padding-left="0.49mm" fo:padding-right="0.49mm" fo:padding-top="0.49mm"/>
    </style:style>
    <style:style style:family="table-cell" style:name="aaec58a">
      <style:table-cell-properties fo:background-color="transparent" fo:border-bottom="0.35mm solid #e6e6e6" fo:border-left="none" fo:border-right="none" fo:border-top="none" fo:padding-bottom="0.49mm" fo:padding-left="0.49mm" fo:padding-right="0.49mm" fo:padding-top="0.49mm"/>
    </style:style>
    <style:style style:family="table-cell" style:name="a801bbe">
      <style:table-cell-properties fo:background-color="transparent" fo:border-bottom="0.35mm solid #e6e6e6" fo:border-left="none" fo:border-right="none" fo:border-top="none" fo:padding-bottom="0.49mm" fo:padding-left="0.49mm" fo:padding-right="0.49mm" fo:padding-top="0.49mm"/>
    </style:style>
    <style:style style:family="table-cell" style:name="ac781a6">
      <style:table-cell-properties fo:background-color="transparent" fo:border-bottom="0.35mm solid #e6e6e6" fo:border-left="none" fo:border-right="none" fo:border-top="none" fo:padding-bottom="0.49mm" fo:padding-left="0.49mm" fo:padding-right="0.49mm" fo:padding-top="0.49mm"/>
    </style:style>
    <style:style style:family="table-cell" style:name="afa98ec">
      <style:table-cell-properties fo:background-color="transparent" fo:border-bottom="0.35mm solid #e6e6e6" fo:border-left="none" fo:border-right="none" fo:border-top="none" fo:padding-bottom="0.49mm" fo:padding-left="0.49mm" fo:padding-right="0.49mm" fo:padding-top="0.49mm"/>
    </style:style>
    <style:style style:family="table-cell" style:name="a3d666d">
      <style:table-cell-properties fo:background-color="transparent" fo:border-bottom="0.35mm solid #e6e6e6" fo:border-left="none" fo:border-right="none" fo:border-top="none" fo:padding-bottom="0.49mm" fo:padding-left="0.49mm" fo:padding-right="0.49mm" fo:padding-top="0.49mm"/>
    </style:style>
    <style:style style:family="table-cell" style:name="a3e586e">
      <style:table-cell-properties fo:background-color="transparent" fo:border-bottom="0.35mm solid #e6e6e6" fo:border-left="none" fo:border-right="none" fo:border-top="none" fo:padding-bottom="0.49mm" fo:padding-left="0.49mm" fo:padding-right="0.49mm" fo:padding-top="0.49mm"/>
    </style:style>
    <style:style style:family="table-cell" style:name="ae3fb87">
      <style:table-cell-properties fo:background-color="transparent" fo:border-bottom="0.35mm solid #e6e6e6" fo:border-left="1.76mm solid #e6e6e6" fo:border-right="none" fo:border-top="none" fo:padding-bottom="0.49mm" fo:padding-left="0.49mm" fo:padding-right="0.49mm" fo:padding-top="0.49mm"/>
    </style:style>
    <style:style style:family="table-row" style:name="adfc5d7">
      <style:table-row-properties style:row-height="1.01mm"/>
    </style:style>
    <style:style style:family="table-cell" style:name="a589e92">
      <style:table-cell-properties fo:background-color="transparent" fo:border-bottom="none" fo:border-left="none" fo:border-right="1.76mm solid #e6e6e6" fo:border-top="none" fo:padding-bottom="0.49mm" fo:padding-left="0.49mm" fo:padding-right="0.49mm" fo:padding-top="0.49mm"/>
    </style:style>
    <style:style style:family="paragraph" style:name="a0910c3" style:parent-style-name="xl_5f_table_5f_text_5f_center">
      <style:text-properties style:font-name="Thorndale1" style:font-name-asian="Thorndale1" style:font-name-complex="Thorndale1"/>
    </style:style>
    <style:style style:family="table-cell" style:name="ae04d05">
      <style:table-cell-properties fo:background-color="transparent" fo:border-bottom="0.39mm double #000000" fo:border-left="0.02mm solid #000000" fo:border-right="0.39mm double #000000" fo:border-top="0.39mm double #000000" fo:padding-bottom="0.49mm" fo:padding-left="0.49mm" fo:padding-right="0.49mm" fo:padding-top="0.49mm" style:vertical-align="middle"/>
    </style:style>
    <style:style style:family="paragraph" style:name="ad241da" style:parent-style-name="xl_5f_table_5f_text_5f_center">
      <style:text-properties style:font-name="Thorndale1" style:font-name-asian="Thorndale1" style:font-name-complex="Thorndale1"/>
    </style:style>
    <style:style style:family="table-cell" style:name="a3e0dd9">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paragraph" style:name="a27d45d" style:parent-style-name="xl_5f_table_5f_text_5f_center">
      <style:text-properties style:font-name="Thorndale1" style:font-name-asian="Thorndale1" style:font-name-complex="Thorndale1"/>
    </style:style>
    <style:style style:family="table-cell" style:name="a390bd1">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49a5a3">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9899cb">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166a8f">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657e6a">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d4d500">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db44f0">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4969a3">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362d3f">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90f8b6">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42ed30">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31fab4">
      <style:table-cell-properties fo:background-color="transparent" fo:border-bottom="0.39mm double #000000" fo:border-left="0.39mm double #000000" fo:border-right="none" fo:border-top="0.39mm double #000000" fo:padding-bottom="0.49mm" fo:padding-left="0.49mm" fo:padding-right="0.49mm" fo:padding-top="0.49mm" style:vertical-align="middle"/>
    </style:style>
    <style:style style:family="table-cell" style:name="a9109d5">
      <style:table-cell-properties fo:background-color="transparent" fo:border-bottom="none" fo:border-left="none" fo:border-right="none" fo:border-top="none" fo:padding-bottom="0.49mm" fo:padding-left="0.49mm" fo:padding-right="0.49mm" fo:padding-top="0.49mm" style:vertical-align="middle"/>
    </style:style>
    <style:style style:family="table-cell" style:name="a04fbda">
      <style:table-cell-properties fo:background-color="transparent" fo:border-bottom="none" fo:border-left="1.76mm solid #e6e6e6" fo:border-right="none" fo:border-top="none" fo:padding-bottom="0.49mm" fo:padding-left="0.49mm" fo:padding-right="0.49mm" fo:padding-top="0.49mm"/>
    </style:style>
    <style:style style:family="table-row" style:name="a6f5f47">
      <style:table-row-properties style:row-height="10.0mm"/>
    </style:style>
    <style:style style:family="table-cell" style:name="a340814">
      <style:table-cell-properties fo:background-color="transparent" fo:border-bottom="none" fo:border-left="none" fo:border-right="1.76mm solid #e6e6e6" fo:border-top="0.35mm solid #e6e6e6" fo:padding-bottom="0.49mm" fo:padding-left="0.49mm" fo:padding-right="0.49mm" fo:padding-top="0.49mm"/>
    </style:style>
    <style:style style:family="paragraph" style:name="a70ba0a" style:parent-style-name="xl_5f_table_5f_text_5f_center">
      <style:text-properties style:font-name="Thorndale1" style:font-name-asian="Thorndale1" style:font-name-complex="Thorndale1"/>
    </style:style>
    <style:style style:family="table-cell" style:name="a7ceac1">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5c6d49">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d05446">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e0d557">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2ad18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93f638">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4a378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3d2233">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74f80b">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ba0ca1">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8f01d4">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3e217b">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f399ae">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4aa58">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1b3fb6">
      <style:table-cell-properties fo:background-color="transparent" fo:border-bottom="none" fo:border-left="none" fo:border-right="none" fo:border-top="0.35mm solid #e6e6e6" fo:padding-bottom="0.49mm" fo:padding-left="0.49mm" fo:padding-right="0.49mm" fo:padding-top="0.49mm" style:vertical-align="bottom"/>
    </style:style>
    <style:style style:family="table-cell" style:name="a5975ed">
      <style:table-cell-properties fo:background-color="transparent" fo:border-bottom="none" fo:border-left="1.76mm solid #e6e6e6" fo:border-right="none" fo:border-top="0.35mm solid #e6e6e6" fo:padding-bottom="0.49mm" fo:padding-left="0.49mm" fo:padding-right="0.49mm" fo:padding-top="0.49mm"/>
    </style:style>
    <style:style style:family="table-row" style:name="ab27666">
      <style:table-row-properties style:row-height="10.0mm"/>
    </style:style>
    <style:style style:family="table-column" style:name="a689f32">
      <style:table-column-properties style:rel-column-width="1916*"/>
    </style:style>
    <style:style style:family="table-column" style:name="a085f51">
      <style:table-column-properties style:rel-column-width="3849*"/>
    </style:style>
    <style:style style:family="table-column" style:name="ab0f5b7">
      <style:table-column-properties style:rel-column-width="3856*"/>
    </style:style>
    <style:style style:family="table-column" style:name="a54db8b">
      <style:table-column-properties style:rel-column-width="3869*"/>
    </style:style>
    <style:style style:family="table-column" style:name="a75a8e2">
      <style:table-column-properties style:rel-column-width="3856*"/>
    </style:style>
    <style:style style:family="table-column" style:name="a537447">
      <style:table-column-properties style:rel-column-width="7712*"/>
    </style:style>
    <style:style style:family="table-column" style:name="a377410">
      <style:table-column-properties style:rel-column-width="1917*"/>
    </style:style>
    <style:style style:family="table" style:name="abd0221">
      <style:table-properties fo:margin-bottom="1.99mm" fo:margin-top="0.0mm" style:width="17.002cm" table:align="left"/>
    </style:style>
    <style:style style:family="text" style:name="a83e1d5">
      <style:text-properties style:text-position="sub"/>
    </style:style>
    <style:style style:family="text" style:name="acc1804">
      <style:text-properties style:text-position="sub"/>
    </style:style>
    <style:style style:family="text" style:name="ad690e0">
      <style:text-properties style:text-position="sub"/>
    </style:style>
    <style:style style:family="text" style:name="ad1e0be">
      <style:text-properties style:text-position="sub"/>
    </style:style>
    <style:style style:family="text" style:name="ad4f52b">
      <style:text-properties style:text-position="sub"/>
    </style:style>
    <style:style style:family="text" style:name="af0a4a8">
      <style:text-properties style:text-position="sub"/>
    </style:style>
    <style:style style:family="text" style:name="a3d1c87">
      <style:text-properties style:text-position="sub"/>
    </style:style>
    <style:style style:family="text" style:name="af0cef3">
      <style:text-properties style:text-position="sub"/>
    </style:style>
    <style:style style:family="text" style:name="a63c5b6">
      <style:text-properties style:text-position="sub"/>
    </style:style>
    <style:style style:family="text" style:name="a4b487e">
      <style:text-properties style:text-position="sub"/>
    </style:style>
    <style:style style:family="text" style:name="a91dd97">
      <style:text-properties style:text-position="sub"/>
    </style:style>
    <style:style style:family="text" style:name="a82984f">
      <style:text-properties style:text-position="sub"/>
    </style:style>
    <style:style style:family="text" style:name="a2d7611">
      <style:text-properties style:text-position="sub"/>
    </style:style>
    <style:style style:family="text" style:name="aa9b005">
      <style:text-properties style:text-position="sub"/>
    </style:style>
    <style:style style:family="text" style:name="a92c6c2">
      <style:text-properties style:text-position="sub"/>
    </style:style>
    <style:style style:family="text" style:name="a0ddcee">
      <style:text-properties style:text-position="sub"/>
    </style:style>
    <style:style style:family="text" style:name="a46ffbf">
      <style:text-properties style:text-position="sub"/>
    </style:style>
    <style:style style:family="text" style:name="ac74485">
      <style:text-properties style:text-position="sub"/>
    </style:style>
    <style:style style:family="text" style:name="aaceab7">
      <style:text-properties style:text-position="sub"/>
    </style:style>
    <style:style style:family="text" style:name="afadd95">
      <style:text-properties style:text-position="sub"/>
    </style:style>
    <style:style style:family="text" style:name="a42c766">
      <style:text-properties style:text-position="sub"/>
    </style:style>
    <style:style style:family="text" style:name="ab83d39">
      <style:text-properties style:text-position="sub"/>
    </style:style>
    <style:style style:family="text" style:name="a55bc27">
      <style:text-properties style:text-position="sub"/>
    </style:style>
    <style:style style:family="text" style:name="a0f116c">
      <style:text-properties style:text-position="sub"/>
    </style:style>
    <style:style style:family="text" style:name="ae1dc0b">
      <style:text-properties style:text-position="sub"/>
    </style:style>
    <style:style style:family="text" style:name="a920104">
      <style:text-properties style:text-position="sub"/>
    </style:style>
    <style:style style:family="text" style:name="a6267ca">
      <style:text-properties style:text-position="sub"/>
    </style:style>
    <style:style style:family="text" style:name="a71232d">
      <style:text-properties style:text-position="sub"/>
    </style:style>
    <style:style style:family="text" style:name="abccf69">
      <style:text-properties style:text-position="sub"/>
    </style:style>
    <style:style style:family="text" style:name="a7396bc">
      <style:text-properties style:text-position="sub"/>
    </style:style>
    <style:style style:family="text" style:name="a46567e">
      <style:text-properties style:text-position="sub"/>
    </style:style>
    <style:style style:family="text" style:name="ac83404">
      <style:text-properties style:text-position="sub"/>
    </style:style>
    <style:style style:family="text" style:name="a785555">
      <style:text-properties fo:font-size="8.0pt" style:font-name="StarSymbol2" style:font-name-asian="StarSymbol2" style:font-name-complex="StarSymbol2"/>
    </style:style>
    <style:style style:family="text" style:name="a2f21fe" style:parent-style-name="xl_5f_font_5f_code">
      <style:text-properties style:text-position="sub"/>
    </style:style>
    <style:style style:family="text" style:name="a062574">
      <style:text-properties fo:font-size="8.0pt" style:font-name="StarSymbol2" style:font-name-asian="StarSymbol2" style:font-name-complex="StarSymbol2"/>
    </style:style>
    <style:style style:family="paragraph" style:name="ac381e3" style:parent-style-name="xl_5f_headline_5f_level2">
      <style:paragraph-properties/>
    </style:style>
    <style:style style:family="text" style:name="a3a1830">
      <style:text-properties fo:font-size="8.0pt" style:font-name="StarSymbol2" style:font-name-asian="StarSymbol2" style:font-name-complex="StarSymbol2"/>
    </style:style>
    <style:style style:family="paragraph" style:name="a6baa96" style:parent-style-name="xl_5f_headline_5f_level2">
      <style:paragraph-properties/>
    </style:style>
    <style:style style:family="text" style:name="a48a264">
      <style:text-properties style:text-position="sub"/>
    </style:style>
    <style:style style:family="text" style:name="a09cf77">
      <style:text-properties style:text-position="sub"/>
    </style:style>
    <style:style style:family="text" style:name="a6a7069">
      <style:text-properties style:text-position="sub"/>
    </style:style>
    <style:style style:family="paragraph" style:name="a24ac7a" style:parent-style-name="xl_5f_spec_5f_example_5f_hex">
      <style:paragraph-properties>
        <style:tab-stops>
          <style:tab-stop style:position="1.296cm"/>
          <style:tab-stop style:position="7.646cm"/>
        </style:tab-stops>
      </style:paragraph-properties>
      <style:text-properties/>
    </style:style>
    <style:style style:family="text" style:name="a4399e5">
      <style:text-properties fo:font-size="8.0pt" style:font-name="StarSymbol2" style:font-name-asian="StarSymbol2" style:font-name-complex="StarSymbol2"/>
    </style:style>
    <style:style style:family="paragraph" style:list-style-name="xl_5f_numbering_5f_num" style:name="a3a2ba6" style:parent-style-name="xl_5f_list_5f_num">
      <style:paragraph-properties/>
      <style:text-properties/>
    </style:style>
    <style:style style:family="text" style:name="a5fed17">
      <style:text-properties style:text-position="sub"/>
    </style:style>
    <style:style style:family="text" style:name="af32e4c">
      <style:text-properties fo:font-size="8.0pt" style:font-name="StarSymbol2" style:font-name-asian="StarSymbol2" style:font-name-complex="StarSymbol2"/>
    </style:style>
    <style:style style:family="text" style:name="a4e85ba">
      <style:text-properties fo:font-size="8.0pt" style:font-name="StarSymbol2" style:font-name-asian="StarSymbol2" style:font-name-complex="StarSymbol2"/>
    </style:style>
    <style:style style:family="paragraph" style:list-style-name="xl_5f_numbering_5f_num" style:name="a49f6a0" style:parent-style-name="xl_5f_list_5f_num">
      <style:paragraph-properties/>
      <style:text-properties/>
    </style:style>
    <style:style style:family="text" style:name="a59db94">
      <style:text-properties style:text-position="sub"/>
    </style:style>
    <style:style style:family="text" style:name="a8a5c78">
      <style:text-properties style:text-position="sub"/>
    </style:style>
    <style:style style:family="text" style:name="aa9694b">
      <style:text-properties fo:font-size="8.0pt" style:font-name="StarSymbol2" style:font-name-asian="StarSymbol2" style:font-name-complex="StarSymbol2"/>
    </style:style>
    <style:style style:family="paragraph" style:list-style-name="xl_5f_numbering_5f_num" style:name="a264279" style:parent-style-name="xl_5f_list_5f_num">
      <style:paragraph-properties/>
      <style:text-properties/>
    </style:style>
    <style:style style:family="text" style:name="a2f3c35">
      <style:text-properties style:text-position="sub"/>
    </style:style>
    <style:style style:family="text" style:name="a47e6d4" style:parent-style-name="xl_5f_font_5f_code">
      <style:text-properties style:text-position="sub"/>
    </style:style>
    <style:style style:family="paragraph" style:list-style-name="xl_5f_numbering_5f_num" style:name="a826a16" style:parent-style-name="xl_5f_list_5f_num">
      <style:paragraph-properties/>
      <style:text-properties/>
    </style:style>
    <style:style style:family="text" style:name="a10ed62">
      <style:text-properties style:text-position="sub"/>
    </style:style>
    <style:style style:family="paragraph" style:list-style-name="xl_5f_numbering_5f_num" style:name="a4fd210" style:parent-style-name="xl_5f_list_5f_num">
      <style:paragraph-properties/>
    </style:style>
    <style:style style:family="text" style:name="aa69edd">
      <style:text-properties style:text-position="sub"/>
    </style:style>
    <style:style style:family="text" style:name="a78f240">
      <style:text-properties fo:font-size="8.0pt" style:font-name="StarSymbol2" style:font-name-asian="StarSymbol2" style:font-name-complex="StarSymbol2"/>
    </style:style>
    <style:style style:family="paragraph" style:list-style-name="xl_5f_numbering_5f_num" style:name="abc135f" style:parent-style-name="xl_5f_list_5f_num">
      <style:paragraph-properties/>
      <style:text-properties/>
    </style:style>
    <style:style style:family="text" style:name="a253bc8">
      <style:text-properties style:text-position="0% 100%"/>
    </style:style>
    <style:style style:family="text" style:name="ac8147d">
      <style:text-properties style:text-position="sub"/>
    </style:style>
    <style:style style:family="text" style:name="ac96b30">
      <style:text-properties fo:font-size="8.0pt" style:font-name="StarSymbol2" style:font-name-asian="StarSymbol2" style:font-name-complex="StarSymbol2"/>
    </style:style>
    <style:style style:family="paragraph" style:list-style-name="xl_5f_numbering_5f_num" style:name="aa8b59d" style:parent-style-name="xl_5f_list_5f_num">
      <style:paragraph-properties/>
      <style:text-properties/>
    </style:style>
    <style:style style:family="text" style:name="a8a4379">
      <style:text-properties style:text-position="0% 100%"/>
    </style:style>
    <style:style style:family="text" style:name="a282f64">
      <style:text-properties style:text-position="sub"/>
    </style:style>
    <style:style style:family="paragraph" style:list-style-name="xl_5f_numbering_5f_num" style:name="af0de3a" style:parent-style-name="xl_5f_list_5f_num">
      <style:paragraph-properties/>
    </style:style>
    <style:style style:family="text" style:name="ac7b54f">
      <style:text-properties style:text-position="0% 100%"/>
    </style:style>
    <style:style style:family="text" style:name="aeed3a6">
      <style:text-properties style:text-position="sub"/>
    </style:style>
    <style:style style:family="text" style:name="ae402e9">
      <style:text-properties style:text-position="0% 100%"/>
    </style:style>
    <style:style style:family="text" style:name="af40958">
      <style:text-properties style:text-position="sub"/>
    </style:style>
    <style:style style:family="paragraph" style:list-style-name="xl_5f_numbering_5f_num" style:name="ace801c" style:parent-style-name="xl_5f_list_5f_num">
      <style:paragraph-properties/>
    </style:style>
    <style:style style:family="text" style:name="ad73f3d">
      <style:text-properties style:text-position="0% 100%"/>
    </style:style>
    <style:style style:family="text" style:name="acb5a8d">
      <style:text-properties style:text-position="sub"/>
    </style:style>
    <style:style style:family="text" style:name="a89b5fc" style:parent-style-name="xl_5f_font_5f_code">
      <style:text-properties style:text-position="sub"/>
    </style:style>
    <style:style style:family="text" style:name="a1b0c22" style:parent-style-name="xl_5f_font_5f_code">
      <style:text-properties style:text-position="sub"/>
    </style:style>
    <style:style style:family="paragraph" style:list-style-name="xl_5f_numbering_5f_num" style:name="ab5caae" style:parent-style-name="xl_5f_list_5f_num">
      <style:paragraph-properties/>
      <style:text-properties/>
    </style:style>
    <style:style style:family="text" style:name="ababcf7">
      <style:text-properties style:text-position="0% 100%"/>
    </style:style>
    <style:style style:family="text" style:name="a345fe1">
      <style:text-properties style:text-position="sub"/>
    </style:style>
    <style:style style:family="text" style:name="a650181">
      <style:text-properties style:text-position="0% 100%"/>
    </style:style>
    <style:style style:family="text" style:name="aa5a409">
      <style:text-properties style:text-position="sub"/>
    </style:style>
    <style:style style:family="paragraph" style:list-style-name="xl_5f_numbering_5f_num" style:name="a79e392" style:parent-style-name="xl_5f_list_5f_num">
      <style:paragraph-properties/>
    </style:style>
    <style:style style:family="text" style:name="adb7a02">
      <style:text-properties style:text-position="0% 100%"/>
    </style:style>
    <style:style style:family="text" style:name="ad42f80">
      <style:text-properties style:text-position="sub"/>
    </style:style>
    <style:style style:family="paragraph" style:list-style-name="xl_5f_numbering_5f_num" style:name="a4eb837" style:parent-style-name="xl_5f_list_5f_num">
      <style:paragraph-properties fo:break-before="page"/>
    </style:style>
    <style:style style:family="text" style:name="a90e4b2">
      <style:text-properties style:text-position="sub"/>
    </style:style>
    <style:style style:family="text" style:name="ab0df8e">
      <style:text-properties style:text-position="sub"/>
    </style:style>
    <style:style style:family="text" style:name="a66ab39">
      <style:text-properties style:text-position="sub"/>
    </style:style>
    <style:style style:family="text" style:name="a32133a">
      <style:text-properties style:text-position="sub"/>
    </style:style>
    <style:style style:family="text" style:name="a348e4f">
      <style:text-properties style:text-position="sub"/>
    </style:style>
    <style:style style:family="text" style:name="a233ef8">
      <style:text-properties style:text-position="sub"/>
    </style:style>
    <style:style style:family="text" style:name="adb35d8">
      <style:text-properties style:text-position="sub"/>
    </style:style>
    <style:style style:family="text" style:name="aceb980">
      <style:text-properties style:text-position="sub"/>
    </style:style>
    <style:style style:family="text" style:name="a90af46">
      <style:text-properties style:text-position="sub"/>
    </style:style>
    <style:style style:family="text" style:name="a4a8d0d">
      <style:text-properties style:text-position="sub"/>
    </style:style>
    <style:style style:family="text" style:name="a96c86e">
      <style:text-properties style:text-position="sub"/>
    </style:style>
    <style:style style:family="text" style:name="a77284b">
      <style:text-properties style:text-position="sub"/>
    </style:style>
    <style:style style:family="text" style:name="a554d39">
      <style:text-properties style:text-position="sub"/>
    </style:style>
    <style:style style:family="text" style:name="a9fce25">
      <style:text-properties style:text-position="sub"/>
    </style:style>
    <style:style style:family="text" style:name="a36634b">
      <style:text-properties style:text-position="sub"/>
    </style:style>
    <style:style style:family="text" style:name="a4feb21">
      <style:text-properties style:text-position="sub"/>
    </style:style>
    <style:style style:family="text" style:name="a8204ee">
      <style:text-properties style:text-position="sub"/>
    </style:style>
    <style:style style:family="text" style:name="aedc35a">
      <style:text-properties style:text-position="sub"/>
    </style:style>
    <style:style style:family="text" style:name="ab07ef1">
      <style:text-properties style:text-position="sub"/>
    </style:style>
    <style:style style:family="text" style:name="ac7f44c">
      <style:text-properties style:text-position="sub"/>
    </style:style>
    <style:style style:family="text" style:name="af9134a">
      <style:text-properties style:text-position="sub"/>
    </style:style>
    <style:style style:family="text" style:name="a3c49db">
      <style:text-properties style:text-position="sub"/>
    </style:style>
    <style:style style:family="text" style:name="a13bc98">
      <style:text-properties style:text-position="sub"/>
    </style:style>
    <style:style style:family="text" style:name="aeba677">
      <style:text-properties style:text-position="sub"/>
    </style:style>
    <style:style style:family="text" style:name="a69c4df">
      <style:text-properties style:text-position="sub"/>
    </style:style>
    <style:style style:family="text" style:name="a047a3c">
      <style:text-properties style:text-position="sub"/>
    </style:style>
    <style:style style:family="text" style:name="a12b431">
      <style:text-properties style:text-position="sub"/>
    </style:style>
    <style:style style:family="text" style:name="a3bbd4a">
      <style:text-properties style:text-position="sub"/>
    </style:style>
    <style:style style:family="text" style:name="aa049f5">
      <style:text-properties style:text-position="sub"/>
    </style:style>
    <style:style style:family="text" style:name="a3fd5eb">
      <style:text-properties style:text-position="sub"/>
    </style:style>
    <style:style style:family="text" style:name="aa6fe12">
      <style:text-properties style:text-position="sub"/>
    </style:style>
    <style:style style:family="text" style:name="a31831e">
      <style:text-properties style:text-position="sub"/>
    </style:style>
    <style:style style:family="text" style:name="a3f2d40">
      <style:text-properties fo:font-size="8.0pt" style:font-name="StarSymbol2" style:font-name-asian="StarSymbol2" style:font-name-complex="StarSymbol2"/>
    </style:style>
    <style:style style:family="paragraph" style:name="ae110a7" style:parent-style-name="xl_5f_headline_5f_level2">
      <style:paragraph-properties/>
    </style:style>
    <style:style style:family="paragraph" style:name="a27d622" style:parent-style-name="xl_5f_headline_5f_level1">
      <style:paragraph-properties/>
    </style:style>
    <style:style style:family="table-cell" style:name="a5201c3">
      <style:table-cell-properties fo:background-color="transparent" fo:border-bottom="0.35mm solid #e6e6e6" fo:border-left="none" fo:border-right="1.76mm solid #e6e6e6" fo:border-top="none" fo:padding-bottom="0.49mm" fo:padding-left="0.49mm" fo:padding-right="0.49mm" fo:padding-top="0.49mm"/>
    </style:style>
    <style:style style:family="text" style:name="a54eb0e">
      <style:text-properties style:font-name="Thorndale1" style:font-name-asian="Thorndale1" style:font-name-complex="Thorndale1"/>
    </style:style>
    <style:style style:family="table-cell" style:name="af9440e">
      <style:table-cell-properties fo:background-color="transparent" fo:border-bottom="0.35mm solid #e6e6e6" fo:border-left="none" fo:border-right="none" fo:border-top="none" fo:padding-bottom="0.49mm" fo:padding-left="0.49mm" fo:padding-right="0.49mm" fo:padding-top="0.49mm"/>
    </style:style>
    <style:style style:family="table-cell" style:name="a3af692">
      <style:table-cell-properties fo:background-color="transparent" fo:border-bottom="0.35mm solid #e6e6e6" fo:border-left="1.76mm solid #e6e6e6" fo:border-right="none" fo:border-top="none" fo:padding-bottom="0.49mm" fo:padding-left="0.49mm" fo:padding-right="0.49mm" fo:padding-top="0.49mm"/>
    </style:style>
    <style:style style:family="table-cell" style:name="aa21c53">
      <style:table-cell-properties fo:background-color="transparent" fo:border-bottom="none" fo:border-left="none" fo:border-right="1.76mm solid #e6e6e6" fo:border-top="none" fo:padding-bottom="0.49mm" fo:padding-left="0.49mm" fo:padding-right="0.49mm" fo:padding-top="0.49mm"/>
    </style:style>
    <style:style style:family="text" style:name="a266714" style:parent-style-name="xl_5f_font_5f_code">
      <style:text-properties style:text-position="sub"/>
    </style:style>
    <style:style style:family="table-cell" style:name="a389b38">
      <style:table-cell-properties fo:background-color="transparent" fo:border-bottom="0.02mm solid #000000" fo:border-left="none" fo:border-right="none" fo:border-top="none" fo:padding-bottom="0.49mm" fo:padding-left="0.49mm" fo:padding-right="0.49mm" fo:padding-top="0.49mm"/>
    </style:style>
    <style:style style:family="text" style:name="a088836" style:parent-style-name="xl_5f_font_5f_code">
      <style:text-properties style:text-position="sub"/>
    </style:style>
    <style:style style:family="text" style:name="a75c015" style:parent-style-name="xl_5f_font_5f_code">
      <style:text-properties style:text-position="sub"/>
    </style:style>
    <style:style style:family="table-cell" style:name="ae53ec3">
      <style:table-cell-properties fo:background-color="transparent" fo:border-bottom="0.02mm solid #000000" fo:border-left="none" fo:border-right="none" fo:border-top="none" fo:padding-bottom="0.49mm" fo:padding-left="0.49mm" fo:padding-right="0.49mm" fo:padding-top="0.49mm"/>
    </style:style>
    <style:style style:family="table-cell" style:name="a9dc45f">
      <style:table-cell-properties fo:background-color="transparent" fo:border-bottom="0.02mm solid #000000" fo:border-left="none" fo:border-right="none" fo:border-top="none" fo:padding-bottom="0.49mm" fo:padding-left="0.49mm" fo:padding-right="0.49mm" fo:padding-top="0.49mm"/>
    </style:style>
    <style:style style:family="table-cell" style:name="a15465e">
      <style:table-cell-properties fo:background-color="transparent" fo:border-bottom="none" fo:border-left="1.76mm solid #e6e6e6" fo:border-right="none" fo:border-top="none" fo:padding-bottom="0.49mm" fo:padding-left="0.49mm" fo:padding-right="0.49mm" fo:padding-top="0.49mm"/>
    </style:style>
    <style:style style:family="table-cell" style:name="af49a6f">
      <style:table-cell-properties fo:background-color="transparent" fo:border-bottom="none" fo:border-left="none" fo:border-right="1.76mm solid #e6e6e6" fo:border-top="none" fo:padding-bottom="0.49mm" fo:padding-left="0.49mm" fo:padding-right="0.49mm" fo:padding-top="0.49mm"/>
    </style:style>
    <style:style style:family="text" style:name="adf362e" style:parent-style-name="xl_5f_font_5f_code">
      <style:text-properties style:text-position="sub"/>
    </style:style>
    <style:style style:family="table-cell" style:name="a03b6a0">
      <style:table-cell-properties fo:background-color="transparent" fo:border-bottom="none" fo:border-left="none" fo:border-right="none" fo:border-top="none" fo:padding-bottom="0.49mm" fo:padding-left="0.49mm" fo:padding-right="0.49mm" fo:padding-top="0.49mm"/>
    </style:style>
    <style:style style:family="text" style:name="a183449" style:parent-style-name="xl_5f_font_5f_code">
      <style:text-properties style:text-position="sub"/>
    </style:style>
    <style:style style:family="text" style:name="a4701ef" style:parent-style-name="xl_5f_font_5f_code">
      <style:text-properties style:text-position="sub"/>
    </style:style>
    <style:style style:family="table-cell" style:name="a023d88">
      <style:table-cell-properties fo:background-color="transparent" fo:border-bottom="none" fo:border-left="none" fo:border-right="none" fo:border-top="none" fo:padding-bottom="0.49mm" fo:padding-left="0.49mm" fo:padding-right="0.49mm" fo:padding-top="0.49mm"/>
    </style:style>
    <style:style style:family="table-cell" style:name="ad199c0">
      <style:table-cell-properties fo:background-color="transparent" fo:border-bottom="none" fo:border-left="none" fo:border-right="none" fo:border-top="none" fo:padding-bottom="0.49mm" fo:padding-left="0.49mm" fo:padding-right="0.49mm" fo:padding-top="0.49mm"/>
    </style:style>
    <style:style style:family="table-cell" style:name="a0b8221">
      <style:table-cell-properties fo:background-color="transparent" fo:border-bottom="none" fo:border-left="1.76mm solid #e6e6e6" fo:border-right="none" fo:border-top="none" fo:padding-bottom="0.49mm" fo:padding-left="0.49mm" fo:padding-right="0.49mm" fo:padding-top="0.49mm"/>
    </style:style>
    <style:style style:family="table-cell" style:name="a2e0055">
      <style:table-cell-properties fo:background-color="transparent" fo:border-bottom="none" fo:border-left="none" fo:border-right="1.76mm solid #e6e6e6" fo:border-top="none" fo:padding-bottom="0.49mm" fo:padding-left="0.49mm" fo:padding-right="0.49mm" fo:padding-top="0.49mm"/>
    </style:style>
    <style:style style:family="text" style:name="a56cd21" style:parent-style-name="xl_5f_font_5f_code">
      <style:text-properties style:text-position="sub"/>
    </style:style>
    <style:style style:family="table-cell" style:name="a5cde11">
      <style:table-cell-properties fo:background-color="transparent" fo:border-bottom="none" fo:border-left="none" fo:border-right="none" fo:border-top="none" fo:padding-bottom="0.49mm" fo:padding-left="0.49mm" fo:padding-right="0.49mm" fo:padding-top="0.49mm"/>
    </style:style>
    <style:style style:family="text" style:name="a9a7f8f" style:parent-style-name="xl_5f_font_5f_code">
      <style:text-properties style:text-position="sub"/>
    </style:style>
    <style:style style:family="text" style:name="ad1abbf" style:parent-style-name="xl_5f_font_5f_code">
      <style:text-properties style:text-position="sub"/>
    </style:style>
    <style:style style:family="table-cell" style:name="a509606">
      <style:table-cell-properties fo:background-color="transparent" fo:border-bottom="none" fo:border-left="none" fo:border-right="none" fo:border-top="none" fo:padding-bottom="0.49mm" fo:padding-left="0.49mm" fo:padding-right="0.49mm" fo:padding-top="0.49mm"/>
    </style:style>
    <style:style style:family="table-cell" style:name="a91d252">
      <style:table-cell-properties fo:background-color="transparent" fo:border-bottom="none" fo:border-left="none" fo:border-right="none" fo:border-top="none" fo:padding-bottom="0.49mm" fo:padding-left="0.49mm" fo:padding-right="0.49mm" fo:padding-top="0.49mm"/>
    </style:style>
    <style:style style:family="table-cell" style:name="ae8b9d7">
      <style:table-cell-properties fo:background-color="transparent" fo:border-bottom="none" fo:border-left="1.76mm solid #e6e6e6" fo:border-right="none" fo:border-top="none" fo:padding-bottom="0.49mm" fo:padding-left="0.49mm" fo:padding-right="0.49mm" fo:padding-top="0.49mm"/>
    </style:style>
    <style:style style:family="table-cell" style:name="ad13cdb">
      <style:table-cell-properties fo:background-color="transparent" fo:border-bottom="none" fo:border-left="none" fo:border-right="1.76mm solid #e6e6e6" fo:border-top="none" fo:padding-bottom="0.49mm" fo:padding-left="0.49mm" fo:padding-right="0.49mm" fo:padding-top="0.49mm"/>
    </style:style>
    <style:style style:family="text" style:name="a8bc527" style:parent-style-name="xl_5f_font_5f_code">
      <style:text-properties style:text-position="sub"/>
    </style:style>
    <style:style style:family="table-cell" style:name="a3345b5">
      <style:table-cell-properties fo:background-color="transparent" fo:border-bottom="none" fo:border-left="none" fo:border-right="none" fo:border-top="none" fo:padding-bottom="0.49mm" fo:padding-left="0.49mm" fo:padding-right="0.49mm" fo:padding-top="0.49mm"/>
    </style:style>
    <style:style style:family="text" style:name="a80a38a">
      <style:text-properties style:font-name="Thorndale1" style:font-name-asian="Thorndale1" style:font-name-complex="Thorndale1"/>
    </style:style>
    <style:style style:family="text" style:name="a189026" style:parent-style-name="xl_5f_font_5f_code">
      <style:text-properties style:text-position="sub"/>
    </style:style>
    <style:style style:family="text" style:name="abb570d" style:parent-style-name="xl_5f_font_5f_code">
      <style:text-properties style:text-position="sub"/>
    </style:style>
    <style:style style:family="table-cell" style:name="a7603e2">
      <style:table-cell-properties fo:background-color="transparent" fo:border-bottom="none" fo:border-left="none" fo:border-right="none" fo:border-top="none" fo:padding-bottom="0.49mm" fo:padding-left="0.49mm" fo:padding-right="0.49mm" fo:padding-top="0.49mm"/>
    </style:style>
    <style:style style:family="table-cell" style:name="a0263c2">
      <style:table-cell-properties fo:background-color="transparent" fo:border-bottom="none" fo:border-left="none" fo:border-right="none" fo:border-top="none" fo:padding-bottom="0.49mm" fo:padding-left="0.49mm" fo:padding-right="0.49mm" fo:padding-top="0.49mm"/>
    </style:style>
    <style:style style:family="table-cell" style:name="aaf0043">
      <style:table-cell-properties fo:background-color="transparent" fo:border-bottom="none" fo:border-left="1.76mm solid #e6e6e6" fo:border-right="none" fo:border-top="none" fo:padding-bottom="0.49mm" fo:padding-left="0.49mm" fo:padding-right="0.49mm" fo:padding-top="0.49mm"/>
    </style:style>
    <style:style style:family="table-cell" style:name="a333a21">
      <style:table-cell-properties fo:background-color="transparent" fo:border-bottom="none" fo:border-left="none" fo:border-right="1.76mm solid #e6e6e6" fo:border-top="none" fo:padding-bottom="0.49mm" fo:padding-left="0.49mm" fo:padding-right="0.49mm" fo:padding-top="0.49mm"/>
    </style:style>
    <style:style style:family="text" style:name="ae93918" style:parent-style-name="xl_5f_font_5f_code">
      <style:text-properties style:text-position="sub"/>
    </style:style>
    <style:style style:family="table-cell" style:name="aedaaf3">
      <style:table-cell-properties fo:background-color="transparent" fo:border-bottom="none" fo:border-left="none" fo:border-right="none" fo:border-top="none" fo:padding-bottom="0.49mm" fo:padding-left="0.49mm" fo:padding-right="0.49mm" fo:padding-top="0.49mm"/>
    </style:style>
    <style:style style:family="text" style:name="a9bc760" style:parent-style-name="xl_5f_font_5f_code">
      <style:text-properties style:text-position="sub"/>
    </style:style>
    <style:style style:family="text" style:name="a973d84" style:parent-style-name="xl_5f_font_5f_code">
      <style:text-properties style:text-position="sub"/>
    </style:style>
    <style:style style:family="table-cell" style:name="a810c58">
      <style:table-cell-properties fo:background-color="transparent" fo:border-bottom="none" fo:border-left="none" fo:border-right="none" fo:border-top="none" fo:padding-bottom="0.49mm" fo:padding-left="0.49mm" fo:padding-right="0.49mm" fo:padding-top="0.49mm"/>
    </style:style>
    <style:style style:family="table-cell" style:name="a9bab4f">
      <style:table-cell-properties fo:background-color="transparent" fo:border-bottom="none" fo:border-left="none" fo:border-right="none" fo:border-top="none" fo:padding-bottom="0.49mm" fo:padding-left="0.49mm" fo:padding-right="0.49mm" fo:padding-top="0.49mm"/>
    </style:style>
    <style:style style:family="table-cell" style:name="a1c55a7">
      <style:table-cell-properties fo:background-color="transparent" fo:border-bottom="none" fo:border-left="1.76mm solid #e6e6e6" fo:border-right="none" fo:border-top="none" fo:padding-bottom="0.49mm" fo:padding-left="0.49mm" fo:padding-right="0.49mm" fo:padding-top="0.49mm"/>
    </style:style>
    <style:style style:family="table-cell" style:name="ace0a78">
      <style:table-cell-properties fo:background-color="transparent" fo:border-bottom="none" fo:border-left="none" fo:border-right="1.76mm solid #e6e6e6" fo:border-top="none" fo:padding-bottom="0.49mm" fo:padding-left="0.49mm" fo:padding-right="0.49mm" fo:padding-top="0.49mm"/>
    </style:style>
    <style:style style:family="text" style:name="a34fd9d" style:parent-style-name="xl_5f_font_5f_code">
      <style:text-properties style:text-position="sub"/>
    </style:style>
    <style:style style:family="table-cell" style:name="a3092af">
      <style:table-cell-properties fo:background-color="transparent" fo:border-bottom="none" fo:border-left="none" fo:border-right="none" fo:border-top="none" fo:padding-bottom="0.49mm" fo:padding-left="0.49mm" fo:padding-right="0.49mm" fo:padding-top="0.49mm"/>
    </style:style>
    <style:style style:family="text" style:name="ac14abf" style:parent-style-name="xl_5f_font_5f_code">
      <style:text-properties style:text-position="sub"/>
    </style:style>
    <style:style style:family="text" style:name="a65a657" style:parent-style-name="xl_5f_font_5f_code">
      <style:text-properties style:text-position="sub"/>
    </style:style>
    <style:style style:family="table-cell" style:name="af7d629">
      <style:table-cell-properties fo:background-color="transparent" fo:border-bottom="none" fo:border-left="none" fo:border-right="none" fo:border-top="none" fo:padding-bottom="0.49mm" fo:padding-left="0.49mm" fo:padding-right="0.49mm" fo:padding-top="0.49mm"/>
    </style:style>
    <style:style style:family="table-cell" style:name="af62414">
      <style:table-cell-properties fo:background-color="transparent" fo:border-bottom="none" fo:border-left="none" fo:border-right="none" fo:border-top="none" fo:padding-bottom="0.49mm" fo:padding-left="0.49mm" fo:padding-right="0.49mm" fo:padding-top="0.49mm"/>
    </style:style>
    <style:style style:family="table-cell" style:name="a970068">
      <style:table-cell-properties fo:background-color="transparent" fo:border-bottom="none" fo:border-left="1.76mm solid #e6e6e6" fo:border-right="none" fo:border-top="none" fo:padding-bottom="0.49mm" fo:padding-left="0.49mm" fo:padding-right="0.49mm" fo:padding-top="0.49mm"/>
    </style:style>
    <style:style style:family="table-cell" style:name="a1d3b18">
      <style:table-cell-properties fo:background-color="transparent" fo:border-bottom="none" fo:border-left="none" fo:border-right="1.76mm solid #e6e6e6" fo:border-top="none" fo:padding-bottom="0.49mm" fo:padding-left="0.49mm" fo:padding-right="0.49mm" fo:padding-top="0.49mm"/>
    </style:style>
    <style:style style:family="text" style:name="adb38e6" style:parent-style-name="xl_5f_font_5f_code">
      <style:text-properties style:text-position="sub"/>
    </style:style>
    <style:style style:family="table-cell" style:name="a334ebc">
      <style:table-cell-properties fo:background-color="transparent" fo:border-bottom="none" fo:border-left="none" fo:border-right="none" fo:border-top="none" fo:padding-bottom="0.49mm" fo:padding-left="0.49mm" fo:padding-right="0.49mm" fo:padding-top="0.49mm"/>
    </style:style>
    <style:style style:family="text" style:name="a46d413" style:parent-style-name="xl_5f_font_5f_code">
      <style:text-properties style:text-position="sub"/>
    </style:style>
    <style:style style:family="text" style:name="a462468" style:parent-style-name="xl_5f_font_5f_code">
      <style:text-properties style:text-position="sub"/>
    </style:style>
    <style:style style:family="table-cell" style:name="af520c7">
      <style:table-cell-properties fo:background-color="transparent" fo:border-bottom="none" fo:border-left="none" fo:border-right="none" fo:border-top="none" fo:padding-bottom="0.49mm" fo:padding-left="0.49mm" fo:padding-right="0.49mm" fo:padding-top="0.49mm"/>
    </style:style>
    <style:style style:family="table-cell" style:name="a2ee0b8">
      <style:table-cell-properties fo:background-color="transparent" fo:border-bottom="none" fo:border-left="none" fo:border-right="none" fo:border-top="none" fo:padding-bottom="0.49mm" fo:padding-left="0.49mm" fo:padding-right="0.49mm" fo:padding-top="0.49mm"/>
    </style:style>
    <style:style style:family="table-cell" style:name="a1e9da0">
      <style:table-cell-properties fo:background-color="transparent" fo:border-bottom="none" fo:border-left="1.76mm solid #e6e6e6" fo:border-right="none" fo:border-top="none" fo:padding-bottom="0.49mm" fo:padding-left="0.49mm" fo:padding-right="0.49mm" fo:padding-top="0.49mm"/>
    </style:style>
    <style:style style:family="table-cell" style:name="a247f56">
      <style:table-cell-properties fo:background-color="transparent" fo:border-bottom="none" fo:border-left="none" fo:border-right="1.76mm solid #e6e6e6" fo:border-top="none" fo:padding-bottom="0.49mm" fo:padding-left="0.49mm" fo:padding-right="0.49mm" fo:padding-top="0.49mm"/>
    </style:style>
    <style:style style:family="text" style:name="a19db4f" style:parent-style-name="xl_5f_font_5f_code">
      <style:text-properties style:text-position="sub"/>
    </style:style>
    <style:style style:family="table-cell" style:name="a9db323">
      <style:table-cell-properties fo:background-color="transparent" fo:border-bottom="none" fo:border-left="none" fo:border-right="none" fo:border-top="none" fo:padding-bottom="0.49mm" fo:padding-left="0.49mm" fo:padding-right="0.49mm" fo:padding-top="0.49mm"/>
    </style:style>
    <style:style style:family="text" style:name="a24011b" style:parent-style-name="xl_5f_font_5f_code">
      <style:text-properties style:text-position="sub"/>
    </style:style>
    <style:style style:family="text" style:name="a65ba81" style:parent-style-name="xl_5f_font_5f_code">
      <style:text-properties style:text-position="sub"/>
    </style:style>
    <style:style style:family="table-cell" style:name="ab14d10">
      <style:table-cell-properties fo:background-color="transparent" fo:border-bottom="none" fo:border-left="none" fo:border-right="none" fo:border-top="none" fo:padding-bottom="0.49mm" fo:padding-left="0.49mm" fo:padding-right="0.49mm" fo:padding-top="0.49mm"/>
    </style:style>
    <style:style style:family="table-cell" style:name="a46ede0">
      <style:table-cell-properties fo:background-color="transparent" fo:border-bottom="none" fo:border-left="none" fo:border-right="none" fo:border-top="none" fo:padding-bottom="0.49mm" fo:padding-left="0.49mm" fo:padding-right="0.49mm" fo:padding-top="0.49mm"/>
    </style:style>
    <style:style style:family="table-cell" style:name="ac98991">
      <style:table-cell-properties fo:background-color="transparent" fo:border-bottom="none" fo:border-left="1.76mm solid #e6e6e6" fo:border-right="none" fo:border-top="none" fo:padding-bottom="0.49mm" fo:padding-left="0.49mm" fo:padding-right="0.49mm" fo:padding-top="0.49mm"/>
    </style:style>
    <style:style style:family="table-cell" style:name="a29e4e9">
      <style:table-cell-properties fo:background-color="transparent" fo:border-bottom="none" fo:border-left="none" fo:border-right="1.76mm solid #e6e6e6" fo:border-top="none" fo:padding-bottom="0.49mm" fo:padding-left="0.49mm" fo:padding-right="0.49mm" fo:padding-top="0.49mm"/>
    </style:style>
    <style:style style:family="text" style:name="ada8e53" style:parent-style-name="xl_5f_font_5f_code">
      <style:text-properties style:text-position="sub"/>
    </style:style>
    <style:style style:family="table-cell" style:name="a2b40e7">
      <style:table-cell-properties fo:background-color="transparent" fo:border-bottom="none" fo:border-left="none" fo:border-right="none" fo:border-top="none" fo:padding-bottom="0.49mm" fo:padding-left="0.49mm" fo:padding-right="0.49mm" fo:padding-top="0.49mm"/>
    </style:style>
    <style:style style:family="text" style:name="a83baf7" style:parent-style-name="xl_5f_font_5f_code">
      <style:text-properties style:text-position="sub"/>
    </style:style>
    <style:style style:family="text" style:name="afab940" style:parent-style-name="xl_5f_font_5f_code">
      <style:text-properties style:text-position="sub"/>
    </style:style>
    <style:style style:family="table-cell" style:name="ab52dbd">
      <style:table-cell-properties fo:background-color="transparent" fo:border-bottom="none" fo:border-left="none" fo:border-right="none" fo:border-top="none" fo:padding-bottom="0.49mm" fo:padding-left="0.49mm" fo:padding-right="0.49mm" fo:padding-top="0.49mm"/>
    </style:style>
    <style:style style:family="table-cell" style:name="af63127">
      <style:table-cell-properties fo:background-color="transparent" fo:border-bottom="none" fo:border-left="none" fo:border-right="none" fo:border-top="none" fo:padding-bottom="0.49mm" fo:padding-left="0.49mm" fo:padding-right="0.49mm" fo:padding-top="0.49mm"/>
    </style:style>
    <style:style style:family="table-cell" style:name="a5c8917">
      <style:table-cell-properties fo:background-color="transparent" fo:border-bottom="none" fo:border-left="1.76mm solid #e6e6e6" fo:border-right="none" fo:border-top="none" fo:padding-bottom="0.49mm" fo:padding-left="0.49mm" fo:padding-right="0.49mm" fo:padding-top="0.49mm"/>
    </style:style>
    <style:style style:family="table-cell" style:name="a61a3d6">
      <style:table-cell-properties fo:background-color="transparent" fo:border-bottom="none" fo:border-left="none" fo:border-right="1.76mm solid #e6e6e6" fo:border-top="none" fo:padding-bottom="0.49mm" fo:padding-left="0.49mm" fo:padding-right="0.49mm" fo:padding-top="0.49mm"/>
    </style:style>
    <style:style style:family="text" style:name="a03a708" style:parent-style-name="xl_5f_font_5f_code">
      <style:text-properties style:text-position="sub"/>
    </style:style>
    <style:style style:family="table-cell" style:name="af2d6f5">
      <style:table-cell-properties fo:background-color="transparent" fo:border-bottom="none" fo:border-left="none" fo:border-right="none" fo:border-top="none" fo:padding-bottom="0.49mm" fo:padding-left="0.49mm" fo:padding-right="0.49mm" fo:padding-top="0.49mm"/>
    </style:style>
    <style:style style:family="text" style:name="abbe198" style:parent-style-name="xl_5f_font_5f_code">
      <style:text-properties style:text-position="sub"/>
    </style:style>
    <style:style style:family="text" style:name="a9c410c" style:parent-style-name="xl_5f_font_5f_code">
      <style:text-properties style:text-position="sub"/>
    </style:style>
    <style:style style:family="table-cell" style:name="a6edbd4">
      <style:table-cell-properties fo:background-color="transparent" fo:border-bottom="none" fo:border-left="none" fo:border-right="none" fo:border-top="none" fo:padding-bottom="0.49mm" fo:padding-left="0.49mm" fo:padding-right="0.49mm" fo:padding-top="0.49mm"/>
    </style:style>
    <style:style style:family="table-cell" style:name="a27ac0c">
      <style:table-cell-properties fo:background-color="transparent" fo:border-bottom="none" fo:border-left="none" fo:border-right="none" fo:border-top="none" fo:padding-bottom="0.49mm" fo:padding-left="0.49mm" fo:padding-right="0.49mm" fo:padding-top="0.49mm"/>
    </style:style>
    <style:style style:family="table-cell" style:name="aec3712">
      <style:table-cell-properties fo:background-color="transparent" fo:border-bottom="none" fo:border-left="1.76mm solid #e6e6e6" fo:border-right="none" fo:border-top="none" fo:padding-bottom="0.49mm" fo:padding-left="0.49mm" fo:padding-right="0.49mm" fo:padding-top="0.49mm"/>
    </style:style>
    <style:style style:family="table-cell" style:name="a351260">
      <style:table-cell-properties fo:background-color="transparent" fo:border-bottom="none" fo:border-left="none" fo:border-right="1.76mm solid #e6e6e6" fo:border-top="none" fo:padding-bottom="0.49mm" fo:padding-left="0.49mm" fo:padding-right="0.49mm" fo:padding-top="0.49mm"/>
    </style:style>
    <style:style style:family="text" style:name="a7e9c80" style:parent-style-name="xl_5f_font_5f_code">
      <style:text-properties style:text-position="sub"/>
    </style:style>
    <style:style style:family="table-cell" style:name="a9f4717">
      <style:table-cell-properties fo:background-color="transparent" fo:border-bottom="none" fo:border-left="none" fo:border-right="none" fo:border-top="none" fo:padding-bottom="0.49mm" fo:padding-left="0.49mm" fo:padding-right="0.49mm" fo:padding-top="0.49mm"/>
    </style:style>
    <style:style style:family="text" style:name="a6a3b2f" style:parent-style-name="xl_5f_font_5f_code">
      <style:text-properties style:text-position="sub"/>
    </style:style>
    <style:style style:family="text" style:name="a046800" style:parent-style-name="xl_5f_font_5f_code">
      <style:text-properties style:text-position="sub"/>
    </style:style>
    <style:style style:family="table-cell" style:name="adf8f17">
      <style:table-cell-properties fo:background-color="transparent" fo:border-bottom="none" fo:border-left="none" fo:border-right="none" fo:border-top="none" fo:padding-bottom="0.49mm" fo:padding-left="0.49mm" fo:padding-right="0.49mm" fo:padding-top="0.49mm"/>
    </style:style>
    <style:style style:family="table-cell" style:name="a3e22db">
      <style:table-cell-properties fo:background-color="transparent" fo:border-bottom="none" fo:border-left="none" fo:border-right="none" fo:border-top="none" fo:padding-bottom="0.49mm" fo:padding-left="0.49mm" fo:padding-right="0.49mm" fo:padding-top="0.49mm"/>
    </style:style>
    <style:style style:family="table-cell" style:name="acf35df">
      <style:table-cell-properties fo:background-color="transparent" fo:border-bottom="none" fo:border-left="1.76mm solid #e6e6e6" fo:border-right="none" fo:border-top="none" fo:padding-bottom="0.49mm" fo:padding-left="0.49mm" fo:padding-right="0.49mm" fo:padding-top="0.49mm"/>
    </style:style>
    <style:style style:family="table-cell" style:name="a53bcf6">
      <style:table-cell-properties fo:background-color="transparent" fo:border-bottom="none" fo:border-left="none" fo:border-right="1.76mm solid #e6e6e6" fo:border-top="none" fo:padding-bottom="0.49mm" fo:padding-left="0.49mm" fo:padding-right="0.49mm" fo:padding-top="0.49mm"/>
    </style:style>
    <style:style style:family="text" style:name="acb0249" style:parent-style-name="xl_5f_font_5f_code">
      <style:text-properties style:text-position="sub"/>
    </style:style>
    <style:style style:family="table-cell" style:name="ad7cedc">
      <style:table-cell-properties fo:background-color="transparent" fo:border-bottom="none" fo:border-left="none" fo:border-right="none" fo:border-top="none" fo:padding-bottom="0.49mm" fo:padding-left="0.49mm" fo:padding-right="0.49mm" fo:padding-top="0.49mm"/>
    </style:style>
    <style:style style:family="text" style:name="a1da79d" style:parent-style-name="xl_5f_font_5f_code">
      <style:text-properties style:text-position="sub"/>
    </style:style>
    <style:style style:family="text" style:name="a8c03dd" style:parent-style-name="xl_5f_font_5f_code">
      <style:text-properties style:text-position="sub"/>
    </style:style>
    <style:style style:family="table-cell" style:name="a597a77">
      <style:table-cell-properties fo:background-color="transparent" fo:border-bottom="none" fo:border-left="none" fo:border-right="none" fo:border-top="none" fo:padding-bottom="0.49mm" fo:padding-left="0.49mm" fo:padding-right="0.49mm" fo:padding-top="0.49mm"/>
    </style:style>
    <style:style style:family="table-cell" style:name="a8027a5">
      <style:table-cell-properties fo:background-color="transparent" fo:border-bottom="none" fo:border-left="none" fo:border-right="none" fo:border-top="none" fo:padding-bottom="0.49mm" fo:padding-left="0.49mm" fo:padding-right="0.49mm" fo:padding-top="0.49mm"/>
    </style:style>
    <style:style style:family="table-cell" style:name="a6824c0">
      <style:table-cell-properties fo:background-color="transparent" fo:border-bottom="none" fo:border-left="1.76mm solid #e6e6e6" fo:border-right="none" fo:border-top="none" fo:padding-bottom="0.49mm" fo:padding-left="0.49mm" fo:padding-right="0.49mm" fo:padding-top="0.49mm"/>
    </style:style>
    <style:style style:family="table-cell" style:name="afda228">
      <style:table-cell-properties fo:background-color="transparent" fo:border-bottom="none" fo:border-left="none" fo:border-right="1.76mm solid #e6e6e6" fo:border-top="none" fo:padding-bottom="0.49mm" fo:padding-left="0.49mm" fo:padding-right="0.49mm" fo:padding-top="0.49mm"/>
    </style:style>
    <style:style style:family="text" style:name="a3506cf" style:parent-style-name="xl_5f_font_5f_code">
      <style:text-properties style:text-position="sub"/>
    </style:style>
    <style:style style:family="table-cell" style:name="a577491">
      <style:table-cell-properties fo:background-color="transparent" fo:border-bottom="none" fo:border-left="none" fo:border-right="none" fo:border-top="none" fo:padding-bottom="0.49mm" fo:padding-left="0.49mm" fo:padding-right="0.49mm" fo:padding-top="0.49mm"/>
    </style:style>
    <style:style style:family="text" style:name="a3297e3" style:parent-style-name="xl_5f_font_5f_code">
      <style:text-properties style:text-position="sub"/>
    </style:style>
    <style:style style:family="text" style:name="aef17fc" style:parent-style-name="xl_5f_font_5f_code">
      <style:text-properties style:text-position="sub"/>
    </style:style>
    <style:style style:family="table-cell" style:name="a84ac7b">
      <style:table-cell-properties fo:background-color="transparent" fo:border-bottom="none" fo:border-left="none" fo:border-right="none" fo:border-top="none" fo:padding-bottom="0.49mm" fo:padding-left="0.49mm" fo:padding-right="0.49mm" fo:padding-top="0.49mm"/>
    </style:style>
    <style:style style:family="table-cell" style:name="a4a892f">
      <style:table-cell-properties fo:background-color="transparent" fo:border-bottom="none" fo:border-left="none" fo:border-right="none" fo:border-top="none" fo:padding-bottom="0.49mm" fo:padding-left="0.49mm" fo:padding-right="0.49mm" fo:padding-top="0.49mm"/>
    </style:style>
    <style:style style:family="table-cell" style:name="a8e5951">
      <style:table-cell-properties fo:background-color="transparent" fo:border-bottom="none" fo:border-left="1.76mm solid #e6e6e6" fo:border-right="none" fo:border-top="none" fo:padding-bottom="0.49mm" fo:padding-left="0.49mm" fo:padding-right="0.49mm" fo:padding-top="0.49mm"/>
    </style:style>
    <style:style style:family="table-cell" style:name="a359294">
      <style:table-cell-properties fo:background-color="transparent" fo:border-bottom="none" fo:border-left="none" fo:border-right="1.76mm solid #e6e6e6" fo:border-top="none" fo:padding-bottom="0.49mm" fo:padding-left="0.49mm" fo:padding-right="0.49mm" fo:padding-top="0.49mm"/>
    </style:style>
    <style:style style:family="text" style:name="a0675d7" style:parent-style-name="xl_5f_font_5f_code">
      <style:text-properties style:text-position="sub"/>
    </style:style>
    <style:style style:family="table-cell" style:name="a72482d">
      <style:table-cell-properties fo:background-color="transparent" fo:border-bottom="none" fo:border-left="none" fo:border-right="none" fo:border-top="none" fo:padding-bottom="0.49mm" fo:padding-left="0.49mm" fo:padding-right="0.49mm" fo:padding-top="0.49mm"/>
    </style:style>
    <style:style style:family="table-cell" style:name="ac9c991">
      <style:table-cell-properties fo:background-color="transparent" fo:border-bottom="none" fo:border-left="none" fo:border-right="none" fo:border-top="none" fo:padding-bottom="0.49mm" fo:padding-left="0.49mm" fo:padding-right="0.49mm" fo:padding-top="0.49mm"/>
    </style:style>
    <style:style style:family="table-cell" style:name="a28e73c">
      <style:table-cell-properties fo:background-color="transparent" fo:border-bottom="none" fo:border-left="none" fo:border-right="none" fo:border-top="none" fo:padding-bottom="0.49mm" fo:padding-left="0.49mm" fo:padding-right="0.49mm" fo:padding-top="0.49mm"/>
    </style:style>
    <style:style style:family="table-cell" style:name="a21f3be">
      <style:table-cell-properties fo:background-color="transparent" fo:border-bottom="none" fo:border-left="1.76mm solid #e6e6e6" fo:border-right="none" fo:border-top="none" fo:padding-bottom="0.49mm" fo:padding-left="0.49mm" fo:padding-right="0.49mm" fo:padding-top="0.49mm"/>
    </style:style>
    <style:style style:family="table-cell" style:name="ae825dc">
      <style:table-cell-properties fo:background-color="transparent" fo:border-bottom="none" fo:border-left="none" fo:border-right="1.76mm solid #e6e6e6" fo:border-top="none" fo:padding-bottom="0.49mm" fo:padding-left="0.49mm" fo:padding-right="0.49mm" fo:padding-top="0.49mm"/>
    </style:style>
    <style:style style:family="table-cell" style:name="a9c5cf5">
      <style:table-cell-properties fo:background-color="#e6e6e6" fo:border-bottom="0.02mm solid #000000" fo:border-left="none" fo:border-right="none" fo:border-top="0.02mm solid #000000" fo:padding-bottom="0.49mm" fo:padding-left="0.49mm" fo:padding-right="0.49mm" fo:padding-top="0.49mm"/>
    </style:style>
    <style:style style:family="table-cell" style:name="acab4d5">
      <style:table-cell-properties fo:background-color="#e6e6e6" fo:border-bottom="0.02mm solid #000000" fo:border-left="none" fo:border-right="none" fo:border-top="0.02mm solid #000000" fo:padding-bottom="0.49mm" fo:padding-left="0.49mm" fo:padding-right="0.49mm" fo:padding-top="0.49mm"/>
    </style:style>
    <style:style style:family="table-cell" style:name="a493ee7">
      <style:table-cell-properties fo:background-color="#e6e6e6" fo:border-bottom="0.02mm solid #000000" fo:border-left="none" fo:border-right="none" fo:border-top="0.02mm solid #000000" fo:padding-bottom="0.49mm" fo:padding-left="0.49mm" fo:padding-right="0.49mm" fo:padding-top="0.49mm"/>
    </style:style>
    <style:style style:family="table-cell" style:name="a078840">
      <style:table-cell-properties fo:background-color="transparent" fo:border-bottom="none" fo:border-left="1.76mm solid #e6e6e6" fo:border-right="none" fo:border-top="none" fo:padding-bottom="0.49mm" fo:padding-left="0.49mm" fo:padding-right="0.49mm" fo:padding-top="0.49mm"/>
    </style:style>
    <style:style style:family="table-cell" style:name="a00463d">
      <style:table-cell-properties fo:background-color="transparent" fo:border-bottom="none" fo:border-left="none" fo:border-right="1.76mm solid #e6e6e6" fo:border-top="0.35mm solid #e6e6e6" fo:padding-bottom="0.49mm" fo:padding-left="0.49mm" fo:padding-right="0.49mm" fo:padding-top="0.49mm"/>
    </style:style>
    <style:style style:family="text" style:name="a76a9f0">
      <style:text-properties fo:font-size="10.0pt" fo:font-style="normal" fo:font-weight="normal" style:font-name="Albany" style:font-name-asian="Albany" style:font-name-complex="Albany" style:font-size-asian="10.0pt" style:font-style-asian="normal" style:font-style-complex="normal" style:font-weight-asian="normal" style:font-weight-complex="normal" style:text-underline-style="none"/>
    </style:style>
    <style:style style:family="text" style:name="a42c750" style:parent-style-name="xl_5f_font_5f_code">
      <style:text-properties fo:font-size="10.0pt" fo:font-style="normal" fo:font-weight="normal" style:font-name="Cumberland" style:font-name-asian="Albany" style:font-name-complex="Albany" style:font-size-asian="10.0pt" style:font-style-asian="normal" style:font-style-complex="normal" style:font-weight-asian="normal" style:font-weight-complex="normal" style:text-position="sub" style:text-underline-style="none"/>
    </style:style>
    <style:style style:family="text" style:name="a2e22a8" style:parent-style-name="xl_5f_font_5f_code">
      <style:text-properties fo:font-size="10.0pt" fo:font-style="normal" fo:font-weight="normal" style:font-name="Cumberland" style:font-name-asian="Albany" style:font-name-complex="Albany" style:font-size-asian="10.0pt" style:font-style-asian="normal" style:font-style-complex="normal" style:font-weight-asian="normal" style:font-weight-complex="normal" style:text-underline-style="none"/>
    </style:style>
    <style:style style:family="table-cell" style:name="a6b2e4a">
      <style:table-cell-properties fo:background-color="transparent" fo:border-bottom="none" fo:border-left="none" fo:border-right="none" fo:border-top="0.35mm solid #e6e6e6" fo:padding-bottom="0.49mm" fo:padding-left="0.49mm" fo:padding-right="0.49mm" fo:padding-top="0.49mm"/>
    </style:style>
    <style:style style:family="table-cell" style:name="a682d75">
      <style:table-cell-properties fo:background-color="transparent" fo:border-bottom="none" fo:border-left="1.76mm solid #e6e6e6" fo:border-right="none" fo:border-top="0.35mm solid #e6e6e6" fo:padding-bottom="0.49mm" fo:padding-left="0.49mm" fo:padding-right="0.49mm" fo:padding-top="0.49mm"/>
    </style:style>
    <style:style style:family="table-column" style:name="af27fb9">
      <style:table-column-properties style:rel-column-width="1920*"/>
    </style:style>
    <style:style style:family="table-column" style:name="a1faae5">
      <style:table-column-properties style:rel-column-width="18340*"/>
    </style:style>
    <style:style style:family="table-column" style:name="acfa6e4">
      <style:table-column-properties style:rel-column-width="24086*"/>
    </style:style>
    <style:style style:family="table-column" style:name="acfe7d5">
      <style:table-column-properties style:rel-column-width="19272*"/>
    </style:style>
    <style:style style:family="table-column" style:name="aed3332">
      <style:table-column-properties style:rel-column-width="1917*"/>
    </style:style>
    <style:style style:family="table" style:name="a3b8608">
      <style:table-properties fo:margin-bottom="1.99mm" fo:margin-top="0.0mm" style:width="17.002cm" table:align="left"/>
    </style:style>
    <style:style style:family="paragraph" style:list-style-name="xl_5f_numbering_5f_bullet" style:name="ac14690" style:parent-style-name="xl_5f_list_5f_bullet_5f_last">
      <style:paragraph-properties/>
    </style:style>
    <style:style style:family="paragraph" style:list-style-name="xl_5f_numbering_5f_bullet" style:name="a19eadb" style:parent-style-name="xl_5f_list_5f_bullet">
      <style:paragraph-properties/>
    </style:style>
    <style:style style:family="paragraph" style:list-style-name="xl_5f_numbering_5f_bullet" style:name="a8d12b1" style:parent-style-name="xl_5f_list_5f_bullet">
      <style:paragraph-properties/>
    </style:style>
    <style:style style:family="text" style:name="ab54ab0">
      <style:text-properties style:text-position="super"/>
    </style:style>
    <style:style style:family="paragraph" style:name="a3d9b6d" style:parent-style-name="xl_5f_headline_5f_level3">
      <style:paragraph-properties/>
    </style:style>
    <style:style style:family="text" style:name="a6375fb">
      <style:text-properties fo:font-size="8.0pt" style:font-name="StarSymbol2" style:font-name-asian="StarSymbol2" style:font-name-complex="StarSymbol2"/>
    </style:style>
    <style:style style:family="text" style:name="a62c8c1">
      <style:text-properties fo:font-size="8.0pt" style:font-name="StarSymbol2" style:font-name-asian="StarSymbol2" style:font-name-complex="StarSymbol2"/>
    </style:style>
    <style:style style:family="text" style:name="afb36eb">
      <style:text-properties fo:font-size="8.0pt" style:font-name="StarSymbol2" style:font-name-asian="StarSymbol2" style:font-name-complex="StarSymbol2"/>
    </style:style>
    <style:style style:family="text" style:name="afc6327">
      <style:text-properties fo:font-size="8.0pt" style:font-name="StarSymbol2" style:font-name-asian="StarSymbol2" style:font-name-complex="StarSymbol2"/>
    </style:style>
    <style:style style:family="paragraph" style:name="af5953d" style:parent-style-name="xl_5f_headline_5f_level3">
      <style:paragraph-properties/>
    </style:style>
    <style:style style:family="table-cell" style:name="abaa13f">
      <style:table-cell-properties fo:background-color="transparent" fo:border-bottom="0.02mm solid #000000" fo:border-left="none" fo:border-right="none" fo:border-top="none" fo:padding-bottom="0.49mm" fo:padding-left="0.49mm" fo:padding-right="0.49mm" fo:padding-top="0.49mm"/>
    </style:style>
    <style:style style:family="table-cell" style:name="a67f7a4">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c1b606">
      <style:table-cell-properties fo:background-color="transparent" fo:border-bottom="0.02mm solid #000000" fo:border-left="none" fo:border-right="none" fo:border-top="none" fo:padding-bottom="0.49mm" fo:padding-left="0.49mm" fo:padding-right="0.49mm" fo:padding-top="0.49mm" style:vertical-align="top"/>
    </style:style>
    <style:style style:family="text" style:name="ae818b8">
      <style:text-properties fo:font-size="8.0pt" style:font-name="StarSymbol2" style:font-name-asian="StarSymbol2" style:font-name-complex="StarSymbol2"/>
    </style:style>
    <style:style style:family="text" style:name="a819324">
      <style:text-properties fo:font-size="8.0pt" style:font-name="StarSymbol2" style:font-name-asian="StarSymbol2" style:font-name-complex="StarSymbol2"/>
    </style:style>
    <style:style style:family="table-cell" style:name="a475fa0">
      <style:table-cell-properties fo:background-color="transparent" fo:border-bottom="none" fo:border-left="none" fo:border-right="none" fo:border-top="none" fo:padding-bottom="0.49mm" fo:padding-left="0.49mm" fo:padding-right="0.49mm" fo:padding-top="0.49mm"/>
    </style:style>
    <style:style style:family="table-cell" style:name="afd12f3">
      <style:table-cell-properties fo:background-color="transparent" fo:border-bottom="none" fo:border-left="none" fo:border-right="none" fo:border-top="none" fo:padding-bottom="0.49mm" fo:padding-left="0.49mm" fo:padding-right="0.49mm" fo:padding-top="0.49mm" style:vertical-align="top"/>
    </style:style>
    <style:style style:family="table-cell" style:name="ad6a293">
      <style:table-cell-properties fo:background-color="transparent" fo:border-bottom="none" fo:border-left="none" fo:border-right="none" fo:border-top="none" fo:padding-bottom="0.49mm" fo:padding-left="0.49mm" fo:padding-right="0.49mm" fo:padding-top="0.49mm" style:vertical-align="top"/>
    </style:style>
    <style:style style:family="text" style:name="a223a5e">
      <style:text-properties fo:font-size="8.0pt" style:font-name="StarSymbol2" style:font-name-asian="StarSymbol2" style:font-name-complex="StarSymbol2"/>
    </style:style>
    <style:style style:family="text" style:name="a17ec17">
      <style:text-properties fo:font-size="8.0pt" style:font-name="StarSymbol2" style:font-name-asian="StarSymbol2" style:font-name-complex="StarSymbol2"/>
    </style:style>
    <style:style style:family="table-cell" style:name="a087aa6">
      <style:table-cell-properties fo:background-color="transparent" fo:border-bottom="none" fo:border-left="none" fo:border-right="none" fo:border-top="none" fo:padding-bottom="0.49mm" fo:padding-left="0.49mm" fo:padding-right="0.49mm" fo:padding-top="0.49mm"/>
    </style:style>
    <style:style style:family="table-cell" style:name="acfc99d">
      <style:table-cell-properties fo:background-color="transparent" fo:border-bottom="none" fo:border-left="none" fo:border-right="none" fo:border-top="none" fo:padding-bottom="0.49mm" fo:padding-left="0.49mm" fo:padding-right="0.49mm" fo:padding-top="0.49mm" style:vertical-align="top"/>
    </style:style>
    <style:style style:family="table-cell" style:name="af60fbe">
      <style:table-cell-properties fo:background-color="transparent" fo:border-bottom="none" fo:border-left="none" fo:border-right="none" fo:border-top="none" fo:padding-bottom="0.49mm" fo:padding-left="0.49mm" fo:padding-right="0.49mm" fo:padding-top="0.49mm" style:vertical-align="top"/>
    </style:style>
    <style:style style:family="text" style:name="acd34c6">
      <style:text-properties fo:font-size="8.0pt" style:font-name="StarSymbol2" style:font-name-asian="StarSymbol2" style:font-name-complex="StarSymbol2"/>
    </style:style>
    <style:style style:family="table-cell" style:name="a9b07d1">
      <style:table-cell-properties fo:background-color="transparent" fo:border-bottom="none" fo:border-left="none" fo:border-right="none" fo:border-top="none" fo:padding-bottom="0.49mm" fo:padding-left="0.49mm" fo:padding-right="0.49mm" fo:padding-top="0.49mm"/>
    </style:style>
    <style:style style:family="table-cell" style:name="a5c8e7d">
      <style:table-cell-properties fo:background-color="transparent" fo:border-bottom="none" fo:border-left="none" fo:border-right="none" fo:border-top="none" fo:padding-bottom="0.49mm" fo:padding-left="0.49mm" fo:padding-right="0.49mm" fo:padding-top="0.49mm" style:vertical-align="top"/>
    </style:style>
    <style:style style:family="table-cell" style:name="aa36cf8">
      <style:table-cell-properties fo:background-color="transparent" fo:border-bottom="none" fo:border-left="none" fo:border-right="none" fo:border-top="none" fo:padding-bottom="0.49mm" fo:padding-left="0.49mm" fo:padding-right="0.49mm" fo:padding-top="0.49mm" style:vertical-align="top"/>
    </style:style>
    <style:style style:family="text" style:name="aa9a5ad">
      <style:text-properties fo:font-size="8.0pt" style:font-name="StarSymbol2" style:font-name-asian="StarSymbol2" style:font-name-complex="StarSymbol2"/>
    </style:style>
    <style:style style:family="table-cell" style:name="a7ab26d">
      <style:table-cell-properties fo:background-color="transparent" fo:border-bottom="none" fo:border-left="none" fo:border-right="none" fo:border-top="none" fo:padding-bottom="0.49mm" fo:padding-left="0.49mm" fo:padding-right="0.49mm" fo:padding-top="0.49mm"/>
    </style:style>
    <style:style style:family="table-cell" style:name="aaca15c">
      <style:table-cell-properties fo:background-color="transparent" fo:border-bottom="none" fo:border-left="none" fo:border-right="none" fo:border-top="none" fo:padding-bottom="0.49mm" fo:padding-left="0.49mm" fo:padding-right="0.49mm" fo:padding-top="0.49mm" style:vertical-align="top"/>
    </style:style>
    <style:style style:family="table-cell" style:name="a352aa3">
      <style:table-cell-properties fo:background-color="transparent" fo:border-bottom="none" fo:border-left="none" fo:border-right="none" fo:border-top="none" fo:padding-bottom="0.49mm" fo:padding-left="0.49mm" fo:padding-right="0.49mm" fo:padding-top="0.49mm" style:vertical-align="top"/>
    </style:style>
    <style:style style:family="table-cell" style:name="a102042">
      <style:table-cell-properties fo:background-color="transparent" fo:border-bottom="none" fo:border-left="none" fo:border-right="none" fo:border-top="none" fo:padding-bottom="0.49mm" fo:padding-left="0.49mm" fo:padding-right="0.49mm" fo:padding-top="0.49mm"/>
    </style:style>
    <style:style style:family="table-cell" style:name="a292c06">
      <style:table-cell-properties fo:background-color="transparent" fo:border-bottom="none" fo:border-left="none" fo:border-right="none" fo:border-top="none" fo:padding-bottom="0.49mm" fo:padding-left="0.49mm" fo:padding-right="0.49mm" fo:padding-top="0.49mm" style:vertical-align="top"/>
    </style:style>
    <style:style style:family="table-cell" style:name="a9a363b">
      <style:table-cell-properties fo:background-color="transparent" fo:border-bottom="none" fo:border-left="none" fo:border-right="none" fo:border-top="none" fo:padding-bottom="0.49mm" fo:padding-left="0.49mm" fo:padding-right="0.49mm" fo:padding-top="0.49mm" style:vertical-align="top"/>
    </style:style>
    <style:style style:family="table-cell" style:name="ae4e65e">
      <style:table-cell-properties fo:background-color="transparent" fo:border-bottom="none" fo:border-left="none" fo:border-right="none" fo:border-top="none" fo:padding-bottom="0.49mm" fo:padding-left="0.49mm" fo:padding-right="0.49mm" fo:padding-top="0.49mm"/>
    </style:style>
    <style:style style:family="table-cell" style:name="a706246">
      <style:table-cell-properties fo:background-color="transparent" fo:border-bottom="none" fo:border-left="none" fo:border-right="none" fo:border-top="none" fo:padding-bottom="0.49mm" fo:padding-left="0.49mm" fo:padding-right="0.49mm" fo:padding-top="0.49mm" style:vertical-align="top"/>
    </style:style>
    <style:style style:family="table-cell" style:name="a300320">
      <style:table-cell-properties fo:background-color="transparent" fo:border-bottom="none" fo:border-left="none" fo:border-right="none" fo:border-top="none" fo:padding-bottom="0.49mm" fo:padding-left="0.49mm" fo:padding-right="0.49mm" fo:padding-top="0.49mm" style:vertical-align="top"/>
    </style:style>
    <style:style style:family="text" style:name="a5665c0">
      <style:text-properties fo:font-size="8.0pt" style:font-name="StarSymbol2" style:font-name-asian="StarSymbol2" style:font-name-complex="StarSymbol2"/>
    </style:style>
    <style:style style:family="paragraph" style:name="a753efc" style:parent-style-name="xl_5f_table_5f_text">
      <style:paragraph-properties>
        <style:tab-stops>
          <style:tab-stop style:position="3.81cm"/>
        </style:tab-stops>
      </style:paragraph-properties>
      <style:text-properties/>
    </style:style>
    <style:style style:family="table-cell" style:name="a2b5027">
      <style:table-cell-properties fo:background-color="transparent" fo:border-bottom="none" fo:border-left="none" fo:border-right="none" fo:border-top="none" fo:padding-bottom="0.49mm" fo:padding-left="0.49mm" fo:padding-right="0.49mm" fo:padding-top="0.49mm"/>
    </style:style>
    <style:style style:family="table-cell" style:name="ad07bad">
      <style:table-cell-properties fo:background-color="transparent" fo:border-bottom="none" fo:border-left="none" fo:border-right="none" fo:border-top="none" fo:padding-bottom="0.49mm" fo:padding-left="0.49mm" fo:padding-right="0.49mm" fo:padding-top="0.49mm" style:vertical-align="top"/>
    </style:style>
    <style:style style:family="table-cell" style:name="a2558a0">
      <style:table-cell-properties fo:background-color="transparent" fo:border-bottom="none" fo:border-left="none" fo:border-right="none" fo:border-top="none" fo:padding-bottom="0.49mm" fo:padding-left="0.49mm" fo:padding-right="0.49mm" fo:padding-top="0.49mm" style:vertical-align="top"/>
    </style:style>
    <style:style style:family="text" style:name="a9594b8">
      <style:text-properties fo:font-size="8.0pt" style:font-name="StarSymbol2" style:font-name-asian="StarSymbol2" style:font-name-complex="StarSymbol2"/>
    </style:style>
    <style:style style:family="paragraph" style:name="afe80e9" style:parent-style-name="xl_5f_table_5f_text">
      <style:paragraph-properties>
        <style:tab-stops>
          <style:tab-stop style:position="3.81cm"/>
        </style:tab-stops>
      </style:paragraph-properties>
      <style:text-properties/>
    </style:style>
    <style:style style:family="table-cell" style:name="a33ca91">
      <style:table-cell-properties fo:background-color="transparent" fo:border-bottom="none" fo:border-left="none" fo:border-right="none" fo:border-top="none" fo:padding-bottom="0.49mm" fo:padding-left="0.49mm" fo:padding-right="0.49mm" fo:padding-top="0.49mm"/>
    </style:style>
    <style:style style:family="table-cell" style:name="a9fbb97">
      <style:table-cell-properties fo:background-color="transparent" fo:border-bottom="none" fo:border-left="none" fo:border-right="none" fo:border-top="none" fo:padding-bottom="0.49mm" fo:padding-left="0.49mm" fo:padding-right="0.49mm" fo:padding-top="0.49mm" style:vertical-align="top"/>
    </style:style>
    <style:style style:family="table-cell" style:name="a1d1b85">
      <style:table-cell-properties fo:background-color="transparent" fo:border-bottom="none" fo:border-left="none" fo:border-right="none" fo:border-top="none" fo:padding-bottom="0.49mm" fo:padding-left="0.49mm" fo:padding-right="0.49mm" fo:padding-top="0.49mm" style:vertical-align="top"/>
    </style:style>
    <style:style style:family="text" style:name="a30a9ad">
      <style:text-properties fo:font-size="8.0pt" style:font-name="StarSymbol2" style:font-name-asian="StarSymbol2" style:font-name-complex="StarSymbol2"/>
    </style:style>
    <style:style style:family="paragraph" style:name="ac8a22f" style:parent-style-name="xl_5f_table_5f_text">
      <style:paragraph-properties>
        <style:tab-stops>
          <style:tab-stop style:position="3.81cm"/>
        </style:tab-stops>
      </style:paragraph-properties>
      <style:text-properties/>
    </style:style>
    <style:style style:family="table-cell" style:name="a7539f5">
      <style:table-cell-properties fo:background-color="transparent" fo:border-bottom="none" fo:border-left="none" fo:border-right="none" fo:border-top="none" fo:padding-bottom="0.49mm" fo:padding-left="0.49mm" fo:padding-right="0.49mm" fo:padding-top="0.49mm"/>
    </style:style>
    <style:style style:family="table-cell" style:name="af74d6b">
      <style:table-cell-properties fo:background-color="transparent" fo:border-bottom="none" fo:border-left="none" fo:border-right="none" fo:border-top="none" fo:padding-bottom="0.49mm" fo:padding-left="0.49mm" fo:padding-right="0.49mm" fo:padding-top="0.49mm" style:vertical-align="top"/>
    </style:style>
    <style:style style:family="table-cell" style:name="a5ac6ba">
      <style:table-cell-properties fo:background-color="transparent" fo:border-bottom="none" fo:border-left="none" fo:border-right="none" fo:border-top="none" fo:padding-bottom="0.49mm" fo:padding-left="0.49mm" fo:padding-right="0.49mm" fo:padding-top="0.49mm" style:vertical-align="top"/>
    </style:style>
    <style:style style:family="text" style:name="a433e15" style:parent-style-name="xl_5f_font_5f_code">
      <style:text-properties style:text-position="sub"/>
    </style:style>
    <style:style style:family="text" style:name="aa9fcab" style:parent-style-name="xl_5f_font_5f_code">
      <style:text-properties style:text-position="sub"/>
    </style:style>
    <style:style style:family="paragraph" style:name="a600af2" style:parent-style-name="xl_5f_table_5f_text">
      <style:paragraph-properties>
        <style:tab-stops>
          <style:tab-stop style:position="4.36cm"/>
          <style:tab-stop style:position="7.832cm"/>
        </style:tab-stops>
      </style:paragraph-properties>
      <style:text-properties/>
    </style:style>
    <style:style style:family="table-cell" style:name="a44201f">
      <style:table-cell-properties fo:background-color="transparent" fo:border-bottom="none" fo:border-left="none" fo:border-right="none" fo:border-top="none" fo:padding-bottom="0.49mm" fo:padding-left="0.49mm" fo:padding-right="0.49mm" fo:padding-top="0.49mm"/>
    </style:style>
    <style:style style:family="table-cell" style:name="ab55ba8">
      <style:table-cell-properties fo:background-color="transparent" fo:border-bottom="none" fo:border-left="none" fo:border-right="none" fo:border-top="none" fo:padding-bottom="0.49mm" fo:padding-left="0.49mm" fo:padding-right="0.49mm" fo:padding-top="0.49mm" style:vertical-align="top"/>
    </style:style>
    <style:style style:family="table-cell" style:name="abf6bfa">
      <style:table-cell-properties fo:background-color="transparent" fo:border-bottom="none" fo:border-left="none" fo:border-right="none" fo:border-top="none" fo:padding-bottom="0.49mm" fo:padding-left="0.49mm" fo:padding-right="0.49mm" fo:padding-top="0.49mm" style:vertical-align="top"/>
    </style:style>
    <style:style style:family="text" style:name="a89f798" style:parent-style-name="xl_5f_font_5f_code">
      <style:text-properties style:text-position="sub"/>
    </style:style>
    <style:style style:family="text" style:name="ad987e4" style:parent-style-name="xl_5f_font_5f_code">
      <style:text-properties style:text-position="sub"/>
    </style:style>
    <style:style style:family="text" style:name="a6bcdef" style:parent-style-name="xl_5f_font_5f_code">
      <style:text-properties style:text-position="sub"/>
    </style:style>
    <style:style style:family="text" style:name="a26b1a8" style:parent-style-name="xl_5f_font_5f_code">
      <style:text-properties style:text-position="sub"/>
    </style:style>
    <style:style style:family="text" style:name="afde064" style:parent-style-name="xl_5f_font_5f_code">
      <style:text-properties style:text-position="sub"/>
    </style:style>
    <style:style style:family="text" style:name="ad26fc8" style:parent-style-name="xl_5f_font_5f_code">
      <style:text-properties style:text-position="sub"/>
    </style:style>
    <style:style style:family="paragraph" style:name="aaf9a5f" style:parent-style-name="xl_5f_table_5f_text">
      <style:paragraph-properties>
        <style:tab-stops>
          <style:tab-stop style:position="4.36cm"/>
          <style:tab-stop style:position="7.832cm"/>
        </style:tab-stops>
      </style:paragraph-properties>
      <style:text-properties/>
    </style:style>
    <style:style style:family="table-cell" style:name="ac1b9c6">
      <style:table-cell-properties fo:background-color="transparent" fo:border-bottom="none" fo:border-left="none" fo:border-right="none" fo:border-top="none" fo:padding-bottom="0.49mm" fo:padding-left="0.49mm" fo:padding-right="0.49mm" fo:padding-top="0.49mm"/>
    </style:style>
    <style:style style:family="table-cell" style:name="aee3a7e">
      <style:table-cell-properties fo:background-color="transparent" fo:border-bottom="none" fo:border-left="none" fo:border-right="none" fo:border-top="none" fo:padding-bottom="0.49mm" fo:padding-left="0.49mm" fo:padding-right="0.49mm" fo:padding-top="0.49mm" style:vertical-align="top"/>
    </style:style>
    <style:style style:family="table-cell" style:name="a18b491">
      <style:table-cell-properties fo:background-color="transparent" fo:border-bottom="none" fo:border-left="none" fo:border-right="none" fo:border-top="none" fo:padding-bottom="0.49mm" fo:padding-left="0.49mm" fo:padding-right="0.49mm" fo:padding-top="0.49mm" style:vertical-align="top"/>
    </style:style>
    <style:style style:family="table-cell" style:name="a30ccc4">
      <style:table-cell-properties fo:background-color="transparent" fo:border-bottom="none" fo:border-left="none" fo:border-right="none" fo:border-top="none" fo:padding-bottom="0.49mm" fo:padding-left="0.49mm" fo:padding-right="0.49mm" fo:padding-top="0.49mm"/>
    </style:style>
    <style:style style:family="table-cell" style:name="a15b00f">
      <style:table-cell-properties fo:background-color="transparent" fo:border-bottom="none" fo:border-left="none" fo:border-right="none" fo:border-top="none" fo:padding-bottom="0.49mm" fo:padding-left="0.49mm" fo:padding-right="0.49mm" fo:padding-top="0.49mm" style:vertical-align="top"/>
    </style:style>
    <style:style style:family="table-cell" style:name="a5e07db">
      <style:table-cell-properties fo:background-color="transparent" fo:border-bottom="none" fo:border-left="none" fo:border-right="none" fo:border-top="none" fo:padding-bottom="0.49mm" fo:padding-left="0.49mm" fo:padding-right="0.49mm" fo:padding-top="0.49mm" style:vertical-align="top"/>
    </style:style>
    <style:style style:family="table-cell" style:name="a823ce7">
      <style:table-cell-properties fo:background-color="transparent" fo:border-bottom="none" fo:border-left="none" fo:border-right="none" fo:border-top="none" fo:padding-bottom="0.49mm" fo:padding-left="0.49mm" fo:padding-right="0.49mm" fo:padding-top="0.49mm"/>
    </style:style>
    <style:style style:family="table-cell" style:name="ac17032">
      <style:table-cell-properties fo:background-color="transparent" fo:border-bottom="none" fo:border-left="none" fo:border-right="none" fo:border-top="none" fo:padding-bottom="0.49mm" fo:padding-left="0.49mm" fo:padding-right="0.49mm" fo:padding-top="0.49mm" style:vertical-align="top"/>
    </style:style>
    <style:style style:family="table-cell" style:name="a2837c4">
      <style:table-cell-properties fo:background-color="transparent" fo:border-bottom="none" fo:border-left="none" fo:border-right="none" fo:border-top="none" fo:padding-bottom="0.49mm" fo:padding-left="0.49mm" fo:padding-right="0.49mm" fo:padding-top="0.49mm" style:vertical-align="top"/>
    </style:style>
    <style:style style:family="table-cell" style:name="a56aff5">
      <style:table-cell-properties fo:background-color="#e6e6e6" fo:border-bottom="0.02mm solid #000000" fo:border-left="none" fo:border-right="none" fo:border-top="0.02mm solid #000000" fo:padding-bottom="0.49mm" fo:padding-left="0.49mm" fo:padding-right="0.49mm" fo:padding-top="0.49mm"/>
    </style:style>
    <style:style style:family="table-cell" style:name="addc9ce">
      <style:table-cell-properties fo:background-color="#e6e6e6" fo:border-bottom="0.02mm solid #000000" fo:border-left="none" fo:border-right="none" fo:border-top="0.02mm solid #000000" fo:padding-bottom="0.49mm" fo:padding-left="0.49mm" fo:padding-right="0.49mm" fo:padding-top="0.49mm"/>
    </style:style>
    <style:style style:family="table-cell" style:name="a1f5b09">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cedc2b">
      <style:table-column-properties style:rel-column-width="50111*"/>
    </style:style>
    <style:style style:family="table-column" style:name="a7c9a9e">
      <style:table-column-properties style:rel-column-width="7712*"/>
    </style:style>
    <style:style style:family="table" style:name="abe969c">
      <style:table-properties fo:margin-bottom="1.99mm" fo:margin-top="0.0mm" style:width="17.002cm" table:align="left"/>
    </style:style>
    <style:style style:family="paragraph" style:name="adbbc08" style:parent-style-name="xl_5f_headline_5f_level3">
      <style:paragraph-properties/>
    </style:style>
    <style:style style:family="paragraph" style:name="a7e7798" style:parent-style-name="xl_5f_headline_5f_level2">
      <style:paragraph-properties/>
    </style:style>
    <style:style style:family="paragraph" style:list-style-name="xl_5f_numbering_5f_bullet" style:name="a1e9ad7" style:parent-style-name="xl_5f_list_5f_bullet">
      <style:paragraph-properties/>
    </style:style>
    <style:style style:family="paragraph" style:list-style-name="xl_5f_numbering_5f_bullet" style:name="ad4a68a" style:parent-style-name="xl_5f_list_5f_bullet">
      <style:paragraph-properties/>
    </style:style>
    <style:style style:family="table-cell" style:name="af79672">
      <style:table-cell-properties fo:background-color="transparent" fo:border-bottom="0.35mm solid #e6e6e6" fo:border-left="none" fo:border-right="1.76mm solid #e6e6e6" fo:border-top="0.35mm solid #e6e6e6" fo:padding-bottom="0.49mm" fo:padding-left="0.49mm" fo:padding-right="0.49mm" fo:padding-top="0.49mm"/>
    </style:style>
    <style:style style:family="paragraph" style:list-style-name="xl_5f_numbering_5f_bullet" style:name="a668efd" style:parent-style-name="xl_5f_list_5f_bullet">
      <style:paragraph-properties/>
    </style:style>
    <style:style style:family="paragraph" style:list-style-name="xl_5f_numbering_5f_bullet" style:name="a6077b7" style:parent-style-name="xl_5f_list_5f_bullet">
      <style:paragraph-properties/>
    </style:style>
    <style:style style:family="paragraph" style:list-style-name="xl_5f_numbering_5f_bullet" style:name="af9ddd9" style:parent-style-name="xl_5f_list_5f_bullet">
      <style:paragraph-properties/>
    </style:style>
    <style:style style:family="paragraph" style:list-style-name="xl_5f_numbering_5f_bullet" style:name="a8c9b40" style:parent-style-name="xl_5f_list_5f_bullet">
      <style:paragraph-properties/>
    </style:style>
    <style:style style:family="text" style:name="adae018">
      <style:text-properties fo:font-size="8.0pt" style:font-name="StarSymbol2" style:font-name-asian="StarSymbol2" style:font-name-complex="StarSymbol2"/>
    </style:style>
    <style:style style:family="table-cell" style:name="a5d2170">
      <style:table-cell-properties fo:background-color="transparent" fo:border-bottom="0.35mm solid #e6e6e6" fo:border-left="none" fo:border-right="none" fo:border-top="0.35mm solid #e6e6e6" fo:padding-bottom="0.49mm" fo:padding-left="0.49mm" fo:padding-right="0.49mm" fo:padding-top="0.49mm"/>
    </style:style>
    <style:style style:family="table-cell" style:name="a6e447b">
      <style:table-cell-properties fo:background-color="transparent" fo:border-bottom="0.35mm solid #e6e6e6" fo:border-left="1.76mm solid #e6e6e6" fo:border-right="none" fo:border-top="0.35mm solid #e6e6e6" fo:padding-bottom="0.49mm" fo:padding-left="0.49mm" fo:padding-right="0.49mm" fo:padding-top="0.49mm"/>
    </style:style>
    <style:style style:family="table-column" style:name="ad20d64">
      <style:table-column-properties style:rel-column-width="1926*"/>
    </style:style>
    <style:style style:family="table-column" style:name="abba029">
      <style:table-column-properties style:rel-column-width="61692*"/>
    </style:style>
    <style:style style:family="table-column" style:name="a116055">
      <style:table-column-properties style:rel-column-width="1917*"/>
    </style:style>
    <style:style style:family="table" style:name="a081055">
      <style:table-properties fo:margin-bottom="1.99mm" fo:margin-top="1.99mm" style:width="17.002cm" table:align="left"/>
    </style:style>
    <style:style style:family="paragraph" style:list-style-name="xl_5f_numbering_5f_bullet" style:name="afd9f20" style:parent-style-name="xl_5f_list_5f_bullet_5f_last">
      <style:paragraph-properties/>
    </style:style>
    <style:style style:family="paragraph" style:list-style-name="xl_5f_numbering_5f_bullet" style:name="ab32938" style:parent-style-name="xl_5f_list_5f_bullet">
      <style:paragraph-properties/>
    </style:style>
    <style:style style:family="paragraph" style:list-style-name="xl_5f_numbering_5f_bullet" style:name="a8c0bf6" style:parent-style-name="xl_5f_list_5f_bullet">
      <style:paragraph-properties/>
    </style:style>
    <style:style style:family="paragraph" style:list-style-name="xl_5f_numbering_5f_bullet" style:name="a5e550f" style:parent-style-name="xl_5f_list_5f_bullet">
      <style:paragraph-properties/>
    </style:style>
    <style:style style:family="table-cell" style:name="ae87665">
      <style:table-cell-properties fo:background-color="#e6e6e6" fo:border-bottom="0.39mm double #000000" fo:border-left="0.39mm double #000000" fo:border-right="0.39mm double #000000" fo:border-top="none" fo:padding-bottom="0.49mm" fo:padding-left="0.49mm" fo:padding-right="0.49mm" fo:padding-top="0.49mm" style:vertical-align="middle"/>
    </style:style>
    <style:style style:family="table-cell" style:name="abe13ec">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45184a">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2f7776">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00c64a">
      <style:table-cell-properties fo:background-color="#e6e6e6" fo:border-bottom="0.02mm solid #000000" fo:border-left="0.39mm double #000000" fo:border-right="0.39mm double #000000" fo:border-top="0.39mm double #000000" fo:padding-bottom="0.49mm" fo:padding-left="0.49mm" fo:padding-right="0.49mm" fo:padding-top="0.49mm" style:vertical-align="middle"/>
    </style:style>
    <style:style style:family="table-column" style:name="a88fbf7">
      <style:table-column-properties style:rel-column-width="7226*"/>
    </style:style>
    <style:style style:family="table" style:name="a9906ee">
      <style:table-properties fo:margin-bottom="1.99mm" fo:margin-top="1.99mm" style:width="12.751cm" table:align="left"/>
    </style:style>
    <style:style style:family="text" style:name="a76c262">
      <style:text-properties fo:font-size="8.0pt" style:font-name="StarSymbol2" style:font-name-asian="StarSymbol2" style:font-name-complex="StarSymbol2"/>
    </style:style>
    <style:style style:family="text" style:name="ae8ab8a">
      <style:text-properties fo:font-size="8.0pt" style:font-name="StarSymbol2" style:font-name-asian="StarSymbol2" style:font-name-complex="StarSymbol2"/>
    </style:style>
    <style:style style:family="paragraph" style:name="abd6d08" style:parent-style-name="xl_5f_headline_5f_level2">
      <style:paragraph-properties/>
    </style:style>
    <style:style style:family="paragraph" style:name="a3a8a6e" style:parent-style-name="xl_5f_headline_5f_level1">
      <style:paragraph-properties/>
    </style:style>
    <style:style style:family="text" style:name="acebb44">
      <style:text-properties fo:font-size="8.0pt" style:font-name="StarSymbol2" style:font-name-asian="StarSymbol2" style:font-name-complex="StarSymbol2"/>
    </style:style>
    <style:style style:family="text" style:name="a333a22">
      <style:text-properties fo:font-size="8.0pt" style:font-name="StarSymbol2" style:font-name-asian="StarSymbol2" style:font-name-complex="StarSymbol2"/>
    </style:style>
    <style:style style:family="paragraph" style:name="a5db657" style:parent-style-name="xl_5f_table_5f_text">
      <style:paragraph-properties fo:margin-left="1.01mm" fo:margin-right="0.0mm" fo:text-indent="0.0mm"/>
    </style:style>
    <style:style style:family="table-cell" style:name="af869a3">
      <style:table-cell-properties fo:background-color="transparent" fo:border-bottom="0.02mm solid #000000" fo:border-left="none" fo:border-right="none" fo:border-top="none" fo:padding-bottom="0.49mm" fo:padding-left="0.49mm" fo:padding-right="0.49mm" fo:padding-top="0.49mm"/>
    </style:style>
    <style:style style:family="table-cell" style:name="ae01428">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f8e9e8">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cda2b7">
      <style:table-cell-properties fo:background-color="#e6e6e6" fo:border-bottom="0.02mm solid #000000" fo:border-left="none" fo:border-right="none" fo:border-top="0.02mm solid #000000" fo:padding-bottom="0.49mm" fo:padding-left="0.49mm" fo:padding-right="0.49mm" fo:padding-top="0.49mm"/>
    </style:style>
    <style:style style:family="table-cell" style:name="a79f11b">
      <style:table-cell-properties fo:background-color="#e6e6e6" fo:border-bottom="0.02mm solid #000000" fo:border-left="none" fo:border-right="none" fo:border-top="0.02mm solid #000000" fo:padding-bottom="0.49mm" fo:padding-left="0.49mm" fo:padding-right="0.49mm" fo:padding-top="0.49mm"/>
    </style:style>
    <style:style style:family="table-cell" style:name="ab7595d">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7cd04a">
      <style:table-column-properties style:rel-column-width="46272*"/>
    </style:style>
    <style:style style:family="table-column" style:name="a1c5344">
      <style:table-column-properties style:rel-column-width="9635*"/>
    </style:style>
    <style:style style:family="table-column" style:name="a908096">
      <style:table-column-properties style:rel-column-width="9628*"/>
    </style:style>
    <style:style style:family="table" style:name="aedb8a0">
      <style:table-properties fo:margin-bottom="1.99mm" fo:margin-top="0.0mm" style:width="17.002cm" table:align="left"/>
    </style:style>
    <style:style style:family="text" style:name="ad45507">
      <style:text-properties fo:font-size="8.0pt" style:font-name="StarSymbol2" style:font-name-asian="StarSymbol2" style:font-name-complex="StarSymbol2"/>
    </style:style>
    <style:style style:family="text" style:name="a91ba96">
      <style:text-properties fo:font-size="8.0pt" style:font-name="StarSymbol2" style:font-name-asian="StarSymbol2" style:font-name-complex="StarSymbol2"/>
    </style:style>
    <style:style style:family="text" style:name="a710293">
      <style:text-properties fo:font-size="8.0pt" style:font-name="StarSymbol2" style:font-name-asian="StarSymbol2" style:font-name-complex="StarSymbol2"/>
    </style:style>
    <style:style style:family="text" style:name="a9b7fdf">
      <style:text-properties fo:font-size="8.0pt" style:font-name="StarSymbol2" style:font-name-asian="StarSymbol2" style:font-name-complex="StarSymbol2"/>
    </style:style>
    <style:style style:family="paragraph" style:name="a73500b" style:parent-style-name="xl_5f_headline_5f_level2">
      <style:paragraph-properties/>
    </style:style>
    <style:style style:family="text" style:name="a68768b">
      <style:text-properties style:text-position="super"/>
    </style:style>
    <style:style style:family="text" style:name="a945bea" style:parent-style-name="xl_5f_font_5f_code_5f_ul">
      <style:text-properties style:text-position="super"/>
    </style:style>
    <style:style style:family="text" style:name="a0d3184" style:parent-style-name="xl_5f_font_5f_code_5f_ul">
      <style:text-properties style:text-position="super"/>
    </style:style>
    <style:style style:family="text" style:name="aa6be4c">
      <style:text-properties fo:font-size="8.0pt" style:font-name="StarSymbol2" style:font-name-asian="StarSymbol2" style:font-name-complex="StarSymbol2"/>
    </style:style>
    <style:style style:family="text" style:name="afb069b">
      <style:text-properties fo:font-size="8.0pt" style:font-name="StarSymbol2" style:font-name-asian="StarSymbol2" style:font-name-complex="StarSymbol2"/>
    </style:style>
    <style:style style:family="text" style:name="a222177">
      <style:text-properties fo:font-size="8.0pt" style:font-name="StarSymbol2" style:font-name-asian="StarSymbol2" style:font-name-complex="StarSymbol2"/>
    </style:style>
    <style:style style:family="text" style:name="a2e4c59">
      <style:text-properties fo:font-size="8.0pt" style:font-name="StarSymbol2" style:font-name-asian="StarSymbol2" style:font-name-complex="StarSymbol2"/>
    </style:style>
    <style:style style:family="text" style:name="a687bc3">
      <style:text-properties fo:font-size="8.0pt" style:font-name="StarSymbol2" style:font-name-asian="StarSymbol2" style:font-name-complex="StarSymbol2"/>
    </style:style>
    <style:style style:family="paragraph" style:name="a819cc6" style:parent-style-name="xl_5f_headline_5f_level2">
      <style:paragraph-properties/>
    </style:style>
    <style:style style:family="text" style:name="aa521d6">
      <style:text-properties fo:font-size="8.0pt" style:font-name="StarSymbol2" style:font-name-asian="StarSymbol2" style:font-name-complex="StarSymbol2"/>
    </style:style>
    <style:style style:family="paragraph" style:name="a8f24f5" style:parent-style-name="xl_5f_headline_5f_level1">
      <style:paragraph-properties/>
    </style:style>
    <style:style style:family="table-cell" style:name="a8eb06d">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cc0702">
      <style:table-cell-properties fo:background-color="transparent" fo:border-bottom="0.35mm solid #e6e6e6" fo:border-left="none" fo:border-right="none" fo:border-top="none" fo:padding-bottom="0.49mm" fo:padding-left="0.49mm" fo:padding-right="0.49mm" fo:padding-top="0.49mm"/>
    </style:style>
    <style:style style:family="table-cell" style:name="a5d9132">
      <style:table-cell-properties fo:background-color="transparent" fo:border-bottom="0.35mm solid #e6e6e6" fo:border-left="1.76mm solid #e6e6e6" fo:border-right="none" fo:border-top="none" fo:padding-bottom="0.49mm" fo:padding-left="0.49mm" fo:padding-right="0.49mm" fo:padding-top="0.49mm"/>
    </style:style>
    <style:style style:family="table-row" style:name="ad56ebd">
      <style:table-row-properties style:row-height="1.99mm"/>
    </style:style>
    <style:style style:family="table-cell" style:name="a29de5e">
      <style:table-cell-properties fo:background-color="transparent" fo:border-bottom="none" fo:border-left="none" fo:border-right="1.76mm solid #e6e6e6" fo:border-top="none" fo:padding-bottom="0.49mm" fo:padding-left="0.49mm" fo:padding-right="0.49mm" fo:padding-top="0.49mm"/>
    </style:style>
    <style:style style:family="paragraph" style:name="a296f4e" style:parent-style-name="xl_5f_table_5f_text_5f_center">
      <style:text-properties style:font-name="Thorndale1" style:font-name-asian="Thorndale1" style:font-name-complex="Thorndale1"/>
    </style:style>
    <style:style style:family="table-cell" style:name="ad0e518">
      <style:table-cell-properties fo:background-color="transparent" fo:border-bottom="0.39mm double #000000" fo:border-left="0.02mm solid #000000" fo:border-right="0.39mm double #000000" fo:border-top="0.39mm double #000000" fo:padding-bottom="0.49mm" fo:padding-left="0.49mm" fo:padding-right="0.49mm" fo:padding-top="0.49mm" style:vertical-align="middle"/>
    </style:style>
    <style:style style:family="table-cell" style:name="a495273">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ecbee1">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edf03c">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3bae6d">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0b3052">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b95cb9">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bc3c28">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45ff60">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506bc4">
      <style:table-cell-properties fo:background-color="#e6e6e6" fo:border-bottom="0.39mm double #000000" fo:border-left="0.02mm solid #000000" fo:border-right="none" fo:border-top="0.39mm double #000000" fo:padding-bottom="0.49mm" fo:padding-left="0.49mm" fo:padding-right="0.49mm" fo:padding-top="0.49mm" style:vertical-align="middle"/>
    </style:style>
    <style:style style:family="table-cell" style:name="ae71951">
      <style:table-cell-properties fo:background-color="transparent" fo:border-bottom="0.39mm double #000000" fo:border-left="0.02mm solid #000000" fo:border-right="none" fo:border-top="0.39mm double #000000" fo:padding-bottom="0.49mm" fo:padding-left="0.49mm" fo:padding-right="0.49mm" fo:padding-top="0.49mm" style:vertical-align="middle"/>
    </style:style>
    <style:style style:family="table-cell" style:name="ae7d4e1">
      <style:table-cell-properties fo:background-color="#e6e6e6" fo:border-bottom="0.39mm double #000000" fo:border-left="0.39mm double #000000" fo:border-right="none" fo:border-top="0.39mm double #000000" fo:padding-bottom="0.49mm" fo:padding-left="0.49mm" fo:padding-right="0.49mm" fo:padding-top="0.49mm" style:vertical-align="middle"/>
    </style:style>
    <style:style style:family="graphic" style:name="acf2b7c" style:parent-style-name="default">
      <style:graphic-properties style:horizontal-pos="from-left" style:horizontal-rel="paragraph" style:vertical-pos="from-top" style:vertical-rel="paragraph" style:wrap="run-through" style:wrap-contour="false" svg:x="125.39mm" svg:y="6.69mm"/>
    </style:style>
    <style:style style:family="graphic" style:name="acfde9d" style:parent-style-name="default">
      <style:graphic-properties style:horizontal-pos="from-left" style:horizontal-rel="paragraph" style:vertical-pos="from-top" style:vertical-rel="paragraph" style:wrap="run-through" style:wrap-contour="false" svg:x="114.9mm" svg:y="6.69mm"/>
    </style:style>
    <style:style style:family="graphic" style:name="a858b20" style:parent-style-name="default">
      <style:graphic-properties style:horizontal-pos="from-left" style:horizontal-rel="paragraph" style:vertical-pos="from-top" style:vertical-rel="paragraph" style:wrap="run-through" style:wrap-contour="false" svg:x="104.4mm" svg:y="6.69mm"/>
    </style:style>
    <style:style style:family="graphic" style:name="aea91fb" style:parent-style-name="default">
      <style:graphic-properties style:horizontal-pos="from-left" style:horizontal-rel="paragraph" style:vertical-pos="from-top" style:vertical-rel="paragraph" style:wrap="run-through" style:wrap-contour="false" svg:x="144.92mm" svg:y="6.69mm"/>
    </style:style>
    <style:style style:family="graphic" style:name="ad1efc1" style:parent-style-name="default">
      <style:graphic-properties style:horizontal-pos="from-left" style:horizontal-rel="paragraph" style:vertical-pos="from-top" style:vertical-rel="paragraph" style:wrap="run-through" style:wrap-contour="false" svg:x="26.56mm" svg:y="6.74mm"/>
    </style:style>
    <style:style style:family="graphic" style:name="a48d1ec" style:parent-style-name="default">
      <style:graphic-properties style:horizontal-pos="from-left" style:horizontal-rel="paragraph" style:vertical-pos="from-top" style:vertical-rel="paragraph" style:wrap="run-through" style:wrap-contour="false" svg:x="64.72mm" svg:y="6.74mm"/>
    </style:style>
    <style:style style:family="graphic" style:name="ac86301" style:parent-style-name="default">
      <style:graphic-properties style:horizontal-pos="from-left" style:horizontal-rel="paragraph" style:vertical-pos="from-top" style:vertical-rel="paragraph" style:wrap="run-through" style:wrap-contour="false" svg:x="44.56mm" svg:y="6.74mm"/>
    </style:style>
    <style:style style:family="table-cell" style:name="a0673a1">
      <style:table-cell-properties fo:background-color="transparent" fo:border-bottom="none" fo:border-left="none" fo:border-right="none" fo:border-top="none" fo:padding-bottom="0.49mm" fo:padding-left="0.49mm" fo:padding-right="0.49mm" fo:padding-top="0.49mm" style:vertical-align="middle"/>
    </style:style>
    <style:style style:family="table-cell" style:name="a4650d0">
      <style:table-cell-properties fo:background-color="transparent" fo:border-bottom="none" fo:border-left="1.76mm solid #e6e6e6" fo:border-right="none" fo:border-top="none" fo:padding-bottom="0.49mm" fo:padding-left="0.49mm" fo:padding-right="0.49mm" fo:padding-top="0.49mm"/>
    </style:style>
    <style:style style:family="table-row" style:name="ac99a58">
      <style:table-row-properties style:row-height="10.0mm"/>
    </style:style>
    <style:style style:family="table-cell" style:name="ae8c6b2">
      <style:table-cell-properties fo:background-color="transparent" fo:border-bottom="none" fo:border-left="none" fo:border-right="1.76mm solid #e6e6e6" fo:border-top="none" fo:padding-bottom="0.49mm" fo:padding-left="0.49mm" fo:padding-right="0.49mm" fo:padding-top="0.49mm"/>
    </style:style>
    <style:style style:family="paragraph" style:name="ac2fffa" style:parent-style-name="xl_5f_table_5f_text_5f_center">
      <style:text-properties style:font-name="Thorndale1" style:font-name-asian="Thorndale1" style:font-name-complex="Thorndale1"/>
    </style:style>
    <style:style style:family="table-cell" style:name="a82bd26">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0d3617">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20ce4c">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03a92d">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f24167">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f18a5f">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f612dc">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faf9d7">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01dcbc">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aa1e89">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d07c07">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3c8632">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eb4339">
      <style:table-cell-properties fo:background-color="transparent" fo:border-bottom="none" fo:border-left="none" fo:border-right="none" fo:border-top="none" fo:padding-bottom="0.49mm" fo:padding-left="0.49mm" fo:padding-right="0.49mm" fo:padding-top="0.49mm" style:vertical-align="bottom"/>
    </style:style>
    <style:style style:family="table-cell" style:name="aed729f">
      <style:table-cell-properties fo:background-color="transparent" fo:border-bottom="none" fo:border-left="1.76mm solid #e6e6e6" fo:border-right="none" fo:border-top="none" fo:padding-bottom="0.49mm" fo:padding-left="0.49mm" fo:padding-right="0.49mm" fo:padding-top="0.49mm"/>
    </style:style>
    <style:style style:family="table-row" style:name="adababd">
      <style:table-row-properties style:row-height="7.5mm"/>
    </style:style>
    <style:style style:family="table-cell" style:name="aa5dfb1">
      <style:table-cell-properties fo:background-color="transparent" fo:border-bottom="none" fo:border-left="none" fo:border-right="1.76mm solid #e6e6e6" fo:border-top="0.35mm solid #e6e6e6" fo:padding-bottom="0.49mm" fo:padding-left="0.49mm" fo:padding-right="0.49mm" fo:padding-top="0.49mm"/>
    </style:style>
    <style:style style:family="graphic" style:name="a7f9c63" style:parent-style-name="default">
      <style:graphic-properties style:horizontal-pos="from-left" style:horizontal-rel="paragraph" style:vertical-pos="from-top" style:vertical-rel="paragraph" style:wrap="run-through" style:wrap-contour="false" svg:x="104.4mm" svg:y="26.65mm"/>
    </style:style>
    <style:style style:family="table-cell" style:name="aed4f96">
      <style:table-cell-properties fo:background-color="transparent" fo:border-bottom="none" fo:border-left="none" fo:border-right="none" fo:border-top="0.35mm solid #e6e6e6" fo:padding-bottom="0.49mm" fo:padding-left="0.49mm" fo:padding-right="0.49mm" fo:padding-top="0.49mm"/>
    </style:style>
    <style:style style:family="table-cell" style:name="a621efc">
      <style:table-cell-properties fo:background-color="transparent" fo:border-bottom="none" fo:border-left="1.76mm solid #e6e6e6" fo:border-right="none" fo:border-top="0.35mm solid #e6e6e6" fo:padding-bottom="0.49mm" fo:padding-left="0.49mm" fo:padding-right="0.49mm" fo:padding-top="0.49mm"/>
    </style:style>
    <style:style style:family="table-column" style:name="ac5093f">
      <style:table-column-properties style:rel-column-width="1928*"/>
    </style:style>
    <style:style style:family="table-column" style:name="a490bad">
      <style:table-column-properties style:rel-column-width="3876*"/>
    </style:style>
    <style:style style:family="table-column" style:name="a74af09">
      <style:table-column-properties style:rel-column-width="3855*"/>
    </style:style>
    <style:style style:family="table-column" style:name="a5bb6a1">
      <style:table-column-properties style:rel-column-width="15416*"/>
    </style:style>
    <style:style style:family="table-column" style:name="ac92a05">
      <style:table-column-properties style:rel-column-width="1910*"/>
    </style:style>
    <style:style style:family="table" style:name="a461122">
      <style:table-properties fo:margin-bottom="1.99mm" fo:margin-top="0.0mm" style:width="17.002cm" table:align="left"/>
    </style:style>
    <style:style style:family="text" style:name="a081889">
      <style:text-properties fo:font-size="8.0pt" style:font-name="StarSymbol2" style:font-name-asian="StarSymbol2" style:font-name-complex="StarSymbol2"/>
    </style:style>
    <style:style style:family="text" style:name="a5ce352">
      <style:text-properties fo:font-size="8.0pt" style:font-name="StarSymbol2" style:font-name-asian="StarSymbol2" style:font-name-complex="StarSymbol2"/>
    </style:style>
    <style:style style:family="text" style:name="ae87cbe">
      <style:text-properties fo:font-size="8.0pt" style:font-name="StarSymbol2" style:font-name-asian="StarSymbol2" style:font-name-complex="StarSymbol2"/>
    </style:style>
    <style:style style:family="text" style:name="a261004">
      <style:text-properties fo:font-size="8.0pt" style:font-name="StarSymbol2" style:font-name-asian="StarSymbol2" style:font-name-complex="StarSymbol2"/>
    </style:style>
    <style:style style:family="text" style:name="a5f927e">
      <style:text-properties fo:font-size="8.0pt" style:font-name="StarSymbol2" style:font-name-asian="StarSymbol2" style:font-name-complex="StarSymbol2"/>
    </style:style>
    <style:style style:family="text" style:name="a35d569">
      <style:text-properties fo:font-size="8.0pt" style:font-name="StarSymbol2" style:font-name-asian="StarSymbol2" style:font-name-complex="StarSymbol2"/>
    </style:style>
    <style:style style:family="paragraph" style:name="a7cb9a2" style:parent-style-name="xl_5f_headline_5f_level3">
      <style:paragraph-properties/>
    </style:style>
    <style:style style:family="paragraph" style:name="a4a8992" style:parent-style-name="xl_5f_table_5f_text">
      <style:paragraph-properties fo:margin-left="1.01mm" fo:margin-right="0.0mm" fo:text-indent="0.0mm"/>
    </style:style>
    <style:style style:family="table-cell" style:name="a038496">
      <style:table-cell-properties fo:background-color="transparent" fo:border-bottom="0.02mm solid #000000" fo:border-left="none" fo:border-right="none" fo:border-top="none" fo:padding-bottom="0.49mm" fo:padding-left="0.49mm" fo:padding-right="0.49mm" fo:padding-top="0.49mm"/>
    </style:style>
    <style:style style:family="table-cell" style:name="a749a01">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e578db">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e4d9cb">
      <style:table-cell-properties fo:background-color="#e6e6e6" fo:border-bottom="0.02mm solid #000000" fo:border-left="none" fo:border-right="none" fo:border-top="0.02mm solid #000000" fo:padding-bottom="0.49mm" fo:padding-left="0.49mm" fo:padding-right="0.49mm" fo:padding-top="0.49mm"/>
    </style:style>
    <style:style style:family="table-cell" style:name="a4029c2">
      <style:table-cell-properties fo:background-color="#e6e6e6" fo:border-bottom="0.02mm solid #000000" fo:border-left="none" fo:border-right="none" fo:border-top="0.02mm solid #000000" fo:padding-bottom="0.49mm" fo:padding-left="0.49mm" fo:padding-right="0.49mm" fo:padding-top="0.49mm"/>
    </style:style>
    <style:style style:family="table-cell" style:name="a67aa01">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864b90">
      <style:table-column-properties style:rel-column-width="46272*"/>
    </style:style>
    <style:style style:family="table-column" style:name="a548452">
      <style:table-column-properties style:rel-column-width="9635*"/>
    </style:style>
    <style:style style:family="table-column" style:name="a056fcc">
      <style:table-column-properties style:rel-column-width="9628*"/>
    </style:style>
    <style:style style:family="table" style:name="abf2843">
      <style:table-properties fo:margin-bottom="1.99mm" fo:margin-top="0.0mm" style:width="17.002cm" table:align="left"/>
    </style:style>
    <style:style style:family="text" style:name="af48979">
      <style:text-properties fo:font-size="8.0pt" style:font-name="StarSymbol2" style:font-name-asian="StarSymbol2" style:font-name-complex="StarSymbol2"/>
    </style:style>
    <style:style style:family="text" style:name="a6e5f4f">
      <style:text-properties fo:font-size="8.0pt" style:font-name="StarSymbol2" style:font-name-asian="StarSymbol2" style:font-name-complex="StarSymbol2"/>
    </style:style>
    <style:style style:family="paragraph" style:name="aa3626e" style:parent-style-name="xl_5f_headline_5f_level3">
      <style:paragraph-properties/>
    </style:style>
    <style:style style:family="text" style:name="aac3cca">
      <style:text-properties fo:font-size="8.0pt" style:font-name="StarSymbol2" style:font-name-asian="StarSymbol2" style:font-name-complex="StarSymbol2"/>
    </style:style>
    <style:style style:family="text" style:name="a9f1109">
      <style:text-properties fo:font-size="8.0pt" style:font-name="StarSymbol2" style:font-name-asian="StarSymbol2" style:font-name-complex="StarSymbol2"/>
    </style:style>
    <style:style style:family="text" style:name="a912a74">
      <style:text-properties fo:font-size="8.0pt" style:font-name="StarSymbol2" style:font-name-asian="StarSymbol2" style:font-name-complex="StarSymbol2"/>
    </style:style>
    <style:style style:family="text" style:name="aa58007">
      <style:text-properties fo:font-size="8.0pt" style:font-name="StarSymbol2" style:font-name-asian="StarSymbol2" style:font-name-complex="StarSymbol2"/>
    </style:style>
    <style:style style:family="text" style:name="a563b01">
      <style:text-properties fo:font-size="8.0pt" style:font-name="StarSymbol2" style:font-name-asian="StarSymbol2" style:font-name-complex="StarSymbol2"/>
    </style:style>
    <style:style style:family="paragraph" style:name="ae87824" style:parent-style-name="xl_5f_headline_5f_level2">
      <style:paragraph-properties/>
    </style:style>
    <style:style style:family="table-cell" style:name="a606005">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5995d9">
      <style:table-cell-properties fo:background-color="transparent" fo:border-bottom="0.35mm solid #e6e6e6" fo:border-left="none" fo:border-right="none" fo:border-top="none" fo:padding-bottom="0.49mm" fo:padding-left="0.49mm" fo:padding-right="0.49mm" fo:padding-top="0.49mm"/>
    </style:style>
    <style:style style:family="table-cell" style:name="aad8111">
      <style:table-cell-properties fo:background-color="transparent" fo:border-bottom="0.35mm solid #e6e6e6" fo:border-left="1.76mm solid #e6e6e6" fo:border-right="none" fo:border-top="none" fo:padding-bottom="0.49mm" fo:padding-left="0.49mm" fo:padding-right="0.49mm" fo:padding-top="0.49mm"/>
    </style:style>
    <style:style style:family="table-row" style:name="ad26b65">
      <style:table-row-properties style:row-height="1.01mm"/>
    </style:style>
    <style:style style:family="table-cell" style:name="aaa4df0">
      <style:table-cell-properties fo:background-color="transparent" fo:border-bottom="none" fo:border-left="none" fo:border-right="1.76mm solid #e6e6e6" fo:border-top="none" fo:padding-bottom="0.49mm" fo:padding-left="0.49mm" fo:padding-right="0.49mm" fo:padding-top="0.49mm"/>
    </style:style>
    <style:style style:family="table-cell" style:name="ad101d9">
      <style:table-cell-properties fo:background-color="transparent" fo:border-bottom="none" fo:border-left="none" fo:border-right="none" fo:border-top="none" fo:padding-bottom="0.49mm" fo:padding-left="0.49mm" fo:padding-right="0.49mm" fo:padding-top="0.49mm"/>
    </style:style>
    <style:style style:family="table-cell" style:name="a0c3e44">
      <style:table-cell-properties fo:background-color="#e6e6e6" fo:border-bottom="0.39mm double #000000" fo:border-left="none" fo:border-right="0.39mm double #000000" fo:border-top="none" fo:padding-bottom="0.49mm" fo:padding-left="0.49mm" fo:padding-right="0.49mm" fo:padding-top="0.49mm" style:vertical-align="middle"/>
    </style:style>
    <style:style style:family="table-cell" style:name="af739f9">
      <style:table-cell-properties fo:background-color="#e6e6e6" fo:border-bottom="0.39mm double #000000" fo:border-left="0.39mm double #000000" fo:border-right="none" fo:border-top="none" fo:padding-bottom="0.49mm" fo:padding-left="0.49mm" fo:padding-right="0.49mm" fo:padding-top="0.49mm" style:vertical-align="middle"/>
    </style:style>
    <style:style style:family="table-cell" style:name="a62c4ff">
      <style:table-cell-properties fo:background-color="transparent" fo:border-bottom="none" fo:border-left="none" fo:border-right="none" fo:border-top="none" fo:padding-bottom="0.49mm" fo:padding-left="0.49mm" fo:padding-right="0.49mm" fo:padding-top="0.49mm"/>
    </style:style>
    <style:style style:family="table-cell" style:name="a65780f">
      <style:table-cell-properties fo:background-color="transparent" fo:border-bottom="none" fo:border-left="1.76mm solid #e6e6e6" fo:border-right="none" fo:border-top="none" fo:padding-bottom="0.49mm" fo:padding-left="0.49mm" fo:padding-right="0.49mm" fo:padding-top="0.49mm"/>
    </style:style>
    <style:style style:family="table-cell" style:name="ab58e78">
      <style:table-cell-properties fo:background-color="transparent" fo:border-bottom="none" fo:border-left="none" fo:border-right="1.76mm solid #e6e6e6" fo:border-top="none" fo:padding-bottom="0.49mm" fo:padding-left="0.49mm" fo:padding-right="0.49mm" fo:padding-top="0.49mm"/>
    </style:style>
    <style:style style:family="table-cell" style:name="aa4cc07">
      <style:table-cell-properties fo:background-color="transparent" fo:border-bottom="none" fo:border-left="none" fo:border-right="none" fo:border-top="none" fo:padding-bottom="0.49mm" fo:padding-left="0.49mm" fo:padding-right="0.49mm" fo:padding-top="0.49mm"/>
    </style:style>
    <style:style style:family="table-cell" style:name="ab7ec0f">
      <style:table-cell-properties fo:background-color="#cccccc" fo:border-bottom="0.02mm solid #000000" fo:border-left="none" fo:border-right="0.39mm double #000000" fo:border-top="none" fo:padding-bottom="0.49mm" fo:padding-left="0.49mm" fo:padding-right="0.49mm" fo:padding-top="0.49mm" style:vertical-align="middle"/>
    </style:style>
    <style:style style:family="table-cell" style:name="afca982">
      <style:table-cell-properties fo:background-color="#cccccc" fo:border-bottom="0.02mm solid #000000" fo:border-left="0.39mm double #000000" fo:border-right="none" fo:border-top="none" fo:padding-bottom="0.49mm" fo:padding-left="0.49mm" fo:padding-right="0.49mm" fo:padding-top="0.49mm" style:vertical-align="middle"/>
    </style:style>
    <style:style style:family="table-cell" style:name="a1b98a6">
      <style:table-cell-properties fo:background-color="transparent" fo:border-bottom="none" fo:border-left="none" fo:border-right="none" fo:border-top="none" fo:padding-bottom="0.49mm" fo:padding-left="0.49mm" fo:padding-right="0.49mm" fo:padding-top="0.49mm"/>
    </style:style>
    <style:style style:family="table-cell" style:name="a7a81a2">
      <style:table-cell-properties fo:background-color="transparent" fo:border-bottom="none" fo:border-left="1.76mm solid #e6e6e6" fo:border-right="none" fo:border-top="none" fo:padding-bottom="0.49mm" fo:padding-left="0.49mm" fo:padding-right="0.49mm" fo:padding-top="0.49mm"/>
    </style:style>
    <style:style style:family="table-cell" style:name="a1b055e">
      <style:table-cell-properties fo:background-color="transparent" fo:border-bottom="none" fo:border-left="none" fo:border-right="1.76mm solid #e6e6e6" fo:border-top="none" fo:padding-bottom="0.49mm" fo:padding-left="0.49mm" fo:padding-right="0.49mm" fo:padding-top="0.49mm"/>
    </style:style>
    <style:style style:family="table-cell" style:name="a706abd">
      <style:table-cell-properties fo:background-color="transparent" fo:border-bottom="none" fo:border-left="none" fo:border-right="none" fo:border-top="none" fo:padding-bottom="0.49mm" fo:padding-left="0.49mm" fo:padding-right="0.49mm" fo:padding-top="0.49mm"/>
    </style:style>
    <style:style style:family="table-cell" style:name="ae59e6c">
      <style:table-cell-properties fo:background-color="#e6e6e6" fo:border-bottom="0.02mm solid #000000" fo:border-left="none" fo:border-right="0.39mm double #000000" fo:border-top="none" fo:padding-bottom="0.49mm" fo:padding-left="0.49mm" fo:padding-right="0.49mm" fo:padding-top="0.49mm" style:vertical-align="middle"/>
    </style:style>
    <style:style style:family="table-cell" style:name="af1b854">
      <style:table-cell-properties fo:background-color="#e6e6e6" fo:border-bottom="0.02mm solid #000000" fo:border-left="0.39mm double #000000" fo:border-right="none" fo:border-top="none" fo:padding-bottom="0.49mm" fo:padding-left="0.49mm" fo:padding-right="0.49mm" fo:padding-top="0.49mm" style:vertical-align="middle"/>
    </style:style>
    <style:style style:family="table-cell" style:name="aa333e2">
      <style:table-cell-properties fo:background-color="transparent" fo:border-bottom="none" fo:border-left="none" fo:border-right="none" fo:border-top="none" fo:padding-bottom="0.49mm" fo:padding-left="0.49mm" fo:padding-right="0.49mm" fo:padding-top="0.49mm"/>
    </style:style>
    <style:style style:family="table-cell" style:name="aa337da">
      <style:table-cell-properties fo:background-color="transparent" fo:border-bottom="none" fo:border-left="1.76mm solid #e6e6e6" fo:border-right="none" fo:border-top="none" fo:padding-bottom="0.49mm" fo:padding-left="0.49mm" fo:padding-right="0.49mm" fo:padding-top="0.49mm"/>
    </style:style>
    <style:style style:family="table-cell" style:name="af72abe">
      <style:table-cell-properties fo:background-color="transparent" fo:border-bottom="none" fo:border-left="none" fo:border-right="1.76mm solid #e6e6e6" fo:border-top="none" fo:padding-bottom="0.49mm" fo:padding-left="0.49mm" fo:padding-right="0.49mm" fo:padding-top="0.49mm"/>
    </style:style>
    <style:style style:family="table-cell" style:name="ab6f539">
      <style:table-cell-properties fo:background-color="transparent" fo:border-bottom="none" fo:border-left="none" fo:border-right="none" fo:border-top="none" fo:padding-bottom="0.49mm" fo:padding-left="0.49mm" fo:padding-right="0.49mm" fo:padding-top="0.49mm"/>
    </style:style>
    <style:style style:family="table-cell" style:name="a748ebb">
      <style:table-cell-properties fo:background-color="#e6e6e6" fo:border-bottom="0.02mm solid #000000" fo:border-left="none" fo:border-right="0.39mm double #000000" fo:border-top="none" fo:padding-bottom="0.49mm" fo:padding-left="0.49mm" fo:padding-right="0.49mm" fo:padding-top="0.49mm" style:vertical-align="middle"/>
    </style:style>
    <style:style style:family="table-cell" style:name="ae33424">
      <style:table-cell-properties fo:background-color="#e6e6e6" fo:border-bottom="0.02mm solid #000000" fo:border-left="0.39mm double #000000" fo:border-right="none" fo:border-top="none" fo:padding-bottom="0.49mm" fo:padding-left="0.49mm" fo:padding-right="0.49mm" fo:padding-top="0.49mm" style:vertical-align="middle"/>
    </style:style>
    <style:style style:family="table-cell" style:name="a39cd90">
      <style:table-cell-properties fo:background-color="transparent" fo:border-bottom="none" fo:border-left="none" fo:border-right="none" fo:border-top="none" fo:padding-bottom="0.49mm" fo:padding-left="0.49mm" fo:padding-right="0.49mm" fo:padding-top="0.49mm"/>
    </style:style>
    <style:style style:family="table-cell" style:name="aaff19e">
      <style:table-cell-properties fo:background-color="transparent" fo:border-bottom="none" fo:border-left="1.76mm solid #e6e6e6" fo:border-right="none" fo:border-top="none" fo:padding-bottom="0.49mm" fo:padding-left="0.49mm" fo:padding-right="0.49mm" fo:padding-top="0.49mm"/>
    </style:style>
    <style:style style:family="table-cell" style:name="ad210ab">
      <style:table-cell-properties fo:background-color="transparent" fo:border-bottom="none" fo:border-left="none" fo:border-right="1.76mm solid #e6e6e6" fo:border-top="none" fo:padding-bottom="0.49mm" fo:padding-left="0.49mm" fo:padding-right="0.49mm" fo:padding-top="0.49mm"/>
    </style:style>
    <style:style style:family="table-cell" style:name="a500345">
      <style:table-cell-properties fo:background-color="transparent" fo:border-bottom="none" fo:border-left="none" fo:border-right="none" fo:border-top="none" fo:padding-bottom="0.49mm" fo:padding-left="0.49mm" fo:padding-right="0.49mm" fo:padding-top="0.49mm"/>
    </style:style>
    <style:style style:family="table-cell" style:name="aa3129a">
      <style:table-cell-properties fo:background-color="#e6e6e6" fo:border-bottom="0.02mm solid #000000" fo:border-left="none" fo:border-right="0.39mm double #000000" fo:border-top="none" fo:padding-bottom="0.49mm" fo:padding-left="0.49mm" fo:padding-right="0.49mm" fo:padding-top="0.49mm" style:vertical-align="middle"/>
    </style:style>
    <style:style style:family="table-cell" style:name="af90841">
      <style:table-cell-properties fo:background-color="#e6e6e6" fo:border-bottom="0.02mm solid #000000" fo:border-left="0.39mm double #000000" fo:border-right="none" fo:border-top="none" fo:padding-bottom="0.49mm" fo:padding-left="0.49mm" fo:padding-right="0.49mm" fo:padding-top="0.49mm" style:vertical-align="middle"/>
    </style:style>
    <style:style style:family="table-cell" style:name="a3531a0">
      <style:table-cell-properties fo:background-color="transparent" fo:border-bottom="none" fo:border-left="none" fo:border-right="none" fo:border-top="none" fo:padding-bottom="0.49mm" fo:padding-left="0.49mm" fo:padding-right="0.49mm" fo:padding-top="0.49mm"/>
    </style:style>
    <style:style style:family="table-cell" style:name="a021a05">
      <style:table-cell-properties fo:background-color="transparent" fo:border-bottom="none" fo:border-left="1.76mm solid #e6e6e6" fo:border-right="none" fo:border-top="none" fo:padding-bottom="0.49mm" fo:padding-left="0.49mm" fo:padding-right="0.49mm" fo:padding-top="0.49mm"/>
    </style:style>
    <style:style style:family="table-cell" style:name="ae0a130">
      <style:table-cell-properties fo:background-color="transparent" fo:border-bottom="none" fo:border-left="none" fo:border-right="1.76mm solid #e6e6e6" fo:border-top="none" fo:padding-bottom="0.49mm" fo:padding-left="0.49mm" fo:padding-right="0.49mm" fo:padding-top="0.49mm"/>
    </style:style>
    <style:style style:family="table-cell" style:name="a0ac115">
      <style:table-cell-properties fo:background-color="transparent" fo:border-bottom="none" fo:border-left="none" fo:border-right="none" fo:border-top="none" fo:padding-bottom="0.49mm" fo:padding-left="0.49mm" fo:padding-right="0.49mm" fo:padding-top="0.49mm"/>
    </style:style>
    <style:style style:family="table-cell" style:name="a323853">
      <style:table-cell-properties fo:background-color="#e6e6e6" fo:border-bottom="0.02mm solid #000000" fo:border-left="none" fo:border-right="0.39mm double #000000" fo:border-top="none" fo:padding-bottom="0.49mm" fo:padding-left="0.49mm" fo:padding-right="0.49mm" fo:padding-top="0.49mm" style:vertical-align="middle"/>
    </style:style>
    <style:style style:family="table-cell" style:name="ab4649d">
      <style:table-cell-properties fo:background-color="#e6e6e6" fo:border-bottom="0.02mm solid #000000" fo:border-left="0.39mm double #000000" fo:border-right="none" fo:border-top="none" fo:padding-bottom="0.49mm" fo:padding-left="0.49mm" fo:padding-right="0.49mm" fo:padding-top="0.49mm" style:vertical-align="middle"/>
    </style:style>
    <style:style style:family="table-cell" style:name="a3cb323">
      <style:table-cell-properties fo:background-color="transparent" fo:border-bottom="none" fo:border-left="none" fo:border-right="none" fo:border-top="none" fo:padding-bottom="0.49mm" fo:padding-left="0.49mm" fo:padding-right="0.49mm" fo:padding-top="0.49mm"/>
    </style:style>
    <style:style style:family="table-cell" style:name="a967996">
      <style:table-cell-properties fo:background-color="transparent" fo:border-bottom="none" fo:border-left="1.76mm solid #e6e6e6" fo:border-right="none" fo:border-top="none" fo:padding-bottom="0.49mm" fo:padding-left="0.49mm" fo:padding-right="0.49mm" fo:padding-top="0.49mm"/>
    </style:style>
    <style:style style:family="table-cell" style:name="a1491f0">
      <style:table-cell-properties fo:background-color="transparent" fo:border-bottom="none" fo:border-left="none" fo:border-right="1.76mm solid #e6e6e6" fo:border-top="none" fo:padding-bottom="0.49mm" fo:padding-left="0.49mm" fo:padding-right="0.49mm" fo:padding-top="0.49mm"/>
    </style:style>
    <style:style style:family="table-cell" style:name="aab6094">
      <style:table-cell-properties fo:background-color="transparent" fo:border-bottom="none" fo:border-left="none" fo:border-right="none" fo:border-top="none" fo:padding-bottom="0.49mm" fo:padding-left="0.49mm" fo:padding-right="0.49mm" fo:padding-top="0.49mm"/>
    </style:style>
    <style:style style:family="table-cell" style:name="aad50b2">
      <style:table-cell-properties fo:background-color="#cccccc" fo:border-bottom="0.02mm solid #000000" fo:border-left="none" fo:border-right="0.39mm double #000000" fo:border-top="none" fo:padding-bottom="0.49mm" fo:padding-left="0.49mm" fo:padding-right="0.49mm" fo:padding-top="0.49mm" style:vertical-align="middle"/>
    </style:style>
    <style:style style:family="table-cell" style:name="a7f67b6">
      <style:table-cell-properties fo:background-color="#cccccc" fo:border-bottom="0.02mm solid #000000" fo:border-left="0.39mm double #000000" fo:border-right="none" fo:border-top="none" fo:padding-bottom="0.49mm" fo:padding-left="0.49mm" fo:padding-right="0.49mm" fo:padding-top="0.49mm" style:vertical-align="middle"/>
    </style:style>
    <style:style style:family="graphic" style:name="afabdd4" style:parent-style-name="default">
      <style:graphic-properties style:horizontal-pos="from-left" style:horizontal-rel="paragraph" style:vertical-pos="from-top" style:vertical-rel="paragraph" style:wrap="run-through" style:wrap-contour="false" svg:x="8.96mm" svg:y="2.65mm"/>
    </style:style>
    <style:style style:family="table-cell" style:name="a87082d">
      <style:table-cell-properties fo:background-color="transparent" fo:border-bottom="none" fo:border-left="none" fo:border-right="none" fo:border-top="none" fo:padding-bottom="0.49mm" fo:padding-left="0.49mm" fo:padding-right="0.49mm" fo:padding-top="0.49mm"/>
    </style:style>
    <style:style style:family="table-cell" style:name="a98ff92">
      <style:table-cell-properties fo:background-color="transparent" fo:border-bottom="none" fo:border-left="1.76mm solid #e6e6e6" fo:border-right="none" fo:border-top="none" fo:padding-bottom="0.49mm" fo:padding-left="0.49mm" fo:padding-right="0.49mm" fo:padding-top="0.49mm"/>
    </style:style>
    <style:style style:family="table-cell" style:name="aa37554">
      <style:table-cell-properties fo:background-color="transparent" fo:border-bottom="none" fo:border-left="none" fo:border-right="1.76mm solid #e6e6e6" fo:border-top="none" fo:padding-bottom="0.49mm" fo:padding-left="0.49mm" fo:padding-right="0.49mm" fo:padding-top="0.49mm"/>
    </style:style>
    <style:style style:family="table-cell" style:name="acd9b5a">
      <style:table-cell-properties fo:background-color="transparent" fo:border-bottom="none" fo:border-left="none" fo:border-right="none" fo:border-top="none" fo:padding-bottom="0.49mm" fo:padding-left="0.49mm" fo:padding-right="0.49mm" fo:padding-top="0.49mm"/>
    </style:style>
    <style:style style:family="table-cell" style:name="a972d68">
      <style:table-cell-properties fo:background-color="#e6e6e6" fo:border-bottom="0.02mm solid #000000" fo:border-left="none" fo:border-right="0.39mm double #000000" fo:border-top="none" fo:padding-bottom="0.49mm" fo:padding-left="0.49mm" fo:padding-right="0.49mm" fo:padding-top="0.49mm" style:vertical-align="middle"/>
    </style:style>
    <style:style style:family="table-cell" style:name="aabd300">
      <style:table-cell-properties fo:background-color="#e6e6e6" fo:border-bottom="0.02mm solid #000000" fo:border-left="0.39mm double #000000" fo:border-right="none" fo:border-top="none" fo:padding-bottom="0.49mm" fo:padding-left="0.49mm" fo:padding-right="0.49mm" fo:padding-top="0.49mm" style:vertical-align="middle"/>
    </style:style>
    <style:style style:family="table-cell" style:name="aedb23f">
      <style:table-cell-properties fo:background-color="transparent" fo:border-bottom="none" fo:border-left="none" fo:border-right="none" fo:border-top="none" fo:padding-bottom="0.49mm" fo:padding-left="0.49mm" fo:padding-right="0.49mm" fo:padding-top="0.49mm"/>
    </style:style>
    <style:style style:family="table-cell" style:name="abb27b1">
      <style:table-cell-properties fo:background-color="transparent" fo:border-bottom="none" fo:border-left="1.76mm solid #e6e6e6" fo:border-right="none" fo:border-top="none" fo:padding-bottom="0.49mm" fo:padding-left="0.49mm" fo:padding-right="0.49mm" fo:padding-top="0.49mm"/>
    </style:style>
    <style:style style:family="table-cell" style:name="a2c2295">
      <style:table-cell-properties fo:background-color="transparent" fo:border-bottom="none" fo:border-left="none" fo:border-right="1.76mm solid #e6e6e6" fo:border-top="none" fo:padding-bottom="0.49mm" fo:padding-left="0.49mm" fo:padding-right="0.49mm" fo:padding-top="0.49mm"/>
    </style:style>
    <style:style style:family="table-cell" style:name="a200ae4">
      <style:table-cell-properties fo:background-color="transparent" fo:border-bottom="none" fo:border-left="none" fo:border-right="none" fo:border-top="none" fo:padding-bottom="0.49mm" fo:padding-left="0.49mm" fo:padding-right="0.49mm" fo:padding-top="0.49mm"/>
    </style:style>
    <style:style style:family="table-cell" style:name="a6a5ad3">
      <style:table-cell-properties fo:background-color="#cccccc" fo:border-bottom="0.39mm double #000000" fo:border-left="none" fo:border-right="0.39mm double #000000" fo:border-top="0.39mm double #000000" fo:padding-bottom="0.49mm" fo:padding-left="0.49mm" fo:padding-right="0.49mm" fo:padding-top="0.49mm" style:vertical-align="middle"/>
    </style:style>
    <style:style style:family="table-cell" style:name="ae0f9cc">
      <style:table-cell-properties fo:background-color="#cccccc" fo:border-bottom="0.39mm double #000000" fo:border-left="0.39mm double #000000" fo:border-right="none" fo:border-top="0.39mm double #000000" fo:padding-bottom="0.49mm" fo:padding-left="0.49mm" fo:padding-right="0.49mm" fo:padding-top="0.49mm" style:vertical-align="middle"/>
    </style:style>
    <style:style style:family="graphic" style:name="a37ce6b" style:parent-style-name="default">
      <style:graphic-properties style:horizontal-pos="from-left" style:horizontal-rel="paragraph" style:vertical-pos="from-top" style:vertical-rel="paragraph" style:wrap="run-through" style:wrap-contour="false" svg:x="10.51mm" svg:y="3.14mm"/>
    </style:style>
    <style:style style:family="table-cell" style:name="a1db002">
      <style:table-cell-properties fo:background-color="transparent" fo:border-bottom="none" fo:border-left="none" fo:border-right="none" fo:border-top="none" fo:padding-bottom="0.49mm" fo:padding-left="0.49mm" fo:padding-right="0.49mm" fo:padding-top="0.49mm"/>
    </style:style>
    <style:style style:family="table-cell" style:name="acab11a">
      <style:table-cell-properties fo:background-color="transparent" fo:border-bottom="none" fo:border-left="1.76mm solid #e6e6e6" fo:border-right="none" fo:border-top="none" fo:padding-bottom="0.49mm" fo:padding-left="0.49mm" fo:padding-right="0.49mm" fo:padding-top="0.49mm"/>
    </style:style>
    <style:style style:family="table-row" style:name="a8f0a5d">
      <style:table-row-properties style:row-height="7.5mm"/>
    </style:style>
    <style:style style:family="table-cell" style:name="a6589c0">
      <style:table-cell-properties fo:background-color="transparent" fo:border-bottom="none" fo:border-left="none" fo:border-right="1.76mm solid #e6e6e6" fo:border-top="0.35mm solid #e6e6e6" fo:padding-bottom="0.49mm" fo:padding-left="0.49mm" fo:padding-right="0.49mm" fo:padding-top="0.49mm"/>
    </style:style>
    <style:style style:family="text" style:name="a4cdb42">
      <style:text-properties style:text-position="super"/>
    </style:style>
    <style:style style:family="table-cell" style:name="af5268d">
      <style:table-cell-properties fo:background-color="transparent" fo:border-bottom="none" fo:border-left="none" fo:border-right="none" fo:border-top="0.35mm solid #e6e6e6" fo:padding-bottom="0.49mm" fo:padding-left="0.49mm" fo:padding-right="0.49mm" fo:padding-top="0.49mm"/>
    </style:style>
    <style:style style:family="table-cell" style:name="aff95dd">
      <style:table-cell-properties fo:background-color="transparent" fo:border-bottom="none" fo:border-left="1.76mm solid #e6e6e6" fo:border-right="none" fo:border-top="0.35mm solid #e6e6e6" fo:padding-bottom="0.49mm" fo:padding-left="0.49mm" fo:padding-right="0.49mm" fo:padding-top="0.49mm"/>
    </style:style>
    <style:style style:family="table-column" style:name="a9964c5">
      <style:table-column-properties style:rel-column-width="1919*"/>
    </style:style>
    <style:style style:family="table-column" style:name="a669602">
      <style:table-column-properties style:rel-column-width="5787*"/>
    </style:style>
    <style:style style:family="table-column" style:name="ae49451">
      <style:table-column-properties style:rel-column-width="38558*"/>
    </style:style>
    <style:style style:family="table-column" style:name="a8d26b0">
      <style:table-column-properties style:rel-column-width="11574*"/>
    </style:style>
    <style:style style:family="table-column" style:name="a89b1d5">
      <style:table-column-properties style:rel-column-width="5787*"/>
    </style:style>
    <style:style style:family="table-column" style:name="a788179">
      <style:table-column-properties style:rel-column-width="1910*"/>
    </style:style>
    <style:style style:family="table" style:name="a378016">
      <style:table-properties fo:margin-bottom="1.99mm" fo:margin-top="1.99mm" style:width="17.002cm" table:align="left"/>
    </style:style>
    <style:style style:family="text" style:name="a541544">
      <style:text-properties fo:font-size="8.0pt" style:font-name="StarSymbol2" style:font-name-asian="StarSymbol2" style:font-name-complex="StarSymbol2"/>
    </style:style>
    <style:style style:family="table-cell" style:name="adff3d5">
      <style:table-cell-properties fo:background-color="transparent" fo:border-bottom="0.02mm solid #000000" fo:border-left="none" fo:border-right="none" fo:border-top="none" fo:padding-bottom="0.49mm" fo:padding-left="0.49mm" fo:padding-right="0.49mm" fo:padding-top="0.49mm"/>
    </style:style>
    <style:style style:family="table-cell" style:name="aafb327">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66ab7b">
      <style:table-cell-properties fo:background-color="transparent" fo:border-bottom="0.02mm solid #000000" fo:border-left="none" fo:border-right="none" fo:border-top="none" fo:padding-bottom="0.49mm" fo:padding-left="0.49mm" fo:padding-right="0.49mm" fo:padding-top="0.49mm" style:vertical-align="top"/>
    </style:style>
    <style:style style:family="paragraph" style:name="ac90c57" style:parent-style-name="xl_5f_table_5f_text">
      <style:paragraph-properties fo:margin-left="1.01mm" fo:margin-right="0.0mm" fo:text-indent="0.0mm"/>
    </style:style>
    <style:style style:family="table-cell" style:name="a008e26">
      <style:table-cell-properties fo:background-color="transparent" fo:border-bottom="none" fo:border-left="none" fo:border-right="none" fo:border-top="none" fo:padding-bottom="0.49mm" fo:padding-left="0.49mm" fo:padding-right="0.49mm" fo:padding-top="0.49mm"/>
    </style:style>
    <style:style style:family="table-cell" style:name="ad77462">
      <style:table-cell-properties fo:background-color="transparent" fo:border-bottom="none" fo:border-left="none" fo:border-right="none" fo:border-top="none" fo:padding-bottom="0.49mm" fo:padding-left="0.49mm" fo:padding-right="0.49mm" fo:padding-top="0.49mm" style:vertical-align="top"/>
    </style:style>
    <style:style style:family="table-cell" style:name="aa86c06">
      <style:table-cell-properties fo:background-color="transparent" fo:border-bottom="none" fo:border-left="none" fo:border-right="none" fo:border-top="none" fo:padding-bottom="0.49mm" fo:padding-left="0.49mm" fo:padding-right="0.49mm" fo:padding-top="0.49mm" style:vertical-align="top"/>
    </style:style>
    <style:style style:family="table-cell" style:name="a225f40">
      <style:table-cell-properties fo:background-color="#e6e6e6" fo:border-bottom="0.02mm solid #000000" fo:border-left="none" fo:border-right="none" fo:border-top="0.02mm solid #000000" fo:padding-bottom="0.49mm" fo:padding-left="0.49mm" fo:padding-right="0.49mm" fo:padding-top="0.49mm"/>
    </style:style>
    <style:style style:family="table-cell" style:name="a42d41c">
      <style:table-cell-properties fo:background-color="#e6e6e6" fo:border-bottom="0.02mm solid #000000" fo:border-left="none" fo:border-right="none" fo:border-top="0.02mm solid #000000" fo:padding-bottom="0.49mm" fo:padding-left="0.49mm" fo:padding-right="0.49mm" fo:padding-top="0.49mm"/>
    </style:style>
    <style:style style:family="table-cell" style:name="a48d2e0">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0c89ad">
      <style:table-column-properties style:rel-column-width="46272*"/>
    </style:style>
    <style:style style:family="table-column" style:name="a7e4045">
      <style:table-column-properties style:rel-column-width="9635*"/>
    </style:style>
    <style:style style:family="table-column" style:name="a05561a">
      <style:table-column-properties style:rel-column-width="9628*"/>
    </style:style>
    <style:style style:family="table" style:name="ad0305c">
      <style:table-properties fo:margin-bottom="1.99mm" fo:margin-top="0.0mm" style:width="17.002cm" table:align="left"/>
    </style:style>
    <style:style style:family="text" style:name="a5aa1eb">
      <style:text-properties fo:font-size="8.0pt" style:font-name="StarSymbol2" style:font-name-asian="StarSymbol2" style:font-name-complex="StarSymbol2"/>
    </style:style>
    <style:style style:family="text" style:name="a74250f">
      <style:text-properties fo:font-size="8.0pt" style:font-name="StarSymbol2" style:font-name-asian="StarSymbol2" style:font-name-complex="StarSymbol2"/>
    </style:style>
    <style:style style:family="text" style:name="aa48a29">
      <style:text-properties fo:font-size="8.0pt" style:font-name="StarSymbol2" style:font-name-asian="StarSymbol2" style:font-name-complex="StarSymbol2"/>
    </style:style>
    <style:style style:family="text" style:name="a0e3f51">
      <style:text-properties fo:font-size="8.0pt" style:font-name="StarSymbol2" style:font-name-asian="StarSymbol2" style:font-name-complex="StarSymbol2"/>
    </style:style>
    <style:style style:family="text" style:name="ab34d6a">
      <style:text-properties fo:font-size="8.0pt" style:font-name="StarSymbol2" style:font-name-asian="StarSymbol2" style:font-name-complex="StarSymbol2"/>
    </style:style>
    <style:style style:family="paragraph" style:name="a3be71e" style:parent-style-name="xl_5f_headline_5f_level2">
      <style:paragraph-properties/>
    </style:style>
    <style:style style:family="paragraph" style:name="aec2e28" style:parent-style-name="xl_5f_headline_5f_level1">
      <style:paragraph-properties/>
    </style:style>
    <style:style style:family="text" style:name="a121ab2">
      <style:text-properties style:text-position="super"/>
    </style:style>
    <style:style style:family="text" style:name="ae2863a" style:parent-style-name="xl_5f_font_5f_code_5f_ul">
      <style:text-properties style:text-position="super"/>
    </style:style>
    <style:style style:family="text" style:name="ac96e5a" style:parent-style-name="xl_5f_font_5f_code_5f_ul">
      <style:text-properties style:text-position="super"/>
    </style:style>
    <style:style style:family="paragraph" style:name="a260191" style:parent-style-name="xl_5f_headline_5f_level2">
      <style:paragraph-properties/>
    </style:style>
    <style:style style:family="text" style:name="a5a66c7" style:parent-style-name="xl_5f_font_5f_code">
      <style:text-properties style:text-position="sub"/>
    </style:style>
    <style:style style:family="text" style:name="ab80c96" style:parent-style-name="xl_5f_font_5f_code">
      <style:text-properties style:text-position="sub"/>
    </style:style>
    <style:style style:family="text" style:name="a27f3ad" style:parent-style-name="xl_5f_font_5f_code">
      <style:text-properties style:text-position="0% 100%"/>
    </style:style>
    <style:style style:family="text" style:name="a6ab4c0" style:parent-style-name="xl_5f_font_5f_code">
      <style:text-properties style:text-position="sub"/>
    </style:style>
    <style:style style:family="text" style:name="a13a90f" style:parent-style-name="xl_5f_font_5f_code">
      <style:text-properties style:text-position="0% 100%"/>
    </style:style>
    <style:style style:family="text" style:name="a98c83f" style:parent-style-name="xl_5f_font_5f_code">
      <style:text-properties style:text-position="sub"/>
    </style:style>
    <style:style style:family="text" style:name="a0429a9" style:parent-style-name="xl_5f_font_5f_code">
      <style:text-properties style:text-position="sub"/>
    </style:style>
    <style:style style:family="text" style:name="a542bdb" style:parent-style-name="xl_5f_font_5f_code">
      <style:text-properties style:text-position="sub"/>
    </style:style>
    <style:style style:family="text" style:name="a4a452c" style:parent-style-name="xl_5f_font_5f_code">
      <style:text-properties style:text-position="sub"/>
    </style:style>
    <style:style style:family="text" style:name="ad26460" style:parent-style-name="xl_5f_font_5f_code">
      <style:text-properties style:text-position="sub"/>
    </style:style>
    <style:style style:family="text" style:name="ab0d94d" style:parent-style-name="xl_5f_font_5f_code">
      <style:text-properties style:text-position="sub"/>
    </style:style>
    <style:style style:family="text" style:name="aa2733a">
      <style:text-properties fo:country="GB" fo:language="en"/>
    </style:style>
    <style:style style:family="paragraph" style:name="adeccef" style:parent-style-name="xl_5f_headline_5f_level2">
      <style:paragraph-properties/>
    </style:style>
    <style:style style:family="text" style:name="a08a40b">
      <style:text-properties fo:font-size="8.0pt" style:font-name="StarSymbol2" style:font-name-asian="StarSymbol2" style:font-name-complex="StarSymbol2"/>
    </style:style>
    <style:style style:family="table-cell" style:name="a05c0cc">
      <style:table-cell-properties fo:background-color="transparent" fo:border-bottom="0.02mm solid #000000" fo:border-left="none" fo:border-right="none" fo:border-top="none" fo:padding-bottom="0.49mm" fo:padding-left="0.49mm" fo:padding-right="0.49mm" fo:padding-top="0.49mm"/>
    </style:style>
    <style:style style:family="table-cell" style:name="acf036e">
      <style:table-cell-properties fo:background-color="transparent" fo:border-bottom="0.02mm solid #000000" fo:border-left="none" fo:border-right="none" fo:border-top="none" fo:padding-bottom="0.49mm" fo:padding-left="0.49mm" fo:padding-right="0.49mm" fo:padding-top="0.49mm" style:vertical-align="top"/>
    </style:style>
    <style:style style:family="table-cell" style:name="a5b916b">
      <style:table-cell-properties fo:background-color="transparent" fo:border-bottom="0.02mm solid #000000" fo:border-left="none" fo:border-right="none" fo:border-top="none" fo:padding-bottom="0.49mm" fo:padding-left="0.49mm" fo:padding-right="0.49mm" fo:padding-top="0.49mm" style:vertical-align="top"/>
    </style:style>
    <style:style style:family="text" style:name="a5a2d38">
      <style:text-properties fo:font-size="8.0pt" style:font-name="StarSymbol2" style:font-name-asian="StarSymbol2" style:font-name-complex="StarSymbol2"/>
    </style:style>
    <style:style style:family="table-cell" style:name="a44c264">
      <style:table-cell-properties fo:background-color="transparent" fo:border-bottom="none" fo:border-left="none" fo:border-right="none" fo:border-top="none" fo:padding-bottom="0.49mm" fo:padding-left="0.49mm" fo:padding-right="0.49mm" fo:padding-top="0.49mm"/>
    </style:style>
    <style:style style:family="table-cell" style:name="aec32ca">
      <style:table-cell-properties fo:background-color="transparent" fo:border-bottom="none" fo:border-left="none" fo:border-right="none" fo:border-top="none" fo:padding-bottom="0.49mm" fo:padding-left="0.49mm" fo:padding-right="0.49mm" fo:padding-top="0.49mm" style:vertical-align="top"/>
    </style:style>
    <style:style style:family="table-cell" style:name="a52a312">
      <style:table-cell-properties fo:background-color="transparent" fo:border-bottom="none" fo:border-left="none" fo:border-right="none" fo:border-top="none" fo:padding-bottom="0.49mm" fo:padding-left="0.49mm" fo:padding-right="0.49mm" fo:padding-top="0.49mm" style:vertical-align="top"/>
    </style:style>
    <style:style style:family="text" style:name="a98c865">
      <style:text-properties fo:font-size="8.0pt" style:font-name="StarSymbol2" style:font-name-asian="StarSymbol2" style:font-name-complex="StarSymbol2"/>
    </style:style>
    <style:style style:family="text" style:name="ab5b151">
      <style:text-properties fo:font-size="8.0pt" style:font-name="StarSymbol2" style:font-name-asian="StarSymbol2" style:font-name-complex="StarSymbol2"/>
    </style:style>
    <style:style style:family="table-cell" style:name="a88f287">
      <style:table-cell-properties fo:background-color="transparent" fo:border-bottom="none" fo:border-left="none" fo:border-right="none" fo:border-top="none" fo:padding-bottom="0.49mm" fo:padding-left="0.49mm" fo:padding-right="0.49mm" fo:padding-top="0.49mm"/>
    </style:style>
    <style:style style:family="table-cell" style:name="aabaeed">
      <style:table-cell-properties fo:background-color="transparent" fo:border-bottom="none" fo:border-left="none" fo:border-right="none" fo:border-top="none" fo:padding-bottom="0.49mm" fo:padding-left="0.49mm" fo:padding-right="0.49mm" fo:padding-top="0.49mm" style:vertical-align="top"/>
    </style:style>
    <style:style style:family="table-cell" style:name="a2752ba">
      <style:table-cell-properties fo:background-color="transparent" fo:border-bottom="none" fo:border-left="none" fo:border-right="none" fo:border-top="none" fo:padding-bottom="0.49mm" fo:padding-left="0.49mm" fo:padding-right="0.49mm" fo:padding-top="0.49mm" style:vertical-align="top"/>
    </style:style>
    <style:style style:family="text" style:name="ae54ac5">
      <style:text-properties fo:font-size="8.0pt" style:font-name="StarSymbol2" style:font-name-asian="StarSymbol2" style:font-name-complex="StarSymbol2"/>
    </style:style>
    <style:style style:family="table-cell" style:name="aa3356e">
      <style:table-cell-properties fo:background-color="transparent" fo:border-bottom="none" fo:border-left="none" fo:border-right="none" fo:border-top="none" fo:padding-bottom="0.49mm" fo:padding-left="0.49mm" fo:padding-right="0.49mm" fo:padding-top="0.49mm"/>
    </style:style>
    <style:style style:family="table-cell" style:name="a4166e3">
      <style:table-cell-properties fo:background-color="transparent" fo:border-bottom="none" fo:border-left="none" fo:border-right="none" fo:border-top="none" fo:padding-bottom="0.49mm" fo:padding-left="0.49mm" fo:padding-right="0.49mm" fo:padding-top="0.49mm" style:vertical-align="top"/>
    </style:style>
    <style:style style:family="table-cell" style:name="abde0bc">
      <style:table-cell-properties fo:background-color="transparent" fo:border-bottom="none" fo:border-left="none" fo:border-right="none" fo:border-top="none" fo:padding-bottom="0.49mm" fo:padding-left="0.49mm" fo:padding-right="0.49mm" fo:padding-top="0.49mm" style:vertical-align="top"/>
    </style:style>
    <style:style style:family="text" style:name="a6828f5">
      <style:text-properties fo:font-size="8.0pt" style:font-name="StarSymbol2" style:font-name-asian="StarSymbol2" style:font-name-complex="StarSymbol2"/>
    </style:style>
    <style:style style:family="text" style:name="afd9e20">
      <style:text-properties fo:font-size="8.0pt" style:font-name="StarSymbol2" style:font-name-asian="StarSymbol2" style:font-name-complex="StarSymbol2"/>
    </style:style>
    <style:style style:family="table-cell" style:name="a5e6302">
      <style:table-cell-properties fo:background-color="transparent" fo:border-bottom="none" fo:border-left="none" fo:border-right="none" fo:border-top="none" fo:padding-bottom="0.49mm" fo:padding-left="0.49mm" fo:padding-right="0.49mm" fo:padding-top="0.49mm"/>
    </style:style>
    <style:style style:family="table-cell" style:name="a7acf9f">
      <style:table-cell-properties fo:background-color="transparent" fo:border-bottom="none" fo:border-left="none" fo:border-right="none" fo:border-top="none" fo:padding-bottom="0.49mm" fo:padding-left="0.49mm" fo:padding-right="0.49mm" fo:padding-top="0.49mm" style:vertical-align="top"/>
    </style:style>
    <style:style style:family="table-cell" style:name="aaebe2e">
      <style:table-cell-properties fo:background-color="transparent" fo:border-bottom="none" fo:border-left="none" fo:border-right="none" fo:border-top="none" fo:padding-bottom="0.49mm" fo:padding-left="0.49mm" fo:padding-right="0.49mm" fo:padding-top="0.49mm" style:vertical-align="top"/>
    </style:style>
    <style:style style:family="text" style:name="a6f52df">
      <style:text-properties fo:font-size="8.0pt" style:font-name="StarSymbol2" style:font-name-asian="StarSymbol2" style:font-name-complex="StarSymbol2"/>
    </style:style>
    <style:style style:family="table-cell" style:name="a11a9ef">
      <style:table-cell-properties fo:background-color="transparent" fo:border-bottom="none" fo:border-left="none" fo:border-right="none" fo:border-top="none" fo:padding-bottom="0.49mm" fo:padding-left="0.49mm" fo:padding-right="0.49mm" fo:padding-top="0.49mm"/>
    </style:style>
    <style:style style:family="table-cell" style:name="a45c314">
      <style:table-cell-properties fo:background-color="transparent" fo:border-bottom="none" fo:border-left="none" fo:border-right="none" fo:border-top="none" fo:padding-bottom="0.49mm" fo:padding-left="0.49mm" fo:padding-right="0.49mm" fo:padding-top="0.49mm" style:vertical-align="top"/>
    </style:style>
    <style:style style:family="table-cell" style:name="adba60c">
      <style:table-cell-properties fo:background-color="transparent" fo:border-bottom="none" fo:border-left="none" fo:border-right="none" fo:border-top="none" fo:padding-bottom="0.49mm" fo:padding-left="0.49mm" fo:padding-right="0.49mm" fo:padding-top="0.49mm" style:vertical-align="top"/>
    </style:style>
    <style:style style:family="table-cell" style:name="aff14eb">
      <style:table-cell-properties fo:background-color="transparent" fo:border-bottom="none" fo:border-left="none" fo:border-right="none" fo:border-top="none" fo:padding-bottom="0.49mm" fo:padding-left="0.49mm" fo:padding-right="0.49mm" fo:padding-top="0.49mm"/>
    </style:style>
    <style:style style:family="table-cell" style:name="af34e4e">
      <style:table-cell-properties fo:background-color="transparent" fo:border-bottom="none" fo:border-left="none" fo:border-right="none" fo:border-top="none" fo:padding-bottom="0.49mm" fo:padding-left="0.49mm" fo:padding-right="0.49mm" fo:padding-top="0.49mm" style:vertical-align="top"/>
    </style:style>
    <style:style style:family="table-cell" style:name="a9fcdb4">
      <style:table-cell-properties fo:background-color="transparent" fo:border-bottom="none" fo:border-left="none" fo:border-right="none" fo:border-top="none" fo:padding-bottom="0.49mm" fo:padding-left="0.49mm" fo:padding-right="0.49mm" fo:padding-top="0.49mm" style:vertical-align="top"/>
    </style:style>
    <style:style style:family="text" style:name="aa9daac">
      <style:text-properties fo:font-size="8.0pt" style:font-name="StarSymbol2" style:font-name-asian="StarSymbol2" style:font-name-complex="StarSymbol2"/>
    </style:style>
    <style:style style:family="table-cell" style:name="accf97c">
      <style:table-cell-properties fo:background-color="transparent" fo:border-bottom="none" fo:border-left="none" fo:border-right="none" fo:border-top="none" fo:padding-bottom="0.49mm" fo:padding-left="0.49mm" fo:padding-right="0.49mm" fo:padding-top="0.49mm"/>
    </style:style>
    <style:style style:family="table-cell" style:name="ac9cf53">
      <style:table-cell-properties fo:background-color="transparent" fo:border-bottom="none" fo:border-left="none" fo:border-right="none" fo:border-top="none" fo:padding-bottom="0.49mm" fo:padding-left="0.49mm" fo:padding-right="0.49mm" fo:padding-top="0.49mm" style:vertical-align="top"/>
    </style:style>
    <style:style style:family="table-cell" style:name="a8a41f7">
      <style:table-cell-properties fo:background-color="transparent" fo:border-bottom="none" fo:border-left="none" fo:border-right="none" fo:border-top="none" fo:padding-bottom="0.49mm" fo:padding-left="0.49mm" fo:padding-right="0.49mm" fo:padding-top="0.49mm" style:vertical-align="top"/>
    </style:style>
    <style:style style:family="text" style:name="a449bfc">
      <style:text-properties fo:font-size="8.0pt" style:font-name="StarSymbol2" style:font-name-asian="StarSymbol2" style:font-name-complex="StarSymbol2"/>
    </style:style>
    <style:style style:family="table-cell" style:name="af86238">
      <style:table-cell-properties fo:background-color="transparent" fo:border-bottom="none" fo:border-left="none" fo:border-right="none" fo:border-top="none" fo:padding-bottom="0.49mm" fo:padding-left="0.49mm" fo:padding-right="0.49mm" fo:padding-top="0.49mm"/>
    </style:style>
    <style:style style:family="table-cell" style:name="a912a45">
      <style:table-cell-properties fo:background-color="transparent" fo:border-bottom="none" fo:border-left="none" fo:border-right="none" fo:border-top="none" fo:padding-bottom="0.49mm" fo:padding-left="0.49mm" fo:padding-right="0.49mm" fo:padding-top="0.49mm" style:vertical-align="top"/>
    </style:style>
    <style:style style:family="table-cell" style:name="a33e9be">
      <style:table-cell-properties fo:background-color="transparent" fo:border-bottom="none" fo:border-left="none" fo:border-right="none" fo:border-top="none" fo:padding-bottom="0.49mm" fo:padding-left="0.49mm" fo:padding-right="0.49mm" fo:padding-top="0.49mm" style:vertical-align="top"/>
    </style:style>
    <style:style style:family="table-cell" style:name="a7f1713">
      <style:table-cell-properties fo:background-color="transparent" fo:border-bottom="none" fo:border-left="none" fo:border-right="none" fo:border-top="none" fo:padding-bottom="0.49mm" fo:padding-left="0.49mm" fo:padding-right="0.49mm" fo:padding-top="0.49mm"/>
    </style:style>
    <style:style style:family="table-cell" style:name="ad21346">
      <style:table-cell-properties fo:background-color="transparent" fo:border-bottom="none" fo:border-left="none" fo:border-right="none" fo:border-top="none" fo:padding-bottom="0.49mm" fo:padding-left="0.49mm" fo:padding-right="0.49mm" fo:padding-top="0.49mm" style:vertical-align="top"/>
    </style:style>
    <style:style style:family="table-cell" style:name="aaccb2e">
      <style:table-cell-properties fo:background-color="transparent" fo:border-bottom="none" fo:border-left="none" fo:border-right="none" fo:border-top="none" fo:padding-bottom="0.49mm" fo:padding-left="0.49mm" fo:padding-right="0.49mm" fo:padding-top="0.49mm" style:vertical-align="top"/>
    </style:style>
    <style:style style:family="text" style:name="a9aa266" style:parent-style-name="xl_5f_font_5f_code_5f_ul">
      <style:text-properties style:text-position="super"/>
    </style:style>
    <style:style style:family="text" style:name="a1e1ba2">
      <style:text-properties fo:font-size="8.0pt" style:font-name="StarSymbol2" style:font-name-asian="StarSymbol2" style:font-name-complex="StarSymbol2"/>
    </style:style>
    <style:style style:family="table-cell" style:name="ac484ec">
      <style:table-cell-properties fo:background-color="transparent" fo:border-bottom="none" fo:border-left="none" fo:border-right="none" fo:border-top="none" fo:padding-bottom="0.49mm" fo:padding-left="0.49mm" fo:padding-right="0.49mm" fo:padding-top="0.49mm"/>
    </style:style>
    <style:style style:family="table-cell" style:name="a8dca8b">
      <style:table-cell-properties fo:background-color="transparent" fo:border-bottom="none" fo:border-left="none" fo:border-right="none" fo:border-top="none" fo:padding-bottom="0.49mm" fo:padding-left="0.49mm" fo:padding-right="0.49mm" fo:padding-top="0.49mm" style:vertical-align="top"/>
    </style:style>
    <style:style style:family="table-cell" style:name="a459b73">
      <style:table-cell-properties fo:background-color="transparent" fo:border-bottom="none" fo:border-left="none" fo:border-right="none" fo:border-top="none" fo:padding-bottom="0.49mm" fo:padding-left="0.49mm" fo:padding-right="0.49mm" fo:padding-top="0.49mm" style:vertical-align="top"/>
    </style:style>
    <style:style style:family="text" style:name="ae26d69" style:parent-style-name="xl_5f_font_5f_code_5f_ul">
      <style:text-properties style:text-position="super"/>
    </style:style>
    <style:style style:family="text" style:name="a6ecec1">
      <style:text-properties fo:font-size="8.0pt" style:font-name="StarSymbol2" style:font-name-asian="StarSymbol2" style:font-name-complex="StarSymbol2"/>
    </style:style>
    <style:style style:family="table-cell" style:name="acf260e">
      <style:table-cell-properties fo:background-color="transparent" fo:border-bottom="none" fo:border-left="none" fo:border-right="none" fo:border-top="none" fo:padding-bottom="0.49mm" fo:padding-left="0.49mm" fo:padding-right="0.49mm" fo:padding-top="0.49mm"/>
    </style:style>
    <style:style style:family="table-cell" style:name="aaab5c7">
      <style:table-cell-properties fo:background-color="transparent" fo:border-bottom="none" fo:border-left="none" fo:border-right="none" fo:border-top="none" fo:padding-bottom="0.49mm" fo:padding-left="0.49mm" fo:padding-right="0.49mm" fo:padding-top="0.49mm" style:vertical-align="top"/>
    </style:style>
    <style:style style:family="table-cell" style:name="ab67fca">
      <style:table-cell-properties fo:background-color="transparent" fo:border-bottom="none" fo:border-left="none" fo:border-right="none" fo:border-top="none" fo:padding-bottom="0.49mm" fo:padding-left="0.49mm" fo:padding-right="0.49mm" fo:padding-top="0.49mm" style:vertical-align="top"/>
    </style:style>
    <style:style style:family="text" style:name="a78ca6b" style:parent-style-name="xl_5f_font_5f_code">
      <style:text-properties style:text-position="sub"/>
    </style:style>
    <style:style style:family="text" style:name="ab9e273" style:parent-style-name="xl_5f_font_5f_code">
      <style:text-properties style:text-position="sub"/>
    </style:style>
    <style:style style:family="text" style:name="ab7c168" style:parent-style-name="xl_5f_font_5f_code">
      <style:text-properties style:text-position="sub"/>
    </style:style>
    <style:style style:family="text" style:name="acea95b" style:parent-style-name="xl_5f_font_5f_code">
      <style:text-properties style:text-position="sub"/>
    </style:style>
    <style:style style:family="text" style:name="aa94bef">
      <style:text-properties fo:font-size="8.0pt" style:font-name="StarSymbol2" style:font-name-asian="StarSymbol2" style:font-name-complex="StarSymbol2"/>
    </style:style>
    <style:style style:family="paragraph" style:name="a4b4462" style:parent-style-name="xl_5f_table_5f_text">
      <style:paragraph-properties>
        <style:tab-stops>
          <style:tab-stop style:position="4.826cm"/>
        </style:tab-stops>
      </style:paragraph-properties>
      <style:text-properties/>
    </style:style>
    <style:style style:family="table-cell" style:name="a5697d9">
      <style:table-cell-properties fo:background-color="transparent" fo:border-bottom="none" fo:border-left="none" fo:border-right="none" fo:border-top="none" fo:padding-bottom="0.49mm" fo:padding-left="0.49mm" fo:padding-right="0.49mm" fo:padding-top="0.49mm"/>
    </style:style>
    <style:style style:family="table-cell" style:name="aaf1d9c">
      <style:table-cell-properties fo:background-color="transparent" fo:border-bottom="none" fo:border-left="none" fo:border-right="none" fo:border-top="none" fo:padding-bottom="0.49mm" fo:padding-left="0.49mm" fo:padding-right="0.49mm" fo:padding-top="0.49mm" style:vertical-align="top"/>
    </style:style>
    <style:style style:family="table-cell" style:name="ac18d8f">
      <style:table-cell-properties fo:background-color="transparent" fo:border-bottom="none" fo:border-left="none" fo:border-right="none" fo:border-top="none" fo:padding-bottom="0.49mm" fo:padding-left="0.49mm" fo:padding-right="0.49mm" fo:padding-top="0.49mm" style:vertical-align="top"/>
    </style:style>
    <style:style style:family="text" style:name="a378e64" style:parent-style-name="xl_5f_font_5f_code">
      <style:text-properties style:text-position="sub"/>
    </style:style>
    <style:style style:family="table-cell" style:name="a9950ff">
      <style:table-cell-properties fo:background-color="transparent" fo:border-bottom="none" fo:border-left="none" fo:border-right="none" fo:border-top="none" fo:padding-bottom="0.49mm" fo:padding-left="0.49mm" fo:padding-right="0.49mm" fo:padding-top="0.49mm"/>
    </style:style>
    <style:style style:family="table-cell" style:name="ae73aa9">
      <style:table-cell-properties fo:background-color="transparent" fo:border-bottom="none" fo:border-left="none" fo:border-right="none" fo:border-top="none" fo:padding-bottom="0.49mm" fo:padding-left="0.49mm" fo:padding-right="0.49mm" fo:padding-top="0.49mm" style:vertical-align="top"/>
    </style:style>
    <style:style style:family="table-cell" style:name="a932d3b">
      <style:table-cell-properties fo:background-color="transparent" fo:border-bottom="none" fo:border-left="none" fo:border-right="none" fo:border-top="none" fo:padding-bottom="0.49mm" fo:padding-left="0.49mm" fo:padding-right="0.49mm" fo:padding-top="0.49mm" style:vertical-align="top"/>
    </style:style>
    <style:style style:family="text" style:name="afbf1e6" style:parent-style-name="xl_5f_font_5f_code">
      <style:text-properties style:text-position="sub"/>
    </style:style>
    <style:style style:family="table-cell" style:name="a8a109e">
      <style:table-cell-properties fo:background-color="transparent" fo:border-bottom="none" fo:border-left="none" fo:border-right="none" fo:border-top="none" fo:padding-bottom="0.49mm" fo:padding-left="0.49mm" fo:padding-right="0.49mm" fo:padding-top="0.49mm"/>
    </style:style>
    <style:style style:family="table-cell" style:name="ae5f90d">
      <style:table-cell-properties fo:background-color="transparent" fo:border-bottom="none" fo:border-left="none" fo:border-right="none" fo:border-top="none" fo:padding-bottom="0.49mm" fo:padding-left="0.49mm" fo:padding-right="0.49mm" fo:padding-top="0.49mm" style:vertical-align="top"/>
    </style:style>
    <style:style style:family="table-cell" style:name="ab05992">
      <style:table-cell-properties fo:background-color="transparent" fo:border-bottom="none" fo:border-left="none" fo:border-right="none" fo:border-top="none" fo:padding-bottom="0.49mm" fo:padding-left="0.49mm" fo:padding-right="0.49mm" fo:padding-top="0.49mm" style:vertical-align="top"/>
    </style:style>
    <style:style style:family="table-cell" style:name="ae2a14e">
      <style:table-cell-properties fo:background-color="transparent" fo:border-bottom="none" fo:border-left="none" fo:border-right="none" fo:border-top="none" fo:padding-bottom="0.49mm" fo:padding-left="0.49mm" fo:padding-right="0.49mm" fo:padding-top="0.49mm"/>
    </style:style>
    <style:style style:family="table-cell" style:name="a602a59">
      <style:table-cell-properties fo:background-color="transparent" fo:border-bottom="none" fo:border-left="none" fo:border-right="none" fo:border-top="none" fo:padding-bottom="0.49mm" fo:padding-left="0.49mm" fo:padding-right="0.49mm" fo:padding-top="0.49mm" style:vertical-align="top"/>
    </style:style>
    <style:style style:family="table-cell" style:name="a978b98">
      <style:table-cell-properties fo:background-color="transparent" fo:border-bottom="none" fo:border-left="none" fo:border-right="none" fo:border-top="none" fo:padding-bottom="0.49mm" fo:padding-left="0.49mm" fo:padding-right="0.49mm" fo:padding-top="0.49mm" style:vertical-align="top"/>
    </style:style>
    <style:style style:family="text" style:name="af80c6b" style:parent-style-name="xl_5f_font_5f_code">
      <style:text-properties style:text-position="sub"/>
    </style:style>
    <style:style style:family="text" style:name="ae4311b" style:parent-style-name="xl_5f_font_5f_code">
      <style:text-properties style:text-position="sub"/>
    </style:style>
    <style:style style:family="text" style:name="a1a9a50" style:parent-style-name="xl_5f_font_5f_code">
      <style:text-properties style:text-position="sub"/>
    </style:style>
    <style:style style:family="text" style:name="a807d4d" style:parent-style-name="xl_5f_font_5f_code">
      <style:text-properties style:text-position="sub"/>
    </style:style>
    <style:style style:family="text" style:name="a1a7100" style:parent-style-name="xl_5f_font_5f_code">
      <style:text-properties style:text-position="sub"/>
    </style:style>
    <style:style style:family="text" style:name="a91b61c" style:parent-style-name="xl_5f_font_5f_code">
      <style:text-properties style:text-position="sub"/>
    </style:style>
    <style:style style:family="text" style:name="a361044" style:parent-style-name="xl_5f_font_5f_code">
      <style:text-properties style:text-position="sub"/>
    </style:style>
    <style:style style:family="text" style:name="ac6db5e" style:parent-style-name="xl_5f_font_5f_code">
      <style:text-properties style:text-position="sub"/>
    </style:style>
    <style:style style:family="paragraph" style:name="a03d391" style:parent-style-name="xl_5f_table_5f_text">
      <style:paragraph-properties fo:margin-left="1.01mm" fo:margin-right="0.0mm" fo:text-indent="0.0mm"/>
      <style:text-properties/>
    </style:style>
    <style:style style:family="table-cell" style:name="aab4eb0">
      <style:table-cell-properties fo:background-color="transparent" fo:border-bottom="none" fo:border-left="none" fo:border-right="none" fo:border-top="none" fo:padding-bottom="0.49mm" fo:padding-left="0.49mm" fo:padding-right="0.49mm" fo:padding-top="0.49mm"/>
    </style:style>
    <style:style style:family="table-cell" style:name="a630b4f">
      <style:table-cell-properties fo:background-color="transparent" fo:border-bottom="none" fo:border-left="none" fo:border-right="none" fo:border-top="none" fo:padding-bottom="0.49mm" fo:padding-left="0.49mm" fo:padding-right="0.49mm" fo:padding-top="0.49mm" style:vertical-align="top"/>
    </style:style>
    <style:style style:family="table-cell" style:name="a0e3938">
      <style:table-cell-properties fo:background-color="transparent" fo:border-bottom="none" fo:border-left="none" fo:border-right="none" fo:border-top="none" fo:padding-bottom="0.49mm" fo:padding-left="0.49mm" fo:padding-right="0.49mm" fo:padding-top="0.49mm" style:vertical-align="top"/>
    </style:style>
    <style:style style:family="table-cell" style:name="ae6b8a9">
      <style:table-cell-properties fo:background-color="#e6e6e6" fo:border-bottom="0.02mm solid #000000" fo:border-left="none" fo:border-right="none" fo:border-top="0.02mm solid #000000" fo:padding-bottom="0.49mm" fo:padding-left="0.49mm" fo:padding-right="0.49mm" fo:padding-top="0.49mm"/>
    </style:style>
    <style:style style:family="table-cell" style:name="ab7051d">
      <style:table-cell-properties fo:background-color="#e6e6e6" fo:border-bottom="0.02mm solid #000000" fo:border-left="none" fo:border-right="none" fo:border-top="0.02mm solid #000000" fo:padding-bottom="0.49mm" fo:padding-left="0.49mm" fo:padding-right="0.49mm" fo:padding-top="0.49mm"/>
    </style:style>
    <style:style style:family="table-cell" style:name="ac6c42d">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379c9a">
      <style:table-column-properties style:rel-column-width="50111*"/>
    </style:style>
    <style:style style:family="table-column" style:name="a5ff9f2">
      <style:table-column-properties style:rel-column-width="7712*"/>
    </style:style>
    <style:style style:family="table" style:name="ad438f2">
      <style:table-properties fo:margin-bottom="1.99mm" fo:margin-top="0.0mm" style:width="17.002cm" table:align="left"/>
    </style:style>
    <style:style style:family="paragraph" style:name="a6fe411" style:parent-style-name="xl_5f_headline_5f_level2">
      <style:paragraph-properties/>
    </style:style>
    <style:style style:family="paragraph" style:name="afa9fc6" style:parent-style-name="xl_5f_headline_5f_level1">
      <style:paragraph-properties/>
    </style:style>
    <style:style style:family="paragraph" style:list-style-name="xl_5f_numbering_5f_bullet" style:name="aea068d" style:parent-style-name="xl_5f_list_5f_bullet_5f_last">
      <style:paragraph-properties/>
    </style:style>
    <style:style style:family="text" style:name="a27fd7c">
      <style:text-properties fo:font-size="8.0pt" style:font-name="StarSymbol2" style:font-name-asian="StarSymbol2" style:font-name-complex="StarSymbol2"/>
    </style:style>
    <style:style style:family="paragraph" style:list-style-name="xl_5f_numbering_5f_bullet" style:name="a3e4610" style:parent-style-name="xl_5f_list_5f_bullet">
      <style:paragraph-properties/>
      <style:text-properties/>
    </style:style>
    <style:style style:family="text" style:name="ae957bb">
      <style:text-properties fo:font-size="8.0pt" style:font-name="StarSymbol2" style:font-name-asian="StarSymbol2" style:font-name-complex="StarSymbol2"/>
    </style:style>
    <style:style style:family="text" style:name="a86a507">
      <style:text-properties fo:font-size="8.0pt" style:font-name="StarSymbol2" style:font-name-asian="StarSymbol2" style:font-name-complex="StarSymbol2"/>
    </style:style>
    <style:style style:family="table-cell" style:name="a971b44">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8b4113">
      <style:table-cell-properties fo:background-color="transparent" fo:border-bottom="0.35mm solid #e6e6e6" fo:border-left="none" fo:border-right="none" fo:border-top="none" fo:padding-bottom="0.49mm" fo:padding-left="0.49mm" fo:padding-right="0.49mm" fo:padding-top="0.49mm"/>
    </style:style>
    <style:style style:family="table-cell" style:name="ac4cc7f">
      <style:table-cell-properties fo:background-color="transparent" fo:border-bottom="0.35mm solid #e6e6e6" fo:border-left="1.76mm solid #e6e6e6" fo:border-right="none" fo:border-top="none" fo:padding-bottom="0.49mm" fo:padding-left="0.49mm" fo:padding-right="0.49mm" fo:padding-top="0.49mm"/>
    </style:style>
    <style:style style:family="table-row" style:name="a30d4d2">
      <style:table-row-properties style:row-height="1.01mm"/>
    </style:style>
    <style:style style:family="table-cell" style:name="a12a2aa">
      <style:table-cell-properties fo:background-color="transparent" fo:border-bottom="none" fo:border-left="none" fo:border-right="1.76mm solid #e6e6e6" fo:border-top="none" fo:padding-bottom="0.49mm" fo:padding-left="0.49mm" fo:padding-right="0.49mm" fo:padding-top="0.49mm"/>
    </style:style>
    <style:style style:family="table-cell" style:name="a663866">
      <style:table-cell-properties fo:background-color="transparent" fo:border-bottom="none" fo:border-left="none" fo:border-right="none" fo:border-top="none" fo:padding-bottom="0.49mm" fo:padding-left="0.49mm" fo:padding-right="0.49mm" fo:padding-top="0.49mm"/>
    </style:style>
    <style:style style:family="table-cell" style:name="a141179">
      <style:table-cell-properties fo:background-color="#e6e6e6" fo:border-bottom="0.39mm double #000000" fo:border-left="0.39mm double #000000" fo:border-right="0.39mm double #000000" fo:border-top="none" fo:padding-bottom="0.49mm" fo:padding-left="0.49mm" fo:padding-right="0.49mm" fo:padding-top="0.49mm" style:vertical-align="middle"/>
    </style:style>
    <style:style style:family="table-cell" style:name="a4aad5c">
      <style:table-cell-properties fo:background-color="transparent" fo:border-bottom="none" fo:border-left="none" fo:border-right="none" fo:border-top="none" fo:padding-bottom="0.49mm" fo:padding-left="0.49mm" fo:padding-right="0.49mm" fo:padding-top="0.49mm"/>
    </style:style>
    <style:style style:family="table-cell" style:name="a843d83">
      <style:table-cell-properties fo:background-color="transparent" fo:border-bottom="none" fo:border-left="1.76mm solid #e6e6e6" fo:border-right="none" fo:border-top="none" fo:padding-bottom="0.49mm" fo:padding-left="0.49mm" fo:padding-right="0.49mm" fo:padding-top="0.49mm"/>
    </style:style>
    <style:style style:family="table-cell" style:name="a3770c8">
      <style:table-cell-properties fo:background-color="transparent" fo:border-bottom="none" fo:border-left="none" fo:border-right="1.76mm solid #e6e6e6" fo:border-top="none" fo:padding-bottom="0.49mm" fo:padding-left="0.49mm" fo:padding-right="0.49mm" fo:padding-top="0.49mm"/>
    </style:style>
    <style:style style:family="table-cell" style:name="ab44be1">
      <style:table-cell-properties fo:background-color="transparent" fo:border-bottom="none" fo:border-left="none" fo:border-right="none" fo:border-top="none" fo:padding-bottom="0.49mm" fo:padding-left="0.49mm" fo:padding-right="0.49mm" fo:padding-top="0.49mm"/>
    </style:style>
    <style:style style:family="table-cell" style:name="ad558ab">
      <style:table-cell-properties fo:background-color="#cccccc" fo:border-bottom="0.02mm solid #000000" fo:border-left="0.39mm double #000000" fo:border-right="0.39mm double #000000" fo:border-top="none" fo:padding-bottom="0.49mm" fo:padding-left="0.49mm" fo:padding-right="0.49mm" fo:padding-top="0.49mm" style:vertical-align="middle"/>
    </style:style>
    <style:style style:family="table-cell" style:name="a67add0">
      <style:table-cell-properties fo:background-color="transparent" fo:border-bottom="none" fo:border-left="none" fo:border-right="none" fo:border-top="none" fo:padding-bottom="0.49mm" fo:padding-left="0.49mm" fo:padding-right="0.49mm" fo:padding-top="0.49mm"/>
    </style:style>
    <style:style style:family="table-cell" style:name="a116817">
      <style:table-cell-properties fo:background-color="transparent" fo:border-bottom="none" fo:border-left="1.76mm solid #e6e6e6" fo:border-right="none" fo:border-top="none" fo:padding-bottom="0.49mm" fo:padding-left="0.49mm" fo:padding-right="0.49mm" fo:padding-top="0.49mm"/>
    </style:style>
    <style:style style:family="table-cell" style:name="a94353b">
      <style:table-cell-properties fo:background-color="transparent" fo:border-bottom="none" fo:border-left="none" fo:border-right="1.76mm solid #e6e6e6" fo:border-top="none" fo:padding-bottom="0.49mm" fo:padding-left="0.49mm" fo:padding-right="0.49mm" fo:padding-top="0.49mm"/>
    </style:style>
    <style:style style:family="table-cell" style:name="ad3878b">
      <style:table-cell-properties fo:background-color="transparent" fo:border-bottom="none" fo:border-left="none" fo:border-right="none" fo:border-top="none" fo:padding-bottom="0.49mm" fo:padding-left="0.49mm" fo:padding-right="0.49mm" fo:padding-top="0.49mm"/>
    </style:style>
    <style:style style:family="table-cell" style:name="a572780">
      <style:table-cell-properties fo:background-color="#cccccc" fo:border-bottom="0.02mm solid #000000" fo:border-left="0.39mm double #000000" fo:border-right="0.39mm double #000000" fo:border-top="none" fo:padding-bottom="0.49mm" fo:padding-left="0.49mm" fo:padding-right="0.49mm" fo:padding-top="0.49mm" style:vertical-align="middle"/>
    </style:style>
    <style:style style:family="table-cell" style:name="ae72d86">
      <style:table-cell-properties fo:background-color="transparent" fo:border-bottom="none" fo:border-left="none" fo:border-right="none" fo:border-top="none" fo:padding-bottom="0.49mm" fo:padding-left="0.49mm" fo:padding-right="0.49mm" fo:padding-top="0.49mm"/>
    </style:style>
    <style:style style:family="table-cell" style:name="a01e7dd">
      <style:table-cell-properties fo:background-color="transparent" fo:border-bottom="none" fo:border-left="1.76mm solid #e6e6e6" fo:border-right="none" fo:border-top="none" fo:padding-bottom="0.49mm" fo:padding-left="0.49mm" fo:padding-right="0.49mm" fo:padding-top="0.49mm"/>
    </style:style>
    <style:style style:family="table-cell" style:name="ac0fd51">
      <style:table-cell-properties fo:background-color="transparent" fo:border-bottom="none" fo:border-left="none" fo:border-right="1.76mm solid #e6e6e6" fo:border-top="none" fo:padding-bottom="0.49mm" fo:padding-left="0.49mm" fo:padding-right="0.49mm" fo:padding-top="0.49mm"/>
    </style:style>
    <style:style style:family="table-cell" style:name="a407342">
      <style:table-cell-properties fo:background-color="transparent" fo:border-bottom="none" fo:border-left="none" fo:border-right="none" fo:border-top="none" fo:padding-bottom="0.49mm" fo:padding-left="0.49mm" fo:padding-right="0.49mm" fo:padding-top="0.49mm"/>
    </style:style>
    <style:style style:family="table-cell" style:name="a447869">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de038f">
      <style:table-cell-properties fo:background-color="transparent" fo:border-bottom="none" fo:border-left="none" fo:border-right="none" fo:border-top="none" fo:padding-bottom="0.49mm" fo:padding-left="0.49mm" fo:padding-right="0.49mm" fo:padding-top="0.49mm"/>
    </style:style>
    <style:style style:family="table-cell" style:name="a8c1128">
      <style:table-cell-properties fo:background-color="transparent" fo:border-bottom="none" fo:border-left="1.76mm solid #e6e6e6" fo:border-right="none" fo:border-top="none" fo:padding-bottom="0.49mm" fo:padding-left="0.49mm" fo:padding-right="0.49mm" fo:padding-top="0.49mm"/>
    </style:style>
    <style:style style:family="table-cell" style:name="aa1086b">
      <style:table-cell-properties fo:background-color="transparent" fo:border-bottom="none" fo:border-left="none" fo:border-right="1.76mm solid #e6e6e6" fo:border-top="none" fo:padding-bottom="0.49mm" fo:padding-left="0.49mm" fo:padding-right="0.49mm" fo:padding-top="0.49mm"/>
    </style:style>
    <style:style style:family="table-cell" style:name="a027b81">
      <style:table-cell-properties fo:background-color="transparent" fo:border-bottom="none" fo:border-left="none" fo:border-right="none" fo:border-top="none" fo:padding-bottom="0.49mm" fo:padding-left="0.49mm" fo:padding-right="0.49mm" fo:padding-top="0.49mm"/>
    </style:style>
    <style:style style:family="table-cell" style:name="aab7839">
      <style:table-cell-properties fo:background-color="#cccccc" fo:border-bottom="0.02mm solid #000000" fo:border-left="0.39mm double #000000" fo:border-right="0.39mm double #000000" fo:border-top="none" fo:padding-bottom="0.49mm" fo:padding-left="0.49mm" fo:padding-right="0.49mm" fo:padding-top="0.49mm" style:vertical-align="middle"/>
    </style:style>
    <style:style style:family="graphic" style:name="af842ee" style:parent-style-name="default">
      <style:graphic-properties style:horizontal-pos="from-left" style:horizontal-rel="paragraph" style:vertical-pos="from-top" style:vertical-rel="paragraph" style:wrap="run-through" style:wrap-contour="false" svg:x="12.54mm" svg:y="2.29mm"/>
    </style:style>
    <style:style style:family="graphic" style:name="a078be9" style:parent-style-name="default">
      <style:graphic-properties style:horizontal-pos="from-left" style:horizontal-rel="paragraph" style:vertical-pos="from-top" style:vertical-rel="paragraph" style:wrap="run-through" style:wrap-contour="false" svg:x="9.19mm" svg:y="2.29mm"/>
    </style:style>
    <style:style style:family="table-cell" style:name="acab2f0">
      <style:table-cell-properties fo:background-color="transparent" fo:border-bottom="none" fo:border-left="none" fo:border-right="none" fo:border-top="none" fo:padding-bottom="0.49mm" fo:padding-left="0.49mm" fo:padding-right="0.49mm" fo:padding-top="0.49mm"/>
    </style:style>
    <style:style style:family="table-cell" style:name="acf8497">
      <style:table-cell-properties fo:background-color="transparent" fo:border-bottom="none" fo:border-left="1.76mm solid #e6e6e6" fo:border-right="none" fo:border-top="none" fo:padding-bottom="0.49mm" fo:padding-left="0.49mm" fo:padding-right="0.49mm" fo:padding-top="0.49mm"/>
    </style:style>
    <style:style style:family="table-cell" style:name="ac341ae">
      <style:table-cell-properties fo:background-color="transparent" fo:border-bottom="none" fo:border-left="none" fo:border-right="1.76mm solid #e6e6e6" fo:border-top="none" fo:padding-bottom="0.49mm" fo:padding-left="0.49mm" fo:padding-right="0.49mm" fo:padding-top="0.49mm"/>
    </style:style>
    <style:style style:family="table-cell" style:name="a316245">
      <style:table-cell-properties fo:background-color="transparent" fo:border-bottom="none" fo:border-left="none" fo:border-right="none" fo:border-top="none" fo:padding-bottom="0.49mm" fo:padding-left="0.49mm" fo:padding-right="0.49mm" fo:padding-top="0.49mm"/>
    </style:style>
    <style:style style:family="table-cell" style:name="a072aab">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69b70e">
      <style:table-cell-properties fo:background-color="transparent" fo:border-bottom="none" fo:border-left="none" fo:border-right="none" fo:border-top="none" fo:padding-bottom="0.49mm" fo:padding-left="0.49mm" fo:padding-right="0.49mm" fo:padding-top="0.49mm"/>
    </style:style>
    <style:style style:family="table-cell" style:name="a500191">
      <style:table-cell-properties fo:background-color="transparent" fo:border-bottom="none" fo:border-left="1.76mm solid #e6e6e6" fo:border-right="none" fo:border-top="none" fo:padding-bottom="0.49mm" fo:padding-left="0.49mm" fo:padding-right="0.49mm" fo:padding-top="0.49mm"/>
    </style:style>
    <style:style style:family="table-cell" style:name="a6b42b8">
      <style:table-cell-properties fo:background-color="transparent" fo:border-bottom="none" fo:border-left="none" fo:border-right="1.76mm solid #e6e6e6" fo:border-top="none" fo:padding-bottom="0.49mm" fo:padding-left="0.49mm" fo:padding-right="0.49mm" fo:padding-top="0.49mm"/>
    </style:style>
    <style:style style:family="table-cell" style:name="a25fb80">
      <style:table-cell-properties fo:background-color="transparent" fo:border-bottom="none" fo:border-left="none" fo:border-right="none" fo:border-top="none" fo:padding-bottom="0.49mm" fo:padding-left="0.49mm" fo:padding-right="0.49mm" fo:padding-top="0.49mm"/>
    </style:style>
    <style:style style:family="table-cell" style:name="af7fe7b">
      <style:table-cell-properties fo:background-color="#cccccc" fo:border-bottom="0.02mm solid #000000" fo:border-left="0.39mm double #000000" fo:border-right="0.39mm double #000000" fo:border-top="none" fo:padding-bottom="0.49mm" fo:padding-left="0.49mm" fo:padding-right="0.49mm" fo:padding-top="0.49mm" style:vertical-align="middle"/>
    </style:style>
    <style:style style:family="graphic" style:name="afdbf76" style:parent-style-name="default">
      <style:graphic-properties style:horizontal-pos="from-left" style:horizontal-rel="paragraph" style:vertical-pos="from-top" style:vertical-rel="paragraph" style:wrap="run-through" style:wrap-contour="false" svg:x="6.3mm" svg:y="2.22mm"/>
    </style:style>
    <style:style style:family="table-cell" style:name="a63f94e">
      <style:table-cell-properties fo:background-color="transparent" fo:border-bottom="none" fo:border-left="none" fo:border-right="none" fo:border-top="none" fo:padding-bottom="0.49mm" fo:padding-left="0.49mm" fo:padding-right="0.49mm" fo:padding-top="0.49mm"/>
    </style:style>
    <style:style style:family="table-cell" style:name="ad3fcb0">
      <style:table-cell-properties fo:background-color="transparent" fo:border-bottom="none" fo:border-left="1.76mm solid #e6e6e6" fo:border-right="none" fo:border-top="none" fo:padding-bottom="0.49mm" fo:padding-left="0.49mm" fo:padding-right="0.49mm" fo:padding-top="0.49mm"/>
    </style:style>
    <style:style style:family="table-cell" style:name="a7f192d">
      <style:table-cell-properties fo:background-color="transparent" fo:border-bottom="none" fo:border-left="none" fo:border-right="1.76mm solid #e6e6e6" fo:border-top="none" fo:padding-bottom="0.49mm" fo:padding-left="0.49mm" fo:padding-right="0.49mm" fo:padding-top="0.49mm"/>
    </style:style>
    <style:style style:family="table-cell" style:name="aab1015">
      <style:table-cell-properties fo:background-color="transparent" fo:border-bottom="none" fo:border-left="none" fo:border-right="none" fo:border-top="none" fo:padding-bottom="0.49mm" fo:padding-left="0.49mm" fo:padding-right="0.49mm" fo:padding-top="0.49mm"/>
    </style:style>
    <style:style style:family="table-cell" style:name="a60c61a">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08e818">
      <style:table-cell-properties fo:background-color="transparent" fo:border-bottom="none" fo:border-left="none" fo:border-right="none" fo:border-top="none" fo:padding-bottom="0.49mm" fo:padding-left="0.49mm" fo:padding-right="0.49mm" fo:padding-top="0.49mm"/>
    </style:style>
    <style:style style:family="table-cell" style:name="a2befd4">
      <style:table-cell-properties fo:background-color="transparent" fo:border-bottom="none" fo:border-left="1.76mm solid #e6e6e6" fo:border-right="none" fo:border-top="none" fo:padding-bottom="0.49mm" fo:padding-left="0.49mm" fo:padding-right="0.49mm" fo:padding-top="0.49mm"/>
    </style:style>
    <style:style style:family="table-cell" style:name="a3758a3">
      <style:table-cell-properties fo:background-color="transparent" fo:border-bottom="none" fo:border-left="none" fo:border-right="1.76mm solid #e6e6e6" fo:border-top="none" fo:padding-bottom="0.49mm" fo:padding-left="0.49mm" fo:padding-right="0.49mm" fo:padding-top="0.49mm"/>
    </style:style>
    <style:style style:family="table-cell" style:name="abb0778">
      <style:table-cell-properties fo:background-color="transparent" fo:border-bottom="none" fo:border-left="none" fo:border-right="none" fo:border-top="none" fo:padding-bottom="0.49mm" fo:padding-left="0.49mm" fo:padding-right="0.49mm" fo:padding-top="0.49mm"/>
    </style:style>
    <style:style style:family="table-cell" style:name="a6d6ee3">
      <style:table-cell-properties fo:background-color="#e6e6e6" fo:border-bottom="0.39mm double #000000" fo:border-left="0.39mm double #000000" fo:border-right="0.39mm double #000000" fo:border-top="0.39mm double #000000" fo:padding-bottom="0.49mm" fo:padding-left="0.49mm" fo:padding-right="0.49mm" fo:padding-top="0.49mm" style:vertical-align="middle"/>
    </style:style>
    <style:style style:family="graphic" style:name="a56aa95" style:parent-style-name="default">
      <style:graphic-properties style:horizontal-pos="from-left" style:horizontal-rel="paragraph" style:vertical-pos="from-top" style:vertical-rel="paragraph" style:wrap="run-through" style:wrap-contour="false" svg:x="6.12mm" svg:y="1.5mm"/>
    </style:style>
    <style:style style:family="table-cell" style:name="a1f4f1c">
      <style:table-cell-properties fo:background-color="transparent" fo:border-bottom="none" fo:border-left="none" fo:border-right="none" fo:border-top="none" fo:padding-bottom="0.49mm" fo:padding-left="0.49mm" fo:padding-right="0.49mm" fo:padding-top="0.49mm"/>
    </style:style>
    <style:style style:family="table-cell" style:name="abf1d62">
      <style:table-cell-properties fo:background-color="transparent" fo:border-bottom="none" fo:border-left="1.76mm solid #e6e6e6" fo:border-right="none" fo:border-top="none" fo:padding-bottom="0.49mm" fo:padding-left="0.49mm" fo:padding-right="0.49mm" fo:padding-top="0.49mm"/>
    </style:style>
    <style:style style:family="table-row" style:name="ac9fcd7">
      <style:table-row-properties style:row-height="7.5mm"/>
    </style:style>
    <style:style style:family="table-cell" style:name="a7c8e21">
      <style:table-cell-properties fo:background-color="transparent" fo:border-bottom="none" fo:border-left="none" fo:border-right="1.76mm solid #e6e6e6" fo:border-top="0.35mm solid #e6e6e6" fo:padding-bottom="0.49mm" fo:padding-left="0.49mm" fo:padding-right="0.49mm" fo:padding-top="0.49mm"/>
    </style:style>
    <style:style style:family="text" style:name="a93600f">
      <style:text-properties fo:font-size="8.0pt" style:font-name="StarSymbol2" style:font-name-asian="StarSymbol2" style:font-name-complex="StarSymbol2"/>
    </style:style>
    <style:style style:family="table-cell" style:name="a6cb3d4">
      <style:table-cell-properties fo:background-color="transparent" fo:border-bottom="none" fo:border-left="none" fo:border-right="none" fo:border-top="0.35mm solid #e6e6e6" fo:padding-bottom="0.49mm" fo:padding-left="0.49mm" fo:padding-right="0.49mm" fo:padding-top="0.49mm"/>
    </style:style>
    <style:style style:family="table-cell" style:name="acb282b">
      <style:table-cell-properties fo:background-color="transparent" fo:border-bottom="none" fo:border-left="1.76mm solid #e6e6e6" fo:border-right="none" fo:border-top="0.35mm solid #e6e6e6" fo:padding-bottom="0.49mm" fo:padding-left="0.49mm" fo:padding-right="0.49mm" fo:padding-top="0.49mm"/>
    </style:style>
    <style:style style:family="table-column" style:name="a29eee2">
      <style:table-column-properties style:rel-column-width="1920*"/>
    </style:style>
    <style:style style:family="table-column" style:name="aa117fb">
      <style:table-column-properties style:rel-column-width="5787*"/>
    </style:style>
    <style:style style:family="table-column" style:name="a38e23d">
      <style:table-column-properties style:rel-column-width="50124*"/>
    </style:style>
    <style:style style:family="table-column" style:name="a7f0bed">
      <style:table-column-properties style:rel-column-width="5787*"/>
    </style:style>
    <style:style style:family="table-column" style:name="ae9c834">
      <style:table-column-properties style:rel-column-width="1917*"/>
    </style:style>
    <style:style style:family="table" style:name="a3aee42">
      <style:table-properties fo:margin-bottom="1.99mm" fo:margin-top="0.0mm" style:width="17.002cm" table:align="left"/>
    </style:style>
    <style:style style:family="text" style:name="acace03">
      <style:text-properties fo:font-size="8.0pt" style:font-name="StarSymbol2" style:font-name-asian="StarSymbol2" style:font-name-complex="StarSymbol2"/>
    </style:style>
    <style:style style:family="paragraph" style:name="a7d0af8" style:parent-style-name="xl_5f_headline_5f_level2">
      <style:paragraph-properties/>
    </style:style>
    <style:style style:family="text" style:name="a24c5b8">
      <style:text-properties fo:font-size="8.0pt" style:font-name="StarSymbol2" style:font-name-asian="StarSymbol2" style:font-name-complex="StarSymbol2"/>
    </style:style>
    <style:style style:family="table-cell" style:name="a140fa6">
      <style:table-cell-properties fo:background-color="transparent" fo:border-bottom="0.02mm solid #000000" fo:border-left="none" fo:border-right="none" fo:border-top="none" fo:padding-bottom="0.49mm" fo:padding-left="0.49mm" fo:padding-right="0.49mm" fo:padding-top="0.49mm"/>
    </style:style>
    <style:style style:family="table-cell" style:name="abbbe1c">
      <style:table-cell-properties fo:background-color="transparent" fo:border-bottom="0.02mm solid #000000" fo:border-left="none" fo:border-right="none" fo:border-top="none" fo:padding-bottom="0.49mm" fo:padding-left="0.49mm" fo:padding-right="0.49mm" fo:padding-top="0.49mm"/>
    </style:style>
    <style:style style:family="table-cell" style:name="aafb982">
      <style:table-cell-properties fo:background-color="transparent" fo:border-bottom="0.02mm solid #000000" fo:border-left="none" fo:border-right="none" fo:border-top="none" fo:padding-bottom="0.49mm" fo:padding-left="0.49mm" fo:padding-right="0.49mm" fo:padding-top="0.49mm" style:vertical-align="top"/>
    </style:style>
    <style:style style:family="text" style:name="a65cca6">
      <style:text-properties fo:font-size="8.0pt" style:font-name="StarSymbol2" style:font-name-asian="StarSymbol2" style:font-name-complex="StarSymbol2"/>
    </style:style>
    <style:style style:family="table-cell" style:name="a68065b">
      <style:table-cell-properties fo:background-color="transparent" fo:border-bottom="none" fo:border-left="none" fo:border-right="none" fo:border-top="none" fo:padding-bottom="0.49mm" fo:padding-left="0.49mm" fo:padding-right="0.49mm" fo:padding-top="0.49mm"/>
    </style:style>
    <style:style style:family="table-cell" style:name="aabcda7">
      <style:table-cell-properties fo:background-color="transparent" fo:border-bottom="none" fo:border-left="none" fo:border-right="none" fo:border-top="none" fo:padding-bottom="0.49mm" fo:padding-left="0.49mm" fo:padding-right="0.49mm" fo:padding-top="0.49mm"/>
    </style:style>
    <style:style style:family="table-cell" style:name="a36eb2e">
      <style:table-cell-properties fo:background-color="transparent" fo:border-bottom="none" fo:border-left="none" fo:border-right="none" fo:border-top="none" fo:padding-bottom="0.49mm" fo:padding-left="0.49mm" fo:padding-right="0.49mm" fo:padding-top="0.49mm" style:vertical-align="top"/>
    </style:style>
    <style:style style:family="text" style:name="abe533d">
      <style:text-properties fo:font-size="8.0pt" style:font-name="StarSymbol2" style:font-name-asian="StarSymbol2" style:font-name-complex="StarSymbol2"/>
    </style:style>
    <style:style style:family="table-cell" style:name="ae05da4">
      <style:table-cell-properties fo:background-color="transparent" fo:border-bottom="none" fo:border-left="none" fo:border-right="none" fo:border-top="none" fo:padding-bottom="0.49mm" fo:padding-left="0.49mm" fo:padding-right="0.49mm" fo:padding-top="0.49mm"/>
    </style:style>
    <style:style style:family="table-cell" style:name="a7cabac">
      <style:table-cell-properties fo:background-color="transparent" fo:border-bottom="none" fo:border-left="none" fo:border-right="none" fo:border-top="none" fo:padding-bottom="0.49mm" fo:padding-left="0.49mm" fo:padding-right="0.49mm" fo:padding-top="0.49mm"/>
    </style:style>
    <style:style style:family="table-cell" style:name="ace23b2">
      <style:table-cell-properties fo:background-color="transparent" fo:border-bottom="none" fo:border-left="none" fo:border-right="none" fo:border-top="none" fo:padding-bottom="0.49mm" fo:padding-left="0.49mm" fo:padding-right="0.49mm" fo:padding-top="0.49mm" style:vertical-align="top"/>
    </style:style>
    <style:style style:family="paragraph" style:name="a011441" style:parent-style-name="xl_5f_table_5f_text">
      <style:paragraph-properties fo:margin-left="1.01mm" fo:margin-right="0.0mm" fo:text-indent="0.0mm"/>
    </style:style>
    <style:style style:family="table-cell" style:name="adc9f06">
      <style:table-cell-properties fo:background-color="transparent" fo:border-bottom="none" fo:border-left="none" fo:border-right="none" fo:border-top="none" fo:padding-bottom="0.49mm" fo:padding-left="0.49mm" fo:padding-right="0.49mm" fo:padding-top="0.49mm"/>
    </style:style>
    <style:style style:family="paragraph" style:name="a3c15d4" style:parent-style-name="xl_5f_table_5f_text">
      <style:paragraph-properties fo:margin-left="1.01mm" fo:margin-right="0.0mm" fo:text-indent="0.0mm"/>
    </style:style>
    <style:style style:family="table-cell" style:name="a91e817">
      <style:table-cell-properties fo:background-color="transparent" fo:border-bottom="none" fo:border-left="none" fo:border-right="none" fo:border-top="none" fo:padding-bottom="0.49mm" fo:padding-left="0.49mm" fo:padding-right="0.49mm" fo:padding-top="0.49mm"/>
    </style:style>
    <style:style style:family="table-cell" style:name="a3dec80">
      <style:table-cell-properties fo:background-color="transparent" fo:border-bottom="none" fo:border-left="none" fo:border-right="none" fo:border-top="none" fo:padding-bottom="0.49mm" fo:padding-left="0.49mm" fo:padding-right="0.49mm" fo:padding-top="0.49mm" style:vertical-align="top"/>
    </style:style>
    <style:style style:family="table-cell" style:name="a6b4701">
      <style:table-cell-properties fo:background-color="#e6e6e6" fo:border-bottom="0.02mm solid #000000" fo:border-left="none" fo:border-right="none" fo:border-top="0.02mm solid #000000" fo:padding-bottom="0.49mm" fo:padding-left="0.49mm" fo:padding-right="0.49mm" fo:padding-top="0.49mm"/>
    </style:style>
    <style:style style:family="table-cell" style:name="a37fc42">
      <style:table-cell-properties fo:background-color="#e6e6e6" fo:border-bottom="0.02mm solid #000000" fo:border-left="none" fo:border-right="none" fo:border-top="0.02mm solid #000000" fo:padding-bottom="0.49mm" fo:padding-left="0.49mm" fo:padding-right="0.49mm" fo:padding-top="0.49mm"/>
    </style:style>
    <style:style style:family="table-cell" style:name="ae4ae75">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55f075">
      <style:table-column-properties style:rel-column-width="6237*"/>
    </style:style>
    <style:style style:family="table-column" style:name="a448f68">
      <style:table-column-properties style:rel-column-width="2267*"/>
    </style:style>
    <style:style style:family="table-column" style:name="ade7c78">
      <style:table-column-properties style:rel-column-width="1134*"/>
    </style:style>
    <style:style style:family="table" style:name="a926a55">
      <style:table-properties fo:margin-bottom="1.99mm" fo:margin-top="0.0mm" style:width="17.002cm" table:align="left"/>
    </style:style>
    <style:style style:family="table-cell" style:name="aa307ec">
      <style:table-cell-properties fo:background-color="#e6e6e6" fo:border-bottom="0.39mm double #000000" fo:border-left="0.39mm double #000000" fo:border-right="0.39mm double #000000" fo:border-top="none" fo:padding-bottom="0.49mm" fo:padding-left="0.49mm" fo:padding-right="0.49mm" fo:padding-top="0.49mm" style:vertical-align="middle"/>
    </style:style>
    <style:style style:family="table-cell" style:name="a122d39">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6c2149">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27f392">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8a9dc6">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416011">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0315da">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c1c5cf">
      <style:table-cell-properties fo:background-color="#e6e6e6" fo:border-bottom="0.02mm solid #000000" fo:border-left="0.39mm double #000000" fo:border-right="0.39mm double #000000" fo:border-top="none" fo:padding-bottom="0.49mm" fo:padding-left="0.49mm" fo:padding-right="0.49mm" fo:padding-top="0.49mm" style:vertical-align="middle"/>
    </style:style>
    <style:style style:family="table-cell" style:name="a6731bb">
      <style:table-cell-properties fo:background-color="#e6e6e6" fo:border-bottom="0.39mm double #000000" fo:border-left="0.39mm double #000000" fo:border-right="0.39mm double #000000" fo:border-top="0.39mm double #000000" fo:padding-bottom="0.49mm" fo:padding-left="0.49mm" fo:padding-right="0.49mm" fo:padding-top="0.49mm" style:vertical-align="middle"/>
    </style:style>
    <style:style style:family="table-row" style:name="a86f129">
      <style:table-row-properties style:row-height="7.5mm"/>
    </style:style>
    <style:style style:family="table-column" style:name="a9639b6">
      <style:table-column-properties style:rel-column-width="7226*"/>
    </style:style>
    <style:style style:family="table" style:name="a5bd68a">
      <style:table-properties fo:margin-bottom="1.99mm" fo:margin-top="1.99mm" style:width="12.751cm" table:align="left"/>
    </style:style>
    <style:style style:family="text" style:name="a80da3d">
      <style:text-properties fo:font-size="8.0pt" style:font-name="StarSymbol2" style:font-name-asian="StarSymbol2" style:font-name-complex="StarSymbol2"/>
    </style:style>
    <style:style style:family="paragraph" style:name="a1effe9" style:parent-style-name="xl_5f_headline_5f_level2">
      <style:paragraph-properties/>
    </style:style>
    <style:style style:family="paragraph" style:name="a1b43f9" style:parent-style-name="xl_5f_headline_5f_level1">
      <style:paragraph-properties/>
    </style:style>
    <style:style style:family="table-cell" style:name="aea7fa4">
      <style:table-cell-properties fo:background-color="transparent" fo:border-bottom="0.35mm solid #e6e6e6" fo:border-left="none" fo:border-right="1.76mm solid #e6e6e6" fo:border-top="none" fo:padding-bottom="0.49mm" fo:padding-left="0.49mm" fo:padding-right="0.49mm" fo:padding-top="0.49mm"/>
    </style:style>
    <style:style style:family="table-cell" style:name="ad1045f">
      <style:table-cell-properties fo:background-color="transparent" fo:border-bottom="0.35mm solid #e6e6e6" fo:border-left="none" fo:border-right="none" fo:border-top="none" fo:padding-bottom="0.49mm" fo:padding-left="0.49mm" fo:padding-right="0.49mm" fo:padding-top="0.49mm"/>
    </style:style>
    <style:style style:family="table-cell" style:name="aacba02">
      <style:table-cell-properties fo:background-color="transparent" fo:border-bottom="0.35mm solid #e6e6e6" fo:border-left="none" fo:border-right="none" fo:border-top="none" fo:padding-bottom="0.49mm" fo:padding-left="0.49mm" fo:padding-right="0.49mm" fo:padding-top="0.49mm"/>
    </style:style>
    <style:style style:family="table-cell" style:name="ab76377">
      <style:table-cell-properties fo:background-color="transparent" fo:border-bottom="0.35mm solid #e6e6e6" fo:border-left="none" fo:border-right="none" fo:border-top="none" fo:padding-bottom="0.49mm" fo:padding-left="0.49mm" fo:padding-right="0.49mm" fo:padding-top="0.49mm"/>
    </style:style>
    <style:style style:family="table-cell" style:name="a3abc94">
      <style:table-cell-properties fo:background-color="transparent" fo:border-bottom="0.35mm solid #e6e6e6" fo:border-left="none" fo:border-right="none" fo:border-top="none" fo:padding-bottom="0.49mm" fo:padding-left="0.49mm" fo:padding-right="0.49mm" fo:padding-top="0.49mm"/>
    </style:style>
    <style:style style:family="table-cell" style:name="a09ffd6">
      <style:table-cell-properties fo:background-color="transparent" fo:border-bottom="0.35mm solid #e6e6e6" fo:border-left="none" fo:border-right="none" fo:border-top="none" fo:padding-bottom="0.49mm" fo:padding-left="0.49mm" fo:padding-right="0.49mm" fo:padding-top="0.49mm"/>
    </style:style>
    <style:style style:family="table-cell" style:name="a705d25">
      <style:table-cell-properties fo:background-color="transparent" fo:border-bottom="0.35mm solid #e6e6e6" fo:border-left="none" fo:border-right="none" fo:border-top="none" fo:padding-bottom="0.49mm" fo:padding-left="0.49mm" fo:padding-right="0.49mm" fo:padding-top="0.49mm"/>
    </style:style>
    <style:style style:family="table-cell" style:name="a120a0b">
      <style:table-cell-properties fo:background-color="transparent" fo:border-bottom="0.35mm solid #e6e6e6" fo:border-left="none" fo:border-right="none" fo:border-top="none" fo:padding-bottom="0.49mm" fo:padding-left="0.49mm" fo:padding-right="0.49mm" fo:padding-top="0.49mm"/>
    </style:style>
    <style:style style:family="table-cell" style:name="ac63816">
      <style:table-cell-properties fo:background-color="transparent" fo:border-bottom="0.35mm solid #e6e6e6" fo:border-left="none" fo:border-right="none" fo:border-top="none" fo:padding-bottom="0.49mm" fo:padding-left="0.49mm" fo:padding-right="0.49mm" fo:padding-top="0.49mm"/>
    </style:style>
    <style:style style:family="table-cell" style:name="acf24fa">
      <style:table-cell-properties fo:background-color="transparent" fo:border-bottom="0.35mm solid #e6e6e6" fo:border-left="none" fo:border-right="none" fo:border-top="none" fo:padding-bottom="0.49mm" fo:padding-left="0.49mm" fo:padding-right="0.49mm" fo:padding-top="0.49mm"/>
    </style:style>
    <style:style style:family="table-cell" style:name="a542039">
      <style:table-cell-properties fo:background-color="transparent" fo:border-bottom="0.35mm solid #e6e6e6" fo:border-left="none" fo:border-right="none" fo:border-top="none" fo:padding-bottom="0.49mm" fo:padding-left="0.49mm" fo:padding-right="0.49mm" fo:padding-top="0.49mm"/>
    </style:style>
    <style:style style:family="table-cell" style:name="aa9d0e0">
      <style:table-cell-properties fo:background-color="transparent" fo:border-bottom="0.35mm solid #e6e6e6" fo:border-left="none" fo:border-right="none" fo:border-top="none" fo:padding-bottom="0.49mm" fo:padding-left="0.49mm" fo:padding-right="0.49mm" fo:padding-top="0.49mm"/>
    </style:style>
    <style:style style:family="table-cell" style:name="a4de87e">
      <style:table-cell-properties fo:background-color="transparent" fo:border-bottom="0.35mm solid #e6e6e6" fo:border-left="1.76mm solid #e6e6e6" fo:border-right="none" fo:border-top="none" fo:padding-bottom="0.49mm" fo:padding-left="0.49mm" fo:padding-right="0.49mm" fo:padding-top="0.49mm"/>
    </style:style>
    <style:style style:family="table-cell" style:name="a36a2f1">
      <style:table-cell-properties fo:background-color="transparent" fo:border-bottom="none" fo:border-left="none" fo:border-right="1.76mm solid #e6e6e6" fo:border-top="none" fo:padding-bottom="0.49mm" fo:padding-left="0.49mm" fo:padding-right="0.49mm" fo:padding-top="0.49mm"/>
    </style:style>
    <style:style style:family="table-cell" style:name="a12e233">
      <style:table-cell-properties fo:background-color="transparent" fo:border-bottom="none" fo:border-left="none" fo:border-right="none" fo:border-top="none" fo:padding-bottom="0.49mm" fo:padding-left="0.49mm" fo:padding-right="0.49mm" fo:padding-top="0.49mm"/>
    </style:style>
    <style:style style:family="table-cell" style:name="aefa3e0">
      <style:table-cell-properties fo:background-color="transparent" fo:border-bottom="none" fo:border-left="none" fo:border-right="none" fo:border-top="none" fo:padding-bottom="0.49mm" fo:padding-left="0.49mm" fo:padding-right="0.49mm" fo:padding-top="0.49mm"/>
    </style:style>
    <style:style style:family="table-cell" style:name="a2c3882">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9243c9">
      <style:table-cell-properties fo:background-color="transparent" fo:border-bottom="none" fo:border-left="none" fo:border-right="none" fo:border-top="none" fo:padding-bottom="0.49mm" fo:padding-left="0.49mm" fo:padding-right="0.49mm" fo:padding-top="0.49mm"/>
    </style:style>
    <style:style style:family="table-cell" style:name="a75bc70">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0ca220">
      <style:table-cell-properties fo:background-color="transparent" fo:border-bottom="none" fo:border-left="none" fo:border-right="none" fo:border-top="none" fo:padding-bottom="0.49mm" fo:padding-left="0.49mm" fo:padding-right="0.49mm" fo:padding-top="0.49mm"/>
    </style:style>
    <style:style style:family="table-cell" style:name="ae5faa9">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18b4c4">
      <style:table-cell-properties fo:background-color="transparent" fo:border-bottom="none" fo:border-left="none" fo:border-right="none" fo:border-top="none" fo:padding-bottom="0.49mm" fo:padding-left="0.49mm" fo:padding-right="0.49mm" fo:padding-top="0.49mm"/>
    </style:style>
    <style:style style:family="table-cell" style:name="a57d6ab">
      <style:table-cell-properties fo:background-color="transparent" fo:border-bottom="none" fo:border-left="none" fo:border-right="none" fo:border-top="none" fo:padding-bottom="0.49mm" fo:padding-left="0.49mm" fo:padding-right="0.49mm" fo:padding-top="0.49mm"/>
    </style:style>
    <style:style style:family="table-cell" style:name="a8f6160">
      <style:table-cell-properties fo:background-color="transparent" fo:border-bottom="none" fo:border-left="none" fo:border-right="none" fo:border-top="none" fo:padding-bottom="0.49mm" fo:padding-left="0.49mm" fo:padding-right="0.49mm" fo:padding-top="0.49mm"/>
    </style:style>
    <style:style style:family="table-cell" style:name="a8fa544">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5d2095">
      <style:table-cell-properties fo:background-color="transparent" fo:border-bottom="none" fo:border-left="1.76mm solid #e6e6e6" fo:border-right="none" fo:border-top="none" fo:padding-bottom="0.49mm" fo:padding-left="0.49mm" fo:padding-right="0.49mm" fo:padding-top="0.49mm"/>
    </style:style>
    <style:style style:family="table-cell" style:name="aca1a72">
      <style:table-cell-properties fo:background-color="transparent" fo:border-bottom="none" fo:border-left="none" fo:border-right="1.76mm solid #e6e6e6" fo:border-top="none" fo:padding-bottom="0.49mm" fo:padding-left="0.49mm" fo:padding-right="0.49mm" fo:padding-top="0.49mm"/>
    </style:style>
    <style:style style:family="table-cell" style:name="acd82a9">
      <style:table-cell-properties fo:background-color="transparent" fo:border-bottom="none" fo:border-left="none" fo:border-right="none" fo:border-top="none" fo:padding-bottom="0.49mm" fo:padding-left="0.49mm" fo:padding-right="0.49mm" fo:padding-top="0.49mm"/>
    </style:style>
    <style:style style:family="table-cell" style:name="a2294f3">
      <style:table-cell-properties fo:background-color="transparent" fo:border-bottom="none" fo:border-left="none" fo:border-right="none" fo:border-top="none" fo:padding-bottom="0.49mm" fo:padding-left="0.49mm" fo:padding-right="0.49mm" fo:padding-top="0.49mm"/>
    </style:style>
    <style:style style:family="table-cell" style:name="a8f29c7">
      <style:table-cell-properties fo:background-color="transparent" fo:border-bottom="none" fo:border-left="none" fo:border-right="none" fo:border-top="none" fo:padding-bottom="0.49mm" fo:padding-left="0.49mm" fo:padding-right="0.49mm" fo:padding-top="0.49mm"/>
    </style:style>
    <style:style style:family="table-cell" style:name="a52a440">
      <style:table-cell-properties fo:background-color="transparent" fo:border-bottom="none" fo:border-left="none" fo:border-right="none" fo:border-top="none" fo:padding-bottom="0.49mm" fo:padding-left="0.49mm" fo:padding-right="0.49mm" fo:padding-top="0.49mm"/>
    </style:style>
    <style:style style:family="table-cell" style:name="a8ec5eb">
      <style:table-cell-properties fo:background-color="transparent" fo:border-bottom="none" fo:border-left="none" fo:border-right="none" fo:border-top="none" fo:padding-bottom="0.49mm" fo:padding-left="0.49mm" fo:padding-right="0.49mm" fo:padding-top="0.49mm"/>
    </style:style>
    <style:style style:family="table-cell" style:name="adc53b7">
      <style:table-cell-properties fo:background-color="transparent" fo:border-bottom="none" fo:border-left="none" fo:border-right="none" fo:border-top="none" fo:padding-bottom="0.49mm" fo:padding-left="0.49mm" fo:padding-right="0.49mm" fo:padding-top="0.49mm"/>
    </style:style>
    <style:style style:family="table-cell" style:name="a419322">
      <style:table-cell-properties fo:background-color="transparent" fo:border-bottom="none" fo:border-left="none" fo:border-right="none" fo:border-top="none" fo:padding-bottom="0.49mm" fo:padding-left="0.49mm" fo:padding-right="0.49mm" fo:padding-top="0.49mm"/>
    </style:style>
    <style:style style:family="table-cell" style:name="ade1016">
      <style:table-cell-properties fo:background-color="transparent" fo:border-bottom="none" fo:border-left="none" fo:border-right="none" fo:border-top="none" fo:padding-bottom="0.49mm" fo:padding-left="0.49mm" fo:padding-right="0.49mm" fo:padding-top="0.49mm"/>
    </style:style>
    <style:style style:family="table-cell" style:name="a970aad">
      <style:table-cell-properties fo:background-color="transparent" fo:border-bottom="none" fo:border-left="none" fo:border-right="none" fo:border-top="none" fo:padding-bottom="0.49mm" fo:padding-left="0.49mm" fo:padding-right="0.49mm" fo:padding-top="0.49mm"/>
    </style:style>
    <style:style style:family="table-cell" style:name="a3822a6">
      <style:table-cell-properties fo:background-color="transparent" fo:border-bottom="none" fo:border-left="none" fo:border-right="none" fo:border-top="none" fo:padding-bottom="0.49mm" fo:padding-left="0.49mm" fo:padding-right="0.49mm" fo:padding-top="0.49mm"/>
    </style:style>
    <style:style style:family="table-cell" style:name="af22428">
      <style:table-cell-properties fo:background-color="transparent" fo:border-bottom="none" fo:border-left="none" fo:border-right="none" fo:border-top="none" fo:padding-bottom="0.49mm" fo:padding-left="0.49mm" fo:padding-right="0.49mm" fo:padding-top="0.49mm"/>
    </style:style>
    <style:style style:family="table-cell" style:name="a8affae">
      <style:table-cell-properties fo:background-color="transparent" fo:border-bottom="none" fo:border-left="1.76mm solid #e6e6e6" fo:border-right="none" fo:border-top="none" fo:padding-bottom="0.49mm" fo:padding-left="0.49mm" fo:padding-right="0.49mm" fo:padding-top="0.49mm"/>
    </style:style>
    <style:style style:family="table-row" style:name="adcebd6">
      <style:table-row-properties style:row-height="10.0mm"/>
    </style:style>
    <style:style style:family="table-cell" style:name="a014416">
      <style:table-cell-properties fo:background-color="transparent" fo:border-bottom="none" fo:border-left="none" fo:border-right="1.76mm solid #e6e6e6" fo:border-top="none" fo:padding-bottom="0.49mm" fo:padding-left="0.49mm" fo:padding-right="0.49mm" fo:padding-top="0.49mm"/>
    </style:style>
    <style:style style:family="table-cell" style:name="ac197a2">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02783a">
      <style:table-cell-properties fo:background-color="transparent" fo:border-bottom="none" fo:border-left="none" fo:border-right="none" fo:border-top="none" fo:padding-bottom="0.49mm" fo:padding-left="0.49mm" fo:padding-right="0.49mm" fo:padding-top="0.49mm"/>
    </style:style>
    <style:style style:family="table-cell" style:name="aaae480">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62c46d">
      <style:table-cell-properties fo:background-color="transparent" fo:border-bottom="none" fo:border-left="none" fo:border-right="none" fo:border-top="none" fo:padding-bottom="0.49mm" fo:padding-left="0.49mm" fo:padding-right="0.49mm" fo:padding-top="0.49mm"/>
    </style:style>
    <style:style style:family="table-cell" style:name="ab6a23a">
      <style:table-cell-properties fo:background-color="#cccccc" fo:border-bottom="0.02mm solid #000000" fo:border-left="0.02mm solid #000000" fo:border-right="0.02mm solid #000000" fo:border-top="0.02mm solid #000000" fo:padding-bottom="0.49mm" fo:padding-left="0.49mm" fo:padding-right="0.49mm" fo:padding-top="0.49mm"/>
    </style:style>
    <style:style style:family="table-cell" style:name="a91f5ae">
      <style:table-cell-properties fo:background-color="transparent" fo:border-bottom="none" fo:border-left="none" fo:border-right="none" fo:border-top="none" fo:padding-bottom="0.49mm" fo:padding-left="0.49mm" fo:padding-right="0.49mm" fo:padding-top="0.49mm"/>
    </style:style>
    <style:style style:family="table-cell" style:name="a912bd7">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b7bf74">
      <style:table-cell-properties fo:background-color="transparent" fo:border-bottom="none" fo:border-left="none" fo:border-right="none" fo:border-top="none" fo:padding-bottom="0.49mm" fo:padding-left="0.49mm" fo:padding-right="0.49mm" fo:padding-top="0.49mm"/>
    </style:style>
    <style:style style:family="table-cell" style:name="a8b5f25">
      <style:table-cell-properties fo:background-color="#e6e6e6" fo:border-bottom="0.02mm solid #000000" fo:border-left="0.02mm solid #000000" fo:border-right="0.02mm solid #000000" fo:border-top="0.02mm solid #000000" fo:padding-bottom="0.49mm" fo:padding-left="0.49mm" fo:padding-right="0.49mm" fo:padding-top="0.49mm"/>
    </style:style>
    <style:style style:family="table-cell" style:name="ab651aa">
      <style:table-cell-properties fo:background-color="transparent" fo:border-bottom="none" fo:border-left="none" fo:border-right="none" fo:border-top="none" fo:padding-bottom="0.49mm" fo:padding-left="0.49mm" fo:padding-right="0.49mm" fo:padding-top="0.49mm"/>
    </style:style>
    <style:style style:family="table-cell" style:name="aeeb611">
      <style:table-cell-properties fo:background-color="#cccccc" fo:border-bottom="0.02mm solid #000000" fo:border-left="0.02mm solid #000000" fo:border-right="0.02mm solid #000000" fo:border-top="0.02mm solid #000000" fo:padding-bottom="0.49mm" fo:padding-left="0.49mm" fo:padding-right="0.49mm" fo:padding-top="0.49mm"/>
    </style:style>
    <style:style style:family="table-cell" style:name="a356040">
      <style:table-cell-properties fo:background-color="transparent" fo:border-bottom="none" fo:border-left="1.76mm solid #e6e6e6" fo:border-right="none" fo:border-top="none" fo:padding-bottom="0.49mm" fo:padding-left="0.49mm" fo:padding-right="0.49mm" fo:padding-top="0.49mm"/>
    </style:style>
    <style:style style:family="table-cell" style:name="a60b0e2">
      <style:table-cell-properties fo:background-color="transparent" fo:border-bottom="none" fo:border-left="none" fo:border-right="1.76mm solid #e6e6e6" fo:border-top="none" fo:padding-bottom="0.49mm" fo:padding-left="0.49mm" fo:padding-right="0.49mm" fo:padding-top="0.49mm"/>
    </style:style>
    <style:style style:family="table-cell" style:name="a38dbe0">
      <style:table-cell-properties fo:background-color="transparent" fo:border-bottom="none" fo:border-left="none" fo:border-right="none" fo:border-top="none" fo:padding-bottom="0.49mm" fo:padding-left="0.49mm" fo:padding-right="0.49mm" fo:padding-top="0.49mm"/>
    </style:style>
    <style:style style:family="table-cell" style:name="af00871">
      <style:table-cell-properties fo:background-color="transparent" fo:border-bottom="none" fo:border-left="none" fo:border-right="none" fo:border-top="none" fo:padding-bottom="0.49mm" fo:padding-left="0.49mm" fo:padding-right="0.49mm" fo:padding-top="0.49mm"/>
    </style:style>
    <style:style style:family="table-cell" style:name="a5619ab">
      <style:table-cell-properties fo:background-color="transparent" fo:border-bottom="none" fo:border-left="none" fo:border-right="none" fo:border-top="none" fo:padding-bottom="0.49mm" fo:padding-left="0.49mm" fo:padding-right="0.49mm" fo:padding-top="0.49mm"/>
    </style:style>
    <style:style style:family="table-cell" style:name="ac76402">
      <style:table-cell-properties fo:background-color="transparent" fo:border-bottom="none" fo:border-left="none" fo:border-right="none" fo:border-top="none" fo:padding-bottom="0.49mm" fo:padding-left="0.49mm" fo:padding-right="0.49mm" fo:padding-top="0.49mm"/>
    </style:style>
    <style:style style:family="table-cell" style:name="a6a4219">
      <style:table-cell-properties fo:background-color="transparent" fo:border-bottom="none" fo:border-left="none" fo:border-right="none" fo:border-top="none" fo:padding-bottom="0.49mm" fo:padding-left="0.49mm" fo:padding-right="0.49mm" fo:padding-top="0.49mm"/>
    </style:style>
    <style:style style:family="table-cell" style:name="a32ce58">
      <style:table-cell-properties fo:background-color="transparent" fo:border-bottom="none" fo:border-left="none" fo:border-right="none" fo:border-top="none" fo:padding-bottom="0.49mm" fo:padding-left="0.49mm" fo:padding-right="0.49mm" fo:padding-top="0.49mm"/>
    </style:style>
    <style:style style:family="table-cell" style:name="a33d557">
      <style:table-cell-properties fo:background-color="transparent" fo:border-bottom="none" fo:border-left="none" fo:border-right="none" fo:border-top="none" fo:padding-bottom="0.49mm" fo:padding-left="0.49mm" fo:padding-right="0.49mm" fo:padding-top="0.49mm"/>
    </style:style>
    <style:style style:family="table-cell" style:name="a5b220a">
      <style:table-cell-properties fo:background-color="transparent" fo:border-bottom="none" fo:border-left="none" fo:border-right="none" fo:border-top="none" fo:padding-bottom="0.49mm" fo:padding-left="0.49mm" fo:padding-right="0.49mm" fo:padding-top="0.49mm"/>
    </style:style>
    <style:style style:family="table-cell" style:name="a6925c0">
      <style:table-cell-properties fo:background-color="transparent" fo:border-bottom="none" fo:border-left="none" fo:border-right="none" fo:border-top="none" fo:padding-bottom="0.49mm" fo:padding-left="0.49mm" fo:padding-right="0.49mm" fo:padding-top="0.49mm"/>
    </style:style>
    <style:style style:family="table-cell" style:name="ac55d68">
      <style:table-cell-properties fo:background-color="transparent" fo:border-bottom="none" fo:border-left="none" fo:border-right="none" fo:border-top="none" fo:padding-bottom="0.49mm" fo:padding-left="0.49mm" fo:padding-right="0.49mm" fo:padding-top="0.49mm"/>
    </style:style>
    <style:style style:family="table-cell" style:name="abd174a">
      <style:table-cell-properties fo:background-color="transparent" fo:border-bottom="none" fo:border-left="none" fo:border-right="none" fo:border-top="none" fo:padding-bottom="0.49mm" fo:padding-left="0.49mm" fo:padding-right="0.49mm" fo:padding-top="0.49mm"/>
    </style:style>
    <style:style style:family="table-cell" style:name="aaf8252">
      <style:table-cell-properties fo:background-color="transparent" fo:border-bottom="none" fo:border-left="1.76mm solid #e6e6e6" fo:border-right="none" fo:border-top="none" fo:padding-bottom="0.49mm" fo:padding-left="0.49mm" fo:padding-right="0.49mm" fo:padding-top="0.49mm"/>
    </style:style>
    <style:style style:family="table-row" style:name="abc7d07">
      <style:table-row-properties style:row-height="10.0mm"/>
    </style:style>
    <style:style style:family="table-cell" style:name="af996c0">
      <style:table-cell-properties fo:background-color="transparent" fo:border-bottom="none" fo:border-left="none" fo:border-right="1.76mm solid #e6e6e6" fo:border-top="none" fo:padding-bottom="0.49mm" fo:padding-left="0.49mm" fo:padding-right="0.49mm" fo:padding-top="0.49mm"/>
    </style:style>
    <style:style style:family="table-cell" style:name="ae75414">
      <style:table-cell-properties fo:background-color="transparent" fo:border-bottom="none" fo:border-left="none" fo:border-right="none" fo:border-top="none" fo:padding-bottom="0.49mm" fo:padding-left="0.49mm" fo:padding-right="0.49mm" fo:padding-top="0.49mm"/>
    </style:style>
    <style:style style:family="table-cell" style:name="a8bc710">
      <style:table-cell-properties fo:background-color="transparent" fo:border-bottom="none" fo:border-left="none" fo:border-right="none" fo:border-top="none" fo:padding-bottom="0.49mm" fo:padding-left="0.49mm" fo:padding-right="0.49mm" fo:padding-top="0.49mm"/>
    </style:style>
    <style:style style:family="table-cell" style:name="adc1d93">
      <style:table-cell-properties fo:background-color="transparent" fo:border-bottom="none" fo:border-left="none" fo:border-right="none" fo:border-top="none" fo:padding-bottom="0.49mm" fo:padding-left="0.49mm" fo:padding-right="0.49mm" fo:padding-top="0.49mm"/>
    </style:style>
    <style:style style:family="table-cell" style:name="a7ad333">
      <style:table-cell-properties fo:background-color="transparent" fo:border-bottom="none" fo:border-left="none" fo:border-right="none" fo:border-top="none" fo:padding-bottom="0.49mm" fo:padding-left="0.49mm" fo:padding-right="0.49mm" fo:padding-top="0.49mm"/>
    </style:style>
    <style:style style:family="graphic" style:name="aaef788" style:parent-style-name="default">
      <style:graphic-properties style:horizontal-pos="from-left" style:horizontal-rel="paragraph" style:vertical-pos="from-top" style:vertical-rel="paragraph" style:wrap="run-through" style:wrap-contour="false" svg:x="-8.91mm" svg:y="4.55mm"/>
    </style:style>
    <style:style style:family="graphic" style:name="a661456" style:parent-style-name="default">
      <style:graphic-properties style:horizontal-pos="from-left" style:horizontal-rel="paragraph" style:vertical-pos="from-top" style:vertical-rel="paragraph" style:wrap="run-through" style:wrap-contour="false" svg:x="-47.15mm" svg:y="19.51mm"/>
    </style:style>
    <style:style style:family="graphic" style:name="a8c0ebc" style:parent-style-name="default">
      <style:graphic-properties style:horizontal-pos="from-left" style:horizontal-rel="paragraph" style:vertical-pos="from-top" style:vertical-rel="paragraph" style:wrap="run-through" style:wrap-contour="false" svg:x="37.11mm" svg:y="19.51mm"/>
    </style:style>
    <style:style style:family="graphic" style:name="a46c8a4" style:parent-style-name="default">
      <style:graphic-properties style:horizontal-pos="from-left" style:horizontal-rel="paragraph" style:vertical-pos="from-top" style:vertical-rel="paragraph" style:wrap="run-through" style:wrap-contour="false" svg:x="19.09mm" svg:y="19.51mm"/>
    </style:style>
    <style:style style:family="graphic" style:name="adbd9fd" style:parent-style-name="default">
      <style:graphic-properties style:horizontal-pos="from-left" style:horizontal-rel="paragraph" style:vertical-pos="from-top" style:vertical-rel="paragraph" style:wrap="run-through" style:wrap-contour="false" svg:x="37.11mm" svg:y="19.51mm"/>
    </style:style>
    <style:style style:family="graphic" style:name="abb2f37" style:parent-style-name="default">
      <style:graphic-properties style:horizontal-pos="from-left" style:horizontal-rel="paragraph" style:vertical-pos="from-top" style:vertical-rel="paragraph" style:wrap="run-through" style:wrap-contour="false" svg:x="23.62mm" svg:y="4.55mm"/>
    </style:style>
    <style:style style:family="graphic" style:name="a31815b" style:parent-style-name="default">
      <style:graphic-properties style:horizontal-pos="from-left" style:horizontal-rel="paragraph" style:vertical-pos="from-top" style:vertical-rel="paragraph" style:wrap="run-through" style:wrap-contour="false" svg:x="23.62mm" svg:y="4.55mm"/>
    </style:style>
    <style:style style:family="graphic" style:name="a919666" style:parent-style-name="default">
      <style:graphic-properties style:horizontal-pos="from-left" style:horizontal-rel="paragraph" style:vertical-pos="from-top" style:vertical-rel="paragraph" style:wrap="run-through" style:wrap-contour="false" svg:x="-36.92mm" svg:y="4.55mm"/>
    </style:style>
    <style:style style:family="graphic" style:name="a1f2231" style:parent-style-name="default">
      <style:graphic-properties style:horizontal-pos="from-left" style:horizontal-rel="paragraph" style:vertical-pos="from-top" style:vertical-rel="paragraph" style:wrap="run-through" style:wrap-contour="false" svg:x="23.62mm" svg:y="4.55mm"/>
    </style:style>
    <style:style style:family="graphic" style:name="a4412ee" style:parent-style-name="default">
      <style:graphic-properties style:horizontal-pos="from-left" style:horizontal-rel="paragraph" style:vertical-pos="from-top" style:vertical-rel="paragraph" style:wrap="run-through" style:wrap-contour="false" svg:x="9.12mm" svg:y="4.55mm"/>
    </style:style>
    <style:style style:family="table-cell" style:name="a828b2d">
      <style:table-cell-properties fo:background-color="#cccccc" fo:border-bottom="0.02mm solid #000000" fo:border-left="0.02mm solid #000000" fo:border-right="0.02mm solid #000000" fo:border-top="0.02mm solid #000000" fo:padding-bottom="0.49mm" fo:padding-left="0.49mm" fo:padding-right="0.49mm" fo:padding-top="0.49mm"/>
    </style:style>
    <style:style style:family="table-cell" style:name="a3d66b2">
      <style:table-cell-properties fo:background-color="transparent" fo:border-bottom="none" fo:border-left="none" fo:border-right="none" fo:border-top="none" fo:padding-bottom="0.49mm" fo:padding-left="0.49mm" fo:padding-right="0.49mm" fo:padding-top="0.49mm"/>
    </style:style>
    <style:style style:family="table-cell" style:name="a35d1a3">
      <style:table-cell-properties fo:background-color="transparent" fo:border-bottom="none" fo:border-left="none" fo:border-right="none" fo:border-top="none" fo:padding-bottom="0.49mm" fo:padding-left="0.49mm" fo:padding-right="0.49mm" fo:padding-top="0.49mm"/>
    </style:style>
    <style:style style:family="table-cell" style:name="a26ea18">
      <style:table-cell-properties fo:background-color="transparent" fo:border-bottom="none" fo:border-left="none" fo:border-right="none" fo:border-top="none" fo:padding-bottom="0.49mm" fo:padding-left="0.49mm" fo:padding-right="0.49mm" fo:padding-top="0.49mm"/>
    </style:style>
    <style:style style:family="table-cell" style:name="a2403c1">
      <style:table-cell-properties fo:background-color="transparent" fo:border-bottom="none" fo:border-left="none" fo:border-right="none" fo:border-top="none" fo:padding-bottom="0.49mm" fo:padding-left="0.49mm" fo:padding-right="0.49mm" fo:padding-top="0.49mm"/>
    </style:style>
    <style:style style:family="table-cell" style:name="a665327">
      <style:table-cell-properties fo:background-color="transparent" fo:border-bottom="none" fo:border-left="1.76mm solid #e6e6e6" fo:border-right="none" fo:border-top="none" fo:padding-bottom="0.49mm" fo:padding-left="0.49mm" fo:padding-right="0.49mm" fo:padding-top="0.49mm"/>
    </style:style>
    <style:style style:family="table-cell" style:name="a497996">
      <style:table-cell-properties fo:background-color="transparent" fo:border-bottom="none" fo:border-left="none" fo:border-right="1.76mm solid #e6e6e6" fo:border-top="none" fo:padding-bottom="0.49mm" fo:padding-left="0.49mm" fo:padding-right="0.49mm" fo:padding-top="0.49mm"/>
    </style:style>
    <style:style style:family="table-cell" style:name="a153a03">
      <style:table-cell-properties fo:background-color="transparent" fo:border-bottom="none" fo:border-left="none" fo:border-right="none" fo:border-top="none" fo:padding-bottom="0.49mm" fo:padding-left="0.49mm" fo:padding-right="0.49mm" fo:padding-top="0.49mm"/>
    </style:style>
    <style:style style:family="table-cell" style:name="af320f4">
      <style:table-cell-properties fo:background-color="transparent" fo:border-bottom="none" fo:border-left="none" fo:border-right="none" fo:border-top="none" fo:padding-bottom="0.49mm" fo:padding-left="0.49mm" fo:padding-right="0.49mm" fo:padding-top="0.49mm"/>
    </style:style>
    <style:style style:family="table-cell" style:name="a937a61">
      <style:table-cell-properties fo:background-color="transparent" fo:border-bottom="none" fo:border-left="none" fo:border-right="none" fo:border-top="none" fo:padding-bottom="0.49mm" fo:padding-left="0.49mm" fo:padding-right="0.49mm" fo:padding-top="0.49mm"/>
    </style:style>
    <style:style style:family="table-cell" style:name="aced693">
      <style:table-cell-properties fo:background-color="transparent" fo:border-bottom="none" fo:border-left="none" fo:border-right="none" fo:border-top="none" fo:padding-bottom="0.49mm" fo:padding-left="0.49mm" fo:padding-right="0.49mm" fo:padding-top="0.49mm"/>
    </style:style>
    <style:style style:family="table-cell" style:name="ad54e0a">
      <style:table-cell-properties fo:background-color="transparent" fo:border-bottom="none" fo:border-left="none" fo:border-right="none" fo:border-top="none" fo:padding-bottom="0.49mm" fo:padding-left="0.49mm" fo:padding-right="0.49mm" fo:padding-top="0.49mm"/>
    </style:style>
    <style:style style:family="table-cell" style:name="adab108">
      <style:table-cell-properties fo:background-color="transparent" fo:border-bottom="none" fo:border-left="none" fo:border-right="none" fo:border-top="none" fo:padding-bottom="0.49mm" fo:padding-left="0.49mm" fo:padding-right="0.49mm" fo:padding-top="0.49mm"/>
    </style:style>
    <style:style style:family="table-cell" style:name="a66749b">
      <style:table-cell-properties fo:background-color="transparent" fo:border-bottom="none" fo:border-left="none" fo:border-right="none" fo:border-top="none" fo:padding-bottom="0.49mm" fo:padding-left="0.49mm" fo:padding-right="0.49mm" fo:padding-top="0.49mm"/>
    </style:style>
    <style:style style:family="table-cell" style:name="aa05081">
      <style:table-cell-properties fo:background-color="transparent" fo:border-bottom="none" fo:border-left="none" fo:border-right="none" fo:border-top="none" fo:padding-bottom="0.49mm" fo:padding-left="0.49mm" fo:padding-right="0.49mm" fo:padding-top="0.49mm"/>
    </style:style>
    <style:style style:family="table-cell" style:name="af930fe">
      <style:table-cell-properties fo:background-color="transparent" fo:border-bottom="none" fo:border-left="none" fo:border-right="none" fo:border-top="none" fo:padding-bottom="0.49mm" fo:padding-left="0.49mm" fo:padding-right="0.49mm" fo:padding-top="0.49mm"/>
    </style:style>
    <style:style style:family="table-cell" style:name="a2e103e">
      <style:table-cell-properties fo:background-color="transparent" fo:border-bottom="none" fo:border-left="none" fo:border-right="none" fo:border-top="none" fo:padding-bottom="0.49mm" fo:padding-left="0.49mm" fo:padding-right="0.49mm" fo:padding-top="0.49mm"/>
    </style:style>
    <style:style style:family="table-cell" style:name="a229562">
      <style:table-cell-properties fo:background-color="transparent" fo:border-bottom="none" fo:border-left="none" fo:border-right="none" fo:border-top="none" fo:padding-bottom="0.49mm" fo:padding-left="0.49mm" fo:padding-right="0.49mm" fo:padding-top="0.49mm"/>
    </style:style>
    <style:style style:family="table-cell" style:name="a089d4d">
      <style:table-cell-properties fo:background-color="transparent" fo:border-bottom="none" fo:border-left="1.76mm solid #e6e6e6" fo:border-right="none" fo:border-top="none" fo:padding-bottom="0.49mm" fo:padding-left="0.49mm" fo:padding-right="0.49mm" fo:padding-top="0.49mm"/>
    </style:style>
    <style:style style:family="table-cell" style:name="a81c2a1">
      <style:table-cell-properties fo:background-color="transparent" fo:border-bottom="none" fo:border-left="none" fo:border-right="1.76mm solid #e6e6e6" fo:border-top="0.35mm solid #e6e6e6" fo:padding-bottom="0.49mm" fo:padding-left="0.49mm" fo:padding-right="0.49mm" fo:padding-top="0.49mm"/>
    </style:style>
    <style:style style:family="table-cell" style:name="a963803">
      <style:table-cell-properties fo:background-color="transparent" fo:border-bottom="none" fo:border-left="none" fo:border-right="none" fo:border-top="0.35mm solid #e6e6e6" fo:padding-bottom="0.49mm" fo:padding-left="0.49mm" fo:padding-right="0.49mm" fo:padding-top="0.49mm"/>
    </style:style>
    <style:style style:family="table-cell" style:name="a1da859">
      <style:table-cell-properties fo:background-color="transparent" fo:border-bottom="none" fo:border-left="1.76mm solid #e6e6e6" fo:border-right="none" fo:border-top="0.35mm solid #e6e6e6" fo:padding-bottom="0.49mm" fo:padding-left="0.49mm" fo:padding-right="0.49mm" fo:padding-top="0.49mm"/>
    </style:style>
    <style:style style:family="table-column" style:name="ae00421">
      <style:table-column-properties style:rel-column-width="1851*"/>
    </style:style>
    <style:style style:family="table-column" style:name="ae0b732">
      <style:table-column-properties style:rel-column-width="7718*"/>
    </style:style>
    <style:style style:family="table-column" style:name="aa785b7">
      <style:table-column-properties style:rel-column-width="3090*"/>
    </style:style>
    <style:style style:family="table-column" style:name="a1c170d">
      <style:table-column-properties style:rel-column-width="7718*"/>
    </style:style>
    <style:style style:family="table-column" style:name="ac4ff2c">
      <style:table-column-properties style:rel-column-width="3090*"/>
    </style:style>
    <style:style style:family="table-column" style:name="a388f0e">
      <style:table-column-properties style:rel-column-width="7718*"/>
    </style:style>
    <style:style style:family="table-column" style:name="a3916f9">
      <style:table-column-properties style:rel-column-width="3090*"/>
    </style:style>
    <style:style style:family="table-column" style:name="ac2a5d6">
      <style:table-column-properties style:rel-column-width="7718*"/>
    </style:style>
    <style:style style:family="table-column" style:name="ad739fa">
      <style:table-column-properties style:rel-column-width="3090*"/>
    </style:style>
    <style:style style:family="table-column" style:name="addd450">
      <style:table-column-properties style:rel-column-width="7718*"/>
    </style:style>
    <style:style style:family="table-column" style:name="a90d981">
      <style:table-column-properties style:rel-column-width="3083*"/>
    </style:style>
    <style:style style:family="table-column" style:name="aa835d1">
      <style:table-column-properties style:rel-column-width="7718*"/>
    </style:style>
    <style:style style:family="table-column" style:name="a322a5c">
      <style:table-column-properties style:rel-column-width="1933*"/>
    </style:style>
    <style:style style:family="table" style:name="af92c99">
      <style:table-properties fo:margin-bottom="1.99mm" fo:margin-top="1.99mm" style:width="17.002cm" table:align="left"/>
    </style:style>
    <style:style style:family="text" style:name="a69ac9b">
      <style:text-properties fo:country="GB" fo:language="en"/>
    </style:style>
    <style:style style:family="text" style:name="a2a39db">
      <style:text-properties fo:country="GB" fo:language="en"/>
    </style:style>
    <style:style style:family="paragraph" style:name="ab2c1da" style:parent-style-name="xl_5f_headline_5f_level1">
      <style:paragraph-properties/>
      <style:text-properties/>
    </style:style>
    <style:style style:family="paragraph" style:list-style-name="xl_5f_numbering_5f_bullet" style:name="abe0cd3" style:parent-style-name="xl_5f_headline_5f_list">
      <style:paragraph-properties/>
    </style:style>
    <style:style style:family="text" style:name="ac3321d">
      <style:text-properties fo:font-size="8.0pt" style:font-name="StarSymbol2" style:font-name-asian="StarSymbol2" style:font-name-complex="StarSymbol2"/>
    </style:style>
    <style:style style:family="paragraph" style:list-style-name="xl_5f_numbering_5f_bullet" style:name="af6cca8" style:parent-style-name="xl_5f_list_5f_bullet_5f_last">
      <style:paragraph-properties/>
      <style:text-properties/>
    </style:style>
    <style:style style:family="paragraph" style:list-style-name="xl_5f_numbering_5f_bullet" style:name="a59f5c3" style:parent-style-name="xl_5f_list_5f_bullet">
      <style:paragraph-properties/>
    </style:style>
    <style:style style:family="paragraph" style:list-style-name="xl_5f_numbering_5f_bullet" style:name="af61d0f" style:parent-style-name="xl_5f_list_5f_bullet">
      <style:paragraph-properties/>
    </style:style>
    <style:style style:family="paragraph" style:list-style-name="xl_5f_numbering_5f_bullet" style:name="a4d2cfb" style:parent-style-name="xl_5f_headline_5f_list">
      <style:paragraph-properties/>
    </style:style>
    <style:style style:family="text" style:name="a4795ec" style:parent-style-name="xl_5f_font_5f_code">
      <style:text-properties style:text-position="sub"/>
    </style:style>
    <style:style style:family="text" style:name="adc1bbf" style:parent-style-name="xl_5f_font_5f_code">
      <style:text-properties style:text-position="sub"/>
    </style:style>
    <style:style style:family="table-cell" style:name="aa59a73">
      <style:table-cell-properties fo:background-color="transparent" fo:border-bottom="0.02mm solid #000000" fo:border-left="none" fo:border-right="none" fo:border-top="none" fo:padding-bottom="0.49mm" fo:padding-left="0.49mm" fo:padding-right="0.49mm" fo:padding-top="0.49mm"/>
    </style:style>
    <style:style style:family="table-cell" style:name="a1a8b62">
      <style:table-cell-properties fo:background-color="transparent" fo:border-bottom="0.02mm solid #000000" fo:border-left="none" fo:border-right="none" fo:border-top="none" fo:padding-bottom="0.49mm" fo:padding-left="0.49mm" fo:padding-right="0.49mm" fo:padding-top="0.49mm"/>
    </style:style>
    <style:style style:family="table-cell" style:name="a08ec84">
      <style:table-cell-properties fo:background-color="transparent" fo:border-bottom="0.02mm solid #000000" fo:border-left="none" fo:border-right="none" fo:border-top="none" fo:padding-bottom="0.49mm" fo:padding-left="0.49mm" fo:padding-right="0.49mm" fo:padding-top="0.49mm"/>
    </style:style>
    <style:style style:family="text" style:name="aa358f9" style:parent-style-name="xl_5f_font_5f_code">
      <style:text-properties style:text-position="sub"/>
    </style:style>
    <style:style style:family="table-cell" style:name="a494531">
      <style:table-cell-properties fo:background-color="transparent" fo:border-bottom="none" fo:border-left="none" fo:border-right="none" fo:border-top="none" fo:padding-bottom="0.49mm" fo:padding-left="0.49mm" fo:padding-right="0.49mm" fo:padding-top="0.49mm"/>
    </style:style>
    <style:style style:family="table-cell" style:name="a1a7a6e">
      <style:table-cell-properties fo:background-color="transparent" fo:border-bottom="none" fo:border-left="none" fo:border-right="none" fo:border-top="none" fo:padding-bottom="0.49mm" fo:padding-left="0.49mm" fo:padding-right="0.49mm" fo:padding-top="0.49mm"/>
    </style:style>
    <style:style style:family="table-cell" style:name="aa0e3c1">
      <style:table-cell-properties fo:background-color="transparent" fo:border-bottom="none" fo:border-left="none" fo:border-right="none" fo:border-top="none" fo:padding-bottom="0.49mm" fo:padding-left="0.49mm" fo:padding-right="0.49mm" fo:padding-top="0.49mm"/>
    </style:style>
    <style:style style:family="table-cell" style:name="ab9a1d4">
      <style:table-cell-properties fo:background-color="transparent" fo:border-bottom="none" fo:border-left="none" fo:border-right="none" fo:border-top="none" fo:padding-bottom="0.49mm" fo:padding-left="0.49mm" fo:padding-right="0.49mm" fo:padding-top="0.49mm"/>
    </style:style>
    <style:style style:family="table-cell" style:name="aa2a896">
      <style:table-cell-properties fo:background-color="transparent" fo:border-bottom="none" fo:border-left="none" fo:border-right="none" fo:border-top="none" fo:padding-bottom="0.49mm" fo:padding-left="0.49mm" fo:padding-right="0.49mm" fo:padding-top="0.49mm"/>
    </style:style>
    <style:style style:family="table-cell" style:name="aa02164">
      <style:table-cell-properties fo:background-color="transparent" fo:border-bottom="none" fo:border-left="none" fo:border-right="none" fo:border-top="none" fo:padding-bottom="0.49mm" fo:padding-left="0.49mm" fo:padding-right="0.49mm" fo:padding-top="0.49mm"/>
    </style:style>
    <style:style style:family="table-cell" style:name="aba31bb">
      <style:table-cell-properties fo:background-color="#e6e6e6" fo:border-bottom="0.02mm solid #000000" fo:border-left="none" fo:border-right="none" fo:border-top="0.02mm solid #000000" fo:padding-bottom="0.49mm" fo:padding-left="0.49mm" fo:padding-right="0.49mm" fo:padding-top="0.49mm"/>
    </style:style>
    <style:style style:family="table-cell" style:name="ab50834">
      <style:table-cell-properties fo:background-color="#e6e6e6" fo:border-bottom="0.02mm solid #000000" fo:border-left="none" fo:border-right="none" fo:border-top="0.02mm solid #000000" fo:padding-bottom="0.49mm" fo:padding-left="0.49mm" fo:padding-right="0.49mm" fo:padding-top="0.49mm"/>
    </style:style>
    <style:style style:family="table-cell" style:name="a33cb23">
      <style:table-cell-properties fo:background-color="#e6e6e6" fo:border-bottom="0.02mm solid #000000" fo:border-left="none" fo:border-right="none" fo:border-top="0.02mm solid #000000" fo:padding-bottom="0.49mm" fo:padding-left="0.49mm" fo:padding-right="0.49mm" fo:padding-top="0.49mm"/>
    </style:style>
    <style:style style:family="table-column" style:name="a03e287">
      <style:table-column-properties style:rel-column-width="38543*"/>
    </style:style>
    <style:style style:family="table-column" style:name="a5f1cb3">
      <style:table-column-properties style:rel-column-width="11568*"/>
    </style:style>
    <style:style style:family="table-column" style:name="adf5656">
      <style:table-column-properties style:rel-column-width="15424*"/>
    </style:style>
    <style:style style:family="table" style:name="a6f94bb">
      <style:table-properties fo:margin-bottom="1.99mm" fo:margin-top="0.0mm" style:width="17.002cm" table:align="left"/>
    </style:style>
    <style:style style:family="paragraph" style:list-style-name="xl_5f_numbering_5f_bullet" style:name="a233f6e" style:parent-style-name="xl_5f_headline_5f_list">
      <style:paragraph-properties/>
    </style:style>
    <style:style style:family="text" style:name="ad0dd82">
      <style:text-properties fo:country="GB" fo:language="en"/>
    </style:style>
    <style:style style:family="paragraph" style:list-style-name="xl_5f_numbering_5f_bullet" style:name="a683437" style:parent-style-name="xl_5f_headline_5f_list">
      <style:paragraph-properties/>
    </style:style>
    <style:style style:family="text" style:name="a4078de">
      <style:text-properties fo:font-size="8.0pt" style:font-name="StarSymbol2" style:font-name-asian="StarSymbol2" style:font-name-complex="StarSymbol2"/>
    </style:style>
    <style:style style:family="text" style:name="a36bf01">
      <style:text-properties fo:country="GB" fo:language="en"/>
    </style:style>
    <style:style style:family="paragraph" style:list-style-name="xl_5f_numbering_5f_bullet" style:name="ae02526" style:parent-style-name="xl_5f_headline_5f_list">
      <style:paragraph-properties/>
    </style:style>
    <style:style style:family="paragraph" style:name="a7f558a" style:parent-style-name="xl_5f_headline_5f_level2">
      <style:paragraph-properties/>
    </style:style>
    <style:style style:family="text" style:name="adb32f0" style:parent-style-name="xl_5f_font_5f_strong">
      <style:text-properties fo:country="GB" fo:language="en"/>
    </style:style>
    <style:style style:family="paragraph" style:name="a1f72ec" style:parent-style-name="xl_5f_headline_5f_level2">
      <style:paragraph-properties/>
    </style:style>
    <style:style style:family="text" style:name="a1bb350">
      <style:text-properties fo:font-size="9.0pt" style:font-name="StarSymbol" style:font-name-asian="StarSymbol" style:font-name-complex="StarSymbol"/>
    </style:style>
    <style:style style:family="paragraph" style:name="aba6e42" style:parent-style-name="xl_5f_headline_5f_level3">
      <style:paragraph-properties/>
    </style:style>
    <style:style style:family="text" style:name="adfa29e">
      <style:text-properties fo:font-size="9.0pt" style:font-name="StarSymbol" style:font-name-asian="StarSymbol" style:font-name-complex="StarSymbol"/>
    </style:style>
    <style:style style:family="paragraph" style:name="aeffab4" style:parent-style-name="xl_5f_headline_5f_level3">
      <style:paragraph-properties/>
    </style:style>
    <style:style style:family="paragraph" style:name="af22c05" style:parent-style-name="xl_5f_headline_5f_level2">
      <style:paragraph-properties/>
    </style:style>
    <style:style style:family="paragraph" style:name="a28ebaa" style:parent-style-name="xl_5f_headline_5f_level1">
      <style:paragraph-properties fo:break-before="page"/>
    </style:style>
    <style:style style:family="paragraph" style:name="a8e1640" style:parent-style-name="xl_5f_contents_5f_level1">
      <style:paragraph-properties>
        <style:tab-stops>
          <style:tab-stop style:position="0.6cm"/>
          <style:tab-stop style:position="17.002cm" style:type="right"/>
        </style:tab-stops>
      </style:paragraph-properties>
    </style:style>
    <style:style style:family="paragraph" style:name="a0f225b"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e49a58"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edb007"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539157"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e47a82"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1f4e27" style:parent-style-name="xl_5f_contents_5f_level1">
      <style:paragraph-properties>
        <style:tab-stops>
          <style:tab-stop style:position="0.6cm"/>
          <style:tab-stop style:position="17.002cm" style:type="right"/>
        </style:tab-stops>
      </style:paragraph-properties>
    </style:style>
    <style:style style:family="paragraph" style:name="a254ed7"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23dd1e"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898839" style:parent-style-name="xl_5f_contents_5f_level1">
      <style:paragraph-properties>
        <style:tab-stops>
          <style:tab-stop style:position="0.6cm"/>
          <style:tab-stop style:position="17.002cm" style:type="right"/>
        </style:tab-stops>
      </style:paragraph-properties>
    </style:style>
    <style:style style:family="paragraph" style:name="a3f02f4"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458793"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04711e" style:parent-style-name="xl_5f_contents_5f_level1">
      <style:paragraph-properties>
        <style:tab-stops>
          <style:tab-stop style:position="0.6cm"/>
          <style:tab-stop style:position="17.002cm" style:type="right"/>
        </style:tab-stops>
      </style:paragraph-properties>
    </style:style>
    <style:style style:family="paragraph" style:name="a7c6a44"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b07dc3"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00fd08" style:parent-style-name="xl_5f_contents_5f_level1">
      <style:paragraph-properties>
        <style:tab-stops>
          <style:tab-stop style:position="0.6cm"/>
          <style:tab-stop style:position="17.002cm" style:type="right"/>
        </style:tab-stops>
      </style:paragraph-properties>
    </style:style>
    <style:style style:family="paragraph" style:name="acf81dc"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cb11fb"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f91015"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106741" style:parent-style-name="xl_5f_contents_5f_level1">
      <style:paragraph-properties>
        <style:tab-stops>
          <style:tab-stop style:position="0.6cm"/>
          <style:tab-stop style:position="17.002cm" style:type="right"/>
        </style:tab-stops>
      </style:paragraph-properties>
    </style:style>
    <style:style style:family="paragraph" style:name="a92c39a"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a06dc0"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4eade4" style:parent-style-name="xl_5f_contents_5f_level1">
      <style:paragraph-properties>
        <style:tab-stops>
          <style:tab-stop style:position="0.6cm"/>
          <style:tab-stop style:position="17.002cm" style:type="right"/>
        </style:tab-stops>
      </style:paragraph-properties>
    </style:style>
    <style:style style:family="paragraph" style:name="a10bdfb" style:parent-style-name="xl_5f_contents_5f_level1">
      <style:paragraph-properties>
        <style:tab-stops>
          <style:tab-stop style:position="0.6cm"/>
          <style:tab-stop style:position="17.002cm" style:type="right"/>
        </style:tab-stops>
      </style:paragraph-properties>
    </style:style>
    <style:style style:family="paragraph" style:name="a01af1a"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8722f6"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3684b9" style:parent-style-name="xl_5f_contents_5f_level2">
      <style:paragraph-properties>
        <style:tab-stops>
          <style:tab-stop style:position="0.75cm"/>
          <style:tab-stop style:position="1.649cm"/>
          <style:tab-stop style:position="17.002cm" style:type="right"/>
        </style:tab-stops>
      </style:paragraph-properties>
    </style:style>
    <style:style style:family="paragraph" style:name="aec19ad" style:parent-style-name="xl_5f_contents_5f_level1">
      <style:paragraph-properties>
        <style:tab-stops>
          <style:tab-stop style:position="0.6cm"/>
          <style:tab-stop style:position="17.002cm" style:type="right"/>
        </style:tab-stops>
      </style:paragraph-properties>
    </style:style>
    <style:style style:family="table-cell" style:name="a3f567d">
      <style:table-cell-properties fo:border-bottom="none" fo:border-left="none" fo:border-right="none" fo:border-top="none" fo:padding-bottom="0.97mm" fo:padding-left="0.97mm" fo:padding-right="0.97mm" fo:padding-top="0.97mm"/>
    </style:style>
    <style:style style:family="table-cell" style:name="a17b597">
      <style:table-cell-properties fo:border-bottom="none" fo:border-left="none" fo:border-right="none" fo:border-top="none" fo:padding-bottom="0.97mm" fo:padding-left="0.97mm" fo:padding-right="0.97mm" fo:padding-top="0.97mm"/>
    </style:style>
    <style:style style:family="table-cell" style:name="a6941d1">
      <style:table-cell-properties fo:border-bottom="none" fo:border-left="none" fo:border-right="none" fo:border-top="none" fo:padding-bottom="0.97mm" fo:padding-left="0.97mm" fo:padding-right="0.97mm" fo:padding-top="0.97mm"/>
    </style:style>
    <style:style style:family="table-cell" style:name="a014924">
      <style:table-cell-properties fo:border-bottom="none" fo:border-left="none" fo:border-right="none" fo:border-top="none" fo:padding-bottom="0.97mm" fo:padding-left="0.97mm" fo:padding-right="0.97mm" fo:padding-top="0.97mm"/>
    </style:style>
    <style:style style:family="table-cell" style:name="ac81831">
      <style:table-cell-properties fo:border-bottom="none" fo:border-left="none" fo:border-right="none" fo:border-top="none" fo:padding-bottom="0.97mm" fo:padding-left="0.97mm" fo:padding-right="0.97mm" fo:padding-top="0.97mm"/>
    </style:style>
    <style:style style:family="table-cell" style:name="a223b4f">
      <style:table-cell-properties fo:border-bottom="none" fo:border-left="none" fo:border-right="none" fo:border-top="none" fo:padding-bottom="0.97mm" fo:padding-left="0.97mm" fo:padding-right="0.97mm" fo:padding-top="0.97mm"/>
    </style:style>
    <style:style style:family="text" style:name="afc754f">
      <style:text-properties fo:font-size="9.0pt" style:font-name="StarSymbol" style:font-name-asian="StarSymbol" style:font-name-complex="StarSymbol"/>
    </style:style>
    <style:style style:family="text" style:name="a7459a0">
      <style:text-properties fo:font-size="9.0pt" style:font-name="StarSymbol" style:font-name-asian="StarSymbol" style:font-name-complex="StarSymbol"/>
    </style:style>
    <style:style style:family="table-cell" style:name="a7fbde8">
      <style:table-cell-properties fo:border-bottom="none" fo:border-left="none" fo:border-right="none" fo:border-top="none" fo:padding-bottom="0.97mm" fo:padding-left="0.97mm" fo:padding-right="0.97mm" fo:padding-top="0.97mm"/>
    </style:style>
    <style:style style:family="table-cell" style:name="ab5f830">
      <style:table-cell-properties fo:border-bottom="none" fo:border-left="none" fo:border-right="none" fo:border-top="none" fo:padding-bottom="0.97mm" fo:padding-left="0.97mm" fo:padding-right="0.97mm" fo:padding-top="0.97mm"/>
    </style:style>
    <style:style style:family="text" style:name="ac8c083">
      <style:text-properties fo:font-size="9.0pt" style:font-name="StarSymbol" style:font-name-asian="StarSymbol" style:font-name-complex="StarSymbol"/>
    </style:style>
    <style:style style:family="text" style:name="ac08f9b">
      <style:text-properties fo:font-size="9.0pt" style:font-name="StarSymbol" style:font-name-asian="StarSymbol" style:font-name-complex="StarSymbol"/>
    </style:style>
    <style:style style:family="table-cell" style:name="adcd5a7">
      <style:table-cell-properties fo:border-bottom="none" fo:border-left="none" fo:border-right="none" fo:border-top="none" fo:padding-bottom="0.97mm" fo:padding-left="0.97mm" fo:padding-right="0.97mm" fo:padding-top="0.97mm"/>
    </style:style>
    <style:style style:family="table-cell" style:name="ab382ef">
      <style:table-cell-properties fo:border-bottom="none" fo:border-left="none" fo:border-right="none" fo:border-top="none" fo:padding-bottom="0.97mm" fo:padding-left="0.97mm" fo:padding-right="0.97mm" fo:padding-top="0.97mm"/>
    </style:style>
    <style:style style:family="text" style:name="a34bd36">
      <style:text-properties fo:font-size="9.0pt" style:font-name="StarSymbol" style:font-name-asian="StarSymbol" style:font-name-complex="StarSymbol"/>
    </style:style>
    <style:style style:family="table-cell" style:name="aca8e01">
      <style:table-cell-properties fo:border-bottom="none" fo:border-left="none" fo:border-right="none" fo:border-top="none" fo:padding-bottom="0.97mm" fo:padding-left="0.97mm" fo:padding-right="0.97mm" fo:padding-top="0.97mm"/>
    </style:style>
    <style:style style:family="table-cell" style:name="ad652e1">
      <style:table-cell-properties fo:border-bottom="none" fo:border-left="none" fo:border-right="none" fo:border-top="none" fo:padding-bottom="0.97mm" fo:padding-left="0.97mm" fo:padding-right="0.97mm" fo:padding-top="0.97mm"/>
    </style:style>
    <style:style style:family="table-cell" style:name="ad84eb2">
      <style:table-cell-properties fo:border-bottom="none" fo:border-left="none" fo:border-right="none" fo:border-top="none" fo:padding-bottom="0.97mm" fo:padding-left="0.97mm" fo:padding-right="0.97mm" fo:padding-top="0.97mm"/>
    </style:style>
    <style:style style:family="table-cell" style:name="af4cc13">
      <style:table-cell-properties fo:border-bottom="none" fo:border-left="none" fo:border-right="none" fo:border-top="none" fo:padding-bottom="0.97mm" fo:padding-left="0.97mm" fo:padding-right="0.97mm" fo:padding-top="0.97mm"/>
    </style:style>
    <style:style style:family="table-cell" style:name="a4faa12">
      <style:table-cell-properties fo:border-bottom="none" fo:border-left="none" fo:border-right="none" fo:border-top="none" fo:padding-bottom="0.97mm" fo:padding-left="0.97mm" fo:padding-right="0.97mm" fo:padding-top="0.97mm"/>
    </style:style>
    <style:style style:family="table-cell" style:name="a9cc5a1">
      <style:table-cell-properties fo:border-bottom="none" fo:border-left="none" fo:border-right="none" fo:border-top="none" fo:padding-bottom="0.97mm" fo:padding-left="0.97mm" fo:padding-right="0.97mm" fo:padding-top="0.97mm"/>
    </style:style>
    <style:style style:family="text" style:name="a6cb872">
      <style:text-properties fo:font-size="9.0pt" style:font-name="StarSymbol" style:font-name-asian="StarSymbol" style:font-name-complex="StarSymbol"/>
    </style:style>
    <style:style style:family="text" style:name="af0381d">
      <style:text-properties fo:font-size="9.0pt" style:font-name="StarSymbol" style:font-name-asian="StarSymbol" style:font-name-complex="StarSymbol"/>
    </style:style>
    <style:style style:family="table-cell" style:name="aa5a9c5">
      <style:table-cell-properties fo:border-bottom="none" fo:border-left="none" fo:border-right="none" fo:border-top="none" fo:padding-bottom="0.97mm" fo:padding-left="0.97mm" fo:padding-right="0.97mm" fo:padding-top="0.97mm"/>
    </style:style>
    <style:style style:family="table-cell" style:name="a44b5c5">
      <style:table-cell-properties fo:border-bottom="none" fo:border-left="none" fo:border-right="none" fo:border-top="none" fo:padding-bottom="0.97mm" fo:padding-left="0.97mm" fo:padding-right="0.97mm" fo:padding-top="0.97mm"/>
    </style:style>
    <style:style style:family="table-column" style:name="aeff5e9">
      <style:table-column-properties style:rel-column-width="53960*"/>
    </style:style>
    <style:style style:family="table-column" style:name="a545d2d">
      <style:table-column-properties style:rel-column-width="11575*"/>
    </style:style>
    <style:style style:family="table" style:name="a4c6ac0">
      <style:table-properties style:width="16.999cm" table:align="left"/>
    </style:style>
    <style:style style:family="graphic" style:name="a5bf04d" style:parent-style-name="Graphics">
      <style:graphic-properties fo:background-color="ffffff" style:horizontal-pos="left" style:horizontal-rel="paragraph" style:vertical-pos="top" style:vertical-rel="paragraph" style:wrap="none" style:wrap-contour="false"/>
    </style:style>
    <text:list-style style:name="List_20_1">
      <text:list-level-style-bullet text:bullet-char="•" text:level="1">
        <style:list-level-properties text:list-level-position-and-space-mode="label-alignment" text:min-label-width="4mm">
          <style:list-level-label-alignment fo:margin-left="4.0mm" text:label-followed-by="listtab"/>
        </style:list-level-properties>
      </text:list-level-style-bullet>
      <text:list-level-style-bullet text:bullet-char="•" text:level="2">
        <style:list-level-properties text:list-level-position-and-space-mode="label-alignment" text:min-label-width="4mm" text:space-before="4mm">
          <style:list-level-label-alignment fo:margin-left="8.01mm" text:label-followed-by="listtab"/>
        </style:list-level-properties>
      </text:list-level-style-bullet>
      <text:list-level-style-bullet text:bullet-char="•" text:level="3">
        <style:list-level-properties text:list-level-position-and-space-mode="label-alignment" text:min-label-width="4mm" text:space-before="7mm">
          <style:list-level-label-alignment fo:margin-left="11.99mm" text:label-followed-by="listtab"/>
        </style:list-level-properties>
      </text:list-level-style-bullet>
      <text:list-level-style-bullet text:bullet-char="•" text:level="4">
        <style:list-level-properties text:list-level-position-and-space-mode="label-alignment" text:min-label-width="4mm" text:space-before="12mm">
          <style:list-level-label-alignment fo:margin-left="16.0mm" text:label-followed-by="listtab"/>
        </style:list-level-properties>
      </text:list-level-style-bullet>
      <text:list-level-style-bullet text:bullet-char="•" text:level="5">
        <style:list-level-properties text:list-level-position-and-space-mode="label-alignment" text:min-label-width="4mm" text:space-before="16mm">
          <style:list-level-label-alignment fo:margin-left="20.0mm" text:label-followed-by="listtab"/>
        </style:list-level-properties>
      </text:list-level-style-bullet>
      <text:list-level-style-bullet text:bullet-char="•" text:level="6">
        <style:list-level-properties text:list-level-position-and-space-mode="label-alignment" text:min-label-width="4mm" text:space-before="20mm">
          <style:list-level-label-alignment fo:margin-left="24.01mm" text:label-followed-by="listtab"/>
        </style:list-level-properties>
      </text:list-level-style-bullet>
      <text:list-level-style-bullet text:bullet-char="•" text:level="7">
        <style:list-level-properties text:list-level-position-and-space-mode="label-alignment" text:min-label-width="4mm" text:space-before="23mm">
          <style:list-level-label-alignment fo:margin-left="27.99mm" text:label-followed-by="listtab"/>
        </style:list-level-properties>
      </text:list-level-style-bullet>
      <text:list-level-style-bullet text:bullet-char="•" text:level="8">
        <style:list-level-properties text:list-level-position-and-space-mode="label-alignment" text:min-label-width="4mm" text:space-before="28mm">
          <style:list-level-label-alignment fo:margin-left="32.0mm" text:label-followed-by="listtab"/>
        </style:list-level-properties>
      </text:list-level-style-bullet>
      <text:list-level-style-bullet text:bullet-char="•" text:level="9">
        <style:list-level-properties text:list-level-position-and-space-mode="label-alignment" text:min-label-width="4mm" text:space-before="32mm">
          <style:list-level-label-alignment fo:margin-left="36.0mm" text:label-followed-by="listtab"/>
        </style:list-level-properties>
      </text:list-level-style-bullet>
    </text:list-style>
    <text:list-style style:name="xl_5f_numbering_5f_num">
      <text:list-level-style-number style:num-format="1" style:num-suffix=")" text:display-levels="1" text:level="1">
        <style:list-level-properties text:list-level-position-and-space-mode="label-alignment" text:min-label-distance="1mm" text:min-label-width="7mm">
          <style:list-level-label-alignment fo:margin-left="7.5mm" text:label-followed-by="listtab"/>
        </style:list-level-properties>
      </text:list-level-style-number>
      <text:list-level-style-number style:num-format="1" style:num-suffix=")" text:display-levels="2" text:level="2">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3" text:level="3">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4" text:level="4">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5" text:level="5">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6" text:level="6">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7" text:level="7">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8" text:level="8">
        <style:list-level-properties fo:text-align="right" text:list-level-position-and-space-mode="label-alignment" text:min-label-width="4mm">
          <style:list-level-label-alignment fo:margin-left="4.99mm" text:label-followed-by="listtab"/>
        </style:list-level-properties>
      </text:list-level-style-number>
      <text:list-level-style-number style:num-format="1" style:num-suffix=")" text:display-levels="9" text:level="9">
        <style:list-level-properties fo:text-align="right" text:list-level-position-and-space-mode="label-alignment" text:min-label-width="4mm">
          <style:list-level-label-alignment fo:margin-left="4.99mm" text:label-followed-by="listtab"/>
        </style:list-level-properties>
      </text:list-level-style-number>
    </text:list-style>
    <text:list-style style:name="xl_5f_numbering_5f_bullet">
      <text:list-level-style-bullet text:bullet-char="•" text:level="1">
        <style:list-level-properties text:list-level-position-and-space-mode="label-alignment" text:min-label-distance="1mm" text:min-label-width="3mm">
          <style:list-level-label-alignment fo:margin-left="3.0mm" text:label-followed-by="listtab"/>
        </style:list-level-properties>
      </text:list-level-style-bullet>
      <text:list-level-style-bullet text:bullet-char="•" text:level="2">
        <style:list-level-properties text:min-label-distance="1mm"/>
      </text:list-level-style-bullet>
      <text:list-level-style-bullet text:bullet-char="•" text:level="3">
        <style:list-level-properties text:min-label-distance="1mm"/>
      </text:list-level-style-bullet>
      <text:list-level-style-bullet text:bullet-char="•" text:level="4">
        <style:list-level-properties text:min-label-distance="1mm"/>
      </text:list-level-style-bullet>
      <text:list-level-style-bullet text:bullet-char="•" text:level="5">
        <style:list-level-properties text:min-label-distance="1mm"/>
      </text:list-level-style-bullet>
      <text:list-level-style-bullet text:bullet-char="•" text:level="6">
        <style:list-level-properties text:min-label-distance="1mm"/>
      </text:list-level-style-bullet>
      <text:list-level-style-bullet text:bullet-char="•" text:level="7">
        <style:list-level-properties text:min-label-distance="1mm"/>
      </text:list-level-style-bullet>
      <text:list-level-style-bullet text:bullet-char="•" text:level="8">
        <style:list-level-properties text:min-label-distance="1mm"/>
      </text:list-level-style-bullet>
      <text:list-level-style-bullet text:bullet-char="•" text:level="9">
        <style:list-level-properties text:min-label-distance="1mm"/>
      </text:list-level-style-bullet>
    </text:list-style>
    <text:list-style style:name="Numbering_20_1">
      <text:list-level-style-number style:num-format="1" style:num-suffix="." text:display-levels="1" text:level="1">
        <style:list-level-properties text:list-level-position-and-space-mode="label-alignment" text:min-label-width="4mm">
          <style:list-level-label-alignment fo:margin-left="4.99mm" text:label-followed-by="listtab"/>
        </style:list-level-properties>
      </text:list-level-style-number>
      <text:list-level-style-number style:num-format="1" style:num-suffix="." text:display-levels="1" text:level="2">
        <style:list-level-properties text:list-level-position-and-space-mode="label-alignment" text:min-label-width="4mm" text:space-before="5mm">
          <style:list-level-label-alignment fo:margin-left="10.0mm" text:label-followed-by="listtab"/>
        </style:list-level-properties>
      </text:list-level-style-number>
      <text:list-level-style-number style:num-format="1" style:num-suffix="." text:display-levels="1" text:level="3">
        <style:list-level-properties text:list-level-position-and-space-mode="label-alignment" text:min-label-width="4mm" text:space-before="10mm">
          <style:list-level-label-alignment fo:margin-left="14.99mm" text:label-followed-by="listtab"/>
        </style:list-level-properties>
      </text:list-level-style-number>
      <text:list-level-style-number style:num-format="1" style:num-suffix="." text:display-levels="1" text:level="4">
        <style:list-level-properties text:list-level-position-and-space-mode="label-alignment" text:min-label-width="4mm" text:space-before="15mm">
          <style:list-level-label-alignment fo:margin-left="20.0mm" text:label-followed-by="listtab"/>
        </style:list-level-properties>
      </text:list-level-style-number>
      <text:list-level-style-number style:num-format="1" style:num-suffix="." text:display-levels="1" text:level="5">
        <style:list-level-properties text:list-level-position-and-space-mode="label-alignment" text:min-label-width="4mm" text:space-before="20mm">
          <style:list-level-label-alignment fo:margin-left="24.99mm" text:label-followed-by="listtab"/>
        </style:list-level-properties>
      </text:list-level-style-number>
      <text:list-level-style-number style:num-format="1" style:num-suffix="." text:display-levels="1" text:level="6">
        <style:list-level-properties text:list-level-position-and-space-mode="label-alignment" text:min-label-width="4mm" text:space-before="25mm">
          <style:list-level-label-alignment fo:margin-left="30.0mm" text:label-followed-by="listtab"/>
        </style:list-level-properties>
      </text:list-level-style-number>
      <text:list-level-style-number style:num-format="1" style:num-suffix="." text:display-levels="1" text:level="7">
        <style:list-level-properties text:list-level-position-and-space-mode="label-alignment" text:min-label-width="4mm" text:space-before="30mm">
          <style:list-level-label-alignment fo:margin-left="35.0mm" text:label-followed-by="listtab"/>
        </style:list-level-properties>
      </text:list-level-style-number>
      <text:list-level-style-number style:num-format="1" style:num-suffix="." text:display-levels="1" text:level="8">
        <style:list-level-properties text:list-level-position-and-space-mode="label-alignment" text:min-label-width="4mm" text:space-before="35mm">
          <style:list-level-label-alignment fo:margin-left="40.01mm" text:label-followed-by="listtab"/>
        </style:list-level-properties>
      </text:list-level-style-number>
      <text:list-level-style-number style:num-format="1" style:num-suffix="." text:display-levels="1" text:level="9">
        <style:list-level-properties text:list-level-position-and-space-mode="label-alignment" text:min-label-width="4mm" text:space-before="40mm">
          <style:list-level-label-alignment fo:margin-left="45.0mm" text:label-followed-by="listtab"/>
        </style:list-level-properties>
      </text:list-level-style-number>
    </text:list-style>
    <number:date-style number:automatic-order="true" number:format-source="language" style:name="N1">
      <number:year number:style="long"/>
      <number:text>-</number:text>
      <number:month number:style="short" number:textual="true"/>
      <number:text>-</number:text>
      <number:day number:style="long"/>
    </number:date-style>
  </office:automatic-styles>
  <office:body>
    <office:text>
      <text:p text:style-name="xl_5f_text"><draw:frame draw:style-name="a5bf04d" svg:height="17.97mm" svg:width="56.07mm" text:anchor-type="paragraph"><draw:image xlink:actuate="onLoad" xlink:href="Pictures/10000000000001A60000008E63393A8F.jpg" xlink:show="embed" xlink:type="simple"/><draw:text-box/></draw:frame></text:p>
      <text:p text:style-name="xl_5f_title_5f_small">OpenOffice.org's Documentation of the</text:p>
      <text:p text:style-name="xl_5f_title_5f_big">Microsoft Compound Document File Format</text:p>
      <text:p text:style-name="xl_5f_title_5f_small"/>
      <table:table table:style-name="a4c6ac0">
        <table:table-column table:style-name="a545d2d"/>
        <table:table-column table:style-name="aeff5e9"/>
        <table:table-row>
          <table:table-cell table:style-name="a44b5c5">
            <text:p text:style-name="xl_5f_table_5f_text">Author</text:p>
          </table:table-cell>
          <table:table-cell table:style-name="aa5a9c5">
            <text:p text:style-name="xl_5f_table_5f_text">Daniel Rentz<text:s/><text:span text:style-name="af0381d">✉ </text:span><text:a xlink:href="mailto:dr@openoffice.org">mailto:dr@openoffice.org</text:a><text:s/><text:span text:style-name="a6cb872"> </text:span><text:a xlink:href="http://sc.openoffice.org/">http://sc.openoffice.org</text:a></text:p>
          </table:table-cell>
        </table:table-row>
        <table:table-row>
          <table:table-cell table:style-name="a9cc5a1">
            <text:p text:style-name="xl_5f_table_5f_text">License</text:p>
          </table:table-cell>
          <table:table-cell table:style-name="a4faa12">
            <text:p text:style-name="xl_5f_table_5f_text">Public Documentation License</text:p>
          </table:table-cell>
        </table:table-row>
        <table:table-row>
          <table:table-cell table:style-name="af4cc13">
            <text:p text:style-name="xl_5f_table_5f_text">Contributors</text:p>
          </table:table-cell>
          <table:table-cell table:style-name="ad84eb2">
            <text:p text:style-name="xl_5f_table_5f_text"/>
          </table:table-cell>
        </table:table-row>
        <table:table-row>
          <table:table-cell table:style-name="ad652e1">
            <text:p text:style-name="xl_5f_table_5f_text">Other sources</text:p>
          </table:table-cell>
          <table:table-cell table:style-name="aca8e01">
            <text:p text:style-name="xl_5f_table_5f_text">Hyperlinks to Wikipedia (<text:span text:style-name="a34bd36"></text:span> <text:a xlink:href="http://www.wikipedia.org/">http://www.wikipedia.org</text:a>) for various extended information</text:p>
          </table:table-cell>
        </table:table-row>
        <table:table-row>
          <table:table-cell table:style-name="ab382ef">
            <text:p text:style-name="xl_5f_table_5f_text">Mailing list</text:p>
          </table:table-cell>
          <table:table-cell table:style-name="adcd5a7">
            <text:p text:style-name="xl_5f_table_5f_text"><text:span text:style-name="ac08f9b">✉ </text:span><text:a xlink:href="mailto:dev@sc.openoffice.org">mailto:dev@sc.openoffice.org</text:a><text:line-break/>Subscription<text:s/><text:span text:style-name="ac8c083">✉ </text:span><text:a xlink:href="mailto:dev-subscribe@sc.openoffice.org">mailto:dev-subscribe@sc.openoffice.org</text:a></text:p>
          </table:table-cell>
        </table:table-row>
        <table:table-row>
          <table:table-cell table:style-name="ab5f830">
            <text:p text:style-name="xl_5f_table_5f_text">Download</text:p>
          </table:table-cell>
          <table:table-cell table:style-name="a7fbde8">
            <text:p text:style-name="xl_5f_table_5f_text">PDF<text:s/><text:span text:style-name="a7459a0"> </text:span><text:a xlink:href="http://sc.openoffice.org/compdocfileformat.pdf">http://sc.openoffice.org/compdocfileformat.pdf</text:a><text:line-break/>XML<text:s/><text:span text:style-name="afc754f"> </text:span><text:a xlink:href="http://sc.openoffice.org/compdocfileformat.sxw">http://sc.openoffice.org/compdocfileformat.odt</text:a></text:p>
          </table:table-cell>
        </table:table-row>
        <table:table-row>
          <table:table-cell table:style-name="a223b4f">
            <text:p text:style-name="xl_5f_table_5f_text">Project started</text:p>
          </table:table-cell>
          <table:table-cell table:style-name="ac81831">
            <text:p text:style-name="xl_5f_table_5f_text">2004-Aug-30</text:p>
          </table:table-cell>
        </table:table-row>
        <table:table-row>
          <table:table-cell table:style-name="a014924">
            <text:p text:style-name="xl_5f_table_5f_text">Last change</text:p>
          </table:table-cell>
          <table:table-cell table:style-name="a6941d1">
            <text:p text:style-name="xl_5f_table_5f_text"><text:modification-date style:data-style-name="N1">2007-Aug-07</text:modification-date></text:p>
          </table:table-cell>
        </table:table-row>
        <table:table-row>
          <table:table-cell table:style-name="a17b597">
            <text:p text:style-name="xl_5f_table_5f_text">Revision</text:p>
          </table:table-cell>
          <table:table-cell table:style-name="a3f567d">
            <text:p text:style-name="xl_5f_table_5f_text">1.5</text:p>
          </table:table-cell>
        </table:table-row>
      </table:table>
      <text:p text:style-name="xl_5f_headline_5f_contents">Contents</text:p>
      <text:p text:style-name="aec19ad">1<text:tab/><text:s/>Introduction<text:s/><text:s/><text:tab/><text:s/>3</text:p>
      <text:p text:style-name="a3684b9"><text:tab/>1.1<text:tab/>License Notices<text:tab/>3</text:p>
      <text:p text:style-name="a8722f6"><text:tab/>1.2<text:tab/>Abstract<text:tab/>3</text:p>
      <text:p text:style-name="a01af1a"><text:tab/>1.3<text:tab/>Used Terms, Symbols, and Formatting<text:tab/>4</text:p>
      <text:p text:style-name="a10bdfb">2<text:tab/><text:s/>Storages and Streams<text:s/><text:s/><text:tab/><text:s/>5</text:p>
      <text:p text:style-name="a4eade4">3<text:tab/><text:s/>Sectors and Sector Chains<text:s/><text:s/><text:tab/><text:s/>6</text:p>
      <text:p text:style-name="aa06dc0"><text:tab/>3.1<text:tab/>Sectors and Sector Identifiers<text:tab/>6</text:p>
      <text:p text:style-name="a92c39a"><text:tab/>3.2<text:tab/>Sector Chains and SecID Chains<text:tab/>7</text:p>
      <text:p text:style-name="a106741">4<text:tab/><text:s/>Compound Document Header<text:s/><text:s/><text:tab/><text:s/>8</text:p>
      <text:p text:style-name="af91015"><text:tab/>4.1<text:tab/>Compound Document Header Contents<text:tab/>8</text:p>
      <text:p text:style-name="acb11fb"><text:tab/>4.2<text:tab/>Byte Order<text:tab/>9</text:p>
      <text:p text:style-name="acf81dc"><text:tab/>4.3<text:tab/>Sector File Offsets<text:tab/>9</text:p>
      <text:p text:style-name="a00fd08">5<text:tab/><text:s/>Sector Allocation<text:s/><text:s/><text:tab/><text:s/>10</text:p>
      <text:p text:style-name="ab07dc3"><text:tab/>5.1<text:tab/>Master Sector Allocation Table<text:tab/>10</text:p>
      <text:p text:style-name="a7c6a44"><text:tab/>5.2<text:tab/>Sector Allocation Table<text:tab/>11</text:p>
      <text:p text:style-name="a04711e">6<text:tab/><text:s/>Short-Streams<text:s/><text:s/><text:tab/><text:s/>12</text:p>
      <text:p text:style-name="a458793"><text:tab/>6.1<text:tab/>Short-Stream Container Stream<text:tab/>12</text:p>
      <text:p text:style-name="a3f02f4"><text:tab/>6.2<text:tab/>Short-Sector Allocation Table<text:tab/>12</text:p>
      <text:p text:style-name="a898839">7<text:tab/><text:s/>Directory<text:s/><text:s/><text:tab/><text:s/>13</text:p>
      <text:p text:style-name="a23dd1e"><text:tab/>7.1<text:tab/>Directory Structure<text:tab/>13</text:p>
      <text:p text:style-name="a254ed7"><text:tab/>7.2<text:tab/>Directory Entries<text:tab/>15</text:p>
      <text:p text:style-name="a1f4e27">8<text:tab/><text:s/>Example<text:s/><text:s/><text:tab/><text:s/>17</text:p>
      <text:p text:style-name="ae47a82"><text:tab/>8.1<text:tab/>Compound Document Header<text:tab/>17</text:p>
      <text:p text:style-name="a539157"><text:tab/>8.2<text:tab/>Master Sector Allocation Table<text:tab/>19</text:p>
      <text:p text:style-name="aedb007"><text:tab/>8.3<text:tab/>Sector Allocation Table<text:tab/>19</text:p>
      <text:p text:style-name="ae49a58"><text:tab/>8.4<text:tab/>Short-Sector Allocation Table<text:tab/>20</text:p>
      <text:p text:style-name="a0f225b"><text:tab/>8.5<text:tab/>Directory<text:tab/>21</text:p>
      <text:p text:style-name="a8e1640">9<text:tab/><text:s/>Glossary<text:s/><text:s/><text:tab/><text:s/>24</text:p>
      <text:p text:style-name="xl_5f_text"/>
      <text:p text:style-name="a28ebaa">Introduction</text:p>
      <text:h text:outline-level="2" text:style-name="af22c05">License Notices</text:h>
      <text:h text:outline-level="3" text:style-name="aeffab4">Public Documentation License Notice</text:h>
      <text:p text:style-name="xl_5f_text">The contents of this Documentation are subject to the Public Documentation License Version 1.0 (the "License"); you may only use this Documentation if you comply with the terms of this License. A copy of the License is available at<text:s/><text:span text:style-name="adfa29e"> </text:span><text:a xlink:href="http://www.openoffice.org/licenses/PDL.html">http://www.openoffice.org/licenses/PDL.html</text:a>.</text:p>
      <text:p text:style-name="xl_5f_text">The Original Documentation is "OpenOffice.org's Documentation of the Microsoft Compound Document File Format".</text:p>
      <text:p text:style-name="xl_5f_text">The Initial Writer of the Original Documentation is Sun Microsystems, Inc., Copyright © 2003. All Rights Reserved.</text:p>
      <text:p text:style-name="xl_5f_text">See title page for Author contact and Contributors.</text:p>
      <text:p text:style-name="xl_5f_text">All Trademarks are properties of their respective owners.</text:p>
      <text:h text:outline-level="3" text:style-name="aba6e42">Wikipedia</text:h>
      <text:p text:style-name="xl_5f_text">Wikipedia Disclaimer:<text:s/><text:span text:style-name="a1bb350"> </text:span><text:a xlink:href="http://en.wikipedia.org/wiki/Wikipedia:General_disclaimer">http://en.wikipedia.org/wiki/Wikipedia:General_disclaimer</text:a></text:p>
      <text:h text:outline-level="2" text:style-name="a1f72ec">Abstract</text:h>
      <text:p text:style-name="xl_5f_text_5f_keep">This document contains a description of the binary format of Microsoft Compound Document files.</text:p>
      <text:p text:style-name="xl_5f_text_5f_keep">Compound document files are used to structure the contents of a document in the file. It is possible to divide the data into several<text:s/>streams, and to store these streams in different<text:s/><text:span text:style-name="adb32f0">storages</text:span><text:s/>in the file. This way compound document files support a complete file system inside the file, the streams are like files in a real file system, and the storages are like sub directories.</text:p>
      <text:h text:outline-level="2" text:style-name="a7f558a">Used Terms, Symbols, and Formatting</text:h>
      <text:list text:continue-numbering="true" text:style-name="xl_5f_numbering_5f_bullet">
        <text:list-item>
          <text:p text:style-name="ae02526">References</text:p>
        </text:list-item>
      </text:list>
      <text:p text:style-name="xl_5f_text">A reference to another chapter is<text:s/><text:span text:style-name="a36bf01">symbolised</text:span><text:s/>by a little arrow:<text:s/><text:span text:style-name="a4078de">➜</text:span>1.1.</text:p>
      <text:list text:continue-numbering="true" text:style-name="xl_5f_numbering_5f_bullet">
        <text:list-item>
          <text:p text:style-name="a683437">Examples</text:p>
        </text:list-item>
      </text:list>
      <text:p text:style-name="xl_5f_text_5f_keep">An example is indented and marked with a light-<text:span text:style-name="ad0dd82">grey</text:span><text:s/>border.</text:p>
      <text:p text:style-name="xl_5f_spec_5f_example">This is an example.</text:p>
      <text:list text:continue-numbering="true" text:style-name="xl_5f_numbering_5f_bullet">
        <text:list-item>
          <text:p text:style-name="a233f6e">Numbers and Strings</text:p>
        </text:list-item>
      </text:list>
      <text:p text:style-name="xl_5f_text_5f_keep">Numerical values are shown in several number systems:</text:p>
      <table:table table:style-name="a6f94bb">
        <table:table-column table:style-name="adf5656"/>
        <table:table-column table:style-name="a5f1cb3"/>
        <table:table-column table:style-name="a03e287"/>
        <table:table-row>
          <table:table-cell table:style-name="a33cb23">
            <text:p text:style-name="xl_5f_table_5f_header">Number system</text:p>
          </table:table-cell>
          <table:table-cell table:style-name="ab50834">
            <text:p text:style-name="xl_5f_table_5f_header">Marking</text:p>
          </table:table-cell>
          <table:table-cell table:style-name="aba31bb">
            <text:p text:style-name="xl_5f_table_5f_header">Example</text:p>
          </table:table-cell>
        </table:table-row>
        <table:table-row>
          <table:table-cell table:style-name="aa02164">
            <text:p text:style-name="xl_5f_table_5f_text">Decimal</text:p>
          </table:table-cell>
          <table:table-cell table:style-name="aa2a896">
            <text:p text:style-name="xl_5f_table_5f_text">None</text:p>
          </table:table-cell>
          <table:table-cell table:style-name="ab9a1d4">
            <text:p text:style-name="xl_5f_table_5f_text">1234</text:p>
          </table:table-cell>
        </table:table-row>
        <table:table-row>
          <table:table-cell table:style-name="aa0e3c1">
            <text:p text:style-name="xl_5f_table_5f_text">Hexadecimal</text:p>
          </table:table-cell>
          <table:table-cell table:style-name="a1a7a6e">
            <text:p text:style-name="xl_5f_table_5f_text">Trailing “H”</text:p>
          </table:table-cell>
          <table:table-cell table:style-name="a494531">
            <text:p text:style-name="xl_5f_table_5f_text">1234<text:span text:style-name="aa358f9">H</text:span></text:p>
          </table:table-cell>
        </table:table-row>
        <table:table-row>
          <table:table-cell table:style-name="a08ec84">
            <text:p text:style-name="xl_5f_table_5f_text">Binary</text:p>
          </table:table-cell>
          <table:table-cell table:style-name="a1a8b62">
            <text:p text:style-name="xl_5f_table_5f_text">Trailing “2”</text:p>
          </table:table-cell>
          <table:table-cell table:style-name="aa59a73">
            <text:p text:style-name="xl_5f_table_5f_text">1001<text:span text:style-name="adc1bbf">2</text:span></text:p>
          </table:table-cell>
        </table:table-row>
      </table:table>
      <text:p text:style-name="xl_5f_text_5f_keep">Constant strings are enclosed in quotation marks. They may contain specific values (control characters, unprintable characters). These values are enclosed in angle brackets.</text:p>
      <text:p text:style-name="xl_5f_spec_5f_example">Example of a string containing a control character: “abcdef&lt;01<text:span text:style-name="a4795ec">H</text:span>&gt;ghij”.</text:p>
      <text:list text:continue-numbering="true" text:style-name="xl_5f_numbering_5f_bullet">
        <text:list-item>
          <text:p text:style-name="a4d2cfb">Content Listings</text:p>
        </text:list-item>
      </text:list>
      <text:list text:continue-numbering="true" text:style-name="xl_5f_numbering_5f_bullet">
        <text:list-item>
          <text:p text:style-name="af61d0f">The term “Not used” means: Ignore the data on import and write zero bytes on export. The same applies for unmentioned bits in bit fields.</text:p>
        </text:list-item>
      </text:list>
      <text:list text:continue-numbering="true" text:style-name="xl_5f_numbering_5f_bullet">
        <text:list-item>
          <text:p text:style-name="a59f5c3">The term “Unknown” describes data fields with fixed but unknown contents. On export these fields have to be written as shown.</text:p>
        </text:list-item>
      </text:list>
      <text:list text:continue-numbering="true" text:style-name="xl_5f_numbering_5f_bullet">
        <text:list-item>
          <text:p text:style-name="af6cca8">At several places a<text:s/>variable<text:s/>is introduced, which represents the value of this field for later use, e.g. in formulas. An example can be found in<text:s/><text:span text:style-name="ac3321d">➜</text:span><text:reference-ref style:data-style-name="" text:ref-name="ref_header_contents" text:reference-format="chapter">4.1</text:reference-ref>.</text:p>
        </text:list-item>
      </text:list>
      <text:list text:continue-numbering="true" text:style-name="xl_5f_numbering_5f_bullet">
        <text:list-item>
          <text:p text:style-name="abe0cd3">Formulas</text:p>
        </text:list-item>
      </text:list>
      <text:p text:style-name="xl_5f_spec_5f_formula">Important formulas are shown in a light-grey box.</text:p>
      <text:p text:style-name="ab2c1da">Storages and<text:s/><text:span text:style-name="a2a39db">Streams</text:span></text:p>
      <text:p text:style-name="xl_5f_text">Compound document files work similar to real file systems. They contain a number of independent data<text:s/>streams<text:s/>(like files in a file system) which are organised in a hierarchy of<text:s/>storages<text:s/>(like sub directories in a file system).</text:p>
      <text:p text:style-name="xl_5f_text">Storages and streams are named. The names of all storages and streams that are direct members of a<text:s/><text:span text:style-name="a69ac9b">storage</text:span><text:s/>must be different. Names of streams or storages that are members of different storages may be equal.</text:p>
      <text:p text:style-name="xl_5f_text">Each compound document file contains a<text:s/>root storage<text:s/>that is the direct or indirect parent of all other storages and streams.</text:p>
      <table:table table:style-name="af92c99">
        <table:table-column table:style-name="a322a5c"/>
        <table:table-column table:style-name="aa835d1"/>
        <table:table-column table:style-name="a90d981"/>
        <table:table-column table:style-name="addd450"/>
        <table:table-column table:style-name="ad739fa"/>
        <table:table-column table:style-name="ac2a5d6"/>
        <table:table-column table:style-name="a3916f9"/>
        <table:table-column table:style-name="a388f0e"/>
        <table:table-column table:style-name="ac4ff2c"/>
        <table:table-column table:style-name="a1c170d"/>
        <table:table-column table:style-name="aa785b7"/>
        <table:table-column table:style-name="ae0b732"/>
        <table:table-column table:style-name="ae00421"/>
        <table:table-row>
          <table:table-cell table:style-name="a1da859">
            <text:p text:style-name="xl_5f_table_5f_text_5f_center"/>
          </table:table-cell>
          <table:table-cell table:number-columns-spanned="11" table:style-name="a963803">
            <text:p text:style-name="xl_5f_text">Example of a storage/stream hierarchy. The names of all direct members of a storage must be different, but it is possible that two different storages contain a stream named “Stream1”.</text:p>
          </table:table-cell>
          <table:table-cell table:style-name="a81c2a1">
            <text:p text:style-name="xl_5f_table_5f_text_5f_center"/>
          </table:table-cell>
        </table:table-row>
        <table:table-row>
          <table:table-cell table:style-name="a089d4d">
            <text:p text:style-name="xl_5f_table_5f_text"/>
          </table:table-cell>
          <table:table-cell table:style-name="a229562">
            <text:p text:style-name="xl_5f_table_5f_text_5f_center"/>
          </table:table-cell>
          <table:table-cell table:style-name="a2e103e">
            <text:p text:style-name="xl_5f_table_5f_text_5f_center"/>
          </table:table-cell>
          <table:table-cell table:style-name="af930fe">
            <text:p text:style-name="xl_5f_table_5f_text_5f_center"/>
          </table:table-cell>
          <table:table-cell table:style-name="aa05081">
            <text:p text:style-name="xl_5f_table_5f_text_5f_center"/>
          </table:table-cell>
          <table:table-cell table:style-name="a66749b">
            <text:p text:style-name="xl_5f_table_5f_text_5f_center"/>
          </table:table-cell>
          <table:table-cell table:style-name="adab108">
            <text:p text:style-name="xl_5f_table_5f_text_5f_center"/>
          </table:table-cell>
          <table:table-cell table:style-name="ad54e0a">
            <text:p text:style-name="xl_5f_table_5f_text_5f_center"/>
          </table:table-cell>
          <table:table-cell table:style-name="aced693">
            <text:p text:style-name="xl_5f_table_5f_text_5f_center"/>
          </table:table-cell>
          <table:table-cell table:style-name="a937a61">
            <text:p text:style-name="xl_5f_table_5f_text_5f_center"/>
          </table:table-cell>
          <table:table-cell table:style-name="af320f4">
            <text:p text:style-name="xl_5f_table_5f_text_5f_center"/>
          </table:table-cell>
          <table:table-cell table:style-name="a153a03">
            <text:p text:style-name="xl_5f_table_5f_text_5f_center"/>
          </table:table-cell>
          <table:table-cell table:style-name="a497996">
            <text:p text:style-name="xl_5f_table_5f_text"/>
          </table:table-cell>
        </table:table-row>
        <table:table-row>
          <table:table-cell table:style-name="a665327">
            <text:p text:style-name="xl_5f_table_5f_text"/>
          </table:table-cell>
          <table:table-cell table:style-name="a2403c1">
            <text:p text:style-name="xl_5f_table_5f_text_5f_center"/>
          </table:table-cell>
          <table:table-cell table:style-name="a26ea18">
            <text:p text:style-name="xl_5f_table_5f_text_5f_center"/>
          </table:table-cell>
          <table:table-cell table:style-name="a35d1a3">
            <text:p text:style-name="xl_5f_table_5f_text_5f_center"/>
          </table:table-cell>
          <table:table-cell table:style-name="a3d66b2">
            <text:p text:style-name="xl_5f_table_5f_text_5f_center"/>
          </table:table-cell>
          <table:table-cell table:number-columns-spanned="3" table:style-name="a828b2d">
            <text:p text:style-name="xl_5f_table_5f_text_5f_center"><draw:frame draw:style-name="a4412ee" draw:z-index="15" svg:height="9.99mm" svg:width="14.51mm" svg:x="9.12mm" svg:y="4.55mm" text:anchor-type="paragraph"><draw:text-box><text:p/></draw:text-box></draw:frame><draw:frame draw:style-name="a1f2231" draw:z-index="16" svg:height="10.03mm" svg:width="13.59mm" svg:x="23.62mm" svg:y="4.55mm" text:anchor-type="paragraph"><draw:text-box><text:p/></draw:text-box></draw:frame><draw:frame draw:style-name="a919666" draw:z-index="17" svg:height="9.99mm" svg:width="60.55mm" svg:x="-36.92mm" svg:y="4.55mm" text:anchor-type="paragraph"><draw:text-box><text:p/></draw:text-box></draw:frame><draw:frame draw:style-name="a31815b" draw:z-index="18" svg:height="9.99mm" svg:width="32.29mm" svg:x="23.62mm" svg:y="4.55mm" text:anchor-type="paragraph"><draw:text-box><text:p/></draw:text-box></draw:frame><draw:frame draw:style-name="abb2f37" draw:z-index="19" svg:height="10.03mm" svg:width="60.3mm" svg:x="23.62mm" svg:y="4.55mm" text:anchor-type="paragraph"><draw:text-box><text:p/></draw:text-box></draw:frame><draw:frame draw:style-name="adbd9fd" draw:z-index="22" svg:height="10.03mm" svg:width="18.8mm" svg:x="37.11mm" svg:y="19.51mm" text:anchor-type="paragraph"><draw:text-box><text:p/></draw:text-box></draw:frame><draw:frame draw:style-name="a46c8a4" draw:z-index="23" svg:height="9.98mm" svg:width="18.04mm" svg:x="19.09mm" svg:y="19.51mm" text:anchor-type="paragraph"><draw:text-box><text:p/></draw:text-box></draw:frame><draw:frame draw:style-name="a8c0ebc" draw:z-index="21" svg:height="9.98mm" svg:width="0.01mm" svg:x="37.11mm" svg:y="19.51mm" text:anchor-type="paragraph"><draw:text-box><text:p/></draw:text-box></draw:frame><draw:frame draw:style-name="a661456" draw:z-index="20" svg:height="10.03mm" svg:width="0.01mm" svg:x="-47.15mm" svg:y="19.51mm" text:anchor-type="paragraph"><draw:text-box><text:p/></draw:text-box></draw:frame><draw:frame draw:style-name="aaef788" draw:z-index="24" svg:height="9.99mm" svg:width="32.54mm" svg:x="-8.91mm" svg:y="4.55mm" text:anchor-type="paragraph"><draw:text-box><text:p/></draw:text-box></draw:frame>Root Storage</text:p>
          </table:table-cell>
          <table:table-cell table:style-name="a7ad333">
            <text:p text:style-name="xl_5f_table_5f_text_5f_center"/>
          </table:table-cell>
          <table:table-cell table:style-name="adc1d93">
            <text:p text:style-name="xl_5f_table_5f_text_5f_center"/>
          </table:table-cell>
          <table:table-cell table:style-name="a8bc710">
            <text:p text:style-name="xl_5f_table_5f_text_5f_center"/>
          </table:table-cell>
          <table:table-cell table:style-name="ae75414">
            <text:p text:style-name="xl_5f_table_5f_text_5f_center"/>
          </table:table-cell>
          <table:table-cell table:style-name="af996c0">
            <text:p text:style-name="xl_5f_table_5f_text"/>
          </table:table-cell>
        </table:table-row>
        <table:table-row table:style-name="abc7d07">
          <table:table-cell table:style-name="aaf8252">
            <text:p text:style-name="xl_5f_table_5f_text"/>
          </table:table-cell>
          <table:table-cell table:style-name="abd174a">
            <text:p text:style-name="xl_5f_table_5f_text_5f_center"/>
          </table:table-cell>
          <table:table-cell table:style-name="ac55d68">
            <text:p text:style-name="xl_5f_table_5f_text_5f_center"/>
          </table:table-cell>
          <table:table-cell table:style-name="a6925c0">
            <text:p text:style-name="xl_5f_table_5f_text_5f_center"/>
          </table:table-cell>
          <table:table-cell table:style-name="a5b220a">
            <text:p text:style-name="xl_5f_table_5f_text_5f_center"/>
          </table:table-cell>
          <table:table-cell table:style-name="a33d557">
            <text:p text:style-name="xl_5f_table_5f_text_5f_center"/>
          </table:table-cell>
          <table:table-cell table:style-name="a32ce58">
            <text:p text:style-name="xl_5f_table_5f_text_5f_center"/>
          </table:table-cell>
          <table:table-cell table:style-name="a6a4219">
            <text:p text:style-name="xl_5f_table_5f_text_5f_center"/>
          </table:table-cell>
          <table:table-cell table:style-name="ac76402">
            <text:p text:style-name="xl_5f_table_5f_text_5f_center"/>
          </table:table-cell>
          <table:table-cell table:style-name="a5619ab">
            <text:p text:style-name="xl_5f_table_5f_text_5f_center"/>
          </table:table-cell>
          <table:table-cell table:style-name="af00871">
            <text:p text:style-name="xl_5f_table_5f_text_5f_center"/>
          </table:table-cell>
          <table:table-cell table:style-name="a38dbe0">
            <text:p text:style-name="xl_5f_table_5f_text_5f_center"/>
          </table:table-cell>
          <table:table-cell table:style-name="a60b0e2">
            <text:p text:style-name="xl_5f_table_5f_text"/>
          </table:table-cell>
        </table:table-row>
        <table:table-row>
          <table:table-cell table:style-name="a356040">
            <text:p text:style-name="xl_5f_table_5f_text"/>
          </table:table-cell>
          <table:table-cell table:style-name="aeeb611">
            <text:p text:style-name="xl_5f_table_5f_text_5f_center">Storage1</text:p>
          </table:table-cell>
          <table:table-cell table:style-name="ab651aa">
            <text:p text:style-name="xl_5f_table_5f_text_5f_center"/>
          </table:table-cell>
          <table:table-cell table:style-name="a8b5f25">
            <text:p text:style-name="xl_5f_table_5f_text_5f_center">Stream1</text:p>
          </table:table-cell>
          <table:table-cell table:style-name="ab7bf74">
            <text:p text:style-name="xl_5f_table_5f_text_5f_center"/>
          </table:table-cell>
          <table:table-cell table:style-name="a912bd7">
            <text:p text:style-name="xl_5f_table_5f_text_5f_center">Stream2</text:p>
          </table:table-cell>
          <table:table-cell table:style-name="a91f5ae">
            <text:p text:style-name="xl_5f_table_5f_text_5f_center"/>
          </table:table-cell>
          <table:table-cell table:style-name="ab6a23a">
            <text:p text:style-name="xl_5f_table_5f_text_5f_center">Storage2</text:p>
          </table:table-cell>
          <table:table-cell table:style-name="a62c46d">
            <text:p text:style-name="xl_5f_table_5f_text_5f_center"/>
          </table:table-cell>
          <table:table-cell table:style-name="aaae480">
            <text:p text:style-name="xl_5f_table_5f_text_5f_center">Stream3</text:p>
          </table:table-cell>
          <table:table-cell table:style-name="a02783a">
            <text:p text:style-name="xl_5f_table_5f_text_5f_center"/>
          </table:table-cell>
          <table:table-cell table:style-name="ac197a2">
            <text:p text:style-name="xl_5f_table_5f_text_5f_center">Stream4</text:p>
          </table:table-cell>
          <table:table-cell table:style-name="a014416">
            <text:p text:style-name="xl_5f_table_5f_text"/>
          </table:table-cell>
        </table:table-row>
        <table:table-row table:style-name="adcebd6">
          <table:table-cell table:style-name="a8affae">
            <text:p text:style-name="xl_5f_table_5f_text"/>
          </table:table-cell>
          <table:table-cell table:style-name="af22428">
            <text:p text:style-name="xl_5f_table_5f_text_5f_center"/>
          </table:table-cell>
          <table:table-cell table:style-name="a3822a6">
            <text:p text:style-name="xl_5f_table_5f_text_5f_center"/>
          </table:table-cell>
          <table:table-cell table:style-name="a970aad">
            <text:p text:style-name="xl_5f_table_5f_text_5f_center"/>
          </table:table-cell>
          <table:table-cell table:style-name="ade1016">
            <text:p text:style-name="xl_5f_table_5f_text_5f_center"/>
          </table:table-cell>
          <table:table-cell table:style-name="a419322">
            <text:p text:style-name="xl_5f_table_5f_text_5f_center"/>
          </table:table-cell>
          <table:table-cell table:style-name="adc53b7">
            <text:p text:style-name="xl_5f_table_5f_text_5f_center"/>
          </table:table-cell>
          <table:table-cell table:style-name="a8ec5eb">
            <text:p text:style-name="xl_5f_table_5f_text_5f_center"/>
          </table:table-cell>
          <table:table-cell table:style-name="a52a440">
            <text:p text:style-name="xl_5f_table_5f_text_5f_center"/>
          </table:table-cell>
          <table:table-cell table:style-name="a8f29c7">
            <text:p text:style-name="xl_5f_table_5f_text_5f_center"/>
          </table:table-cell>
          <table:table-cell table:style-name="a2294f3">
            <text:p text:style-name="xl_5f_table_5f_text_5f_center"/>
          </table:table-cell>
          <table:table-cell table:style-name="acd82a9">
            <text:p text:style-name="xl_5f_table_5f_text_5f_center"/>
          </table:table-cell>
          <table:table-cell table:style-name="aca1a72">
            <text:p text:style-name="xl_5f_table_5f_text"/>
          </table:table-cell>
        </table:table-row>
        <table:table-row>
          <table:table-cell table:style-name="a5d2095">
            <text:p text:style-name="xl_5f_table_5f_text"/>
          </table:table-cell>
          <table:table-cell table:style-name="a8fa544">
            <text:p text:style-name="xl_5f_table_5f_text_5f_center">Stream1</text:p>
          </table:table-cell>
          <table:table-cell table:style-name="a8f6160">
            <text:p text:style-name="xl_5f_table_5f_text_5f_center"/>
          </table:table-cell>
          <table:table-cell table:style-name="a57d6ab">
            <text:p text:style-name="xl_5f_table_5f_text_5f_center"/>
          </table:table-cell>
          <table:table-cell table:style-name="a18b4c4">
            <text:p text:style-name="xl_5f_table_5f_text_5f_center"/>
          </table:table-cell>
          <table:table-cell table:style-name="ae5faa9">
            <text:p text:style-name="xl_5f_table_5f_text_5f_center">Stream21</text:p>
          </table:table-cell>
          <table:table-cell table:style-name="a0ca220">
            <text:p text:style-name="xl_5f_table_5f_text_5f_center"/>
          </table:table-cell>
          <table:table-cell table:style-name="a75bc70">
            <text:p text:style-name="xl_5f_table_5f_text_5f_center">Stream22</text:p>
          </table:table-cell>
          <table:table-cell table:style-name="a9243c9">
            <text:p text:style-name="xl_5f_table_5f_text_5f_center"/>
          </table:table-cell>
          <table:table-cell table:style-name="a2c3882">
            <text:p text:style-name="xl_5f_table_5f_text_5f_center">Stream23</text:p>
          </table:table-cell>
          <table:table-cell table:style-name="aefa3e0">
            <text:p text:style-name="xl_5f_table_5f_text_5f_center"/>
          </table:table-cell>
          <table:table-cell table:style-name="a12e233">
            <text:p text:style-name="xl_5f_table_5f_text_5f_center"/>
          </table:table-cell>
          <table:table-cell table:style-name="a36a2f1">
            <text:p text:style-name="xl_5f_table_5f_text"/>
          </table:table-cell>
        </table:table-row>
        <table:table-row>
          <table:table-cell table:style-name="a4de87e">
            <text:p text:style-name="xl_5f_table_5f_text"/>
          </table:table-cell>
          <table:table-cell table:style-name="aa9d0e0">
            <text:p text:style-name="xl_5f_table_5f_text_5f_center"/>
          </table:table-cell>
          <table:table-cell table:style-name="a542039">
            <text:p text:style-name="xl_5f_table_5f_text_5f_center"/>
          </table:table-cell>
          <table:table-cell table:style-name="acf24fa">
            <text:p text:style-name="xl_5f_table_5f_text_5f_center"/>
          </table:table-cell>
          <table:table-cell table:style-name="ac63816">
            <text:p text:style-name="xl_5f_table_5f_text_5f_center"/>
          </table:table-cell>
          <table:table-cell table:style-name="a120a0b">
            <text:p text:style-name="xl_5f_table_5f_text_5f_center"/>
          </table:table-cell>
          <table:table-cell table:style-name="a705d25">
            <text:p text:style-name="xl_5f_table_5f_text_5f_center"/>
          </table:table-cell>
          <table:table-cell table:style-name="a09ffd6">
            <text:p text:style-name="xl_5f_table_5f_text_5f_center"/>
          </table:table-cell>
          <table:table-cell table:style-name="a3abc94">
            <text:p text:style-name="xl_5f_table_5f_text_5f_center"/>
          </table:table-cell>
          <table:table-cell table:style-name="ab76377">
            <text:p text:style-name="xl_5f_table_5f_text_5f_center"/>
          </table:table-cell>
          <table:table-cell table:style-name="aacba02">
            <text:p text:style-name="xl_5f_table_5f_text_5f_center"/>
          </table:table-cell>
          <table:table-cell table:style-name="ad1045f">
            <text:p text:style-name="xl_5f_table_5f_text_5f_center"/>
          </table:table-cell>
          <table:table-cell table:style-name="aea7fa4">
            <text:p text:style-name="xl_5f_table_5f_text"/>
          </table:table-cell>
        </table:table-row>
      </table:table>
      <text:p text:style-name="xl_5f_text"/>
      <text:p text:style-name="a1b43f9">Sectors and Sector Chains</text:p>
      <text:h text:outline-level="2" text:style-name="a1effe9">Sectors and Sector Identifiers</text:h>
      <text:p text:style-name="xl_5f_text_5f_keep">All streams of a compound document file are divided into small blocks of data, called<text:s/>sectors. Sectors may contain internal control data of the compound document or parts of the user data.</text:p>
      <text:p text:style-name="xl_5f_text_5f_keep">The entire file consists of a header structure (the compound document header,<text:s/><text:span text:style-name="a80da3d">➜</text:span><text:reference-ref style:data-style-name="" text:ref-name="ref_header_contents" text:reference-format="chapter">4.1</text:reference-ref>) and a list of all sectors following the header. The size of the sectors can be set in the header and is fixed for all sectors then.</text:p>
      <table:table table:style-name="a5bd68a">
        <table:table-column table:style-name="a9639b6"/>
        <table:table-row table:style-name="a86f129">
          <table:table-cell table:style-name="a6731bb">
            <text:p text:style-name="xl_5f_table_5f_text_5f_center">HEADER</text:p>
          </table:table-cell>
        </table:table-row>
        <table:table-row>
          <table:table-cell table:style-name="ac1c5cf">
            <text:p text:style-name="xl_5f_table_5f_text_5f_center">SECTOR 0</text:p>
          </table:table-cell>
        </table:table-row>
        <table:table-row>
          <table:table-cell table:style-name="a0315da">
            <text:p text:style-name="xl_5f_table_5f_text_5f_center">SECTOR 1</text:p>
          </table:table-cell>
        </table:table-row>
        <table:table-row>
          <table:table-cell table:style-name="a416011">
            <text:p text:style-name="xl_5f_table_5f_text_5f_center">SECTOR 2</text:p>
          </table:table-cell>
        </table:table-row>
        <table:table-row>
          <table:table-cell table:style-name="a8a9dc6">
            <text:p text:style-name="xl_5f_table_5f_text_5f_center">SECTOR 3</text:p>
          </table:table-cell>
        </table:table-row>
        <table:table-row>
          <table:table-cell table:style-name="a27f392">
            <text:p text:style-name="xl_5f_table_5f_text_5f_center">SECTOR 4</text:p>
          </table:table-cell>
        </table:table-row>
        <table:table-row>
          <table:table-cell table:style-name="a6c2149">
            <text:p text:style-name="xl_5f_table_5f_text_5f_center">SECTOR 5</text:p>
          </table:table-cell>
        </table:table-row>
        <table:table-row>
          <table:table-cell table:style-name="a122d39">
            <text:p text:style-name="xl_5f_table_5f_text_5f_center">SECTOR 6</text:p>
          </table:table-cell>
        </table:table-row>
        <table:table-row>
          <table:table-cell table:style-name="aa307ec">
            <text:p text:style-name="xl_5f_table_5f_text_5f_center">⋮</text:p>
          </table:table-cell>
        </table:table-row>
      </table:table>
      <text:p text:style-name="xl_5f_text_5f_keep">Sectors are enumerated simply by their order in the file. The (zero-based) index of a sector is called<text:s/>sector identifier<text:s/>(SecID). SecIDs are<text:s/>signed 32‑bit integer values. If a SecID is not negative, it must refer to an existing sector. If a SecID is negative, it has a special meaning. The following table shows all valid special SecIDs:</text:p>
      <table:table table:style-name="a926a55">
        <table:table-column table:style-name="ade7c78"/>
        <table:table-column table:style-name="a448f68"/>
        <table:table-column table:style-name="a55f075"/>
        <table:table-row>
          <table:table-cell table:style-name="ae4ae75">
            <text:p text:style-name="xl_5f_table_5f_header_5f_center">SecID</text:p>
          </table:table-cell>
          <table:table-cell table:style-name="a37fc42">
            <text:p text:style-name="xl_5f_table_5f_header">Name</text:p>
          </table:table-cell>
          <table:table-cell table:style-name="a6b4701">
            <text:p text:style-name="xl_5f_table_5f_header">Meaning</text:p>
          </table:table-cell>
        </table:table-row>
        <table:table-row>
          <table:table-cell table:style-name="a3dec80">
            <text:p text:style-name="xl_5f_table_5f_text_5f_center">–1</text:p>
          </table:table-cell>
          <table:table-cell table:style-name="a91e817">
            <text:p text:style-name="a3c15d4">Free SecID</text:p>
          </table:table-cell>
          <table:table-cell table:style-name="adc9f06">
            <text:p text:style-name="a011441">Free sector, may exist in the file, but is not part of any stream</text:p>
          </table:table-cell>
        </table:table-row>
        <table:table-row>
          <table:table-cell table:style-name="ace23b2">
            <text:p text:style-name="xl_5f_table_5f_text_5f_center">–2</text:p>
          </table:table-cell>
          <table:table-cell table:style-name="a7cabac">
            <text:p text:style-name="xl_5f_table_5f_text">End Of Chain SecID</text:p>
          </table:table-cell>
          <table:table-cell table:style-name="ae05da4">
            <text:p text:style-name="xl_5f_table_5f_text">Trailing SecID in a SecID chain (<text:span text:style-name="abe533d">➜</text:span><text:reference-ref style:data-style-name="" text:ref-name="ref_alloc_sidchain" text:reference-format="chapter">3.2</text:reference-ref>)</text:p>
          </table:table-cell>
        </table:table-row>
        <table:table-row>
          <table:table-cell table:style-name="a36eb2e">
            <text:p text:style-name="xl_5f_table_5f_text_5f_center">–3</text:p>
          </table:table-cell>
          <table:table-cell table:style-name="aabcda7">
            <text:p text:style-name="xl_5f_table_5f_text">SAT SecID</text:p>
          </table:table-cell>
          <table:table-cell table:style-name="a68065b">
            <text:p text:style-name="xl_5f_table_5f_text">Sector is used by the sector allocation table (<text:span text:style-name="a65cca6">➜</text:span><text:reference-ref style:data-style-name="" text:ref-name="ref_alloc_sat" text:reference-format="chapter">5.2</text:reference-ref>)</text:p>
          </table:table-cell>
        </table:table-row>
        <table:table-row>
          <table:table-cell table:style-name="aafb982">
            <text:p text:style-name="xl_5f_table_5f_text_5f_center">–4</text:p>
          </table:table-cell>
          <table:table-cell table:style-name="abbbe1c">
            <text:p text:style-name="xl_5f_table_5f_text">MSAT SecID</text:p>
          </table:table-cell>
          <table:table-cell table:style-name="a140fa6">
            <text:p text:style-name="xl_5f_table_5f_text">Sector is used by the master sector allocation table (<text:span text:style-name="a24c5b8">➜</text:span><text:reference-ref style:data-style-name="" text:ref-name="ref_alloc_msat" text:reference-format="chapter">5.1</text:reference-ref>)</text:p>
          </table:table-cell>
        </table:table-row>
      </table:table>
      <text:h text:outline-level="2" text:style-name="a7d0af8">Sector Chains and SecID Chains</text:h>
      <text:p text:style-name="xl_5f_text_5f_keep">The list of all sectors used to store the data of one stream is called<text:s/>sector chain. The sectors may appear unordered and may be located on different positions in the file. Therefore an array of SecIDs, the<text:s/>SecID chain, specifies the order of all sectors of a stream. A SecID chain is always terminated by a special<text:s/>End Of Chain SecID<text:s/>with the value –2 (<text:span text:style-name="acace03">➜</text:span><text:reference-ref style:data-style-name="" text:ref-name="ref_alloc_sid" text:reference-format="chapter">3.1</text:reference-ref>).</text:p>
      <table:table table:style-name="a3aee42">
        <table:table-column table:style-name="ae9c834"/>
        <table:table-column table:style-name="a7f0bed"/>
        <table:table-column table:style-name="a38e23d"/>
        <table:table-column table:style-name="aa117fb"/>
        <table:table-column table:style-name="a29eee2"/>
        <table:table-row>
          <table:table-cell table:style-name="acb282b">
            <text:p text:style-name="xl_5f_text"/>
          </table:table-cell>
          <table:table-cell table:number-columns-spanned="3" table:style-name="a6cb3d4">
            <text:p text:style-name="xl_5f_text">Example: A stream consists of 4 sectors. The SecID chain of the stream is [1, 6, 3, 5, –2]. See<text:s/><text:span text:style-name="a93600f">➜</text:span><text:reference-ref style:data-style-name="" text:ref-name="ref_header_filepos" text:reference-format="chapter">4.3</text:reference-ref><text:s/>on how to calculate the file offset of a sector from its SecID.</text:p>
          </table:table-cell>
          <table:table-cell table:style-name="a7c8e21">
            <text:p text:style-name="xl_5f_text"/>
          </table:table-cell>
        </table:table-row>
        <table:table-row table:style-name="ac9fcd7">
          <table:table-cell table:style-name="abf1d62">
            <text:p text:style-name="xl_5f_text"/>
          </table:table-cell>
          <table:table-cell table:style-name="a1f4f1c">
            <text:p text:style-name="xl_5f_table_5f_text"><draw:frame draw:style-name="a56aa95" draw:z-index="1" svg:height="13.41mm" svg:width="8.53mm" svg:x="6.12mm" svg:y="1.5mm" text:anchor-type="paragraph"><draw:text-box><text:p/></draw:text-box></draw:frame></text:p>
          </table:table-cell>
          <table:table-cell table:style-name="a6d6ee3">
            <text:p text:style-name="xl_5f_table_5f_text_5f_center">HEADER</text:p>
          </table:table-cell>
          <table:table-cell table:style-name="abb0778">
            <text:p text:style-name="xl_5f_table_5f_text"/>
          </table:table-cell>
          <table:table-cell table:style-name="a3758a3">
            <text:p text:style-name="xl_5f_text"/>
          </table:table-cell>
        </table:table-row>
        <table:table-row>
          <table:table-cell table:style-name="a2befd4">
            <text:p text:style-name="xl_5f_text"/>
          </table:table-cell>
          <table:table-cell table:style-name="a08e818">
            <text:p text:style-name="xl_5f_table_5f_text"/>
          </table:table-cell>
          <table:table-cell table:style-name="a60c61a">
            <text:p text:style-name="xl_5f_table_5f_text_5f_center">SECTOR 0</text:p>
          </table:table-cell>
          <table:table-cell table:style-name="aab1015">
            <text:p text:style-name="xl_5f_table_5f_text"/>
          </table:table-cell>
          <table:table-cell table:style-name="a7f192d">
            <text:p text:style-name="xl_5f_text"/>
          </table:table-cell>
        </table:table-row>
        <table:table-row>
          <table:table-cell table:style-name="ad3fcb0">
            <text:p text:style-name="xl_5f_text"/>
          </table:table-cell>
          <table:table-cell table:style-name="a63f94e">
            <text:p text:style-name="xl_5f_table_5f_text"><draw:frame draw:style-name="afdbf76" draw:z-index="2" svg:height="25.83mm" svg:width="8.3mm" svg:x="6.3mm" svg:y="2.22mm" text:anchor-type="paragraph"><draw:text-box><text:p/></draw:text-box></draw:frame></text:p>
          </table:table-cell>
          <table:table-cell table:style-name="af7fe7b">
            <text:p text:style-name="xl_5f_table_5f_text_5f_center">SECTOR 1</text:p>
          </table:table-cell>
          <table:table-cell table:style-name="a25fb80">
            <text:p text:style-name="xl_5f_table_5f_text"/>
          </table:table-cell>
          <table:table-cell table:style-name="a6b42b8">
            <text:p text:style-name="xl_5f_text"/>
          </table:table-cell>
        </table:table-row>
        <table:table-row>
          <table:table-cell table:style-name="a500191">
            <text:p text:style-name="xl_5f_text"/>
          </table:table-cell>
          <table:table-cell table:style-name="a69b70e">
            <text:p text:style-name="xl_5f_table_5f_text"/>
          </table:table-cell>
          <table:table-cell table:style-name="a072aab">
            <text:p text:style-name="xl_5f_table_5f_text_5f_center">SECTOR 2</text:p>
          </table:table-cell>
          <table:table-cell table:style-name="a316245">
            <text:p text:style-name="xl_5f_table_5f_text"/>
          </table:table-cell>
          <table:table-cell table:style-name="ac341ae">
            <text:p text:style-name="xl_5f_text"/>
          </table:table-cell>
        </table:table-row>
        <table:table-row>
          <table:table-cell table:style-name="acf8497">
            <text:p text:style-name="xl_5f_text"/>
          </table:table-cell>
          <table:table-cell table:style-name="acab2f0">
            <text:p text:style-name="xl_5f_table_5f_text"><draw:frame draw:style-name="a078be9" draw:z-index="3" svg:height="15.78mm" svg:width="5.4mm" svg:x="9.19mm" svg:y="2.29mm" text:anchor-type="paragraph"><draw:text-box><text:p/></draw:text-box></draw:frame><draw:frame draw:style-name="af842ee" draw:z-index="4" svg:height="10.63mm" svg:width="1.97mm" svg:x="12.54mm" svg:y="2.29mm" text:anchor-type="paragraph"><draw:text-box><text:p/></draw:text-box></draw:frame></text:p>
          </table:table-cell>
          <table:table-cell table:style-name="aab7839">
            <text:p text:style-name="xl_5f_table_5f_text_5f_center">SECTOR 3</text:p>
          </table:table-cell>
          <table:table-cell table:style-name="a027b81">
            <text:p text:style-name="xl_5f_table_5f_text"/>
          </table:table-cell>
          <table:table-cell table:style-name="aa1086b">
            <text:p text:style-name="xl_5f_text"/>
          </table:table-cell>
        </table:table-row>
        <table:table-row>
          <table:table-cell table:style-name="a8c1128">
            <text:p text:style-name="xl_5f_text"/>
          </table:table-cell>
          <table:table-cell table:style-name="ade038f">
            <text:p text:style-name="xl_5f_table_5f_text"/>
          </table:table-cell>
          <table:table-cell table:style-name="a447869">
            <text:p text:style-name="xl_5f_table_5f_text_5f_center">SECTOR 4</text:p>
          </table:table-cell>
          <table:table-cell table:style-name="a407342">
            <text:p text:style-name="xl_5f_table_5f_text"/>
          </table:table-cell>
          <table:table-cell table:style-name="ac0fd51">
            <text:p text:style-name="xl_5f_text"/>
          </table:table-cell>
        </table:table-row>
        <table:table-row>
          <table:table-cell table:style-name="a01e7dd">
            <text:p text:style-name="xl_5f_text"/>
          </table:table-cell>
          <table:table-cell table:style-name="ae72d86">
            <text:p text:style-name="xl_5f_table_5f_text"/>
          </table:table-cell>
          <table:table-cell table:style-name="a572780">
            <text:p text:style-name="xl_5f_table_5f_text_5f_center">SECTOR 5</text:p>
          </table:table-cell>
          <table:table-cell table:style-name="ad3878b">
            <text:p text:style-name="xl_5f_table_5f_text"/>
          </table:table-cell>
          <table:table-cell table:style-name="a94353b">
            <text:p text:style-name="xl_5f_text"/>
          </table:table-cell>
        </table:table-row>
        <table:table-row>
          <table:table-cell table:style-name="a116817">
            <text:p text:style-name="xl_5f_text"/>
          </table:table-cell>
          <table:table-cell table:style-name="a67add0">
            <text:p text:style-name="xl_5f_table_5f_text"/>
          </table:table-cell>
          <table:table-cell table:style-name="ad558ab">
            <text:p text:style-name="xl_5f_table_5f_text_5f_center">SECTOR 6</text:p>
          </table:table-cell>
          <table:table-cell table:style-name="ab44be1">
            <text:p text:style-name="xl_5f_table_5f_text"/>
          </table:table-cell>
          <table:table-cell table:style-name="a3770c8">
            <text:p text:style-name="xl_5f_text"/>
          </table:table-cell>
        </table:table-row>
        <table:table-row>
          <table:table-cell table:style-name="a843d83">
            <text:p text:style-name="xl_5f_text"/>
          </table:table-cell>
          <table:table-cell table:style-name="a4aad5c">
            <text:p text:style-name="xl_5f_table_5f_text"/>
          </table:table-cell>
          <table:table-cell table:style-name="a141179">
            <text:p text:style-name="xl_5f_table_5f_text_5f_center">⋮</text:p>
          </table:table-cell>
          <table:table-cell table:style-name="a663866">
            <text:p text:style-name="xl_5f_table_5f_text"/>
          </table:table-cell>
          <table:table-cell table:style-name="a12a2aa">
            <text:p text:style-name="xl_5f_text"/>
          </table:table-cell>
        </table:table-row>
        <table:table-row table:style-name="a30d4d2">
          <table:table-cell table:style-name="ac4cc7f">
            <text:p text:style-name="xl_5f_text"/>
          </table:table-cell>
          <table:table-cell table:number-columns-spanned="3" table:style-name="a8b4113">
            <text:p text:style-name="xl_5f_text"/>
          </table:table-cell>
          <table:table-cell table:style-name="a971b44">
            <text:p text:style-name="xl_5f_text"/>
          </table:table-cell>
        </table:table-row>
      </table:table>
      <text:p text:style-name="xl_5f_text_5f_keep">The SecID chain for each stream is built up from the sector allocation table (<text:span text:style-name="a86a507">➜</text:span><text:reference-ref style:data-style-name="" text:ref-name="ref_alloc_sat" text:reference-format="chapter">5.2</text:reference-ref>), with exception of short-streams (<text:span text:style-name="ae957bb">➜</text:span><text:reference-ref style:data-style-name="" text:ref-name="ref_shortstrm" text:reference-format="chapter">6</text:reference-ref>) and the following two internal streams:</text:p>
      <text:list text:continue-numbering="true" text:style-name="xl_5f_numbering_5f_bullet">
        <text:list-item>
          <text:p text:style-name="a3e4610">the master sector allocation table (<text:span text:style-name="a27fd7c">➜</text:span><text:reference-ref style:data-style-name="" text:ref-name="ref_alloc_msat" text:reference-format="chapter">5.1</text:reference-ref>), which builds its SecID chain from itself (each sector contains the SecID of the following sector), and</text:p>
        </text:list-item>
      </text:list>
      <text:list text:continue-numbering="true" text:style-name="xl_5f_numbering_5f_bullet">
        <text:list-item>
          <text:p text:style-name="aea068d">the sector allocation table itself, which builds its SecID chain from the master sector allocation table.</text:p>
        </text:list-item>
      </text:list>
      <text:p text:style-name="afa9fc6">Compound Document Header</text:p>
      <text:p text:style-name="xl_5f_text_5f_keep">The<text:s/>compound document header<text:s/>(simply “header” in the following) contains all data needed to start reading a compound document file.</text:p>
      <text:h text:outline-level="2" text:style-name="a6fe411">Compound Document Header Contents</text:h>
      <text:p text:style-name="xl_5f_text_5f_keep">The header is always located at the beginning of the file, and its size is exactly 512 bytes. This implies that the first sector (with SecID 0) always starts at file offset 512.</text:p>
      <text:p text:style-name="xl_5f_text_5f_keep">Contents of the compound document header structure:</text:p>
      <table:table table:style-name="ad438f2">
        <table:table-column table:number-columns-repeated="2" table:style-name="a5ff9f2"/>
        <table:table-column table:style-name="a379c9a"/>
        <table:table-row>
          <table:table-cell table:style-name="ac6c42d">
            <text:p text:style-name="xl_5f_table_5f_header_5f_center">Offset</text:p>
          </table:table-cell>
          <table:table-cell table:style-name="ab7051d">
            <text:p text:style-name="xl_5f_table_5f_header_5f_center">Size</text:p>
          </table:table-cell>
          <table:table-cell table:style-name="ae6b8a9">
            <text:p text:style-name="xl_5f_table_5f_header">Contents</text:p>
          </table:table-cell>
        </table:table-row>
        <table:table-row>
          <table:table-cell table:style-name="a0e3938">
            <text:p text:style-name="xl_5f_table_5f_text_5f_center">0</text:p>
          </table:table-cell>
          <table:table-cell table:style-name="a630b4f">
            <text:p text:style-name="xl_5f_table_5f_text_5f_center">8</text:p>
          </table:table-cell>
          <table:table-cell table:style-name="aab4eb0">
            <text:p text:style-name="a03d391">Compound document file identifier:<text:s/>D0<text:span text:style-name="ac6db5e">H<text:s/></text:span>CF<text:span text:style-name="a361044">H<text:s/></text:span>11<text:span text:style-name="a91b61c">H<text:s/></text:span>E0<text:span text:style-name="a1a7100">H<text:s/></text:span>A1<text:span text:style-name="a807d4d">H<text:s/></text:span>B1<text:span text:style-name="a1a9a50">H<text:s/></text:span>1A<text:span text:style-name="ae4311b">H<text:s/></text:span>E1<text:span text:style-name="af80c6b">H</text:span></text:p>
          </table:table-cell>
        </table:table-row>
        <table:table-row>
          <table:table-cell table:style-name="a978b98">
            <text:p text:style-name="xl_5f_table_5f_text_5f_center">8</text:p>
          </table:table-cell>
          <table:table-cell table:style-name="a602a59">
            <text:p text:style-name="xl_5f_table_5f_text_5f_center">16</text:p>
          </table:table-cell>
          <table:table-cell table:style-name="ae2a14e">
            <text:p text:style-name="xl_5f_table_5f_text">Unique identifier (UID) of this file (not of interest in the following, may be all 0)</text:p>
          </table:table-cell>
        </table:table-row>
        <table:table-row>
          <table:table-cell table:style-name="ab05992">
            <text:p text:style-name="xl_5f_table_5f_text_5f_center">24</text:p>
          </table:table-cell>
          <table:table-cell table:style-name="ae5f90d">
            <text:p text:style-name="xl_5f_table_5f_text_5f_center">2</text:p>
          </table:table-cell>
          <table:table-cell table:style-name="a8a109e">
            <text:p text:style-name="xl_5f_table_5f_text">Revision number of the file format (most used is<text:s/>003E<text:span text:style-name="afbf1e6">H</text:span>)</text:p>
          </table:table-cell>
        </table:table-row>
        <table:table-row>
          <table:table-cell table:style-name="a932d3b">
            <text:p text:style-name="xl_5f_table_5f_text_5f_center">26</text:p>
          </table:table-cell>
          <table:table-cell table:style-name="ae73aa9">
            <text:p text:style-name="xl_5f_table_5f_text_5f_center">2</text:p>
          </table:table-cell>
          <table:table-cell table:style-name="a9950ff">
            <text:p text:style-name="xl_5f_table_5f_text">Version number of the file format (most used is<text:s/>0003<text:span text:style-name="a378e64">H</text:span>)</text:p>
          </table:table-cell>
        </table:table-row>
        <table:table-row>
          <table:table-cell table:style-name="ac18d8f">
            <text:p text:style-name="xl_5f_table_5f_text_5f_center">28</text:p>
          </table:table-cell>
          <table:table-cell table:style-name="aaf1d9c">
            <text:p text:style-name="xl_5f_table_5f_text_5f_center">2</text:p>
          </table:table-cell>
          <table:table-cell table:style-name="a5697d9">
            <text:p text:style-name="a4b4462">Byte order identifier (<text:span text:style-name="aa94bef">➜</text:span><text:reference-ref style:data-style-name="" text:ref-name="ref_header_endian" text:reference-format="chapter">4.2</text:reference-ref>):<text:tab/>FE<text:span text:style-name="acea95b">H<text:s/></text:span>FF<text:span text:style-name="ab7c168">H</text:span><text:s/>= Little-Endian<text:line-break/><text:tab/>FF<text:span text:style-name="ab9e273">H<text:s/></text:span>FE<text:span text:style-name="a78ca6b">H</text:span><text:s/>= Big-Endian</text:p>
          </table:table-cell>
        </table:table-row>
        <table:table-row>
          <table:table-cell table:style-name="ab67fca">
            <text:p text:style-name="xl_5f_table_5f_text_5f_center">30</text:p>
          </table:table-cell>
          <table:table-cell table:style-name="aaab5c7">
            <text:p text:style-name="xl_5f_table_5f_text_5f_center">2</text:p>
          </table:table-cell>
          <table:table-cell table:style-name="acf260e">
            <text:p text:style-name="xl_5f_table_5f_text">Size of a sector in the compound document file (<text:span text:style-name="a6ecec1">➜</text:span><text:reference-ref style:data-style-name="" text:ref-name="ref_alloc_sid" text:reference-format="chapter">3.1</text:reference-ref>) in power-of-two (ssz), real sector size is<text:s/>sec_size = 2<text:span text:style-name="ae26d69">ssz</text:span> bytes (minimum value is 7 which means 128 bytes, most used value is 9 which means 512 bytes)</text:p>
          </table:table-cell>
        </table:table-row>
        <table:table-row>
          <table:table-cell table:style-name="a459b73">
            <text:p text:style-name="xl_5f_table_5f_text_5f_center">32</text:p>
          </table:table-cell>
          <table:table-cell table:style-name="a8dca8b">
            <text:p text:style-name="xl_5f_table_5f_text_5f_center">2</text:p>
          </table:table-cell>
          <table:table-cell table:style-name="ac484ec">
            <text:p text:style-name="xl_5f_table_5f_text">Size of a short-sector in the short-stream container stream (<text:span text:style-name="a1e1ba2">➜</text:span><text:reference-ref style:data-style-name="" text:ref-name="ref_shortstrm_container" text:reference-format="chapter">6.1</text:reference-ref>) in power-of-two (sssz), real short-sector size is<text:s/>short_sec_size = 2<text:span text:style-name="a9aa266">sssz</text:span> bytes (maximum value is sector size<text:s/>ssz, see above, most used value is 6 which means 64 bytes)</text:p>
          </table:table-cell>
        </table:table-row>
        <table:table-row>
          <table:table-cell table:style-name="aaccb2e">
            <text:p text:style-name="xl_5f_table_5f_text_5f_center">34</text:p>
          </table:table-cell>
          <table:table-cell table:style-name="ad21346">
            <text:p text:style-name="xl_5f_table_5f_text_5f_center">10</text:p>
          </table:table-cell>
          <table:table-cell table:style-name="a7f1713">
            <text:p text:style-name="xl_5f_table_5f_text">Not used</text:p>
          </table:table-cell>
        </table:table-row>
        <table:table-row>
          <table:table-cell table:style-name="a33e9be">
            <text:p text:style-name="xl_5f_table_5f_text_5f_center">44</text:p>
          </table:table-cell>
          <table:table-cell table:style-name="a912a45">
            <text:p text:style-name="xl_5f_table_5f_text_5f_center">4</text:p>
          </table:table-cell>
          <table:table-cell table:style-name="af86238">
            <text:p text:style-name="xl_5f_table_5f_text">Total number of sectors used for the sector allocation table (<text:span text:style-name="a449bfc">➜</text:span><text:reference-ref style:data-style-name="" text:ref-name="ref_alloc_sat" text:reference-format="chapter">5.2</text:reference-ref>)</text:p>
          </table:table-cell>
        </table:table-row>
        <table:table-row>
          <table:table-cell table:style-name="a8a41f7">
            <text:p text:style-name="xl_5f_table_5f_text_5f_center">48</text:p>
          </table:table-cell>
          <table:table-cell table:style-name="ac9cf53">
            <text:p text:style-name="xl_5f_table_5f_text_5f_center">4</text:p>
          </table:table-cell>
          <table:table-cell table:style-name="accf97c">
            <text:p text:style-name="xl_5f_table_5f_text">SecID of first sector of the directory stream (<text:span text:style-name="aa9daac">➜</text:span><text:reference-ref style:data-style-name="" text:ref-name="ref_dir" text:reference-format="chapter">7</text:reference-ref>)</text:p>
          </table:table-cell>
        </table:table-row>
        <table:table-row>
          <table:table-cell table:style-name="a9fcdb4">
            <text:p text:style-name="xl_5f_table_5f_text_5f_center">52</text:p>
          </table:table-cell>
          <table:table-cell table:style-name="af34e4e">
            <text:p text:style-name="xl_5f_table_5f_text_5f_center">4</text:p>
          </table:table-cell>
          <table:table-cell table:style-name="aff14eb">
            <text:p text:style-name="xl_5f_table_5f_text">Not used</text:p>
          </table:table-cell>
        </table:table-row>
        <table:table-row>
          <table:table-cell table:style-name="adba60c">
            <text:p text:style-name="xl_5f_table_5f_text_5f_center">56</text:p>
          </table:table-cell>
          <table:table-cell table:style-name="a45c314">
            <text:p text:style-name="xl_5f_table_5f_text_5f_center">4</text:p>
          </table:table-cell>
          <table:table-cell table:style-name="a11a9ef">
            <text:p text:style-name="xl_5f_table_5f_text">Minimum size of a standard stream (in bytes, minimum allowed and most used size is 4096 bytes), streams with an actual size smaller than (and<text:s/>not<text:s/>equal to) this value are stored as short-streams (<text:span text:style-name="a6f52df">➜</text:span><text:reference-ref style:data-style-name="" text:ref-name="ref_shortstrm" text:reference-format="chapter">6</text:reference-ref>)</text:p>
          </table:table-cell>
        </table:table-row>
        <table:table-row>
          <table:table-cell table:style-name="aaebe2e">
            <text:p text:style-name="xl_5f_table_5f_text_5f_center">60</text:p>
          </table:table-cell>
          <table:table-cell table:style-name="a7acf9f">
            <text:p text:style-name="xl_5f_table_5f_text_5f_center">4</text:p>
          </table:table-cell>
          <table:table-cell table:style-name="a5e6302">
            <text:p text:style-name="xl_5f_table_5f_text">SecID of first sector of the short-sector allocation table (<text:span text:style-name="afd9e20">➜</text:span><text:reference-ref style:data-style-name="" text:ref-name="ref_alloc_ssat" text:reference-format="chapter">6.2</text:reference-ref>), or –2 (End Of Chain SecID,<text:s/><text:span text:style-name="a6828f5">➜</text:span><text:reference-ref style:data-style-name="" text:ref-name="ref_alloc_sid" text:reference-format="chapter">3.1</text:reference-ref>) if not extant</text:p>
          </table:table-cell>
        </table:table-row>
        <table:table-row>
          <table:table-cell table:style-name="abde0bc">
            <text:p text:style-name="xl_5f_table_5f_text_5f_center">64</text:p>
          </table:table-cell>
          <table:table-cell table:style-name="a4166e3">
            <text:p text:style-name="xl_5f_table_5f_text_5f_center">4</text:p>
          </table:table-cell>
          <table:table-cell table:style-name="aa3356e">
            <text:p text:style-name="xl_5f_table_5f_text">Total number of sectors used for the short-sector allocation table (<text:span text:style-name="ae54ac5">➜</text:span><text:reference-ref style:data-style-name="" text:ref-name="ref_alloc_ssat" text:reference-format="chapter">6.2</text:reference-ref>)</text:p>
          </table:table-cell>
        </table:table-row>
        <table:table-row>
          <table:table-cell table:style-name="a2752ba">
            <text:p text:style-name="xl_5f_table_5f_text_5f_center">68</text:p>
          </table:table-cell>
          <table:table-cell table:style-name="aabaeed">
            <text:p text:style-name="xl_5f_table_5f_text_5f_center">4</text:p>
          </table:table-cell>
          <table:table-cell table:style-name="a88f287">
            <text:p text:style-name="xl_5f_table_5f_text">SecID of first sector of the master sector allocation table (<text:span text:style-name="ab5b151">➜</text:span><text:reference-ref style:data-style-name="" text:ref-name="ref_alloc_msat" text:reference-format="chapter">5.1</text:reference-ref>), or –2 (End Of Chain SecID,<text:s/><text:span text:style-name="a98c865">➜</text:span><text:reference-ref style:data-style-name="" text:ref-name="ref_alloc_sid" text:reference-format="chapter">3.1</text:reference-ref>) if no additional sectors used</text:p>
          </table:table-cell>
        </table:table-row>
        <table:table-row>
          <table:table-cell table:style-name="a52a312">
            <text:p text:style-name="xl_5f_table_5f_text_5f_center">72</text:p>
          </table:table-cell>
          <table:table-cell table:style-name="aec32ca">
            <text:p text:style-name="xl_5f_table_5f_text_5f_center">4</text:p>
          </table:table-cell>
          <table:table-cell table:style-name="a44c264">
            <text:p text:style-name="xl_5f_table_5f_text">Total number of sectors used for the master sector allocation table (<text:span text:style-name="a5a2d38">➜</text:span><text:reference-ref style:data-style-name="" text:ref-name="ref_alloc_msat" text:reference-format="chapter">5.1</text:reference-ref>)</text:p>
          </table:table-cell>
        </table:table-row>
        <table:table-row>
          <table:table-cell table:style-name="a5b916b">
            <text:p text:style-name="xl_5f_table_5f_text_5f_center">76</text:p>
          </table:table-cell>
          <table:table-cell table:style-name="acf036e">
            <text:p text:style-name="xl_5f_table_5f_text_5f_center">436</text:p>
          </table:table-cell>
          <table:table-cell table:style-name="a05c0cc">
            <text:p text:style-name="xl_5f_table_5f_text">First part of the master sector allocation table (<text:span text:style-name="a08a40b">➜</text:span><text:reference-ref style:data-style-name="" text:ref-name="ref_alloc_msat" text:reference-format="chapter">5.1</text:reference-ref>) containing 109 SecIDs</text:p>
          </table:table-cell>
        </table:table-row>
      </table:table>
      <text:h text:outline-level="2" text:style-name="adeccef">Byte Order</text:h>
      <text:p text:style-name="xl_5f_text_5f_keep">All data items containing more than one byte may be stored using the Little-<text:span text:style-name="aa2733a">Endian</text:span><text:s/>or Big-Endian method, but in real world applications only the Little-Endian method is used. The Little-Endian method stores the least significant byte first and the most significant byte last. This applies for all data types like 16‑bit integers, 32‑bit integers, and Unicode characters.</text:p>
      <text:p text:style-name="xl_5f_spec_5f_example">Example: The 32‑bit integer value<text:s/>13579BDF<text:span text:style-name="ab0d94d">H</text:span><text:s/>is converted into the Little-Endian byte sequence<text:s/>DF<text:span text:style-name="ad26460">H<text:s/></text:span>9B<text:span text:style-name="a4a452c">H<text:s/></text:span>57<text:span text:style-name="a542bdb">H<text:s/></text:span>13<text:span text:style-name="a0429a9">H</text:span>, or to the Big-Endian byte sequence<text:s/>13<text:span text:style-name="a98c83f">H<text:s/></text:span><text:span text:style-name="a13a90f">57</text:span><text:span text:style-name="a6ab4c0">H<text:s/></text:span><text:span text:style-name="a27f3ad">9B</text:span><text:span text:style-name="ab80c96">H<text:s/></text:span>DF<text:span text:style-name="a5a66c7">H</text:span>.</text:p>
      <text:h text:outline-level="2" text:style-name="a260191">Sector File Offsets</text:h>
      <text:p text:style-name="xl_5f_text_5f_keep">With the values from the header it is possible to calculate a file offset from a SecID:</text:p>
      <text:p text:style-name="xl_5f_spec_5f_formula_5f_keep">sec_pos(SecID)<text:s/>=<text:s/>512 +<text:s/>SecID<text:s/>∙<text:s/>sec_size<text:s/>=<text:s/>512 +<text:s/>SecID<text:s/>∙ 2<text:s/><text:span text:style-name="ac96e5a">ssz</text:span></text:p>
      <text:p text:style-name="xl_5f_spec_5f_example">Example with<text:s/>ssz<text:s/>= 10 and<text:s/>SecID<text:s/>= 5:<text:line-break/>sec_pos(SecID)<text:s/>=<text:s/>512 +<text:s/>SecID<text:s/>∙ 2<text:s/><text:span text:style-name="ae2863a">ssz</text:span><text:s/>=<text:s/>512 + 5 ∙ 2<text:span text:style-name="a121ab2">10</text:span><text:s/>=<text:s/>512 + 5 ∙ 1024<text:s/>=<text:s/>5632.</text:p>
      <text:p text:style-name="aec2e28">Sector Allocation</text:p>
      <text:h text:outline-level="2" text:style-name="a3be71e">Master Sector Allocation Table</text:h>
      <text:p text:style-name="xl_5f_text">The<text:s/>master sector allocation table<text:s/>(MSAT) is an array of SecIDs of all sectors used by the sector allocation table (SAT,<text:s/><text:span text:style-name="ab34d6a">➜</text:span><text:reference-ref style:data-style-name="" text:ref-name="ref_alloc_sat" text:reference-format="chapter">5.2</text:reference-ref>), which finally is needed to read any other stream in the file. The size of the MSAT (number of SecIDs) is equal to the number of sectors used by the SAT. This value is stored in the header (<text:span text:style-name="a0e3f51">➜</text:span><text:reference-ref style:data-style-name="" text:ref-name="ref_header_contents" text:reference-format="chapter">4.1</text:reference-ref>).</text:p>
      <text:p text:style-name="xl_5f_text_5f_keep">The first 109 SecIDs of the MSAT are contained in the header too. If the MSAT contains more than 109 SecIDs, additional sectors are used to store the following SecIDs. The header contains the SecID of the first sector used for the MSAT then (otherwise there is the special<text:s/>End Of Chain SecID<text:s/>with the value –2,<text:s/><text:span text:style-name="aa48a29">➜</text:span><text:reference-ref style:data-style-name="" text:ref-name="ref_alloc_sid" text:reference-format="chapter">3.1</text:reference-ref>).</text:p>
      <text:p text:style-name="xl_5f_text_5f_keep">The last SecID in each sector of the MSAT refers to the next sector used by the MSAT. If no more sectors follow, the last SecID is the special<text:s/>End Of Chain SecID<text:s/>with the value –2 (<text:span text:style-name="a74250f">➜</text:span><text:reference-ref style:data-style-name="" text:ref-name="ref_alloc_sid" text:reference-format="chapter">3.1</text:reference-ref>).</text:p>
      <text:p text:style-name="xl_5f_text_5f_keep">Contents of a sector of the MSAT (sec_size<text:s/>is the size of a sector in bytes, see<text:s/><text:span text:style-name="a5aa1eb">➜</text:span><text:reference-ref style:data-style-name="" text:ref-name="ref_header_contents" text:reference-format="chapter">4.1</text:reference-ref>):</text:p>
      <table:table table:style-name="ad0305c">
        <table:table-column table:style-name="a05561a"/>
        <table:table-column table:style-name="a7e4045"/>
        <table:table-column table:style-name="a0c89ad"/>
        <table:table-row>
          <table:table-cell table:style-name="a48d2e0">
            <text:p text:style-name="xl_5f_table_5f_header_5f_center">Offset</text:p>
          </table:table-cell>
          <table:table-cell table:style-name="a42d41c">
            <text:p text:style-name="xl_5f_table_5f_header_5f_center">Size</text:p>
          </table:table-cell>
          <table:table-cell table:style-name="a225f40">
            <text:p text:style-name="xl_5f_table_5f_header">Contents</text:p>
          </table:table-cell>
        </table:table-row>
        <table:table-row>
          <table:table-cell table:style-name="aa86c06">
            <text:p text:style-name="xl_5f_table_5f_text_5f_center">0</text:p>
          </table:table-cell>
          <table:table-cell table:style-name="ad77462">
            <text:p text:style-name="xl_5f_table_5f_text_5f_center">sec_size – 4</text:p>
          </table:table-cell>
          <table:table-cell table:style-name="a008e26">
            <text:p text:style-name="ac90c57">Array of (sec_size – 4) / 4 SecIDs of the MSAT</text:p>
          </table:table-cell>
        </table:table-row>
        <table:table-row>
          <table:table-cell table:style-name="a66ab7b">
            <text:p text:style-name="xl_5f_table_5f_text_5f_center">sec_size – 4</text:p>
          </table:table-cell>
          <table:table-cell table:style-name="aafb327">
            <text:p text:style-name="xl_5f_table_5f_text_5f_center">4</text:p>
          </table:table-cell>
          <table:table-cell table:style-name="adff3d5">
            <text:p text:style-name="xl_5f_table_5f_text">SecID of the next sector used for the MSAT, or –2 if this is the last sector</text:p>
          </table:table-cell>
        </table:table-row>
      </table:table>
      <text:p text:style-name="xl_5f_text">The last sector of the MSAT may not be used completely. Unused space is filled with the special<text:s/>Free SecID<text:s/>with the value –1 (<text:span text:style-name="a541544">➜</text:span><text:reference-ref style:data-style-name="" text:ref-name="ref_alloc_sid" text:reference-format="chapter">3.1</text:reference-ref>). The MSAT is built up by concatenating all SecIDs from the header and the additional MSAT sectors.</text:p>
      <table:table table:style-name="a378016">
        <table:table-column table:style-name="a788179"/>
        <table:table-column table:style-name="a89b1d5"/>
        <table:table-column table:style-name="a8d26b0"/>
        <table:table-column table:style-name="ae49451"/>
        <table:table-column table:style-name="a669602"/>
        <table:table-column table:style-name="a9964c5"/>
        <table:table-row>
          <table:table-cell table:style-name="aff95dd">
            <text:p text:style-name="xl_5f_text"/>
          </table:table-cell>
          <table:table-cell table:number-columns-spanned="4" table:style-name="af5268d">
            <text:p text:style-name="xl_5f_text">Example: A compound document file contains a SAT that needs 300 sectors to be stored. The header specifies a sector size of 512 bytes. This implies that a sector is able to store 128 SecIDs. The MSAT consists of 300 SecIDs (number of sectors used for the SAT). The first 109 SecIDs are stored in the header. The remaining 191 SecIDs of the MSAT need additional two sectors. In this example the first sector of the MSAT may be sector 1 which contains the next 127 SecIDs of the MSAT (the 128<text:span text:style-name="a4cdb42">th</text:span><text:s/>SecID points to the next MSAT sector), and the second sector of the MSAT may be sector 6 which contains the remaining 64 SecIDs.</text:p>
          </table:table-cell>
          <table:table-cell table:style-name="a6589c0">
            <text:p text:style-name="xl_5f_text"/>
          </table:table-cell>
        </table:table-row>
        <table:table-row table:style-name="a8f0a5d">
          <table:table-cell table:style-name="acab11a">
            <text:p text:style-name="xl_5f_text"/>
          </table:table-cell>
          <table:table-cell table:style-name="a1db002">
            <text:p text:style-name="xl_5f_table_5f_text"><draw:frame draw:style-name="a37ce6b" draw:z-index="5" svg:height="11.98mm" svg:width="4.08mm" svg:x="10.51mm" svg:y="3.14mm" text:anchor-type="paragraph"><draw:text-box><text:p/></draw:text-box></draw:frame></text:p>
          </table:table-cell>
          <table:table-cell table:style-name="ae0f9cc">
            <text:p text:style-name="xl_5f_table_5f_text_5f_center">HEADER</text:p>
          </table:table-cell>
          <table:table-cell table:style-name="a6a5ad3">
            <text:p text:style-name="xl_5f_table_5f_text">SecID of first sector of the MSAT = 1</text:p>
          </table:table-cell>
          <table:table-cell table:style-name="a200ae4">
            <text:p text:style-name="xl_5f_table_5f_text"/>
          </table:table-cell>
          <table:table-cell table:style-name="a2c2295">
            <text:p text:style-name="xl_5f_text"/>
          </table:table-cell>
        </table:table-row>
        <table:table-row>
          <table:table-cell table:style-name="abb27b1">
            <text:p text:style-name="xl_5f_text"/>
          </table:table-cell>
          <table:table-cell table:style-name="aedb23f">
            <text:p text:style-name="xl_5f_table_5f_text"/>
          </table:table-cell>
          <table:table-cell table:style-name="aabd300">
            <text:p text:style-name="xl_5f_table_5f_text_5f_center">SECTOR 0</text:p>
          </table:table-cell>
          <table:table-cell table:style-name="a972d68">
            <text:p text:style-name="xl_5f_table_5f_text"/>
          </table:table-cell>
          <table:table-cell table:style-name="acd9b5a">
            <text:p text:style-name="xl_5f_table_5f_text"/>
          </table:table-cell>
          <table:table-cell table:style-name="aa37554">
            <text:p text:style-name="xl_5f_text"/>
          </table:table-cell>
        </table:table-row>
        <table:table-row>
          <table:table-cell table:style-name="a98ff92">
            <text:p text:style-name="xl_5f_text"/>
          </table:table-cell>
          <table:table-cell table:style-name="a87082d">
            <text:p text:style-name="xl_5f_table_5f_text"><draw:frame draw:style-name="afabdd4" draw:z-index="6" svg:height="24.84mm" svg:width="5.59mm" svg:x="8.96mm" svg:y="2.65mm" text:anchor-type="paragraph"><draw:text-box><text:p/></draw:text-box></draw:frame></text:p>
          </table:table-cell>
          <table:table-cell table:style-name="a7f67b6">
            <text:p text:style-name="xl_5f_table_5f_text_5f_center">SECTOR 1</text:p>
          </table:table-cell>
          <table:table-cell table:style-name="aad50b2">
            <text:p text:style-name="xl_5f_table_5f_text">SecID of next sector of the MSAT (last SecID in this sector) = 6</text:p>
          </table:table-cell>
          <table:table-cell table:style-name="aab6094">
            <text:p text:style-name="xl_5f_table_5f_text"/>
          </table:table-cell>
          <table:table-cell table:style-name="a1491f0">
            <text:p text:style-name="xl_5f_text"/>
          </table:table-cell>
        </table:table-row>
        <table:table-row>
          <table:table-cell table:style-name="a967996">
            <text:p text:style-name="xl_5f_text"/>
          </table:table-cell>
          <table:table-cell table:style-name="a3cb323">
            <text:p text:style-name="xl_5f_table_5f_text"/>
          </table:table-cell>
          <table:table-cell table:style-name="ab4649d">
            <text:p text:style-name="xl_5f_table_5f_text_5f_center">SECTOR 2</text:p>
          </table:table-cell>
          <table:table-cell table:style-name="a323853">
            <text:p text:style-name="xl_5f_table_5f_text"/>
          </table:table-cell>
          <table:table-cell table:style-name="a0ac115">
            <text:p text:style-name="xl_5f_table_5f_text"/>
          </table:table-cell>
          <table:table-cell table:style-name="ae0a130">
            <text:p text:style-name="xl_5f_text"/>
          </table:table-cell>
        </table:table-row>
        <table:table-row>
          <table:table-cell table:style-name="a021a05">
            <text:p text:style-name="xl_5f_text"/>
          </table:table-cell>
          <table:table-cell table:style-name="a3531a0">
            <text:p text:style-name="xl_5f_table_5f_text"/>
          </table:table-cell>
          <table:table-cell table:style-name="af90841">
            <text:p text:style-name="xl_5f_table_5f_text_5f_center">SECTOR 3</text:p>
          </table:table-cell>
          <table:table-cell table:style-name="aa3129a">
            <text:p text:style-name="xl_5f_table_5f_text"/>
          </table:table-cell>
          <table:table-cell table:style-name="a500345">
            <text:p text:style-name="xl_5f_table_5f_text"/>
          </table:table-cell>
          <table:table-cell table:style-name="ad210ab">
            <text:p text:style-name="xl_5f_text"/>
          </table:table-cell>
        </table:table-row>
        <table:table-row>
          <table:table-cell table:style-name="aaff19e">
            <text:p text:style-name="xl_5f_text"/>
          </table:table-cell>
          <table:table-cell table:style-name="a39cd90">
            <text:p text:style-name="xl_5f_table_5f_text"/>
          </table:table-cell>
          <table:table-cell table:style-name="ae33424">
            <text:p text:style-name="xl_5f_table_5f_text_5f_center">SECTOR 4</text:p>
          </table:table-cell>
          <table:table-cell table:style-name="a748ebb">
            <text:p text:style-name="xl_5f_table_5f_text"/>
          </table:table-cell>
          <table:table-cell table:style-name="ab6f539">
            <text:p text:style-name="xl_5f_table_5f_text"/>
          </table:table-cell>
          <table:table-cell table:style-name="af72abe">
            <text:p text:style-name="xl_5f_text"/>
          </table:table-cell>
        </table:table-row>
        <table:table-row>
          <table:table-cell table:style-name="aa337da">
            <text:p text:style-name="xl_5f_text"/>
          </table:table-cell>
          <table:table-cell table:style-name="aa333e2">
            <text:p text:style-name="xl_5f_table_5f_text"/>
          </table:table-cell>
          <table:table-cell table:style-name="af1b854">
            <text:p text:style-name="xl_5f_table_5f_text_5f_center">SECTOR 5</text:p>
          </table:table-cell>
          <table:table-cell table:style-name="ae59e6c">
            <text:p text:style-name="xl_5f_table_5f_text"/>
          </table:table-cell>
          <table:table-cell table:style-name="a706abd">
            <text:p text:style-name="xl_5f_table_5f_text"/>
          </table:table-cell>
          <table:table-cell table:style-name="a1b055e">
            <text:p text:style-name="xl_5f_text"/>
          </table:table-cell>
        </table:table-row>
        <table:table-row>
          <table:table-cell table:style-name="a7a81a2">
            <text:p text:style-name="xl_5f_text"/>
          </table:table-cell>
          <table:table-cell table:style-name="a1b98a6">
            <text:p text:style-name="xl_5f_table_5f_text"/>
          </table:table-cell>
          <table:table-cell table:style-name="afca982">
            <text:p text:style-name="xl_5f_table_5f_text_5f_center">SECTOR 6</text:p>
          </table:table-cell>
          <table:table-cell table:style-name="ab7ec0f">
            <text:p text:style-name="xl_5f_table_5f_text">SecID of next sector of the MSAT (last SecID in this sector) = –2</text:p>
          </table:table-cell>
          <table:table-cell table:style-name="aa4cc07">
            <text:p text:style-name="xl_5f_table_5f_text"/>
          </table:table-cell>
          <table:table-cell table:style-name="ab58e78">
            <text:p text:style-name="xl_5f_text"/>
          </table:table-cell>
        </table:table-row>
        <table:table-row>
          <table:table-cell table:style-name="a65780f">
            <text:p text:style-name="xl_5f_text"/>
          </table:table-cell>
          <table:table-cell table:style-name="a62c4ff">
            <text:p text:style-name="xl_5f_table_5f_text"/>
          </table:table-cell>
          <table:table-cell table:style-name="af739f9">
            <text:p text:style-name="xl_5f_table_5f_text_5f_center">⋮</text:p>
          </table:table-cell>
          <table:table-cell table:style-name="a0c3e44">
            <text:p text:style-name="xl_5f_table_5f_text"/>
          </table:table-cell>
          <table:table-cell table:style-name="ad101d9">
            <text:p text:style-name="xl_5f_table_5f_text"/>
          </table:table-cell>
          <table:table-cell table:style-name="aaa4df0">
            <text:p text:style-name="xl_5f_text"/>
          </table:table-cell>
        </table:table-row>
        <table:table-row table:style-name="ad26b65">
          <table:table-cell table:style-name="aad8111">
            <text:p text:style-name="xl_5f_text"/>
          </table:table-cell>
          <table:table-cell table:number-columns-spanned="4" table:style-name="a5995d9">
            <text:p text:style-name="xl_5f_text"/>
          </table:table-cell>
          <table:table-cell table:style-name="a606005">
            <text:p text:style-name="xl_5f_text"/>
          </table:table-cell>
        </table:table-row>
      </table:table>
      <text:h text:outline-level="2" text:style-name="ae87824">Sector Allocation Table</text:h>
      <text:p text:style-name="xl_5f_text_5f_keep">The<text:s/>sector allocation table<text:s/>(SAT) is an array of SecIDs. It contains the SecID chain (<text:span text:style-name="a563b01">➜</text:span><text:reference-ref style:data-style-name="" text:ref-name="ref_alloc_sidchain" text:reference-format="chapter">3.2</text:reference-ref>) of all user streams (except short-streams,<text:s/><text:span text:style-name="aa58007">➜</text:span><text:reference-ref style:data-style-name="" text:ref-name="ref_shortstrm" text:reference-format="chapter">6</text:reference-ref>) and of the remaining internal control streams (the short-stream container stream,<text:s/><text:span text:style-name="a912a74">➜</text:span><text:reference-ref style:data-style-name="" text:ref-name="ref_shortstrm_container" text:reference-format="chapter">6.1</text:reference-ref>, the short-sector allocation table,<text:s/><text:span text:style-name="a9f1109">➜</text:span><text:reference-ref style:data-style-name="" text:ref-name="ref_alloc_ssat" text:reference-format="chapter">6.2</text:reference-ref>, and the directory,<text:s/><text:span text:style-name="aac3cca">➜</text:span><text:reference-ref style:data-style-name="" text:ref-name="ref_dir" text:reference-format="chapter">7</text:reference-ref>). The size of the SAT (number of SecIDs) is equal to the number of existing sectors in the compound document file.</text:p>
      <text:h text:outline-level="3" text:style-name="aa3626e">Reading the Sector Allocation Table</text:h>
      <text:p text:style-name="xl_5f_text_5f_keep">The SAT is built by reading and concatenating the contents of all sectors given in the MSAT (<text:span text:style-name="a6e5f4f">➜</text:span><text:reference-ref style:data-style-name="" text:ref-name="ref_alloc_msat" text:reference-format="chapter">5.1</text:reference-ref>). The sectors have to be read according to the order of the SecIDs in the MSAT.</text:p>
      <text:p text:style-name="xl_5f_text_5f_keep">Contents of a sector of the SAT (sec_size<text:s/>is the size of a sector in bytes, see<text:s/><text:span text:style-name="af48979">➜</text:span><text:reference-ref style:data-style-name="" text:ref-name="ref_header_contents" text:reference-format="chapter">4.1</text:reference-ref>):</text:p>
      <table:table table:style-name="abf2843">
        <table:table-column table:style-name="a056fcc"/>
        <table:table-column table:style-name="a548452"/>
        <table:table-column table:style-name="a864b90"/>
        <table:table-row>
          <table:table-cell table:style-name="a67aa01">
            <text:p text:style-name="xl_5f_table_5f_header_5f_center">Offset</text:p>
          </table:table-cell>
          <table:table-cell table:style-name="a4029c2">
            <text:p text:style-name="xl_5f_table_5f_header_5f_center">Size</text:p>
          </table:table-cell>
          <table:table-cell table:style-name="ae4d9cb">
            <text:p text:style-name="xl_5f_table_5f_header">Contents</text:p>
          </table:table-cell>
        </table:table-row>
        <table:table-row>
          <table:table-cell table:style-name="ae578db">
            <text:p text:style-name="xl_5f_table_5f_text_5f_center">0</text:p>
          </table:table-cell>
          <table:table-cell table:style-name="a749a01">
            <text:p text:style-name="xl_5f_table_5f_text_5f_center">sec_size</text:p>
          </table:table-cell>
          <table:table-cell table:style-name="a038496">
            <text:p text:style-name="a4a8992">Array of<text:s/>sec_size/4 SecIDs of the SAT</text:p>
          </table:table-cell>
        </table:table-row>
      </table:table>
      <text:h text:outline-level="3" text:style-name="a7cb9a2">Using the Sector Allocation Table</text:h>
      <text:p text:style-name="xl_5f_text_5f_keep">When building a SecID chain (<text:span text:style-name="a35d569">➜</text:span><text:reference-ref style:data-style-name="" text:ref-name="ref_alloc_sidchain" text:reference-format="chapter">3.2</text:reference-ref>) for a specific stream, the<text:s/>current position<text:s/>(array index) in the SAT array refers to the current sector, while the SecID<text:s/>contained at this position<text:s/>specifies the following sector in the sector chain.</text:p>
      <text:p text:style-name="xl_5f_text_5f_keep">The SAT may contain special<text:s/>Free SecIDs<text:s/>with the value –1 (<text:span text:style-name="a5f927e">➜</text:span><text:reference-ref style:data-style-name="" text:ref-name="ref_alloc_sid" text:reference-format="chapter">3.1</text:reference-ref>) at any position. These sectors are not used by a stream. The position referring to the last sector of a stream contains the special<text:s/>End Of Chain SecID<text:s/>with the value –2. Sectors used by the SAT itself are not chained, but are marked with the special<text:s/>SAT SecID<text:s/>with the value –3. Finally, sectors used by the MSAT are marked with the special<text:s/>MSAT SecID<text:s/>with the value –4.</text:p>
      <text:p text:style-name="xl_5f_text_5f_keep">The entry point of a SecID chain has to be obtained somewhere else, e.g. from the directory entry (<text:span text:style-name="a261004">➜</text:span><text:reference-ref style:data-style-name="" text:ref-name="ref_dir_entry" text:reference-format="chapter">7.2</text:reference-ref>) of a user stream, or from the header (<text:span text:style-name="ae87cbe">➜</text:span><text:reference-ref style:data-style-name="" text:ref-name="ref_header_contents" text:reference-format="chapter">4.1</text:reference-ref>) for internal control streams such as the short-sector allocation table (<text:span text:style-name="a5ce352">➜</text:span><text:reference-ref style:data-style-name="" text:ref-name="ref_alloc_ssat" text:reference-format="chapter">6.2</text:reference-ref>), or the directory stream itself (<text:span text:style-name="a081889">➜</text:span><text:reference-ref style:data-style-name="" text:ref-name="ref_dir_struct" text:reference-format="chapter">7.1</text:reference-ref>).</text:p>
      <table:table table:style-name="a461122">
        <table:table-column table:style-name="ac92a05"/>
        <table:table-column table:style-name="a5bb6a1"/>
        <table:table-column table:number-columns-repeated="11" table:style-name="a74af09"/>
        <table:table-column table:style-name="a490bad"/>
        <table:table-column table:style-name="ac5093f"/>
        <table:table-row>
          <table:table-cell table:style-name="a621efc">
            <text:p text:style-name="xl_5f_text"/>
          </table:table-cell>
          <table:table-cell table:number-columns-spanned="13" table:style-name="aed4f96">
            <text:p text:style-name="xl_5f_text">Example: A compound document file contains one sector needed for the SAT (sector 1) and two streams. Sector 1 contains the SecID array of the SAT shown below. The SAT contains the special<text:s/>SAT SecID<text:s/>(value –3) at position 1 which marks this sector being part of the SAT.</text:p>
            <text:p text:style-name="xl_5f_text">One stream is the internal directory stream. In this example, the header may specify that it starts with sector 0. The SAT contains the SecID 2 at position 0, the SecID 3 at position 2, and the SecID –2 at position 3. Therefore the SecID chain of the directory stream is [0, 2, 3, –2], and the directory stream is stored in 3 sectors.</text:p>
            <text:p text:style-name="xl_5f_text"><draw:frame draw:style-name="a7f9c63" draw:z-index="11" svg:height="4.91mm" svg:width="40.51mm" svg:x="104.4mm" svg:y="26.65mm" text:anchor-type="paragraph"><draw:text-box><text:p/></draw:text-box></draw:frame>The directory contains (amongst others) the entry of a user stream that may start with sector 10. This results in the SecID chain [10, 6, 7, 8, 9, –2] for this stream.</text:p>
          </table:table-cell>
          <table:table-cell table:style-name="aa5dfb1">
            <text:p text:style-name="xl_5f_text"/>
          </table:table-cell>
        </table:table-row>
        <table:table-row table:style-name="adababd">
          <table:table-cell table:style-name="aed729f">
            <text:p text:style-name="xl_5f_text"/>
          </table:table-cell>
          <table:table-cell table:style-name="aeb4339">
            <text:p text:style-name="xl_5f_text">Array indexes</text:p>
          </table:table-cell>
          <table:table-cell table:style-name="a3c8632">
            <text:p text:style-name="xl_5f_table_5f_text_5f_center">0</text:p>
          </table:table-cell>
          <table:table-cell table:style-name="ad07c07">
            <text:p text:style-name="xl_5f_table_5f_text_5f_center">1</text:p>
          </table:table-cell>
          <table:table-cell table:style-name="aaa1e89">
            <text:p text:style-name="xl_5f_table_5f_text_5f_center">2</text:p>
          </table:table-cell>
          <table:table-cell table:style-name="a01dcbc">
            <text:p text:style-name="xl_5f_table_5f_text_5f_center">3</text:p>
          </table:table-cell>
          <table:table-cell table:style-name="afaf9d7">
            <text:p text:style-name="xl_5f_table_5f_text_5f_center">4</text:p>
          </table:table-cell>
          <table:table-cell table:style-name="af612dc">
            <text:p text:style-name="xl_5f_table_5f_text_5f_center">5</text:p>
          </table:table-cell>
          <table:table-cell table:style-name="af18a5f">
            <text:p text:style-name="xl_5f_table_5f_text_5f_center">6</text:p>
          </table:table-cell>
          <table:table-cell table:style-name="af24167">
            <text:p text:style-name="xl_5f_table_5f_text_5f_center">7</text:p>
          </table:table-cell>
          <table:table-cell table:style-name="a03a92d">
            <text:p text:style-name="xl_5f_table_5f_text_5f_center">8</text:p>
          </table:table-cell>
          <table:table-cell table:style-name="a20ce4c">
            <text:p text:style-name="xl_5f_table_5f_text_5f_center">9</text:p>
          </table:table-cell>
          <table:table-cell table:style-name="a0d3617">
            <text:p text:style-name="xl_5f_table_5f_text_5f_center">10</text:p>
          </table:table-cell>
          <table:table-cell table:style-name="a82bd26">
            <text:p text:style-name="ac2fffa">…</text:p>
          </table:table-cell>
          <table:table-cell table:style-name="ae8c6b2">
            <text:p text:style-name="xl_5f_text"/>
          </table:table-cell>
        </table:table-row>
        <table:table-row table:style-name="ac99a58">
          <table:table-cell table:style-name="a4650d0">
            <text:p text:style-name="xl_5f_text"/>
          </table:table-cell>
          <table:table-cell table:style-name="a0673a1">
            <text:p text:style-name="xl_5f_text"><draw:frame draw:style-name="ac86301" draw:z-index="7" svg:height="3.99mm" svg:width="20.15mm" svg:x="44.56mm" svg:y="6.74mm" text:anchor-type="paragraph"><draw:text-box><text:p/></draw:text-box></draw:frame><draw:frame draw:style-name="a48d1ec" draw:z-index="8" svg:height="2.0mm" svg:width="10.49mm" svg:x="64.72mm" svg:y="6.74mm" text:anchor-type="paragraph"><draw:text-box><text:p/></draw:text-box></draw:frame><draw:frame draw:style-name="ad1efc1" draw:z-index="9" svg:height="4.2mm" svg:width="17.98mm" svg:x="26.56mm" svg:y="6.74mm" text:anchor-type="paragraph"><draw:text-box><text:p/></draw:text-box></draw:frame><draw:frame draw:style-name="aea91fb" draw:z-index="10" svg:height="4.0mm" svg:width="12.57mm" svg:x="144.92mm" svg:y="6.69mm" text:anchor-type="paragraph"><draw:text-box><text:p/></draw:text-box></draw:frame><draw:frame draw:style-name="a858b20" draw:z-index="12" svg:height="2.0mm" svg:width="10.49mm" svg:x="104.4mm" svg:y="6.69mm" text:anchor-type="paragraph"><draw:text-box><text:p/></draw:text-box></draw:frame><draw:frame draw:style-name="acfde9d" draw:z-index="13" svg:height="2.0mm" svg:width="10.49mm" svg:x="114.9mm" svg:y="6.69mm" text:anchor-type="paragraph"><draw:text-box><text:p/></draw:text-box></draw:frame><draw:frame draw:style-name="acf2b7c" draw:z-index="14" svg:height="2.0mm" svg:width="10.49mm" svg:x="125.39mm" svg:y="6.69mm" text:anchor-type="paragraph"><draw:text-box><text:p/></draw:text-box></draw:frame>SAT contents (SecIDs)</text:p>
          </table:table-cell>
          <table:table-cell table:style-name="ae7d4e1">
            <text:p text:style-name="xl_5f_table_5f_text_5f_center">2</text:p>
          </table:table-cell>
          <table:table-cell table:style-name="ae71951">
            <text:p text:style-name="xl_5f_table_5f_text_5f_center">–3</text:p>
          </table:table-cell>
          <table:table-cell table:style-name="a506bc4">
            <text:p text:style-name="xl_5f_table_5f_text_5f_center">3</text:p>
          </table:table-cell>
          <table:table-cell table:style-name="a45ff60">
            <text:p text:style-name="xl_5f_table_5f_text_5f_center">–2</text:p>
          </table:table-cell>
          <table:table-cell table:style-name="abc3c28">
            <text:p text:style-name="xl_5f_table_5f_text_5f_center">–1</text:p>
          </table:table-cell>
          <table:table-cell table:style-name="ab95cb9">
            <text:p text:style-name="xl_5f_table_5f_text_5f_center">–1</text:p>
          </table:table-cell>
          <table:table-cell table:style-name="a0b3052">
            <text:p text:style-name="xl_5f_table_5f_text_5f_center">7</text:p>
          </table:table-cell>
          <table:table-cell table:style-name="a3bae6d">
            <text:p text:style-name="xl_5f_table_5f_text_5f_center">8</text:p>
          </table:table-cell>
          <table:table-cell table:style-name="aedf03c">
            <text:p text:style-name="xl_5f_table_5f_text_5f_center">9</text:p>
          </table:table-cell>
          <table:table-cell table:style-name="aecbee1">
            <text:p text:style-name="xl_5f_table_5f_text_5f_center">–2</text:p>
          </table:table-cell>
          <table:table-cell table:style-name="a495273">
            <text:p text:style-name="xl_5f_table_5f_text_5f_center">6</text:p>
          </table:table-cell>
          <table:table-cell table:style-name="ad0e518">
            <text:p text:style-name="a296f4e">…</text:p>
          </table:table-cell>
          <table:table-cell table:style-name="a29de5e">
            <text:p text:style-name="xl_5f_text"/>
          </table:table-cell>
        </table:table-row>
        <table:table-row table:style-name="ad56ebd">
          <table:table-cell table:style-name="a5d9132">
            <text:p text:style-name="xl_5f_text"/>
          </table:table-cell>
          <table:table-cell table:number-columns-spanned="13" table:style-name="acc0702">
            <text:p text:style-name="xl_5f_text"/>
          </table:table-cell>
          <table:table-cell table:style-name="a8eb06d">
            <text:p text:style-name="xl_5f_text"/>
          </table:table-cell>
        </table:table-row>
      </table:table>
      <text:p text:style-name="a8f24f5">Short-Streams</text:p>
      <text:p text:style-name="xl_5f_text">Whenever a stream is shorter than a specific length (specified in the header,<text:s/><text:span text:style-name="aa521d6">➜</text:span><text:reference-ref style:data-style-name="" text:ref-name="ref_header_contents" text:reference-format="chapter">4.1</text:reference-ref>), it is stored as a<text:s/>short-stream. Short-streams do not directly use sectors to store their data, but are all embedded in a specific internal control stream, the short-stream container stream.</text:p>
      <text:h text:outline-level="2" text:style-name="a819cc6">Short-Stream Container Stream</text:h>
      <text:p text:style-name="xl_5f_text_5f_keep">The<text:s/>short-stream container stream<text:s/>is stored like any other (long) user stream: The first used sector has to be obtained from the root storage entry in the directory (<text:span text:style-name="a687bc3">➜</text:span><text:reference-ref style:data-style-name="" text:ref-name="ref_dir_entry" text:reference-format="chapter">7.2</text:reference-ref>), and its SecID chain (<text:span text:style-name="a2e4c59">➜</text:span><text:reference-ref style:data-style-name="" text:ref-name="ref_alloc_sidchain" text:reference-format="chapter">3.2</text:reference-ref>) is contained in the SAT (<text:span text:style-name="a222177">➜</text:span><text:reference-ref style:data-style-name="" text:ref-name="ref_alloc_sat" text:reference-format="chapter">5.2</text:reference-ref>). The data of all sectors used by the short-stream container stream are concatenated in order of its SecID chain. In the next step this stream is virtually divided into short-sectors, similar to sectors in the main compound document file (<text:span text:style-name="afb069b">➜</text:span><text:reference-ref style:data-style-name="" text:ref-name="ref_alloc_sid" text:reference-format="chapter">3.1</text:reference-ref>), but without a header structure. Therefore the first short-sector (with SecID 0) is always located at offset 0 inside the short-stream container stream. The size of the short-sectors is contained in the header (<text:span text:style-name="aa6be4c">➜</text:span><text:reference-ref style:data-style-name="" text:ref-name="ref_header_contents" text:reference-format="chapter">4.1</text:reference-ref>). With this information it is possible to calculate an offset in the short-stream container stream from a SecID:</text:p>
      <text:p text:style-name="xl_5f_spec_5f_formula_5f_keep">short_sec_pos(SecID)<text:s/>=<text:s/>SecID<text:s/>∙<text:s/>short_sec_size<text:s/>=<text:s/>SecID<text:s/>∙ 2<text:s/><text:span text:style-name="a0d3184">sssz</text:span></text:p>
      <text:p text:style-name="xl_5f_spec_5f_example">Example with<text:s/>sssz<text:s/>= 6 and<text:s/>SecID<text:s/>= 5:<text:line-break/>short_sec_pos(SecID)<text:s/>=<text:s/>SecID<text:s/>∙ 2<text:s/><text:span text:style-name="a945bea">sssz</text:span><text:s/>=<text:s/>5 ∙ 2<text:span text:style-name="a68768b">6</text:span><text:s/>=<text:s/>5 ∙ 64<text:s/>=<text:s/>320.</text:p>
      <text:h text:outline-level="2" text:style-name="a73500b">Short-Sector Allocation Table</text:h>
      <text:p text:style-name="xl_5f_text_5f_keep">The<text:s/>short-sector allocation table<text:s/>(SSAT) is an array of SecIDs and contains the SecID chains (<text:span text:style-name="a9b7fdf">➜</text:span><text:reference-ref style:data-style-name="" text:ref-name="ref_alloc_sidchain" text:reference-format="chapter">3.2</text:reference-ref>) of all short-streams, similar to the sector allocation table (<text:span text:style-name="a710293">➜</text:span><text:reference-ref style:data-style-name="" text:ref-name="ref_alloc_sat" text:reference-format="chapter">5.2</text:reference-ref>) that contains the SecID chains of standard streams.</text:p>
      <text:p text:style-name="xl_5f_text_5f_keep">The first SecID of the SSAT is contained in the header (<text:span text:style-name="a91ba96">➜</text:span><text:reference-ref style:data-style-name="" text:ref-name="ref_header_contents" text:reference-format="chapter">4.1</text:reference-ref>), the remaining SecID chain is contained in the SAT. The SSAT is built by reading and concatenating the contents of all sectors.</text:p>
      <text:p text:style-name="xl_5f_text_5f_keep">Contents of a sector of the SSAT (sec_size<text:s/>is the size of a sector in bytes, see<text:s/><text:span text:style-name="ad45507">➜</text:span><text:reference-ref style:data-style-name="" text:ref-name="ref_header_contents" text:reference-format="chapter">4.1</text:reference-ref>):</text:p>
      <table:table table:style-name="aedb8a0">
        <table:table-column table:style-name="a908096"/>
        <table:table-column table:style-name="a1c5344"/>
        <table:table-column table:style-name="a7cd04a"/>
        <table:table-row>
          <table:table-cell table:style-name="ab7595d">
            <text:p text:style-name="xl_5f_table_5f_header_5f_center">Offset</text:p>
          </table:table-cell>
          <table:table-cell table:style-name="a79f11b">
            <text:p text:style-name="xl_5f_table_5f_header_5f_center">Size</text:p>
          </table:table-cell>
          <table:table-cell table:style-name="acda2b7">
            <text:p text:style-name="xl_5f_table_5f_header">Contents</text:p>
          </table:table-cell>
        </table:table-row>
        <table:table-row>
          <table:table-cell table:style-name="af8e9e8">
            <text:p text:style-name="xl_5f_table_5f_text_5f_center">0</text:p>
          </table:table-cell>
          <table:table-cell table:style-name="ae01428">
            <text:p text:style-name="xl_5f_table_5f_text_5f_center">sec_size</text:p>
          </table:table-cell>
          <table:table-cell table:style-name="af869a3">
            <text:p text:style-name="a5db657">Array of<text:s/>sec_size/4 SecIDs of the SSAT</text:p>
          </table:table-cell>
        </table:table-row>
      </table:table>
      <text:p text:style-name="xl_5f_text">The SSAT will be used similarly to the SAT (<text:span text:style-name="a333a22">➜</text:span><text:reference-ref style:data-style-name="" text:ref-name="ref_alloc_sat" text:reference-format="chapter">5.2</text:reference-ref>) with the difference that the SecID chains refer to short-sectors in the<text:s/><text:s/>short-stream container stream (<text:span text:style-name="acebb44">➜</text:span><text:reference-ref style:data-style-name="" text:ref-name="ref_shortstrm_container" text:reference-format="chapter">6.1</text:reference-ref>).</text:p>
      <text:p text:style-name="a3a8a6e">Directory</text:p>
      <text:h text:outline-level="2" text:style-name="abd6d08">Directory Structure</text:h>
      <text:p text:style-name="xl_5f_text_5f_keep">The<text:s/>directory<text:s/>is an internal control stream that consists of an array of<text:s/>directory entries<text:s/>(<text:span text:style-name="ae8ab8a">➜</text:span><text:reference-ref style:data-style-name="" text:ref-name="ref_dir_entry" text:reference-format="chapter">7.2</text:reference-ref>). Each directory entry refers to a storage or a stream in the compound document file (<text:span text:style-name="a76c262">➜</text:span><text:reference-ref style:data-style-name="" text:ref-name="ref_streams_stors" text:reference-format="chapter">2</text:reference-ref>). Directory entries are enumerated in order of their appearance in the stream. The zero-based index of a directory entry is called<text:s/>directory entry identifier<text:s/>(DirID).</text:p>
      <table:table table:style-name="a9906ee">
        <table:table-column table:style-name="a88fbf7"/>
        <table:table-row>
          <table:table-cell table:style-name="a00c64a">
            <text:p text:style-name="xl_5f_table_5f_text_5f_center">DIRECTORY ENTRY 0</text:p>
          </table:table-cell>
        </table:table-row>
        <table:table-row>
          <table:table-cell table:style-name="a2f7776">
            <text:p text:style-name="xl_5f_table_5f_text_5f_center">DIRECTORY ENTRY 1</text:p>
          </table:table-cell>
        </table:table-row>
        <table:table-row>
          <table:table-cell table:style-name="a45184a">
            <text:p text:style-name="xl_5f_table_5f_text_5f_center">DIRECTORY ENTRY 2</text:p>
          </table:table-cell>
        </table:table-row>
        <table:table-row>
          <table:table-cell table:style-name="abe13ec">
            <text:p text:style-name="xl_5f_table_5f_text_5f_center">DIRECTORY ENTRY 3</text:p>
          </table:table-cell>
        </table:table-row>
        <table:table-row>
          <table:table-cell table:style-name="ae87665">
            <text:p text:style-name="xl_5f_table_5f_text_5f_center">⋮</text:p>
          </table:table-cell>
        </table:table-row>
      </table:table>
      <text:p text:style-name="xl_5f_text_5f_keep">The position of a directory entry will not change as long as the referred storage or stream exists in the compound document. This implies that the DirID of a storage or stream never changes regardless how many other objects are inserted to or removed from the compound document. If a storage or stream is removed, the corresponding directory entry is marked as empty. There is a special directory entry at the beginning of the directory (with the DirID 0). It represents the root storage and is called<text:s/>root storage entry.</text:p>
      <text:p text:style-name="xl_5f_text">The directory organises direct members (storages and streams) of each storage in a separate red-black tree. Shortly, nodes in a red-black tree have to fulfil<text:s/>all<text:s/>of the following conditions:</text:p>
      <text:list text:continue-numbering="true" text:style-name="xl_5f_numbering_5f_bullet">
        <text:list-item>
          <text:p text:style-name="a5e550f">The root node is black.</text:p>
        </text:list-item>
      </text:list>
      <text:list text:continue-numbering="true" text:style-name="xl_5f_numbering_5f_bullet">
        <text:list-item>
          <text:p text:style-name="a8c0bf6">The parent of a red node is black.</text:p>
        </text:list-item>
      </text:list>
      <text:list text:continue-numbering="true" text:style-name="xl_5f_numbering_5f_bullet">
        <text:list-item>
          <text:p text:style-name="ab32938">The paths from the root node to all leaves contain the same number of black nodes.</text:p>
        </text:list-item>
      </text:list>
      <text:list text:continue-numbering="true" text:style-name="xl_5f_numbering_5f_bullet">
        <text:list-item>
          <text:p text:style-name="afd9f20">The left child of a node is less than the node, the right child is greater.</text:p>
        </text:list-item>
      </text:list>
      <text:p text:style-name="xl_5f_text">But note that not all implementations follow these rules. The safest way to read directory entries is to ignore the node colours and to rebuild the red-black tree from scratch.</text:p>
      <table:table table:style-name="a081055">
        <table:table-column table:style-name="a116055"/>
        <table:table-column table:style-name="abba029"/>
        <table:table-column table:style-name="ad20d64"/>
        <table:table-row>
          <table:table-cell table:style-name="a6e447b">
            <text:p text:style-name="xl_5f_text"/>
          </table:table-cell>
          <table:table-cell table:style-name="a5d2170">
            <text:p text:style-name="xl_5f_text">Example: Taking the example from<text:s/><text:span text:style-name="adae018">➜</text:span><text:reference-ref style:data-style-name="" text:ref-name="ref_streams_stors" text:reference-format="chapter">2</text:reference-ref>, the directory would have the following structure:</text:p>
            <text:list text:continue-numbering="true" text:style-name="xl_5f_numbering_5f_bullet">
              <text:list-item>
                <text:p text:style-name="a8c9b40">The root storage is represented by the root storage entry. It does not have a parent directory entry, therefore there are no other entries that can be organised in a red-black tree.</text:p>
              </text:list-item>
            </text:list>
            <text:list text:continue-numbering="true" text:style-name="xl_5f_numbering_5f_bullet">
              <text:list-item>
                <text:p text:style-name="af9ddd9">All members of the root storage (“Storage1”, “Storage2”, “Stream1”, “Stream2”, “Stream3”, and “Stream4”) are inserted into a red-black tree. The DirID of the root node of this tree is stored in the root storage entry.</text:p>
              </text:list-item>
            </text:list>
            <text:list text:continue-numbering="true" text:style-name="xl_5f_numbering_5f_bullet">
              <text:list-item>
                <text:p text:style-name="a6077b7">The storage “Storage1” contains one member “Stream1” which is inserted into a separate red-black tree. The directory entry of “Storage1” contains the DirID of “Stream1”.</text:p>
              </text:list-item>
            </text:list>
            <text:list text:continue-numbering="true" text:style-name="xl_5f_numbering_5f_bullet">
              <text:list-item>
                <text:p text:style-name="a668efd">The storage “Storage2” contains three members “Stream21”, “Stream22”, and “Stream23”. These directory entries are organised in a separate red-black tree. The directory entry of “Storage2” contains the DirID of the root node of this tree.</text:p>
              </text:list-item>
            </text:list>
          </table:table-cell>
          <table:table-cell table:style-name="af79672">
            <text:p text:style-name="xl_5f_text"/>
          </table:table-cell>
        </table:table-row>
      </table:table>
      <text:p text:style-name="xl_5f_text">This results in the fact that each directory entry contains up to three DirIDs: The first is the DirID of the left child of the red-black tree containing this entry, the second is the DirID of the right child in the tree, and (if this entry is a storage) the third is the DirID of the root node of another red-black tree containing all sub streams and sub storages.</text:p>
      <text:p text:style-name="xl_5f_text">Nodes are compared by name to decide whether they become the left or right child of another node:</text:p>
      <text:list text:continue-numbering="true" text:style-name="xl_5f_numbering_5f_bullet">
        <text:list-item>
          <text:p text:style-name="ad4a68a">A node is less than another node, if the name is shorter; and greater, if the name is longer.</text:p>
        </text:list-item>
      </text:list>
      <text:list text:continue-numbering="true" text:style-name="xl_5f_numbering_5f_bullet">
        <text:list-item>
          <text:p text:style-name="a1e9ad7">If both names have the same length, they are compared character by character (case insensitive).</text:p>
        </text:list-item>
      </text:list>
      <text:p text:style-name="xl_5f_spec_5f_example">Examples: The name “VWXYZ” is less than the name “ABCDEFG” because the length of the former name is shorter (regardless of the fact that the character V is greater than the character A). The name “ABCDE” is less than the name “ABCFG” because the lengths of both names are equal, and comparing the names shows that the fourth character of the former name is less then the fourth character of the latter name.</text:p>
      <text:h text:outline-level="2" text:style-name="a7e7798">Directory Entries</text:h>
      <text:h text:outline-level="3" text:style-name="adbbc08">Directory Entry Structure</text:h>
      <text:p text:style-name="xl_5f_text_5f_keep">The size of each directory entry is exactly 128 bytes. The formula to calculate an offset in the directory stream from a DirID is as follows:</text:p>
      <text:p text:style-name="xl_5f_spec_5f_formula_5f_keep">dir_entry_pos(DirID)<text:s/>=<text:s/>DirID<text:s/>∙ 128</text:p>
      <text:p text:style-name="xl_5f_text_5f_keep">Contents of the directory entry structure:</text:p>
      <table:table table:style-name="abe969c">
        <table:table-column table:number-columns-repeated="2" table:style-name="a7c9a9e"/>
        <table:table-column table:style-name="acedc2b"/>
        <table:table-row>
          <table:table-cell table:style-name="a1f5b09">
            <text:p text:style-name="xl_5f_table_5f_header_5f_center">Offset</text:p>
          </table:table-cell>
          <table:table-cell table:style-name="addc9ce">
            <text:p text:style-name="xl_5f_table_5f_header_5f_center">Size</text:p>
          </table:table-cell>
          <table:table-cell table:style-name="a56aff5">
            <text:p text:style-name="xl_5f_table_5f_header">Contents</text:p>
          </table:table-cell>
        </table:table-row>
        <table:table-row>
          <table:table-cell table:style-name="a2837c4">
            <text:p text:style-name="xl_5f_table_5f_text_5f_center">0</text:p>
          </table:table-cell>
          <table:table-cell table:style-name="ac17032">
            <text:p text:style-name="xl_5f_table_5f_text_5f_center">64</text:p>
          </table:table-cell>
          <table:table-cell table:style-name="a823ce7">
            <text:p text:style-name="xl_5f_table_5f_text">Character array of the name of the entry, always 16‑bit Unicode characters, with trailing zero character (results in a maximum name length of 31 characters)</text:p>
          </table:table-cell>
        </table:table-row>
        <table:table-row>
          <table:table-cell table:style-name="a5e07db">
            <text:p text:style-name="xl_5f_table_5f_text_5f_center">64</text:p>
          </table:table-cell>
          <table:table-cell table:style-name="a15b00f">
            <text:p text:style-name="xl_5f_table_5f_text_5f_center">2</text:p>
          </table:table-cell>
          <table:table-cell table:style-name="a30ccc4">
            <text:p text:style-name="xl_5f_table_5f_text">Size of the used area of the character buffer of the name (not character count), including the trailing zero character (e.g. 12 for a name with 5 characters: (5+1)∙2 = 12)</text:p>
          </table:table-cell>
        </table:table-row>
        <table:table-row>
          <table:table-cell table:style-name="a18b491">
            <text:p text:style-name="xl_5f_table_5f_text_5f_center">66</text:p>
          </table:table-cell>
          <table:table-cell table:style-name="aee3a7e">
            <text:p text:style-name="xl_5f_table_5f_text_5f_center">1</text:p>
          </table:table-cell>
          <table:table-cell table:style-name="ac1b9c6">
            <text:p text:style-name="aaf9a5f">Type of the entry:<text:tab/>00<text:span text:style-name="ad26fc8">H</text:span><text:s/>= Empty<text:tab/>03<text:span text:style-name="afde064">H</text:span><text:s/>= LockBytes (unknown)<text:line-break/><text:tab/>01<text:span text:style-name="a26b1a8">H</text:span><text:s/>= User storage<text:tab/>04<text:span text:style-name="a6bcdef">H</text:span><text:s/>= Property (unknown)<text:line-break/><text:tab/>02<text:span text:style-name="ad987e4">H</text:span><text:s/>= User stream<text:tab/>05<text:span text:style-name="a89f798">H</text:span><text:s/>= Root storage</text:p>
          </table:table-cell>
        </table:table-row>
        <table:table-row>
          <table:table-cell table:style-name="abf6bfa">
            <text:p text:style-name="xl_5f_table_5f_text_5f_center">67</text:p>
          </table:table-cell>
          <table:table-cell table:style-name="ab55ba8">
            <text:p text:style-name="xl_5f_table_5f_text_5f_center">1</text:p>
          </table:table-cell>
          <table:table-cell table:style-name="a44201f">
            <text:p text:style-name="a600af2">Node colour of the entry:<text:tab/>00<text:span text:style-name="aa9fcab">H</text:span><text:s/>= Red<text:tab/>01<text:span text:style-name="a433e15">H</text:span><text:s/>= Black</text:p>
          </table:table-cell>
        </table:table-row>
        <table:table-row>
          <table:table-cell table:style-name="a5ac6ba">
            <text:p text:style-name="xl_5f_table_5f_text_5f_center">68</text:p>
          </table:table-cell>
          <table:table-cell table:style-name="af74d6b">
            <text:p text:style-name="xl_5f_table_5f_text_5f_center">4</text:p>
          </table:table-cell>
          <table:table-cell table:style-name="a7539f5">
            <text:p text:style-name="ac8a22f">DirID of the left child node inside the red-black tree of all direct members of the parent storage (if this entry is a user storage or stream,<text:s/><text:span text:style-name="a30a9ad">➜</text:span><text:reference-ref style:data-style-name="" text:ref-name="ref_dir_struct" text:reference-format="chapter">7.1</text:reference-ref>), –1 if there is no left child</text:p>
          </table:table-cell>
        </table:table-row>
        <table:table-row>
          <table:table-cell table:style-name="a1d1b85">
            <text:p text:style-name="xl_5f_table_5f_text_5f_center">72</text:p>
          </table:table-cell>
          <table:table-cell table:style-name="a9fbb97">
            <text:p text:style-name="xl_5f_table_5f_text_5f_center">4</text:p>
          </table:table-cell>
          <table:table-cell table:style-name="a33ca91">
            <text:p text:style-name="afe80e9">DirID of the right child node inside the red-black tree of all direct members of the parent storage (if this entry is a user storage or stream,<text:s/><text:span text:style-name="a9594b8">➜</text:span><text:reference-ref style:data-style-name="" text:ref-name="ref_dir_struct" text:reference-format="chapter">7.1</text:reference-ref>), –1 if there is no right child</text:p>
          </table:table-cell>
        </table:table-row>
        <table:table-row>
          <table:table-cell table:style-name="a2558a0">
            <text:p text:style-name="xl_5f_table_5f_text_5f_center">76</text:p>
          </table:table-cell>
          <table:table-cell table:style-name="ad07bad">
            <text:p text:style-name="xl_5f_table_5f_text_5f_center">4</text:p>
          </table:table-cell>
          <table:table-cell table:style-name="a2b5027">
            <text:p text:style-name="a753efc">DirID of the root node entry of the red-black tree of all storage members (if this entry is a storage,<text:s/><text:span text:style-name="a5665c0">➜</text:span><text:reference-ref style:data-style-name="" text:ref-name="ref_dir_struct" text:reference-format="chapter">7.1</text:reference-ref>), –1 otherwise</text:p>
          </table:table-cell>
        </table:table-row>
        <table:table-row>
          <table:table-cell table:style-name="a300320">
            <text:p text:style-name="xl_5f_table_5f_text_5f_center">80</text:p>
          </table:table-cell>
          <table:table-cell table:style-name="a706246">
            <text:p text:style-name="xl_5f_table_5f_text_5f_center">16</text:p>
          </table:table-cell>
          <table:table-cell table:style-name="ae4e65e">
            <text:p text:style-name="xl_5f_table_5f_text">Unique identifier, if this is a storage (not of interest in the following, may be all 0)</text:p>
          </table:table-cell>
        </table:table-row>
        <table:table-row>
          <table:table-cell table:style-name="a9a363b">
            <text:p text:style-name="xl_5f_table_5f_text_5f_center">96</text:p>
          </table:table-cell>
          <table:table-cell table:style-name="a292c06">
            <text:p text:style-name="xl_5f_table_5f_text_5f_center">4</text:p>
          </table:table-cell>
          <table:table-cell table:style-name="a102042">
            <text:p text:style-name="xl_5f_table_5f_text">User flags (not of interest in the following, may be all 0)</text:p>
          </table:table-cell>
        </table:table-row>
        <table:table-row>
          <table:table-cell table:style-name="a352aa3">
            <text:p text:style-name="xl_5f_table_5f_text_5f_center">100</text:p>
          </table:table-cell>
          <table:table-cell table:style-name="aaca15c">
            <text:p text:style-name="xl_5f_table_5f_text_5f_center">8</text:p>
          </table:table-cell>
          <table:table-cell table:style-name="a7ab26d">
            <text:p text:style-name="xl_5f_table_5f_text">Time stamp of creation of this entry (<text:span text:style-name="aa9a5ad">➜</text:span><text:reference-ref style:data-style-name="" text:ref-name="ref_dir_timestamp" text:reference-format="chapter">7.2.3</text:reference-ref>). Most implementations do not write a valid time stamp, but fill up this space with zero bytes.</text:p>
          </table:table-cell>
        </table:table-row>
        <table:table-row>
          <table:table-cell table:style-name="aa36cf8">
            <text:p text:style-name="xl_5f_table_5f_text_5f_center">108</text:p>
          </table:table-cell>
          <table:table-cell table:style-name="a5c8e7d">
            <text:p text:style-name="xl_5f_table_5f_text_5f_center">8</text:p>
          </table:table-cell>
          <table:table-cell table:style-name="a9b07d1">
            <text:p text:style-name="xl_5f_table_5f_text">Time stamp of last modification of this entry (<text:span text:style-name="acd34c6">➜</text:span><text:reference-ref style:data-style-name="" text:ref-name="ref_dir_timestamp" text:reference-format="chapter">7.2.3</text:reference-ref>). Most implementations do not write a valid time stamp, but fill up this space with zero bytes.</text:p>
          </table:table-cell>
        </table:table-row>
        <table:table-row>
          <table:table-cell table:style-name="af60fbe">
            <text:p text:style-name="xl_5f_table_5f_text_5f_center">116</text:p>
          </table:table-cell>
          <table:table-cell table:style-name="acfc99d">
            <text:p text:style-name="xl_5f_table_5f_text_5f_center">4</text:p>
          </table:table-cell>
          <table:table-cell table:style-name="a087aa6">
            <text:p text:style-name="xl_5f_table_5f_text">SecID of first sector or short-sector, if this entry refers to a stream (<text:span text:style-name="a17ec17">➜</text:span><text:reference-ref style:data-style-name="" text:ref-name="ref_dir_streampos" text:reference-format="chapter">7.2.2</text:reference-ref>), SecID of first sector of the short-stream container stream (<text:span text:style-name="a223a5e">➜</text:span><text:reference-ref style:data-style-name="" text:ref-name="ref_shortstrm_container" text:reference-format="chapter">6.1</text:reference-ref>), if this is the root storage entry, 0 otherwise</text:p>
          </table:table-cell>
        </table:table-row>
        <table:table-row>
          <table:table-cell table:style-name="ad6a293">
            <text:p text:style-name="xl_5f_table_5f_text_5f_center">120</text:p>
          </table:table-cell>
          <table:table-cell table:style-name="afd12f3">
            <text:p text:style-name="xl_5f_table_5f_text_5f_center">4</text:p>
          </table:table-cell>
          <table:table-cell table:style-name="a475fa0">
            <text:p text:style-name="xl_5f_table_5f_text">Total stream size in bytes, if this entry refers to a stream (<text:span text:style-name="a819324">➜</text:span><text:reference-ref style:data-style-name="" text:ref-name="ref_dir_streampos" text:reference-format="chapter">7.2.2</text:reference-ref>), total size of the short-stream container stream (<text:span text:style-name="ae818b8">➜</text:span><text:reference-ref style:data-style-name="" text:ref-name="ref_shortstrm_container" text:reference-format="chapter">6.1</text:reference-ref>), if this is the root storage entry, 0 otherwise</text:p>
          </table:table-cell>
        </table:table-row>
        <table:table-row>
          <table:table-cell table:style-name="ac1b606">
            <text:p text:style-name="xl_5f_table_5f_text_5f_center">124</text:p>
          </table:table-cell>
          <table:table-cell table:style-name="a67f7a4">
            <text:p text:style-name="xl_5f_table_5f_text_5f_center">4</text:p>
          </table:table-cell>
          <table:table-cell table:style-name="abaa13f">
            <text:p text:style-name="xl_5f_table_5f_text">Not used</text:p>
          </table:table-cell>
        </table:table-row>
      </table:table>
      <text:h text:outline-level="3" text:style-name="af5953d">Starting Position of a Stream</text:h>
      <text:p text:style-name="xl_5f_text">The directory entry of a stream contains the SecID of the first sector or short-sector containing the stream data. All streams that are shorter than a specific size given in the header (<text:span text:style-name="afc6327">➜</text:span><text:reference-ref style:data-style-name="" text:ref-name="ref_header_contents" text:reference-format="chapter">4.1</text:reference-ref>) are stored as a short-stream, thus inserted into the short-stream container stream (<text:span text:style-name="afb36eb">➜</text:span><text:reference-ref style:data-style-name="" text:ref-name="ref_shortstrm_container" text:reference-format="chapter">6.1</text:reference-ref>). In this case the SecID specifies the first short-sector inside the short-stream container stream, and the short-sector allocation table (<text:span text:style-name="a62c8c1">➜</text:span><text:reference-ref style:data-style-name="" text:ref-name="ref_alloc_ssat" text:reference-format="chapter">6.2</text:reference-ref>) is used to build up the SecID chain (<text:span text:style-name="a6375fb">➜</text:span><text:reference-ref style:data-style-name="" text:ref-name="ref_alloc_sidchain" text:reference-format="chapter">3.2</text:reference-ref>) of the stream.</text:p>
      <text:h text:outline-level="3" text:style-name="a3d9b6d">Time Stamp</text:h>
      <text:p text:style-name="xl_5f_text_5f_keep">The<text:s/>time stamp<text:s/>field is an unsigned 64‑bit integer value that contains the time elapsed since 1601-Jan-01 00:00:00 (Gregorian calendar). One unit of this value is equal to 100 nanoseconds (10<text:span text:style-name="ab54ab0">–7</text:span><text:s/>seconds). That means, each second the time stamp value will be increased by 10 million units.</text:p>
      <text:p text:style-name="xl_5f_text_5f_keep">When calculating the date from a time stamp, the correct rules of leap year handling have to be respected:</text:p>
      <text:list text:continue-numbering="true" text:style-name="xl_5f_numbering_5f_bullet">
        <text:list-item>
          <text:p text:style-name="a8d12b1">a year divisible by 4 is a leap year;</text:p>
        </text:list-item>
      </text:list>
      <text:list text:continue-numbering="true" text:style-name="xl_5f_numbering_5f_bullet">
        <text:list-item>
          <text:p text:style-name="a19eadb">with the exception that a year divisible by 100 is not a leap year (e.g. 1900 was no leap year);</text:p>
        </text:list-item>
      </text:list>
      <text:list text:continue-numbering="true" text:style-name="xl_5f_numbering_5f_bullet">
        <text:list-item>
          <text:p text:style-name="ac14690">with the exception that a year divisible by 400 is a leap year (e.g. 2000 was a leap year).</text:p>
        </text:list-item>
      </text:list>
      <table:table table:style-name="a3b8608">
        <table:table-column table:style-name="aed3332"/>
        <table:table-column table:style-name="acfe7d5"/>
        <table:table-column table:style-name="acfa6e4"/>
        <table:table-column table:style-name="a1faae5"/>
        <table:table-column table:style-name="af27fb9"/>
        <table:table-row>
          <table:table-cell table:style-name="a682d75">
            <text:p text:style-name="xl_5f_text"/>
          </table:table-cell>
          <table:table-cell table:number-columns-spanned="3" table:style-name="a6b2e4a">
            <text:p text:style-name="xl_5f_text">Example: The time stamp value is<text:s/>0<text:span text:style-name="a2e22a8">1A5E403C2D59C00</text:span><text:span text:style-name="a42c750">H</text:span><text:span text:style-name="a76a9f0">.</text:span></text:p>
          </table:table-cell>
          <table:table-cell table:style-name="a00463d">
            <text:p text:style-name="xl_5f_text"/>
          </table:table-cell>
        </table:table-row>
        <table:table-row>
          <table:table-cell table:style-name="a078840">
            <text:p text:style-name="xl_5f_text"/>
          </table:table-cell>
          <table:table-cell table:style-name="a493ee7">
            <text:p text:style-name="xl_5f_table_5f_header">Calculation step</text:p>
          </table:table-cell>
          <table:table-cell table:style-name="acab4d5">
            <text:p text:style-name="xl_5f_table_5f_header">Formula</text:p>
          </table:table-cell>
          <table:table-cell table:style-name="a9c5cf5">
            <text:p text:style-name="xl_5f_table_5f_header">Result</text:p>
          </table:table-cell>
          <table:table-cell table:style-name="ae825dc">
            <text:p text:style-name="xl_5f_text"/>
          </table:table-cell>
        </table:table-row>
        <table:table-row>
          <table:table-cell table:style-name="a21f3be">
            <text:p text:style-name="xl_5f_text"/>
          </table:table-cell>
          <table:table-cell table:style-name="a28e73c">
            <text:p text:style-name="xl_5f_table_5f_text">Conversion to decimal</text:p>
          </table:table-cell>
          <table:table-cell table:style-name="ac9c991">
            <text:p text:style-name="xl_5f_table_5f_text"/>
          </table:table-cell>
          <table:table-cell table:style-name="a72482d">
            <text:p text:style-name="xl_5f_table_5f_text">t<text:span text:style-name="a0675d7">0</text:span><text:s/>= 118,751,670,000,000,000</text:p>
          </table:table-cell>
          <table:table-cell table:style-name="a359294">
            <text:p text:style-name="xl_5f_text"/>
          </table:table-cell>
        </table:table-row>
        <table:table-row>
          <table:table-cell table:style-name="a8e5951">
            <text:p text:style-name="xl_5f_text"/>
          </table:table-cell>
          <table:table-cell table:style-name="a4a892f">
            <text:p text:style-name="xl_5f_table_5f_text">Fractional amount of a second</text:p>
          </table:table-cell>
          <table:table-cell table:style-name="a84ac7b">
            <text:p text:style-name="xl_5f_table_5f_text">r<text:span text:style-name="aef17fc">frac</text:span><text:s/>=<text:s/>t<text:span text:style-name="a3297e3">0</text:span><text:s/>modulo 10,000,000</text:p>
          </table:table-cell>
          <table:table-cell table:style-name="a577491">
            <text:p text:style-name="xl_5f_table_5f_text">r<text:span text:style-name="a3506cf">frac</text:span><text:s/>= 0</text:p>
          </table:table-cell>
          <table:table-cell table:style-name="afda228">
            <text:p text:style-name="xl_5f_text"/>
          </table:table-cell>
        </table:table-row>
        <table:table-row>
          <table:table-cell table:style-name="a6824c0">
            <text:p text:style-name="xl_5f_text"/>
          </table:table-cell>
          <table:table-cell table:style-name="a8027a5">
            <text:p text:style-name="xl_5f_table_5f_text">Remaining entire seconds</text:p>
          </table:table-cell>
          <table:table-cell table:style-name="a597a77">
            <text:p text:style-name="xl_5f_table_5f_text">t<text:span text:style-name="a8c03dd">1</text:span><text:s/>=<text:s/>t<text:span text:style-name="a1da79d">0</text:span><text:s/>/ 10,000,000</text:p>
          </table:table-cell>
          <table:table-cell table:style-name="ad7cedc">
            <text:p text:style-name="xl_5f_table_5f_text">t<text:span text:style-name="acb0249">1</text:span><text:s/>= 11,875,167,000</text:p>
          </table:table-cell>
          <table:table-cell table:style-name="a53bcf6">
            <text:p text:style-name="xl_5f_text"/>
          </table:table-cell>
        </table:table-row>
        <table:table-row>
          <table:table-cell table:style-name="acf35df">
            <text:p text:style-name="xl_5f_text"/>
          </table:table-cell>
          <table:table-cell table:style-name="a3e22db">
            <text:p text:style-name="xl_5f_table_5f_text">Seconds in a minute</text:p>
          </table:table-cell>
          <table:table-cell table:style-name="adf8f17">
            <text:p text:style-name="xl_5f_table_5f_text">r<text:span text:style-name="a046800">sec</text:span><text:s/>=<text:s/>t<text:span text:style-name="a6a3b2f">1</text:span><text:s/>modulo 60</text:p>
          </table:table-cell>
          <table:table-cell table:style-name="a9f4717">
            <text:p text:style-name="xl_5f_table_5f_text">r<text:span text:style-name="a7e9c80">sec</text:span><text:s/>= 0</text:p>
          </table:table-cell>
          <table:table-cell table:style-name="a351260">
            <text:p text:style-name="xl_5f_text"/>
          </table:table-cell>
        </table:table-row>
        <table:table-row>
          <table:table-cell table:style-name="aec3712">
            <text:p text:style-name="xl_5f_text"/>
          </table:table-cell>
          <table:table-cell table:style-name="a27ac0c">
            <text:p text:style-name="xl_5f_table_5f_text">Remaining entire minutes</text:p>
          </table:table-cell>
          <table:table-cell table:style-name="a6edbd4">
            <text:p text:style-name="xl_5f_table_5f_text">t<text:span text:style-name="a9c410c">2</text:span><text:s/>=<text:s/>t<text:span text:style-name="abbe198">1</text:span><text:s/>/ 60</text:p>
          </table:table-cell>
          <table:table-cell table:style-name="af2d6f5">
            <text:p text:style-name="xl_5f_table_5f_text">t<text:span text:style-name="a03a708">2</text:span><text:s/>= 197,919,450</text:p>
          </table:table-cell>
          <table:table-cell table:style-name="a61a3d6">
            <text:p text:style-name="xl_5f_text"/>
          </table:table-cell>
        </table:table-row>
        <table:table-row>
          <table:table-cell table:style-name="a5c8917">
            <text:p text:style-name="xl_5f_text"/>
          </table:table-cell>
          <table:table-cell table:style-name="af63127">
            <text:p text:style-name="xl_5f_table_5f_text">Minutes in an hour</text:p>
          </table:table-cell>
          <table:table-cell table:style-name="ab52dbd">
            <text:p text:style-name="xl_5f_table_5f_text">r<text:span text:style-name="afab940">min</text:span><text:s/>=<text:s/>t<text:span text:style-name="a83baf7">2</text:span><text:s/>modulo 60</text:p>
          </table:table-cell>
          <table:table-cell table:style-name="a2b40e7">
            <text:p text:style-name="xl_5f_table_5f_text">r<text:span text:style-name="ada8e53">min</text:span><text:s/>= 30</text:p>
          </table:table-cell>
          <table:table-cell table:style-name="a29e4e9">
            <text:p text:style-name="xl_5f_text"/>
          </table:table-cell>
        </table:table-row>
        <table:table-row>
          <table:table-cell table:style-name="ac98991">
            <text:p text:style-name="xl_5f_text"/>
          </table:table-cell>
          <table:table-cell table:style-name="a46ede0">
            <text:p text:style-name="xl_5f_table_5f_text">Remaining entire hours</text:p>
          </table:table-cell>
          <table:table-cell table:style-name="ab14d10">
            <text:p text:style-name="xl_5f_table_5f_text">t<text:span text:style-name="a65ba81">3</text:span><text:s/>=<text:s/>t<text:span text:style-name="a24011b">2</text:span><text:s/>/ 60</text:p>
          </table:table-cell>
          <table:table-cell table:style-name="a9db323">
            <text:p text:style-name="xl_5f_table_5f_text">t<text:span text:style-name="a19db4f">3</text:span><text:s/>= 3,298,657</text:p>
          </table:table-cell>
          <table:table-cell table:style-name="a247f56">
            <text:p text:style-name="xl_5f_text"/>
          </table:table-cell>
        </table:table-row>
        <table:table-row>
          <table:table-cell table:style-name="a1e9da0">
            <text:p text:style-name="xl_5f_text"/>
          </table:table-cell>
          <table:table-cell table:style-name="a2ee0b8">
            <text:p text:style-name="xl_5f_table_5f_text">Hours in a day</text:p>
          </table:table-cell>
          <table:table-cell table:style-name="af520c7">
            <text:p text:style-name="xl_5f_table_5f_text">r<text:span text:style-name="a462468">hour</text:span><text:s/>=<text:s/>t<text:span text:style-name="a46d413">3</text:span><text:s/>modulo 24</text:p>
          </table:table-cell>
          <table:table-cell table:style-name="a334ebc">
            <text:p text:style-name="xl_5f_table_5f_text">r<text:span text:style-name="adb38e6">hour</text:span><text:s/>= 1</text:p>
          </table:table-cell>
          <table:table-cell table:style-name="a1d3b18">
            <text:p text:style-name="xl_5f_text"/>
          </table:table-cell>
        </table:table-row>
        <table:table-row>
          <table:table-cell table:style-name="a970068">
            <text:p text:style-name="xl_5f_text"/>
          </table:table-cell>
          <table:table-cell table:style-name="af62414">
            <text:p text:style-name="xl_5f_table_5f_text">Remaining entire days</text:p>
          </table:table-cell>
          <table:table-cell table:style-name="af7d629">
            <text:p text:style-name="xl_5f_table_5f_text">t<text:span text:style-name="a65a657">4</text:span><text:s/>=<text:s/>t<text:span text:style-name="ac14abf">3</text:span><text:s/>/ 24</text:p>
          </table:table-cell>
          <table:table-cell table:style-name="a3092af">
            <text:p text:style-name="xl_5f_table_5f_text">t<text:span text:style-name="a34fd9d">4</text:span><text:s/>= 137,444</text:p>
          </table:table-cell>
          <table:table-cell table:style-name="ace0a78">
            <text:p text:style-name="xl_5f_text"/>
          </table:table-cell>
        </table:table-row>
        <table:table-row>
          <table:table-cell table:style-name="a1c55a7">
            <text:p text:style-name="xl_5f_text"/>
          </table:table-cell>
          <table:table-cell table:style-name="a9bab4f">
            <text:p text:style-name="xl_5f_table_5f_text">Entire years from 1601-Jan-01</text:p>
          </table:table-cell>
          <table:table-cell table:style-name="a810c58">
            <text:p text:style-name="xl_5f_table_5f_text">r<text:span text:style-name="a973d84">year</text:span><text:s/>= 1601 + number of full years in<text:s/>t<text:span text:style-name="a9bc760">4</text:span></text:p>
          </table:table-cell>
          <table:table-cell table:style-name="aedaaf3">
            <text:p text:style-name="xl_5f_table_5f_text">r<text:span text:style-name="ae93918">year</text:span><text:s/>= 1601 + 376 = 1977</text:p>
          </table:table-cell>
          <table:table-cell table:style-name="a333a21">
            <text:p text:style-name="xl_5f_text"/>
          </table:table-cell>
        </table:table-row>
        <table:table-row>
          <table:table-cell table:style-name="aaf0043">
            <text:p text:style-name="xl_5f_text"/>
          </table:table-cell>
          <table:table-cell table:style-name="a0263c2">
            <text:p text:style-name="xl_5f_table_5f_text">Remaining days in year 1977</text:p>
          </table:table-cell>
          <table:table-cell table:style-name="a7603e2">
            <text:p text:style-name="xl_5f_table_5f_text">t<text:span text:style-name="abb570d">5</text:span><text:s/>=<text:s/>t<text:span text:style-name="a189026">4</text:span><text:s/>– (number of days from 1601‑<text:span text:style-name="a80a38a">Jan‑01 to<text:s/></text:span>1977‑Jan‑01)</text:p>
          </table:table-cell>
          <table:table-cell table:style-name="a3345b5">
            <text:p text:style-name="xl_5f_table_5f_text">t<text:span text:style-name="a8bc527">5</text:span><text:s/>= 137,444 – 137,331 = 113</text:p>
          </table:table-cell>
          <table:table-cell table:style-name="ad13cdb">
            <text:p text:style-name="xl_5f_text"/>
          </table:table-cell>
        </table:table-row>
        <table:table-row>
          <table:table-cell table:style-name="ae8b9d7">
            <text:p text:style-name="xl_5f_text"/>
          </table:table-cell>
          <table:table-cell table:style-name="a91d252">
            <text:p text:style-name="xl_5f_table_5f_text">Entire months from 1977-Jan-01</text:p>
          </table:table-cell>
          <table:table-cell table:style-name="a509606">
            <text:p text:style-name="xl_5f_table_5f_text">r<text:span text:style-name="ad1abbf">month</text:span><text:s/>= 1 + number of full months in<text:s/>t<text:span text:style-name="a9a7f8f">5</text:span></text:p>
          </table:table-cell>
          <table:table-cell table:style-name="a5cde11">
            <text:p text:style-name="xl_5f_table_5f_text">r<text:span text:style-name="a56cd21">month</text:span><text:s/>= 1 + 3 = 4 = April</text:p>
          </table:table-cell>
          <table:table-cell table:style-name="a2e0055">
            <text:p text:style-name="xl_5f_text"/>
          </table:table-cell>
        </table:table-row>
        <table:table-row>
          <table:table-cell table:style-name="a0b8221">
            <text:p text:style-name="xl_5f_text"/>
          </table:table-cell>
          <table:table-cell table:style-name="ad199c0">
            <text:p text:style-name="xl_5f_table_5f_text">Remaining days in month April</text:p>
          </table:table-cell>
          <table:table-cell table:style-name="a023d88">
            <text:p text:style-name="xl_5f_table_5f_text">t<text:span text:style-name="a4701ef">6</text:span><text:s/>=<text:s/>t<text:span text:style-name="a183449">5</text:span><text:s/>– (number of days from 1977‑Jan‑01 to 1977‑Apr‑01)</text:p>
          </table:table-cell>
          <table:table-cell table:style-name="a03b6a0">
            <text:p text:style-name="xl_5f_table_5f_text">t<text:span text:style-name="adf362e">6</text:span><text:s/>= 113 – 90 = 23</text:p>
          </table:table-cell>
          <table:table-cell table:style-name="af49a6f">
            <text:p text:style-name="xl_5f_text"/>
          </table:table-cell>
        </table:table-row>
        <table:table-row>
          <table:table-cell table:style-name="a15465e">
            <text:p text:style-name="xl_5f_text"/>
          </table:table-cell>
          <table:table-cell table:style-name="a9dc45f">
            <text:p text:style-name="xl_5f_table_5f_text">Resulting day of month April</text:p>
          </table:table-cell>
          <table:table-cell table:style-name="ae53ec3">
            <text:p text:style-name="xl_5f_table_5f_text">r<text:span text:style-name="a75c015">day</text:span><text:s/>= 1 +<text:s/>t<text:span text:style-name="a088836">6</text:span></text:p>
          </table:table-cell>
          <table:table-cell table:style-name="a389b38">
            <text:p text:style-name="xl_5f_table_5f_text">r<text:span text:style-name="a266714">day</text:span><text:s/>= 1 + 23 = 24</text:p>
          </table:table-cell>
          <table:table-cell table:style-name="aa21c53">
            <text:p text:style-name="xl_5f_text"/>
          </table:table-cell>
        </table:table-row>
        <table:table-row>
          <table:table-cell table:style-name="a3af692">
            <text:p text:style-name="xl_5f_text"/>
          </table:table-cell>
          <table:table-cell table:number-columns-spanned="3" table:style-name="af9440e">
            <text:p text:style-name="xl_5f_text">The final result is 1977-Apr-24 01:30:00. Guess what it is<text:span text:style-name="a54eb0e">…</text:span></text:p>
          </table:table-cell>
          <table:table-cell table:style-name="a5201c3">
            <text:p text:style-name="xl_5f_text"/>
          </table:table-cell>
        </table:table-row>
      </table:table>
      <text:p text:style-name="a27d622">Example</text:p>
      <text:p text:style-name="xl_5f_text">This chapter shows a possible way to open a compound document file. The file that is processed here is a simple spreadsheet document in Microsoft Excel file format, written by OpenOffice.org Calc.</text:p>
      <text:h text:outline-level="2" text:style-name="ae110a7">Compound Document Header</text:h>
      <text:p text:style-name="xl_5f_text_5f_keep">The first step is to read the compound document header (<text:span text:style-name="a3f2d40">➜</text:span><text:reference-ref style:data-style-name="" text:ref-name="ref_header_contents" text:reference-format="chapter">4.1</text:reference-ref>). The first 512 bytes of the file may look like this:</text:p>
      <text:p text:style-name="xl_5f_spec_5f_example_5f_hex">00000000<text:span text:style-name="a31831e">H</text:span><text:s/><text:s/>D0 CF 11 E0 A1 B1 1A E1 00 00 00 00 00 00 00 00<text:line-break/>00000010<text:span text:style-name="aa6fe12">H</text:span><text:s/><text:s/>00 00 00 00 00 00 00 00 3B 00 03 00 FE FF 09 00<text:line-break/>00000020<text:span text:style-name="a3fd5eb">H</text:span><text:s/><text:s/>06 00 00 00 00 00 00 00 00 00 00 00 01 00 00 00<text:line-break/>00000030<text:span text:style-name="aa049f5">H</text:span><text:s/><text:s/>0A 00 00 00 00 00 00 00 00 10 00 00 02 00 00 00<text:line-break/>00000040<text:span text:style-name="a3bbd4a">H</text:span><text:s/><text:s/>01 00 00 00 FE FF FF FF 00 00 00 00 00 00 00 00<text:line-break/>00000050<text:span text:style-name="a12b431">H</text:span><text:s/><text:s/>FF FF FF FF FF FF FF FF FF FF FF FF FF FF FF FF<text:line-break/>00000060<text:span text:style-name="a047a3c">H</text:span><text:s/><text:s/>FF FF FF FF FF FF FF FF FF FF FF FF FF FF FF FF<text:line-break/>00000070<text:span text:style-name="a69c4df">H</text:span><text:s/><text:s/>FF FF FF FF FF FF FF FF FF FF FF FF FF FF FF FF<text:line-break/>00000080<text:span text:style-name="aeba677">H</text:span><text:s/><text:s/>FF FF FF FF FF FF FF FF FF FF FF FF FF FF FF FF<text:line-break/>00000090<text:span text:style-name="a13bc98">H</text:span><text:s/><text:s/>FF FF FF FF FF FF FF FF FF FF FF FF FF FF FF FF<text:line-break/>000000A0<text:span text:style-name="a3c49db">H</text:span><text:s/><text:s/>FF FF FF FF FF FF FF FF FF FF FF FF FF FF FF FF<text:line-break/>000000B0<text:span text:style-name="af9134a">H</text:span><text:s/><text:s/>FF FF FF FF FF FF FF FF FF FF FF FF FF FF FF FF<text:line-break/>000000C0<text:span text:style-name="ac7f44c">H</text:span><text:s/><text:s/>FF FF FF FF FF FF FF FF FF FF FF FF FF FF FF FF<text:line-break/>000000D0<text:span text:style-name="ab07ef1">H</text:span><text:s/><text:s/>FF FF FF FF FF FF FF FF FF FF FF FF FF FF FF FF<text:line-break/>000000E0<text:span text:style-name="aedc35a">H</text:span><text:s/><text:s/>FF FF FF FF FF FF FF FF FF FF FF FF FF FF FF FF<text:line-break/>000000F0<text:span text:style-name="a8204ee">H</text:span><text:s/><text:s/>FF FF FF FF FF FF FF FF FF FF FF FF FF FF FF FF<text:line-break/>00000100<text:span text:style-name="a4feb21">H</text:span><text:s/><text:s/>FF FF FF FF FF FF FF FF FF FF FF FF FF FF FF FF<text:line-break/>00000110<text:span text:style-name="a36634b">H</text:span><text:s/><text:s/>FF FF FF FF FF FF FF FF FF FF FF FF FF FF FF FF<text:line-break/>00000120<text:span text:style-name="a9fce25">H</text:span><text:s/><text:s/>FF FF FF FF FF FF FF FF FF FF FF FF FF FF FF FF<text:line-break/>00000130<text:span text:style-name="a554d39">H</text:span><text:s/><text:s/>FF FF FF FF FF FF FF FF FF FF FF FF FF FF FF FF<text:line-break/>00000140<text:span text:style-name="a77284b">H</text:span><text:s/><text:s/>FF FF FF FF FF FF FF FF FF FF FF FF FF FF FF FF<text:line-break/>00000150<text:span text:style-name="a96c86e">H</text:span><text:s/><text:s/>FF FF FF FF FF FF FF FF FF FF FF FF FF FF FF FF<text:line-break/>00000160<text:span text:style-name="a4a8d0d">H</text:span><text:s/><text:s/>FF FF FF FF FF FF FF FF FF FF FF FF FF FF FF FF<text:line-break/>00000170<text:span text:style-name="a90af46">H</text:span><text:s/><text:s/>FF FF FF FF FF FF FF FF FF FF FF FF FF FF FF FF<text:line-break/>00000180<text:span text:style-name="aceb980">H</text:span><text:s/><text:s/>FF FF FF FF FF FF FF FF FF FF FF FF FF FF FF FF<text:line-break/>00000190<text:span text:style-name="adb35d8">H</text:span><text:s/><text:s/>FF FF FF FF FF FF FF FF FF FF FF FF FF FF FF FF<text:line-break/>000001A0<text:span text:style-name="a233ef8">H</text:span><text:s/><text:s/>FF FF FF FF FF FF FF FF FF FF FF FF FF FF FF FF<text:line-break/>000001B0<text:span text:style-name="a348e4f">H</text:span><text:s/><text:s/>FF FF FF FF FF FF FF FF FF FF FF FF FF FF FF FF<text:line-break/>000001C0<text:span text:style-name="a32133a">H</text:span><text:s/><text:s/>FF FF FF FF FF FF FF FF FF FF FF FF FF FF FF FF<text:line-break/>000001D0<text:span text:style-name="a66ab39">H</text:span><text:s/><text:s/>FF FF FF FF FF FF FF FF FF FF FF FF FF FF FF FF<text:line-break/>000001E0<text:span text:style-name="ab0df8e">H</text:span><text:s/><text:s/>FF FF FF FF FF FF FF FF FF FF FF FF FF FF FF FF<text:line-break/>000001F0<text:span text:style-name="a90e4b2">H</text:span><text:s/><text:s/>FF FF FF FF FF FF FF FF FF FF FF FF FF FF FF FF</text:p>
      <text:list text:continue-numbering="true" text:style-name="xl_5f_numbering_5f_num">
        <text:list-item>
          <text:p text:style-name="a4eb837">8 bytes containing the fixed compound document file identifier:</text:p>
        </text:list-item>
      </text:list>
      <text:p text:style-name="xl_5f_spec_5f_example_5f_hex">00000000<text:span text:style-name="ad42f80">H</text:span><text:span text:style-name="adb7a02"><text:s/><text:s/></text:span>D0 CF 11 E0 A1 B1 1A E1<text:s/>00 00 00 00 00 00 00 00</text:p>
      <text:list text:continue-numbering="true" text:style-name="xl_5f_numbering_5f_num">
        <text:list-item>
          <text:p text:style-name="a79e392">16 bytes containing a unique identifier, followed by 4 bytes containing a revision number and a version number. These values can be skipped:</text:p>
        </text:list-item>
      </text:list>
      <text:p text:style-name="xl_5f_spec_5f_example_5f_hex">00000000<text:span text:style-name="aa5a409">H</text:span><text:span text:style-name="a650181"><text:s/><text:s/></text:span>D0 CF 11 E0 A1 B1 1A E1<text:s/>00 00 00 00 00 00 00 00<text:line-break/>00000010<text:span text:style-name="a345fe1">H</text:span><text:span text:style-name="ababcf7"><text:s/><text:s/></text:span>00 00 00 00 00 00 00 00 3B 00 03 00<text:s/>FE FF 09 00</text:p>
      <text:list text:continue-numbering="true" text:style-name="xl_5f_numbering_5f_num">
        <text:list-item>
          <text:p text:style-name="ab5caae">2 bytes containing the byte order identifier. It should always consist of the byte sequence<text:s/>FE<text:span text:style-name="a1b0c22">H<text:s/></text:span>FF<text:span text:style-name="a89b5fc">H</text:span>:</text:p>
        </text:list-item>
      </text:list>
      <text:p text:style-name="xl_5f_spec_5f_example_5f_hex">00000010<text:span text:style-name="acb5a8d">H</text:span><text:span text:style-name="ad73f3d"><text:s/><text:s/></text:span>00 00 00 00 00 00 00 00 3B 00 03 00<text:s/>FE FF<text:s/>09 00</text:p>
      <text:list text:continue-numbering="true" text:style-name="xl_5f_numbering_5f_num">
        <text:list-item>
          <text:p text:style-name="ace801c">2 bytes containing the size of sectors, 2 bytes containing the size of short-sectors. The sector size is 512 bytes, and the short-sector size is 64 bytes here:</text:p>
        </text:list-item>
      </text:list>
      <text:p text:style-name="xl_5f_spec_5f_example_5f_hex">00000010<text:span text:style-name="af40958">H</text:span><text:span text:style-name="ae402e9"><text:s/><text:s/></text:span>00 00 00 00 00 00 00 00 3B 00 03 00 FE FF<text:s/>09 00<text:line-break/>00000020<text:span text:style-name="aeed3a6">H</text:span><text:span text:style-name="ac7b54f"><text:s/><text:s/></text:span>06 00<text:s/>00 00 00 00 00 00 00 00 00 00 01 00 00 00</text:p>
      <text:list text:continue-numbering="true" text:style-name="xl_5f_numbering_5f_num">
        <text:list-item>
          <text:p text:style-name="af0de3a">10 bytes without valid data, can be ignored:</text:p>
        </text:list-item>
      </text:list>
      <text:p text:style-name="xl_5f_spec_5f_example_5f_hex">00000020<text:span text:style-name="a282f64">H</text:span><text:span text:style-name="a8a4379"><text:s/><text:s/></text:span>06 00<text:s/>00 00 00 00 00 00 00 00 00 00<text:s/>01 00 00 00</text:p>
      <text:list text:continue-numbering="true" text:style-name="xl_5f_numbering_5f_num">
        <text:list-item>
          <text:p text:style-name="aa8b59d">4 bytes containing the number of sectors used by the sector allocation table (<text:span text:style-name="ac96b30">➜</text:span><text:reference-ref style:data-style-name="" text:ref-name="ref_alloc_sat" text:reference-format="chapter">5.2</text:reference-ref>). The SAT uses only one sector here:</text:p>
        </text:list-item>
      </text:list>
      <text:p text:style-name="xl_5f_spec_5f_example_5f_hex">00000020<text:span text:style-name="ac8147d">H</text:span><text:span text:style-name="a253bc8"><text:s/><text:s/></text:span>06 00 00 00 00 00 00 00 00 00 00 00<text:s/>01 00 00 00</text:p>
      <text:list text:continue-numbering="true" text:style-name="xl_5f_numbering_5f_num">
        <text:list-item>
          <text:p text:style-name="abc135f">4 bytes containing the SecID of the first sector used by the directory (<text:span text:style-name="a78f240">➜</text:span><text:reference-ref style:data-style-name="" text:ref-name="ref_dir" text:reference-format="chapter">7</text:reference-ref>). The directory starts at sector 10 here:</text:p>
        </text:list-item>
      </text:list>
      <text:p text:style-name="xl_5f_spec_5f_example_5f_hex">00000030<text:span text:style-name="aa69edd">H</text:span><text:s/><text:s/>0A 00 00 00<text:s/>00 00 00 00 00 10 00 00 02 00 00 00</text:p>
      <text:list text:continue-numbering="true" text:style-name="xl_5f_numbering_5f_num">
        <text:list-item>
          <text:p text:style-name="a4fd210">4 bytes without valid data, can be ignored:</text:p>
        </text:list-item>
      </text:list>
      <text:p text:style-name="xl_5f_spec_5f_example_5f_hex">00000030<text:span text:style-name="a10ed62">H</text:span><text:s/><text:s/>0A 00 00 00<text:s/>00 00 00 00<text:s/>00 10 00 00 02 00 00 00</text:p>
      <text:list text:continue-numbering="true" text:style-name="xl_5f_numbering_5f_num">
        <text:list-item>
          <text:p text:style-name="a826a16">4 bytes containing the minimum size of standard streams. This size is<text:s/>00001000<text:span text:style-name="a47e6d4">H</text:span> = 4096 bytes here:</text:p>
        </text:list-item>
      </text:list>
      <text:p text:style-name="xl_5f_spec_5f_example_5f_hex">00000030<text:span text:style-name="a2f3c35">H</text:span><text:s/><text:s/>0A 00 00 00 00 00 00 00<text:s/>00 10 00 00<text:s/>02 00 00 00</text:p>
      <text:list text:continue-numbering="true" text:style-name="xl_5f_numbering_5f_num">
        <text:list-item>
          <text:p text:style-name="a264279">4 bytes containing the SecID of the first sector of the short-sector allocation table (<text:span text:style-name="aa9694b">➜</text:span><text:reference-ref style:data-style-name="" text:ref-name="ref_alloc_ssat" text:reference-format="chapter">6.2</text:reference-ref>), followed by 4 bytes containing the number of sectors used by the SSAT. In this example the SSAT starts at sector 2 and uses one sector:</text:p>
        </text:list-item>
      </text:list>
      <text:p text:style-name="xl_5f_spec_5f_example_5f_hex">00000030<text:span text:style-name="a8a5c78">H</text:span><text:s/><text:s/>0A 00 00 00 00 00 00 00 00 10 00 00<text:s/>02 00 00 00<text:line-break/>00000040<text:span text:style-name="a59db94">H</text:span><text:s/><text:s/>01 00 00 00<text:s/>FE FF FF FF 00 00 00 00 00 00 00 00</text:p>
      <text:list text:continue-numbering="true" text:style-name="xl_5f_numbering_5f_num">
        <text:list-item>
          <text:p text:style-name="a49f6a0">4 bytes containing the SecID of the first sector of the master sector allocation table (<text:span text:style-name="a4e85ba">➜</text:span><text:reference-ref style:data-style-name="" text:ref-name="ref_alloc_msat" text:reference-format="chapter">5.1</text:reference-ref>), followed by 4 bytes containing the number of sectors used by the MSAT. The SecID here is –2 (End Of Chain SecID,<text:s/><text:span text:style-name="af32e4c">➜</text:span><text:reference-ref style:data-style-name="" text:ref-name="ref_alloc_sid" text:reference-format="chapter">3.1</text:reference-ref>) which states that there is no extended MSAT in this file:</text:p>
        </text:list-item>
      </text:list>
      <text:p text:style-name="xl_5f_spec_5f_example_5f_hex">00000040<text:span text:style-name="a5fed17">H</text:span><text:s/><text:s/>01 00 00 00<text:s/>FE FF FF FF 00 00 00 00<text:s/>00 00 00 00</text:p>
      <text:list text:continue-numbering="true" text:style-name="xl_5f_numbering_5f_num">
        <text:list-item>
          <text:p text:style-name="a3a2ba6">436 bytes containing the first 109 SecIDs of the MSAT. Only the first SecID is valid, because the SAT uses only one sector (see above). Therefore all remaining SecIDs are set to the special<text:s/>Free SecID<text:s/>with the value –1 (<text:span text:style-name="a4399e5">➜</text:span><text:reference-ref style:data-style-name="" text:ref-name="ref_alloc_sid" text:reference-format="chapter">3.1</text:reference-ref>). The only sector used by the SAT is sector 0:</text:p>
        </text:list-item>
      </text:list>
      <text:p text:style-name="a24ac7a">00000040<text:span text:style-name="a6a7069">H</text:span><text:s/><text:s/>01 00 00 00 FE FF FF FF 00 00 00 00<text:s/>00 00 00 00<text:line-break/>00000050<text:span text:style-name="a09cf77">H</text:span><text:s/><text:s/>FF FF FF FF FF FF FF FF FF FF FF FF FF FF FF FF<text:line-break/>00000060<text:span text:style-name="a48a264">H</text:span><text:s/><text:s/>FF FF FF FF FF FF FF FF FF FF FF FF FF FF FF FF<text:line-break/><text:tab/>⋮<text:tab/>⋮</text:p>
      <text:h text:outline-level="2" text:style-name="a6baa96">Master Sector Allocation Table</text:h>
      <text:p text:style-name="xl_5f_text">The header contains the entire MSAT (<text:span text:style-name="a3a1830">➜</text:span><text:reference-ref style:data-style-name="" text:ref-name="ref_alloc_msat" text:reference-format="chapter">5.1</text:reference-ref>), therefore nothing else can be done here. The MSAT consists of the SecID chain [0,  –2].</text:p>
      <text:h text:outline-level="2" text:style-name="ac381e3">Sector Allocation Table</text:h>
      <text:p text:style-name="xl_5f_text_5f_keep">To build the SAT (<text:span text:style-name="a062574">➜</text:span><text:reference-ref style:data-style-name="" text:ref-name="ref_alloc_sat" text:reference-format="chapter">5.2</text:reference-ref>), all sectors specified in the MSAT have to be read. In this example this is only sector 0. It starts at file offset<text:s/>00000200<text:span text:style-name="a2f21fe">H</text:span> = 512 (<text:span text:style-name="a785555">➜</text:span><text:reference-ref style:data-style-name="" text:ref-name="ref_header_filepos" text:reference-format="chapter">4.3</text:reference-ref>) and may look like this:</text:p>
      <text:p text:style-name="xl_5f_spec_5f_example_5f_hex">00000200<text:span text:style-name="ac83404">H</text:span><text:s/><text:s/>FD FF FF FF FF FF FF FF FE FF FF FF 04 00 00 00<text:line-break/>00000210<text:span text:style-name="a46567e">H</text:span><text:s/><text:s/>05 00 00 00 06 00 00 00 07 00 00 00 08 00 00 00<text:line-break/>00000220<text:span text:style-name="a7396bc">H</text:span><text:s/><text:s/>09 00 00 00 FE FF FF FF 0B 00 00 00 FE FF FF FF<text:line-break/>00000230<text:span text:style-name="abccf69">H</text:span><text:s/><text:s/>FF FF FF FF FF FF FF FF FF FF FF FF FF FF FF FF<text:line-break/>00000240<text:span text:style-name="a71232d">H</text:span><text:s/><text:s/>FF FF FF FF FF FF FF FF FF FF FF FF FF FF FF FF<text:line-break/>00000250<text:span text:style-name="a6267ca">H</text:span><text:s/><text:s/>FF FF FF FF FF FF FF FF FF FF FF FF FF FF FF FF<text:line-break/>00000260<text:span text:style-name="a920104">H</text:span><text:s/><text:s/>FF FF FF FF FF FF FF FF FF FF FF FF FF FF FF FF<text:line-break/>00000270<text:span text:style-name="ae1dc0b">H</text:span><text:s/><text:s/>FF FF FF FF FF FF FF FF FF FF FF FF FF FF FF FF<text:line-break/>00000280<text:span text:style-name="a0f116c">H</text:span><text:s/><text:s/>FF FF FF FF FF FF FF FF FF FF FF FF FF FF FF FF<text:line-break/>00000290<text:span text:style-name="a55bc27">H</text:span><text:s/><text:s/>FF FF FF FF FF FF FF FF FF FF FF FF FF FF FF FF<text:line-break/>000002A0<text:span text:style-name="ab83d39">H</text:span><text:s/><text:s/>FF FF FF FF FF FF FF FF FF FF FF FF FF FF FF FF<text:line-break/>000002B0<text:span text:style-name="a42c766">H</text:span><text:s/><text:s/>FF FF FF FF FF FF FF FF FF FF FF FF FF FF FF FF<text:line-break/>000002C0<text:span text:style-name="afadd95">H</text:span><text:s/><text:s/>FF FF FF FF FF FF FF FF FF FF FF FF FF FF FF FF<text:line-break/>000002D0<text:span text:style-name="aaceab7">H</text:span><text:s/><text:s/>FF FF FF FF FF FF FF FF FF FF FF FF FF FF FF FF<text:line-break/>000002E0<text:span text:style-name="ac74485">H</text:span><text:s/><text:s/>FF FF FF FF FF FF FF FF FF FF FF FF FF FF FF FF<text:line-break/>000002F0<text:span text:style-name="a46ffbf">H</text:span><text:s/><text:s/>FF FF FF FF FF FF FF FF FF FF FF FF FF FF FF FF<text:line-break/>00000300<text:span text:style-name="a0ddcee">H</text:span><text:s/><text:s/>FF FF FF FF FF FF FF FF FF FF FF FF FF FF FF FF<text:line-break/>00000310<text:span text:style-name="a92c6c2">H</text:span><text:s/><text:s/>FF FF FF FF FF FF FF FF FF FF FF FF FF FF FF FF<text:line-break/>00000320<text:span text:style-name="aa9b005">H</text:span><text:s/><text:s/>FF FF FF FF FF FF FF FF FF FF FF FF FF FF FF FF<text:line-break/>00000330<text:span text:style-name="a2d7611">H</text:span><text:s/><text:s/>FF FF FF FF FF FF FF FF FF FF FF FF FF FF FF FF<text:line-break/>00000340<text:span text:style-name="a82984f">H</text:span><text:s/><text:s/>FF FF FF FF FF FF FF FF FF FF FF FF FF FF FF FF<text:line-break/>00000350<text:span text:style-name="a91dd97">H</text:span><text:s/><text:s/>FF FF FF FF FF FF FF FF FF FF FF FF FF FF FF FF<text:line-break/>00000360<text:span text:style-name="a4b487e">H</text:span><text:s/><text:s/>FF FF FF FF FF FF FF FF FF FF FF FF FF FF FF FF<text:line-break/>00000370<text:span text:style-name="a63c5b6">H</text:span><text:s/><text:s/>FF FF FF FF FF FF FF FF FF FF FF FF FF FF FF FF<text:line-break/>00000380<text:span text:style-name="af0cef3">H</text:span><text:s/><text:s/>FF FF FF FF FF FF FF FF FF FF FF FF FF FF FF FF<text:line-break/>00000390<text:span text:style-name="a3d1c87">H</text:span><text:s/><text:s/>FF FF FF FF FF FF FF FF FF FF FF FF FF FF FF FF<text:line-break/>000003A0<text:span text:style-name="af0a4a8">H</text:span><text:s/><text:s/>FF FF FF FF FF FF FF FF FF FF FF FF FF FF FF FF<text:line-break/>000003B0<text:span text:style-name="ad4f52b">H</text:span><text:s/><text:s/>FF FF FF FF FF FF FF FF FF FF FF FF FF FF FF FF<text:line-break/>000003C0<text:span text:style-name="ad1e0be">H</text:span><text:s/><text:s/>FF FF FF FF FF FF FF FF FF FF FF FF FF FF FF FF<text:line-break/>000003D0<text:span text:style-name="ad690e0">H</text:span><text:s/><text:s/>FF FF FF FF FF FF FF FF FF FF FF FF FF FF FF FF<text:line-break/>000003E0<text:span text:style-name="acc1804">H</text:span><text:s/><text:s/>FF FF FF FF FF FF FF FF FF FF FF FF FF FF FF FF<text:line-break/>000003F0<text:span text:style-name="a83e1d5">H</text:span><text:s/><text:s/>FF FF FF FF FF FF FF FF FF FF FF FF FF FF FF FF</text:p>
      <text:p text:style-name="xl_5f_text_5f_keep">This results in the following SecID array for the SAT:</text:p>
      <table:table table:style-name="abd0221">
        <table:table-column table:style-name="a377410"/>
        <table:table-column table:style-name="a537447"/>
        <table:table-column table:number-columns-repeated="6" table:style-name="a75a8e2"/>
        <table:table-column table:style-name="a54db8b"/>
        <table:table-column table:number-columns-repeated="6" table:style-name="ab0f5b7"/>
        <table:table-column table:style-name="a085f51"/>
        <table:table-column table:style-name="a689f32"/>
        <table:table-row table:style-name="ab27666">
          <table:table-cell table:style-name="a5975ed">
            <text:p text:style-name="xl_5f_text"/>
          </table:table-cell>
          <table:table-cell table:style-name="a1b3fb6">
            <text:p text:style-name="xl_5f_text">Array indexes</text:p>
          </table:table-cell>
          <table:table-cell table:style-name="a14aa58">
            <text:p text:style-name="xl_5f_table_5f_text_5f_center">0</text:p>
          </table:table-cell>
          <table:table-cell table:style-name="af399ae">
            <text:p text:style-name="xl_5f_table_5f_text_5f_center">1</text:p>
          </table:table-cell>
          <table:table-cell table:style-name="a3e217b">
            <text:p text:style-name="xl_5f_table_5f_text_5f_center">2</text:p>
          </table:table-cell>
          <table:table-cell table:style-name="a8f01d4">
            <text:p text:style-name="xl_5f_table_5f_text_5f_center">3</text:p>
          </table:table-cell>
          <table:table-cell table:style-name="aba0ca1">
            <text:p text:style-name="xl_5f_table_5f_text_5f_center">4</text:p>
          </table:table-cell>
          <table:table-cell table:style-name="a74f80b">
            <text:p text:style-name="xl_5f_table_5f_text_5f_center">5</text:p>
          </table:table-cell>
          <table:table-cell table:style-name="a3d2233">
            <text:p text:style-name="xl_5f_table_5f_text_5f_center">6</text:p>
          </table:table-cell>
          <table:table-cell table:style-name="a4a3784">
            <text:p text:style-name="xl_5f_table_5f_text_5f_center">7</text:p>
          </table:table-cell>
          <table:table-cell table:style-name="a93f638">
            <text:p text:style-name="xl_5f_table_5f_text_5f_center">8</text:p>
          </table:table-cell>
          <table:table-cell table:style-name="a2ad184">
            <text:p text:style-name="xl_5f_table_5f_text_5f_center">9</text:p>
          </table:table-cell>
          <table:table-cell table:style-name="ae0d557">
            <text:p text:style-name="xl_5f_table_5f_text_5f_center">10</text:p>
          </table:table-cell>
          <table:table-cell table:style-name="ad05446">
            <text:p text:style-name="xl_5f_table_5f_text_5f_center">11</text:p>
          </table:table-cell>
          <table:table-cell table:style-name="a5c6d49">
            <text:p text:style-name="xl_5f_table_5f_text_5f_center">12</text:p>
          </table:table-cell>
          <table:table-cell table:style-name="a7ceac1">
            <text:p text:style-name="a70ba0a">…</text:p>
          </table:table-cell>
          <table:table-cell table:style-name="a340814">
            <text:p text:style-name="xl_5f_text"/>
          </table:table-cell>
        </table:table-row>
        <table:table-row table:style-name="a6f5f47">
          <table:table-cell table:style-name="a04fbda">
            <text:p text:style-name="xl_5f_text"/>
          </table:table-cell>
          <table:table-cell table:style-name="a9109d5">
            <text:p text:style-name="xl_5f_text">SecID array</text:p>
          </table:table-cell>
          <table:table-cell table:style-name="a31fab4">
            <text:p text:style-name="xl_5f_table_5f_text_5f_center">–3</text:p>
          </table:table-cell>
          <table:table-cell table:style-name="a42ed30">
            <text:p text:style-name="xl_5f_table_5f_text_5f_center">–1</text:p>
          </table:table-cell>
          <table:table-cell table:style-name="a90f8b6">
            <text:p text:style-name="xl_5f_table_5f_text_5f_center">–2</text:p>
          </table:table-cell>
          <table:table-cell table:style-name="a362d3f">
            <text:p text:style-name="xl_5f_table_5f_text_5f_center">4</text:p>
          </table:table-cell>
          <table:table-cell table:style-name="a4969a3">
            <text:p text:style-name="xl_5f_table_5f_text_5f_center">5</text:p>
          </table:table-cell>
          <table:table-cell table:style-name="adb44f0">
            <text:p text:style-name="xl_5f_table_5f_text_5f_center">6</text:p>
          </table:table-cell>
          <table:table-cell table:style-name="ad4d500">
            <text:p text:style-name="xl_5f_table_5f_text_5f_center">7</text:p>
          </table:table-cell>
          <table:table-cell table:style-name="a657e6a">
            <text:p text:style-name="xl_5f_table_5f_text_5f_center">8</text:p>
          </table:table-cell>
          <table:table-cell table:style-name="a166a8f">
            <text:p text:style-name="xl_5f_table_5f_text_5f_center">9</text:p>
          </table:table-cell>
          <table:table-cell table:style-name="a9899cb">
            <text:p text:style-name="xl_5f_table_5f_text_5f_center">–2</text:p>
          </table:table-cell>
          <table:table-cell table:style-name="a49a5a3">
            <text:p text:style-name="xl_5f_table_5f_text_5f_center">11</text:p>
          </table:table-cell>
          <table:table-cell table:style-name="a390bd1">
            <text:p text:style-name="a27d45d">–2</text:p>
          </table:table-cell>
          <table:table-cell table:style-name="a3e0dd9">
            <text:p text:style-name="ad241da">–1</text:p>
          </table:table-cell>
          <table:table-cell table:style-name="ae04d05">
            <text:p text:style-name="a0910c3">…</text:p>
          </table:table-cell>
          <table:table-cell table:style-name="a589e92">
            <text:p text:style-name="xl_5f_text"/>
          </table:table-cell>
        </table:table-row>
        <table:table-row table:style-name="adfc5d7">
          <table:table-cell table:style-name="ae3fb87">
            <text:p text:style-name="xl_5f_text"/>
          </table:table-cell>
          <table:table-cell table:style-name="a3e586e">
            <text:p text:style-name="xl_5f_text"/>
          </table:table-cell>
          <table:table-cell table:style-name="a3d666d">
            <text:p text:style-name="xl_5f_text"/>
          </table:table-cell>
          <table:table-cell table:style-name="afa98ec">
            <text:p text:style-name="xl_5f_text"/>
          </table:table-cell>
          <table:table-cell table:style-name="ac781a6">
            <text:p text:style-name="xl_5f_text"/>
          </table:table-cell>
          <table:table-cell table:style-name="a801bbe">
            <text:p text:style-name="xl_5f_text"/>
          </table:table-cell>
          <table:table-cell table:style-name="aaec58a">
            <text:p text:style-name="xl_5f_text"/>
          </table:table-cell>
          <table:table-cell table:style-name="ac6d950">
            <text:p text:style-name="xl_5f_text"/>
          </table:table-cell>
          <table:table-cell table:style-name="a3eb17a">
            <text:p text:style-name="xl_5f_text"/>
          </table:table-cell>
          <table:table-cell table:style-name="a989a0d">
            <text:p text:style-name="xl_5f_text"/>
          </table:table-cell>
          <table:table-cell table:style-name="ad84370">
            <text:p text:style-name="xl_5f_text"/>
          </table:table-cell>
          <table:table-cell table:style-name="ad54f6d">
            <text:p text:style-name="xl_5f_text"/>
          </table:table-cell>
          <table:table-cell table:style-name="a92b5e4">
            <text:p text:style-name="xl_5f_text"/>
          </table:table-cell>
          <table:table-cell table:style-name="ae4e987">
            <text:p text:style-name="xl_5f_text"/>
          </table:table-cell>
          <table:table-cell table:style-name="ab93bdb">
            <text:p text:style-name="xl_5f_text"/>
          </table:table-cell>
          <table:table-cell table:style-name="ad44ac3">
            <text:p text:style-name="xl_5f_text"/>
          </table:table-cell>
          <table:table-cell table:style-name="a7d6fa6">
            <text:p text:style-name="xl_5f_text"/>
          </table:table-cell>
        </table:table-row>
      </table:table>
      <text:p text:style-name="xl_5f_text">As expected, sector 0 is marked with the special<text:s/>SAT SecID<text:s/>(<text:span text:style-name="aa0f193">➜</text:span><text:reference-ref style:data-style-name="" text:ref-name="ref_alloc_sid" text:reference-format="chapter">3.1</text:reference-ref>). Sector 1 and all sectors starting with sector 12 are not used (special<text:s/>Free SecID<text:s/>with value –1).</text:p>
      <text:h text:outline-level="2" text:style-name="a46a893">Short-Sector Allocation Table</text:h>
      <text:p text:style-name="xl_5f_text">The SSAT (<text:span text:style-name="afe0a56">➜</text:span><text:reference-ref style:data-style-name="" text:ref-name="ref_alloc_ssat" text:reference-format="chapter">6.2</text:reference-ref>) starts at sector 2 and consists only of this one sector as specified in the header. This is in line with the SAT that contains the<text:s/>End Of Chain SecID<text:s/>at position 2. The SecID chain of the SSAT is therefore [2,  –2]. Sector 2 starts at file offset<text:s/>00000600<text:span text:style-name="ab6b085">H</text:span> = 1536 (<text:span text:style-name="ad419cb">➜</text:span><text:reference-ref style:data-style-name="" text:ref-name="ref_header_filepos" text:reference-format="chapter">4.3</text:reference-ref>) and may look like this:</text:p>
      <text:p text:style-name="xl_5f_spec_5f_example_5f_hex">00000600<text:span text:style-name="a849a5d">H</text:span><text:s/><text:s/>01 00 00 00 02 00 00 00 03 00 00 00 04 00 00 00<text:line-break/>00000610<text:span text:style-name="af492b1">H</text:span><text:s/><text:s/>05 00 00 00 06 00 00 00 07 00 00 00 08 00 00 00<text:line-break/>00000620<text:span text:style-name="aab067e">H</text:span><text:s/><text:s/>09 00 00 00 0A 00 00 00 0B 00 00 00 0C 00 00 00<text:line-break/>00000630<text:span text:style-name="aeaaf85">H</text:span><text:s/><text:s/>0D 00 00 00 0E 00 00 00 0F 00 00 00 10 00 00 00<text:line-break/>00000640<text:span text:style-name="a9832f7">H</text:span><text:s/><text:s/>11 00 00 00 12 00 00 00 13 00 00 00 14 00 00 00<text:line-break/>00000650<text:span text:style-name="a951373">H</text:span><text:s/><text:s/>15 00 00 00 16 00 00 00 17 00 00 00 18 00 00 00<text:line-break/>00000660<text:span text:style-name="a58090c">H</text:span><text:s/><text:s/>19 00 00 00 1A 00 00 00 1B 00 00 00 1C 00 00 00<text:line-break/>00000670<text:span text:style-name="ac643eb">H</text:span><text:s/><text:s/>1D 00 00 00 1E 00 00 00 1F 00 00 00 20 00 00 00<text:line-break/>00000680<text:span text:style-name="a5b3226">H</text:span><text:s/><text:s/>21 00 00 00 22 00 00 00 23 00 00 00 24 00 00 00<text:line-break/>00000690<text:span text:style-name="aaf3e74">H</text:span><text:s/><text:s/>25 00 00 00 26 00 00 00 27 00 00 00 28 00 00 00<text:line-break/>000006A0<text:span text:style-name="a165a79">H</text:span><text:s/><text:s/>29 00 00 00 2A 00 00 00 2B 00 00 00 2C 00 00 00<text:line-break/>000006B0<text:span text:style-name="a5584a6">H</text:span><text:s/><text:s/>2D 00 00 00 FE FF FF FF 2F 00 00 00 FE FF FF FF<text:line-break/>000006C0<text:span text:style-name="a4a67cc">H</text:span><text:s/><text:s/>FE FF FF FF 32 00 00 00 33 00 00 00 34 00 00 00<text:line-break/>000006D0<text:span text:style-name="af73271">H</text:span><text:s/><text:s/>35 00 00 00 FE FF FF FF FF FF FF FF FF FF FF FF<text:line-break/>000006E0<text:span text:style-name="a2dcf46">H</text:span><text:s/><text:s/>FF FF FF FF FF FF FF FF FF FF FF FF FF FF FF FF<text:line-break/>000006F0<text:span text:style-name="a925112">H</text:span><text:s/><text:s/>FF FF FF FF FF FF FF FF FF FF FF FF FF FF FF FF<text:line-break/>00000700<text:span text:style-name="ac09d1e">H</text:span><text:s/><text:s/>FF FF FF FF FF FF FF FF FF FF FF FF FF FF FF FF<text:line-break/>00000710<text:span text:style-name="afadb51">H</text:span><text:s/><text:s/>FF FF FF FF FF FF FF FF FF FF FF FF FF FF FF FF<text:line-break/>00000720<text:span text:style-name="a6c6d9f">H</text:span><text:s/><text:s/>FF FF FF FF FF FF FF FF FF FF FF FF FF FF FF FF<text:line-break/>00000730<text:span text:style-name="a1b0e09">H</text:span><text:s/><text:s/>FF FF FF FF FF FF FF FF FF FF FF FF FF FF FF FF<text:line-break/>00000740<text:span text:style-name="a4fc6d8">H</text:span><text:s/><text:s/>FF FF FF FF FF FF FF FF FF FF FF FF FF FF FF FF<text:line-break/>00000750<text:span text:style-name="a5de9f2">H</text:span><text:s/><text:s/>FF FF FF FF FF FF FF FF FF FF FF FF FF FF FF FF<text:line-break/>00000760<text:span text:style-name="a9d36dd">H</text:span><text:s/><text:s/>FF FF FF FF FF FF FF FF FF FF FF FF FF FF FF FF<text:line-break/>00000770<text:span text:style-name="a7a7a3c">H</text:span><text:s/><text:s/>FF FF FF FF FF FF FF FF FF FF FF FF FF FF FF FF<text:line-break/>00000780<text:span text:style-name="ab2928d">H</text:span><text:s/><text:s/>FF FF FF FF FF FF FF FF FF FF FF FF FF FF FF FF<text:line-break/>00000790<text:span text:style-name="a21c588">H</text:span><text:s/><text:s/>FF FF FF FF FF FF FF FF FF FF FF FF FF FF FF FF<text:line-break/>000007A0<text:span text:style-name="aa7ed20">H</text:span><text:s/><text:s/>FF FF FF FF FF FF FF FF FF FF FF FF FF FF FF FF<text:line-break/>000007B0<text:span text:style-name="a97851d">H</text:span><text:s/><text:s/>FF FF FF FF FF FF FF FF FF FF FF FF FF FF FF FF<text:line-break/>000007C0<text:span text:style-name="a40a108">H</text:span><text:s/><text:s/>FF FF FF FF FF FF FF FF FF FF FF FF FF FF FF FF<text:line-break/>000007D0<text:span text:style-name="a491895">H</text:span><text:s/><text:s/>FF FF FF FF FF FF FF FF FF FF FF FF FF FF FF FF<text:line-break/>000007E0<text:span text:style-name="a5746ea">H</text:span><text:s/><text:s/>FF FF FF FF FF FF FF FF FF FF FF FF FF FF FF FF<text:line-break/>000007F0<text:span text:style-name="ab4ea51">H</text:span><text:s/><text:s/>FF FF FF FF FF FF FF FF FF FF FF FF FF FF FF FF</text:p>
      <text:p text:style-name="xl_5f_text_5f_keep">This results in the following SecID array for the SSAT:</text:p>
      <table:table table:style-name="a07ffad">
        <table:table-column table:style-name="ab8db61"/>
        <table:table-column table:style-name="a3f42df"/>
        <table:table-column table:number-columns-repeated="12" table:style-name="ade93c1"/>
        <table:table-column table:number-columns-repeated="2" table:style-name="aaeb302"/>
        <table:table-column table:number-columns-repeated="14" table:style-name="ad2fe10"/>
        <table:table-column table:style-name="a018d7f"/>
        <table:table-row table:style-name="aa1042c">
          <table:table-cell table:style-name="a076435">
            <text:p text:style-name="xl_5f_text"/>
          </table:table-cell>
          <table:table-cell table:style-name="ae91441">
            <text:p text:style-name="xl_5f_text">Array indexes</text:p>
          </table:table-cell>
          <table:table-cell table:style-name="a3a2b02">
            <text:p text:style-name="xl_5f_table_5f_text_5f_center">0</text:p>
          </table:table-cell>
          <table:table-cell table:style-name="a6d4c52">
            <text:p text:style-name="xl_5f_table_5f_text_5f_center">1</text:p>
          </table:table-cell>
          <table:table-cell table:style-name="ad483b5">
            <text:p text:style-name="xl_5f_table_5f_text_5f_center">2</text:p>
          </table:table-cell>
          <table:table-cell table:style-name="a4fa43b">
            <text:p text:style-name="xl_5f_table_5f_text_5f_center">3</text:p>
          </table:table-cell>
          <table:table-cell table:style-name="ab2d739">
            <text:p text:style-name="xl_5f_table_5f_text_5f_center">4</text:p>
          </table:table-cell>
          <table:table-cell table:style-name="a1a4cae">
            <text:p text:style-name="xl_5f_table_5f_text_5f_center">5</text:p>
          </table:table-cell>
          <table:table-cell table:style-name="a8d72ec">
            <text:p text:style-name="xl_5f_table_5f_text_5f_center">6</text:p>
          </table:table-cell>
          <table:table-cell table:style-name="a8cfbb5">
            <text:p text:style-name="xl_5f_table_5f_text_5f_center">7</text:p>
          </table:table-cell>
          <table:table-cell table:style-name="a17cd85">
            <text:p text:style-name="xl_5f_table_5f_text_5f_center">8</text:p>
          </table:table-cell>
          <table:table-cell table:style-name="a8a45ba">
            <text:p text:style-name="xl_5f_table_5f_text_5f_center">9</text:p>
          </table:table-cell>
          <table:table-cell table:style-name="a1986ea">
            <text:p text:style-name="xl_5f_table_5f_text_5f_center">10</text:p>
          </table:table-cell>
          <table:table-cell table:style-name="ad8ac1e">
            <text:p text:style-name="xl_5f_table_5f_text_5f_center">11</text:p>
          </table:table-cell>
          <table:table-cell table:style-name="a4cead6">
            <text:p text:style-name="a99f8cf">…</text:p>
          </table:table-cell>
          <table:table-cell table:style-name="a5cf63d">
            <text:p text:style-name="xl_5f_table_5f_text_5f_center">41</text:p>
          </table:table-cell>
          <table:table-cell table:style-name="ae31085">
            <text:p text:style-name="xl_5f_table_5f_text_5f_center">42</text:p>
          </table:table-cell>
          <table:table-cell table:style-name="aae5bc6">
            <text:p text:style-name="xl_5f_table_5f_text_5f_center">43</text:p>
          </table:table-cell>
          <table:table-cell table:style-name="a24db84">
            <text:p text:style-name="xl_5f_table_5f_text_5f_center">44</text:p>
          </table:table-cell>
          <table:table-cell table:style-name="a2403cd">
            <text:p text:style-name="xl_5f_table_5f_text_5f_center">45</text:p>
          </table:table-cell>
          <table:table-cell table:style-name="aa67f04">
            <text:p text:style-name="xl_5f_table_5f_text_5f_center">46</text:p>
          </table:table-cell>
          <table:table-cell table:style-name="afc48bc">
            <text:p text:style-name="xl_5f_table_5f_text_5f_center">47</text:p>
          </table:table-cell>
          <table:table-cell table:style-name="a181fae">
            <text:p text:style-name="xl_5f_table_5f_text_5f_center">48</text:p>
          </table:table-cell>
          <table:table-cell table:style-name="a70f8c2">
            <text:p text:style-name="xl_5f_table_5f_text_5f_center">49</text:p>
          </table:table-cell>
          <table:table-cell table:style-name="ad607c4">
            <text:p text:style-name="xl_5f_table_5f_text_5f_center">50</text:p>
          </table:table-cell>
          <table:table-cell table:style-name="a6d321c">
            <text:p text:style-name="xl_5f_table_5f_text_5f_center">51</text:p>
          </table:table-cell>
          <table:table-cell table:style-name="a4491e6">
            <text:p text:style-name="xl_5f_table_5f_text_5f_center">52</text:p>
          </table:table-cell>
          <table:table-cell table:style-name="a71bf87">
            <text:p text:style-name="xl_5f_table_5f_text_5f_center">53</text:p>
          </table:table-cell>
          <table:table-cell table:style-name="a57e38b">
            <text:p text:style-name="a66ee90">54</text:p>
          </table:table-cell>
          <table:table-cell table:style-name="add909f">
            <text:p text:style-name="a6a31d3">…</text:p>
          </table:table-cell>
          <table:table-cell table:style-name="a1bf3df">
            <text:p text:style-name="xl_5f_text"/>
          </table:table-cell>
        </table:table-row>
        <table:table-row table:style-name="aaa7d5c">
          <table:table-cell table:style-name="a599dd5">
            <text:p text:style-name="xl_5f_text"/>
          </table:table-cell>
          <table:table-cell table:style-name="ab06bc6">
            <text:p text:style-name="xl_5f_text">SecID array</text:p>
          </table:table-cell>
          <table:table-cell table:style-name="a88f6b2">
            <text:p text:style-name="xl_5f_table_5f_text_5f_center">1</text:p>
          </table:table-cell>
          <table:table-cell table:style-name="a531ec2">
            <text:p text:style-name="xl_5f_table_5f_text_5f_center">2</text:p>
          </table:table-cell>
          <table:table-cell table:style-name="ab74d3e">
            <text:p text:style-name="xl_5f_table_5f_text_5f_center">3</text:p>
          </table:table-cell>
          <table:table-cell table:style-name="a70b619">
            <text:p text:style-name="xl_5f_table_5f_text_5f_center">4</text:p>
          </table:table-cell>
          <table:table-cell table:style-name="aad4faa">
            <text:p text:style-name="xl_5f_table_5f_text_5f_center">5</text:p>
          </table:table-cell>
          <table:table-cell table:style-name="ae56474">
            <text:p text:style-name="xl_5f_table_5f_text_5f_center">6</text:p>
          </table:table-cell>
          <table:table-cell table:style-name="aff9116">
            <text:p text:style-name="xl_5f_table_5f_text_5f_center">7</text:p>
          </table:table-cell>
          <table:table-cell table:style-name="a4ed955">
            <text:p text:style-name="xl_5f_table_5f_text_5f_center">8</text:p>
          </table:table-cell>
          <table:table-cell table:style-name="a5a88ec">
            <text:p text:style-name="xl_5f_table_5f_text_5f_center">9</text:p>
          </table:table-cell>
          <table:table-cell table:style-name="acf2c1d">
            <text:p text:style-name="xl_5f_table_5f_text_5f_center">10</text:p>
          </table:table-cell>
          <table:table-cell table:style-name="a3ca77b">
            <text:p text:style-name="xl_5f_table_5f_text_5f_center">11</text:p>
          </table:table-cell>
          <table:table-cell table:style-name="a22ec21">
            <text:p text:style-name="xl_5f_table_5f_text_5f_center">12</text:p>
          </table:table-cell>
          <table:table-cell table:style-name="a54ed7b">
            <text:p text:style-name="a25b5f5">…</text:p>
          </table:table-cell>
          <table:table-cell table:style-name="a032a4d">
            <text:p text:style-name="xl_5f_table_5f_text_5f_center">42</text:p>
          </table:table-cell>
          <table:table-cell table:style-name="affeea0">
            <text:p text:style-name="xl_5f_table_5f_text_5f_center">43</text:p>
          </table:table-cell>
          <table:table-cell table:style-name="acadf2c">
            <text:p text:style-name="xl_5f_table_5f_text_5f_center">44</text:p>
          </table:table-cell>
          <table:table-cell table:style-name="a23495d">
            <text:p text:style-name="xl_5f_table_5f_text_5f_center">45</text:p>
          </table:table-cell>
          <table:table-cell table:style-name="a1903ae">
            <text:p text:style-name="xl_5f_table_5f_text_5f_center">–2</text:p>
          </table:table-cell>
          <table:table-cell table:style-name="a6ac4e2">
            <text:p text:style-name="xl_5f_table_5f_text_5f_center">47</text:p>
          </table:table-cell>
          <table:table-cell table:style-name="a59ca29">
            <text:p text:style-name="xl_5f_table_5f_text_5f_center">–2</text:p>
          </table:table-cell>
          <table:table-cell table:style-name="ae219a0">
            <text:p text:style-name="xl_5f_table_5f_text_5f_center">–2</text:p>
          </table:table-cell>
          <table:table-cell table:style-name="abc4906">
            <text:p text:style-name="xl_5f_table_5f_text_5f_center">50</text:p>
          </table:table-cell>
          <table:table-cell table:style-name="a286254">
            <text:p text:style-name="xl_5f_table_5f_text_5f_center">51</text:p>
          </table:table-cell>
          <table:table-cell table:style-name="a00d7fa">
            <text:p text:style-name="xl_5f_table_5f_text_5f_center">52</text:p>
          </table:table-cell>
          <table:table-cell table:style-name="a165cb3">
            <text:p text:style-name="a8a3ea3">53</text:p>
          </table:table-cell>
          <table:table-cell table:style-name="a523858">
            <text:p text:style-name="a83c42c">–2</text:p>
          </table:table-cell>
          <table:table-cell table:style-name="a15c604">
            <text:p text:style-name="a0d05d4">–1</text:p>
          </table:table-cell>
          <table:table-cell table:style-name="a7039dd">
            <text:p text:style-name="aea747d">…</text:p>
          </table:table-cell>
          <table:table-cell table:style-name="a4ed763">
            <text:p text:style-name="xl_5f_text"/>
          </table:table-cell>
        </table:table-row>
        <table:table-row table:style-name="a84b7af">
          <table:table-cell table:style-name="a30060e">
            <text:p text:style-name="xl_5f_text"/>
          </table:table-cell>
          <table:table-cell table:style-name="afc36a3">
            <text:p text:style-name="xl_5f_text"/>
          </table:table-cell>
          <table:table-cell table:style-name="a6eb9f9">
            <text:p text:style-name="xl_5f_text"/>
          </table:table-cell>
          <table:table-cell table:style-name="a96ee51">
            <text:p text:style-name="xl_5f_text"/>
          </table:table-cell>
          <table:table-cell table:style-name="af10c07">
            <text:p text:style-name="xl_5f_text"/>
          </table:table-cell>
          <table:table-cell table:style-name="acfc592">
            <text:p text:style-name="xl_5f_text"/>
          </table:table-cell>
          <table:table-cell table:style-name="ad89148">
            <text:p text:style-name="xl_5f_text"/>
          </table:table-cell>
          <table:table-cell table:style-name="a2dfebd">
            <text:p text:style-name="xl_5f_text"/>
          </table:table-cell>
          <table:table-cell table:style-name="ac5b9ad">
            <text:p text:style-name="xl_5f_text"/>
          </table:table-cell>
          <table:table-cell table:style-name="acb7868">
            <text:p text:style-name="xl_5f_text"/>
          </table:table-cell>
          <table:table-cell table:style-name="abd7a43">
            <text:p text:style-name="xl_5f_text"/>
          </table:table-cell>
          <table:table-cell table:style-name="af7653a">
            <text:p text:style-name="xl_5f_text"/>
          </table:table-cell>
          <table:table-cell table:style-name="aba0782">
            <text:p text:style-name="xl_5f_text"/>
          </table:table-cell>
          <table:table-cell table:style-name="abb3cd5">
            <text:p text:style-name="xl_5f_text"/>
          </table:table-cell>
          <table:table-cell table:style-name="a18a86f">
            <text:p text:style-name="xl_5f_text"/>
          </table:table-cell>
          <table:table-cell table:style-name="a9f265b">
            <text:p text:style-name="xl_5f_text"/>
          </table:table-cell>
          <table:table-cell table:style-name="a27f393">
            <text:p text:style-name="xl_5f_text"/>
          </table:table-cell>
          <table:table-cell table:style-name="af43f20">
            <text:p text:style-name="xl_5f_text"/>
          </table:table-cell>
          <table:table-cell table:style-name="a0f5318">
            <text:p text:style-name="xl_5f_text"/>
          </table:table-cell>
          <table:table-cell table:style-name="a1c2679">
            <text:p text:style-name="xl_5f_text"/>
          </table:table-cell>
          <table:table-cell table:style-name="aa2bd77">
            <text:p text:style-name="xl_5f_text"/>
          </table:table-cell>
          <table:table-cell table:style-name="ad861b6">
            <text:p text:style-name="xl_5f_text"/>
          </table:table-cell>
          <table:table-cell table:style-name="ab8649a">
            <text:p text:style-name="xl_5f_text"/>
          </table:table-cell>
          <table:table-cell table:style-name="a1fb9d2">
            <text:p text:style-name="xl_5f_text"/>
          </table:table-cell>
          <table:table-cell table:style-name="a89f55a">
            <text:p text:style-name="xl_5f_text"/>
          </table:table-cell>
          <table:table-cell table:style-name="a6de64a">
            <text:p text:style-name="xl_5f_text"/>
          </table:table-cell>
          <table:table-cell table:style-name="a1c1db1">
            <text:p text:style-name="xl_5f_text"/>
          </table:table-cell>
          <table:table-cell table:style-name="a00ef33">
            <text:p text:style-name="xl_5f_text"/>
          </table:table-cell>
          <table:table-cell table:style-name="aa5b018">
            <text:p text:style-name="xl_5f_text"/>
          </table:table-cell>
          <table:table-cell table:style-name="a29ea87">
            <text:p text:style-name="xl_5f_text"/>
          </table:table-cell>
          <table:table-cell table:style-name="a501ede">
            <text:p text:style-name="xl_5f_text"/>
          </table:table-cell>
        </table:table-row>
      </table:table>
      <text:p text:style-name="xl_5f_text">All short-sectors starting with sector 54 are not used (special<text:s/>Free SecID<text:s/>with value –1).</text:p>
      <text:h text:outline-level="2" text:style-name="a4a572d">Directory</text:h>
      <text:p text:style-name="xl_5f_text">The header contains the SecID of the first sector that contains the directory (<text:span text:style-name="a45726e">➜</text:span><text:reference-ref style:data-style-name="" text:ref-name="ref_dir" text:reference-format="chapter">7</text:reference-ref>), which is sector 10 in this example. The directory is always contained in standard sectors, never in short-sectors. Therefore the SAT is used to build up the SecID chain of the directory: [10, 11, –2]. Sector 10 starts at file offset<text:s/>00001600<text:span text:style-name="a7e9a4e">H</text:span> = 5632, and sector 11 starts at file offset<text:s/>00001800<text:span text:style-name="af089dc">H</text:span> = 6144 (<text:span text:style-name="a6749e0">➜</text:span><text:reference-ref style:data-style-name="" text:ref-name="ref_header_filepos" text:reference-format="chapter">4.3</text:reference-ref>). In this example, a sector has a size of 512 bytes, therefore each sector contains 4 directory entries (each entry uses exactly 128 bytes), and the entire directory contains 8 entries.</text:p>
      <text:p text:style-name="xl_5f_text">The following example shows what is contained in the first two directory entries (<text:span text:style-name="a3ba530">➜</text:span><text:reference-ref style:data-style-name="" text:ref-name="ref_dir_entry" text:reference-format="chapter">7.2</text:reference-ref>). The other entries are read accordingly.</text:p>
      <text:h text:outline-level="3" text:style-name="a38398b">Root Storage Entry</text:h>
      <text:p text:style-name="xl_5f_text_5f_keep">The first directory entry always represents the root storage entry. It may look like this:</text:p>
      <text:p text:style-name="xl_5f_spec_5f_example_5f_hex">00001600<text:span text:style-name="adb2d28">H</text:span><text:s/><text:s/>52 00 6F 00 6F 00 74 00 20 00 45 00 6E 00 74 00<text:line-break/>00001610<text:span text:style-name="acbed50">H</text:span><text:s/><text:s/>72 00 79 00 00 00 00 00 00 00 00 00 00 00 00 00<text:line-break/>00001620<text:span text:style-name="ab7a49a">H</text:span><text:s/><text:s/>00 00 00 00 00 00 00 00 00 00 00 00 00 00 00 00<text:line-break/>00001630<text:span text:style-name="a366790">H</text:span><text:s/><text:s/>00 00 00 00 00 00 00 00 00 00 00 00 00 00 00 00<text:line-break/>00001640<text:span text:style-name="afdeb8d">H</text:span><text:s/><text:s/>16 00 05 00 FF FF FF FF FF FF FF FF 01 00 00 00<text:line-break/>00001650<text:span text:style-name="a597e53">H</text:span><text:s/><text:s/>10 08 02 00 00 00 00 00 C0 00 00 00 00 00 00 46<text:line-break/>00001660<text:span text:style-name="a70bcae">H</text:span><text:s/><text:s/>00 00 00 00 00 00 00 00 00 00 00 00 00 00 00 00<text:line-break/>00001670<text:span text:style-name="a993e08">H</text:span><text:s/><text:s/>00 00 00 00 03 00 00 00 80 0D 00 00 00 00 00 00</text:p>
      <text:list text:continue-numbering="true" text:style-name="xl_5f_numbering_5f_num">
        <text:list-item>
          <text:p text:style-name="a3dd1d3">64 bytes containing the character array of the entry name (16‑bit characters, terminated by the first &lt;00<text:span text:style-name="aae9e04">H</text:span>&gt; character). The name of this entry is “Root Entry” here:</text:p>
        </text:list-item>
      </text:list>
      <text:p text:style-name="xl_5f_spec_5f_example_5f_hex">00001600<text:span text:style-name="acca49c">H</text:span><text:s/><text:s/>52 00 6F 00 6F 00 74 00 20 00 45 00 6E 00 74 00<text:line-break/>00001610<text:span text:style-name="a0c2d7c">H</text:span><text:s/><text:s/>72 00 79 00 00 00 00 00 00 00 00 00 00 00 00 00<text:line-break/>00001620<text:span text:style-name="af88c6a">H</text:span><text:s/><text:s/>00 00 00 00 00 00 00 00 00 00 00 00 00 00 00 00<text:line-break/>00001630<text:span text:style-name="a89a5d0">H</text:span><text:s/><text:s/>00 00 00 00 00 00 00 00 00 00 00 00 00 00 00 00</text:p>
      <text:list text:continue-numbering="true" text:style-name="xl_5f_numbering_5f_num">
        <text:list-item>
          <text:p text:style-name="aac4b3f">2 bytes containing the valid range of the previous character array (22 bytes here, resulting in 10 valid characters):</text:p>
        </text:list-item>
      </text:list>
      <text:p text:style-name="xl_5f_spec_5f_example_5f_hex">00001640<text:span text:style-name="a72b958">H</text:span><text:s/><text:s/>16 00<text:s/>05 00 FF FF FF FF FF FF FF FF 01 00 00 00</text:p>
      <text:list text:continue-numbering="true" text:style-name="xl_5f_numbering_5f_num">
        <text:list-item>
          <text:p text:style-name="a662f37">1 byte containing the type of the entry. Must be<text:s/>05<text:span text:style-name="a614409">H</text:span><text:s/>for the root storage entry.</text:p>
        </text:list-item>
      </text:list>
      <text:p text:style-name="xl_5f_spec_5f_example_5f_hex">00001640<text:span text:style-name="a5206af">H</text:span><text:s/><text:s/>16 00<text:s/>05<text:s/>00 FF FF FF FF FF FF FF FF 01 00 00 00</text:p>
      <text:list text:continue-numbering="true" text:style-name="xl_5f_numbering_5f_num">
        <text:list-item>
          <text:p text:style-name="add759a">1 byte containing the node colour of the entry. It is red in this example, breaking the rule that the root storage entry should always be black:</text:p>
        </text:list-item>
      </text:list>
      <text:p text:style-name="xl_5f_spec_5f_example_5f_hex">00001640<text:span text:style-name="a2d815f">H</text:span><text:s/><text:s/>16 00 05<text:s/>00<text:s/>FF FF FF FF FF FF FF FF 01 00 00 00</text:p>
      <text:list text:continue-numbering="true" text:style-name="xl_5f_numbering_5f_num">
        <text:list-item>
          <text:p text:style-name="adde316">4 bytes containing the DirID of the left child node, followed by 4 bytes containing the DirID of the right child node. Should both be –1 in the root storage entry:</text:p>
        </text:list-item>
      </text:list>
      <text:p text:style-name="xl_5f_spec_5f_example_5f_hex">00001640<text:span text:style-name="a6478d6">H</text:span><text:s/><text:s/>16 00 05 00<text:s/>FF FF FF FF FF FF FF FF<text:s/>01 00 00 00</text:p>
      <text:list text:continue-numbering="true" text:style-name="xl_5f_numbering_5f_num">
        <text:list-item>
          <text:p text:style-name="a57e7f6">4 bytes containing the DirID of the root node entry of the red-black tree of all members of the root storage. It is 1 in this example:</text:p>
        </text:list-item>
      </text:list>
      <text:p text:style-name="xl_5f_spec_5f_example_5f_hex">00001640<text:span text:style-name="ad13f35">H</text:span><text:s/><text:s/>16 00 05 00 FF FF FF FF FF FF FF FF<text:s/>01 00 00 00</text:p>
      <text:list text:continue-numbering="true" text:style-name="xl_5f_numbering_5f_num">
        <text:list-item>
          <text:p text:style-name="aec9d24">16 bytes containing a unique identifier, followed by 4 bytes containing additional flags, and two time stamps, 8 bytes each, containing the creation time and last modification time of the storage (<text:span text:style-name="a69bb21">➜</text:span><text:reference-ref style:data-style-name="" text:ref-name="ref_dir_timestamp" text:reference-format="chapter">7.2.3</text:reference-ref>). This data can be skipped:</text:p>
        </text:list-item>
      </text:list>
      <text:p text:style-name="xl_5f_spec_5f_example_5f_hex">00001650<text:span text:style-name="ad22e9c">H</text:span><text:s/><text:s/>10 08 02 00 00 00 00 00 C0 00 00 00 00 00 00 46<text:line-break/>00001660<text:span text:style-name="a390429">H</text:span><text:s/><text:s/>00 00 00 00 00 00 00 00 00 00 00 00 00 00 00 00<text:line-break/>00001670<text:span text:style-name="ababe75">H</text:span><text:s/><text:s/>00 00 00 00<text:s/>03 00 00 00 80 0D 00 00 00 00 00 00</text:p>
      <text:list text:continue-numbering="true" text:style-name="xl_5f_numbering_5f_num">
        <text:list-item>
          <text:p text:style-name="a36a33c">4 bytes containing the SecID of the first sector or short-sector of a stream, followed by 4 bytes containing the stream size. In case of the root storage entry, this is the SecID of the first sector and the size of the short-stream container stream (<text:span text:style-name="a238e8d">➜</text:span><text:reference-ref style:data-style-name="" text:ref-name="ref_shortstrm_container" text:reference-format="chapter">6.1</text:reference-ref>). It starts at sector 3 and has a size of<text:s/>00000D80<text:span text:style-name="a7ccece">H</text:span> = 3456 bytes in this example:</text:p>
        </text:list-item>
      </text:list>
      <text:p text:style-name="xl_5f_spec_5f_example_5f_hex">00001670<text:span text:style-name="a071833">H</text:span><text:s/><text:s/>00 00 00 00<text:s/>03 00 00 00 80 0D 00 00<text:s/>00 00 00 00</text:p>
      <text:list text:continue-numbering="true" text:style-name="xl_5f_numbering_5f_num">
        <text:list-item>
          <text:p text:style-name="ab632dd">4 bytes without valid data, can be skipped:</text:p>
        </text:list-item>
      </text:list>
      <text:p text:style-name="xl_5f_spec_5f_example_5f_hex">00001670<text:span text:style-name="ae54b6f">H</text:span><text:s/><text:s/>00 00 00 00 03 00 00 00 80 0D 00 00<text:s/>00 00 00 00</text:p>
      <text:h text:outline-level="3" text:style-name="a4650ee">Second Directory Entry</text:h>
      <text:p text:style-name="xl_5f_text">The second directory entry (with DirID 1) may look like this:</text:p>
      <text:p text:style-name="xl_5f_spec_5f_example_5f_hex">00001680<text:span text:style-name="adca5da">H</text:span><text:s/><text:s/>57 00 6F 00 72 00 6B 00 62 00 6F 00 6F 00 6B 00<text:line-break/>00001690<text:span text:style-name="a1d84a4">H</text:span><text:s/><text:s/>00 00<text:s/>00 00 00 00 00 00 00 00 00 00 00 00 00 00<text:line-break/>000016A0<text:span text:style-name="aaf6b0d">H</text:span><text:s/><text:s/>00 00 00 00 00 00 00 00 00 00 00 00 00 00 00 00<text:line-break/>000016B0<text:span text:style-name="a8f7dad">H</text:span><text:s/><text:s/>00 00 00 00 00 00 00 00 00 00 00 00 00 00 00 00<text:line-break/>000016C0<text:span text:style-name="af84735">H</text:span><text:s/><text:s/>12 00<text:s/>02<text:s/>00<text:s/>02 00 00 00 04 00 00 00<text:s/>FF FF FF FF<text:line-break/>000016D0<text:span text:style-name="a18c803">H</text:span><text:s/><text:s/>00 00 00 00 00 00 00 00 00 00 00 00 00 00 00 00<text:line-break/>000016E0<text:span text:style-name="a13464a">H</text:span><text:s/><text:s/>00 00 00 00 00 00 00 00 00 00 00 00 00 00 00 00<text:line-break/>000016F0<text:span text:style-name="a4207c4">H</text:span><text:s/><text:s/>00 00 00 00<text:s/>00 00 00 00 51 0B 00 00<text:s/>00 00 00 00</text:p>
      <text:p text:style-name="xl_5f_text">Important data is highlighted. The name of this entry is “Workbook”, it represents a stream, the DirID of the left child node is 2, the DirID of the right child node is 4, the SecID of the first sector is 0, and the stream size is 00000B51H = 2897 bytes. The stream is shorter than 4096 bytes, therefore it is stored in the short-stream container stream.</text:p>
      <text:h text:outline-level="3" text:style-name="ad190e0">Remaining Directory Entries</text:h>
      <text:p text:style-name="xl_5f_text_5f_keep">The remaining directory entries are read similar to the examples above, resulting in the following directory:</text:p>
      <table:table table:style-name="abe1e3b">
        <table:table-column table:style-name="a8a09b8"/>
        <table:table-column table:style-name="a3fc1bb"/>
        <table:table-column table:style-name="a7cf565"/>
        <table:table-column table:style-name="a1b6a6e"/>
        <table:table-column table:number-columns-repeated="2" table:style-name="a6f87bb"/>
        <table:table-column table:style-name="aa81247"/>
        <table:table-column table:style-name="a63c8e2"/>
        <table:table-column table:style-name="a0466b4"/>
        <table:table-row>
          <table:table-cell table:style-name="a0bfe33">
            <text:p text:style-name="xl_5f_table_5f_header_5f_center">DirID</text:p>
          </table:table-cell>
          <table:table-cell table:style-name="ac2eeab">
            <text:p text:style-name="xl_5f_table_5f_header">Name</text:p>
          </table:table-cell>
          <table:table-cell table:style-name="a1ce142">
            <text:p text:style-name="xl_5f_table_5f_header_5f_center">Type</text:p>
          </table:table-cell>
          <table:table-cell table:style-name="a5e904c">
            <text:p text:style-name="xl_5f_table_5f_header_5f_center">DirID of left child</text:p>
          </table:table-cell>
          <table:table-cell table:style-name="aa1b1be">
            <text:p text:style-name="xl_5f_table_5f_header_5f_center">DirID of right child</text:p>
          </table:table-cell>
          <table:table-cell table:style-name="ad60d29">
            <text:p text:style-name="xl_5f_table_5f_header_5f_center">DirID of first member</text:p>
          </table:table-cell>
          <table:table-cell table:style-name="a86d506">
            <text:p text:style-name="xl_5f_table_5f_header_5f_center">SecID of first sector</text:p>
          </table:table-cell>
          <table:table-cell table:style-name="a88bcd9">
            <text:p text:style-name="xl_5f_table_5f_header_5f_center">Stream size</text:p>
          </table:table-cell>
          <table:table-cell table:style-name="a6d8091">
            <text:p text:style-name="xl_5f_table_5f_header_5f_center">Allocation table</text:p>
          </table:table-cell>
        </table:table-row>
        <table:table-row>
          <table:table-cell table:style-name="a4d418e">
            <text:p text:style-name="xl_5f_table_5f_text_5f_center">0</text:p>
          </table:table-cell>
          <table:table-cell table:style-name="aa31a9f">
            <text:p text:style-name="xl_5f_table_5f_text">Root Entry</text:p>
          </table:table-cell>
          <table:table-cell table:style-name="aa46aac">
            <text:p text:style-name="xl_5f_table_5f_text_5f_center">root</text:p>
          </table:table-cell>
          <table:table-cell table:style-name="a8bcec9">
            <text:p text:style-name="xl_5f_table_5f_text_5f_center">none</text:p>
          </table:table-cell>
          <table:table-cell table:style-name="a0b35be">
            <text:p text:style-name="xl_5f_table_5f_text_5f_center">none</text:p>
          </table:table-cell>
          <table:table-cell table:style-name="a978a53">
            <text:p text:style-name="xl_5f_table_5f_text_5f_center">1</text:p>
          </table:table-cell>
          <table:table-cell table:style-name="a771e22">
            <text:p text:style-name="xl_5f_table_5f_text_5f_center">3</text:p>
          </table:table-cell>
          <table:table-cell table:style-name="abd6e6b">
            <text:p text:style-name="xl_5f_table_5f_text_5f_center">3456</text:p>
          </table:table-cell>
          <table:table-cell table:style-name="a6bf060">
            <text:p text:style-name="xl_5f_table_5f_text_5f_center">SAT</text:p>
          </table:table-cell>
        </table:table-row>
        <table:table-row>
          <table:table-cell table:style-name="aaa04b9">
            <text:p text:style-name="xl_5f_table_5f_text_5f_center">1</text:p>
          </table:table-cell>
          <table:table-cell table:style-name="a525e0d">
            <text:p text:style-name="xl_5f_table_5f_text">Workbook</text:p>
          </table:table-cell>
          <table:table-cell table:style-name="a1a64dc">
            <text:p text:style-name="xl_5f_table_5f_text_5f_center">stream</text:p>
          </table:table-cell>
          <table:table-cell table:style-name="a7edb8e">
            <text:p text:style-name="xl_5f_table_5f_text_5f_center">2</text:p>
          </table:table-cell>
          <table:table-cell table:style-name="a003fbf">
            <text:p text:style-name="xl_5f_table_5f_text_5f_center">4</text:p>
          </table:table-cell>
          <table:table-cell table:style-name="af12137">
            <text:p text:style-name="xl_5f_table_5f_text_5f_center">none</text:p>
          </table:table-cell>
          <table:table-cell table:style-name="adaafee">
            <text:p text:style-name="xl_5f_table_5f_text_5f_center">0</text:p>
          </table:table-cell>
          <table:table-cell table:style-name="a423d9a">
            <text:p text:style-name="xl_5f_table_5f_text_5f_center">2897</text:p>
          </table:table-cell>
          <table:table-cell table:style-name="a6bfc42">
            <text:p text:style-name="xl_5f_table_5f_text_5f_center">SSAT</text:p>
          </table:table-cell>
        </table:table-row>
        <table:table-row>
          <table:table-cell table:style-name="a81beec">
            <text:p text:style-name="xl_5f_table_5f_text_5f_center">2</text:p>
          </table:table-cell>
          <table:table-cell table:style-name="a7f6c8d">
            <text:p text:style-name="xl_5f_table_5f_text">&lt;01<text:span text:style-name="a3655e6">H</text:span>&gt;CompObj</text:p>
          </table:table-cell>
          <table:table-cell table:style-name="a92263a">
            <text:p text:style-name="xl_5f_table_5f_text_5f_center">stream</text:p>
          </table:table-cell>
          <table:table-cell table:style-name="a23b491">
            <text:p text:style-name="xl_5f_table_5f_text_5f_center">3</text:p>
          </table:table-cell>
          <table:table-cell table:style-name="ad100e5">
            <text:p text:style-name="xl_5f_table_5f_text_5f_center">none</text:p>
          </table:table-cell>
          <table:table-cell table:style-name="a728fc2">
            <text:p text:style-name="xl_5f_table_5f_text_5f_center">none</text:p>
          </table:table-cell>
          <table:table-cell table:style-name="a49a170">
            <text:p text:style-name="xl_5f_table_5f_text_5f_center">46</text:p>
          </table:table-cell>
          <table:table-cell table:style-name="af8d257">
            <text:p text:style-name="xl_5f_table_5f_text_5f_center">73</text:p>
          </table:table-cell>
          <table:table-cell table:style-name="a592c24">
            <text:p text:style-name="xl_5f_table_5f_text_5f_center">SSAT</text:p>
          </table:table-cell>
        </table:table-row>
        <table:table-row>
          <table:table-cell table:style-name="a837d67">
            <text:p text:style-name="xl_5f_table_5f_text_5f_center">3</text:p>
          </table:table-cell>
          <table:table-cell table:style-name="a24c4c7">
            <text:p text:style-name="xl_5f_table_5f_text">&lt;01<text:span text:style-name="a89a0f8">H</text:span>&gt;Ole</text:p>
          </table:table-cell>
          <table:table-cell table:style-name="a3a1dcf">
            <text:p text:style-name="xl_5f_table_5f_text_5f_center">stream</text:p>
          </table:table-cell>
          <table:table-cell table:style-name="abc8cf8">
            <text:p text:style-name="xl_5f_table_5f_text_5f_center">none</text:p>
          </table:table-cell>
          <table:table-cell table:style-name="ab6c612">
            <text:p text:style-name="xl_5f_table_5f_text_5f_center">none</text:p>
          </table:table-cell>
          <table:table-cell table:style-name="aa5127f">
            <text:p text:style-name="xl_5f_table_5f_text_5f_center">none</text:p>
          </table:table-cell>
          <table:table-cell table:style-name="a85f69d">
            <text:p text:style-name="xl_5f_table_5f_text_5f_center">48</text:p>
          </table:table-cell>
          <table:table-cell table:style-name="a54a999">
            <text:p text:style-name="xl_5f_table_5f_text_5f_center">20</text:p>
          </table:table-cell>
          <table:table-cell table:style-name="a4c9884">
            <text:p text:style-name="xl_5f_table_5f_text_5f_center">SSAT</text:p>
          </table:table-cell>
        </table:table-row>
        <table:table-row>
          <table:table-cell table:style-name="a13d026">
            <text:p text:style-name="xl_5f_table_5f_text_5f_center">4</text:p>
          </table:table-cell>
          <table:table-cell table:style-name="a8454ed">
            <text:p text:style-name="xl_5f_table_5f_text">&lt;05<text:span text:style-name="a993a8c">H</text:span>&gt;SummaryInformation</text:p>
          </table:table-cell>
          <table:table-cell table:style-name="a7eff9d">
            <text:p text:style-name="xl_5f_table_5f_text_5f_center">stream</text:p>
          </table:table-cell>
          <table:table-cell table:style-name="a6fb742">
            <text:p text:style-name="xl_5f_table_5f_text_5f_center">none</text:p>
          </table:table-cell>
          <table:table-cell table:style-name="aa5cec0">
            <text:p text:style-name="xl_5f_table_5f_text_5f_center">none</text:p>
          </table:table-cell>
          <table:table-cell table:style-name="abf3272">
            <text:p text:style-name="xl_5f_table_5f_text_5f_center">none</text:p>
          </table:table-cell>
          <table:table-cell table:style-name="a39d8bf">
            <text:p text:style-name="xl_5f_table_5f_text_5f_center">49</text:p>
          </table:table-cell>
          <table:table-cell table:style-name="a305744">
            <text:p text:style-name="xl_5f_table_5f_text_5f_center">312</text:p>
          </table:table-cell>
          <table:table-cell table:style-name="a3f7b53">
            <text:p text:style-name="xl_5f_table_5f_text_5f_center">SSAT</text:p>
          </table:table-cell>
        </table:table-row>
        <table:table-row>
          <table:table-cell table:style-name="a5e2086">
            <text:p text:style-name="xl_5f_table_5f_text_5f_center">5</text:p>
          </table:table-cell>
          <table:table-cell table:style-name="a92dd3b">
            <text:p text:style-name="xl_5f_table_5f_text"/>
          </table:table-cell>
          <table:table-cell table:style-name="a8582bf">
            <text:p text:style-name="xl_5f_table_5f_text_5f_center">empty</text:p>
          </table:table-cell>
          <table:table-cell table:style-name="a8aee32">
            <text:p text:style-name="xl_5f_table_5f_text_5f_center"/>
          </table:table-cell>
          <table:table-cell table:style-name="a6d75f3">
            <text:p text:style-name="xl_5f_table_5f_text_5f_center"/>
          </table:table-cell>
          <table:table-cell table:style-name="a105f04">
            <text:p text:style-name="xl_5f_table_5f_text_5f_center"/>
          </table:table-cell>
          <table:table-cell table:style-name="ae9458a">
            <text:p text:style-name="xl_5f_table_5f_text_5f_center"/>
          </table:table-cell>
          <table:table-cell table:style-name="ad145f5">
            <text:p text:style-name="xl_5f_table_5f_text_5f_center"/>
          </table:table-cell>
          <table:table-cell table:style-name="ab0713c">
            <text:p text:style-name="xl_5f_table_5f_text_5f_center"/>
          </table:table-cell>
        </table:table-row>
        <table:table-row>
          <table:table-cell table:style-name="acec1dd">
            <text:p text:style-name="xl_5f_table_5f_text_5f_center">6</text:p>
          </table:table-cell>
          <table:table-cell table:style-name="a6ad1e8">
            <text:p text:style-name="xl_5f_table_5f_text"/>
          </table:table-cell>
          <table:table-cell table:style-name="a1a307e">
            <text:p text:style-name="xl_5f_table_5f_text_5f_center">empty</text:p>
          </table:table-cell>
          <table:table-cell table:style-name="ad961ad">
            <text:p text:style-name="xl_5f_table_5f_text_5f_center"/>
          </table:table-cell>
          <table:table-cell table:style-name="a49b32c">
            <text:p text:style-name="xl_5f_table_5f_text_5f_center"/>
          </table:table-cell>
          <table:table-cell table:style-name="a9436c6">
            <text:p text:style-name="xl_5f_table_5f_text_5f_center"/>
          </table:table-cell>
          <table:table-cell table:style-name="a3206bf">
            <text:p text:style-name="xl_5f_table_5f_text_5f_center"/>
          </table:table-cell>
          <table:table-cell table:style-name="a5134e2">
            <text:p text:style-name="xl_5f_table_5f_text_5f_center"/>
          </table:table-cell>
          <table:table-cell table:style-name="a6c6249">
            <text:p text:style-name="xl_5f_table_5f_text_5f_center"/>
          </table:table-cell>
        </table:table-row>
        <table:table-row>
          <table:table-cell table:style-name="a74f10a">
            <text:p text:style-name="xl_5f_table_5f_text_5f_center">7</text:p>
          </table:table-cell>
          <table:table-cell table:style-name="a5c622a">
            <text:p text:style-name="xl_5f_table_5f_text"/>
          </table:table-cell>
          <table:table-cell table:style-name="a7c8057">
            <text:p text:style-name="xl_5f_table_5f_text_5f_center">empty</text:p>
          </table:table-cell>
          <table:table-cell table:style-name="af23b6f">
            <text:p text:style-name="xl_5f_table_5f_text_5f_center"/>
          </table:table-cell>
          <table:table-cell table:style-name="acba9ed">
            <text:p text:style-name="xl_5f_table_5f_text_5f_center"/>
          </table:table-cell>
          <table:table-cell table:style-name="a92cd98">
            <text:p text:style-name="xl_5f_table_5f_text_5f_center"/>
          </table:table-cell>
          <table:table-cell table:style-name="a8b7914">
            <text:p text:style-name="xl_5f_table_5f_text_5f_center"/>
          </table:table-cell>
          <table:table-cell table:style-name="a0fe72e">
            <text:p text:style-name="xl_5f_table_5f_text_5f_center"/>
          </table:table-cell>
          <table:table-cell table:style-name="a81b467">
            <text:p text:style-name="xl_5f_table_5f_text_5f_center"/>
          </table:table-cell>
        </table:table-row>
      </table:table>
      <text:p text:style-name="xl_5f_text">Starting with the first member directory entry specified in the root storage entry (here: DirID 1) it is possible to find all members of the root storage. Entry 1 has two child nodes with DirID 2 and DirID 4. DirID 2 has one child node with DirID 3. The child nodes with the DirIDs 3 and 4 do not specify more child nodes. Therefore the directory entries with the DirIDs 1, 2, 3, and 4 represent members of the root storage.</text:p>
      <text:h text:outline-level="3" text:style-name="ac173ca">SecID Chains of the Streams</text:h>
      <text:p text:style-name="xl_5f_text_5f_keep">The short-stream container stream (<text:span text:style-name="a5e8b5c">➜</text:span><text:reference-ref style:data-style-name="" text:ref-name="ref_shortstrm_container" text:reference-format="chapter">6.1</text:reference-ref>) is always stored in standard sectors. All user streams are shorter than 4096 bytes (the minimum size of standard streams specified in the header,<text:s/><text:span text:style-name="ad29075">➜</text:span><text:reference-ref style:data-style-name="" text:ref-name="ref_header_contents" text:reference-format="chapter">4.1</text:reference-ref>), therefore they are stored in the short-stream container stream, and the SSAT is used to build the SecID chains of the streams.</text:p>
      <table:table table:style-name="aab1bae">
        <table:table-column table:style-name="a0ded7e"/>
        <table:table-column table:style-name="acd8470"/>
        <table:table-column table:style-name="aa1b32e"/>
        <table:table-column table:style-name="a0654c0"/>
        <table:table-row>
          <table:table-cell table:style-name="ad69108">
            <text:p text:style-name="xl_5f_table_5f_header_5f_center">DirID</text:p>
          </table:table-cell>
          <table:table-cell table:style-name="aab806a">
            <text:p text:style-name="xl_5f_table_5f_header">Stream name</text:p>
          </table:table-cell>
          <table:table-cell table:style-name="ad5f561">
            <text:p text:style-name="xl_5f_table_5f_header">Allocation table</text:p>
          </table:table-cell>
          <table:table-cell table:style-name="a86e4ff">
            <text:p text:style-name="xl_5f_table_5f_header">SecID chain</text:p>
          </table:table-cell>
        </table:table-row>
        <table:table-row>
          <table:table-cell table:style-name="ac2e58d">
            <text:p text:style-name="xl_5f_table_5f_text_5f_center">0</text:p>
          </table:table-cell>
          <table:table-cell table:style-name="a360e1c">
            <text:p text:style-name="xl_5f_table_5f_text">Short-stream container stream</text:p>
          </table:table-cell>
          <table:table-cell table:style-name="a65ccf4">
            <text:p text:style-name="xl_5f_table_5f_text">SAT</text:p>
          </table:table-cell>
          <table:table-cell table:style-name="ace8fe4">
            <text:p text:style-name="xl_5f_table_5f_text">[3, 4, 5, 6, 7, 8, 9, –2]</text:p>
          </table:table-cell>
        </table:table-row>
        <table:table-row>
          <table:table-cell table:style-name="af01bba">
            <text:p text:style-name="xl_5f_table_5f_text_5f_center">1</text:p>
          </table:table-cell>
          <table:table-cell table:style-name="a3a3b05">
            <text:p text:style-name="xl_5f_table_5f_text">Workbook</text:p>
          </table:table-cell>
          <table:table-cell table:style-name="a3ef3e9">
            <text:p text:style-name="xl_5f_table_5f_text">SSAT</text:p>
          </table:table-cell>
          <table:table-cell table:style-name="a98ddb0">
            <text:p text:style-name="xl_5f_table_5f_text">[0, 1, 2, 3, 4, 5,<text:s/><text:span text:style-name="afeae1a">…</text:span>, 43, 44, 45, –2]</text:p>
          </table:table-cell>
        </table:table-row>
        <table:table-row>
          <table:table-cell table:style-name="a1e795a">
            <text:p text:style-name="xl_5f_table_5f_text_5f_center">2</text:p>
          </table:table-cell>
          <table:table-cell table:style-name="a01ed40">
            <text:p text:style-name="xl_5f_table_5f_text">&lt;01<text:span text:style-name="a050d45">H</text:span>&gt;CompObj</text:p>
          </table:table-cell>
          <table:table-cell table:style-name="a888af2">
            <text:p text:style-name="xl_5f_table_5f_text">SSAT</text:p>
          </table:table-cell>
          <table:table-cell table:style-name="a2c9215">
            <text:p text:style-name="xl_5f_table_5f_text">[46, 47, –2]</text:p>
          </table:table-cell>
        </table:table-row>
        <table:table-row>
          <table:table-cell table:style-name="a7b1c5a">
            <text:p text:style-name="xl_5f_table_5f_text_5f_center">3</text:p>
          </table:table-cell>
          <table:table-cell table:style-name="a5ac2f8">
            <text:p text:style-name="xl_5f_table_5f_text">&lt;01<text:span text:style-name="a5169b6">H</text:span>&gt;Ole</text:p>
          </table:table-cell>
          <table:table-cell table:style-name="aeb151b">
            <text:p text:style-name="xl_5f_table_5f_text">SSAT</text:p>
          </table:table-cell>
          <table:table-cell table:style-name="a6330f6">
            <text:p text:style-name="xl_5f_table_5f_text">[48, –2]</text:p>
          </table:table-cell>
        </table:table-row>
        <table:table-row>
          <table:table-cell table:style-name="a5e0684">
            <text:p text:style-name="xl_5f_table_5f_text_5f_center">4</text:p>
          </table:table-cell>
          <table:table-cell table:style-name="a552e08">
            <text:p text:style-name="xl_5f_table_5f_text">&lt;05<text:span text:style-name="a11f975">H</text:span>&gt;SummaryInformation</text:p>
          </table:table-cell>
          <table:table-cell table:style-name="aa6e9b6">
            <text:p text:style-name="xl_5f_table_5f_text">SSAT</text:p>
          </table:table-cell>
          <table:table-cell table:style-name="a876204">
            <text:p text:style-name="xl_5f_table_5f_text">[49, 50, 51, 52, 53, –2]</text:p>
          </table:table-cell>
        </table:table-row>
      </table:table>
      <text:h text:outline-level="3" text:style-name="ab27a47">Short-Stream Container Stream</text:h>
      <text:p text:style-name="xl_5f_text">The short-stream container stream is read by concatenating all sectors specified in the SecID chain of the root storage entry in the directory. In this example, the sectors 3, 4, 5, 6, 7, 8, and 9 have to be read in this order, resulting in a stream with a size of 3584 bytes, but only the first 3456 bytes are used (as specified in the root storage entry). These 3456 bytes are divided into short-sectors with a size of 64 bytes each, resulting in 54 short-sectors.</text:p>
      <text:h text:outline-level="3" text:style-name="aaa5f8b">Reading a Stream</text:h>
      <text:p text:style-name="xl_5f_text">Now the stream “&lt;01<text:span text:style-name="ab46f36">H</text:span>&gt;CompObj” may be read. The SecID chain of this stream is [46, 47, –2], the stream is a short-stream. The two short-sectors 46 and 47 contain the user data. Short-sector 46 starts at offset 2944 in the short-stream container stream, short-sector 47 starts at offset 3008 (<text:span text:style-name="a7d3402">➜</text:span><text:reference-ref style:data-style-name="" text:ref-name="ref_shortstrm_container" text:reference-format="chapter">6.1</text:reference-ref>).</text:p>
      <text:p text:style-name="a51d3b1">Glossary</text:p>
      <table:table table:style-name="a35a785">
        <table:table-column table:style-name="a12c9ba"/>
        <table:table-column table:style-name="afb868e"/>
        <table:table-column table:style-name="a13fa15"/>
        <table:table-row>
          <table:table-cell table:style-name="a4c4da3">
            <text:p text:style-name="xl_5f_table_5f_header">Term</text:p>
          </table:table-cell>
          <table:table-cell table:style-name="ad63361">
            <text:p text:style-name="xl_5f_table_5f_header">Description</text:p>
          </table:table-cell>
          <table:table-cell table:style-name="aeffd71">
            <text:p text:style-name="xl_5f_table_5f_header">Chapter</text:p>
          </table:table-cell>
        </table:table-row>
        <table:table-row>
          <table:table-cell table:style-name="a44550d">
            <text:p text:style-name="xl_5f_table_5f_text">Byte order</text:p>
          </table:table-cell>
          <table:table-cell table:style-name="a013eba">
            <text:p text:style-name="xl_5f_table_5f_text">The order in which single bytes of a bigger data type are represented or stored.</text:p>
          </table:table-cell>
          <table:table-cell table:style-name="a5a48f2">
            <text:p text:style-name="xl_5f_table_5f_text"><text:span text:style-name="aefad66">➜</text:span><text:reference-ref style:data-style-name="" text:ref-name="ref_header_endian" text:reference-format="chapter">4.2</text:reference-ref></text:p>
          </table:table-cell>
        </table:table-row>
        <table:table-row>
          <table:table-cell table:style-name="a0698d9">
            <text:p text:style-name="xl_5f_table_5f_text">Compound document</text:p>
          </table:table-cell>
          <table:table-cell table:style-name="a7a96b5">
            <text:p text:style-name="xl_5f_table_5f_text">File format used to store several objects in a single file, objects can be organised hierarchically in<text:s/>storages<text:s/>and<text:s/>streams.</text:p>
          </table:table-cell>
          <table:table-cell table:style-name="a095b31">
            <text:p text:style-name="xl_5f_table_5f_text"><text:span text:style-name="a54ee65">➜</text:span><text:reference-ref style:data-style-name="" text:ref-name="ref_abstract" text:reference-format="chapter">1.2</text:reference-ref></text:p>
          </table:table-cell>
        </table:table-row>
        <table:table-row>
          <table:table-cell table:style-name="a7904b4">
            <text:p text:style-name="xl_5f_table_5f_text">Compound document header</text:p>
          </table:table-cell>
          <table:table-cell table:style-name="a9cfb2b">
            <text:p text:style-name="xl_5f_table_5f_text">Structure in a<text:s/>compound document<text:s/>containing initial settings.</text:p>
          </table:table-cell>
          <table:table-cell table:style-name="ade62c8">
            <text:p text:style-name="xl_5f_table_5f_text"><text:span text:style-name="a437b03">➜</text:span><text:reference-ref style:data-style-name="" text:ref-name="ref_header_contents" text:reference-format="chapter">4.1</text:reference-ref></text:p>
          </table:table-cell>
        </table:table-row>
        <table:table-row>
          <table:table-cell table:style-name="a4edccf">
            <text:p text:style-name="xl_5f_table_5f_text">Control stream</text:p>
          </table:table-cell>
          <table:table-cell table:style-name="a5b0404">
            <text:p text:style-name="xl_5f_table_5f_text">Stream<text:s/>in a<text:s/>compound document<text:s/>containing internal control data.</text:p>
          </table:table-cell>
          <table:table-cell table:style-name="abd58c3">
            <text:p text:style-name="xl_5f_table_5f_text"><text:span text:style-name="a896edd">➜</text:span><text:reference-ref style:data-style-name="" text:ref-name="ref_alloc" text:reference-format="chapter">5</text:reference-ref>,<text:s/><text:span text:style-name="ab901ca">➜</text:span><text:reference-ref style:data-style-name="" text:ref-name="ref_shortstrm" text:reference-format="chapter">6</text:reference-ref>,<text:s/><text:span text:style-name="a366428">➜</text:span><text:reference-ref style:data-style-name="" text:ref-name="ref_dir" text:reference-format="chapter">7</text:reference-ref></text:p>
          </table:table-cell>
        </table:table-row>
        <table:table-row>
          <table:table-cell table:style-name="ab3f595">
            <text:p text:style-name="xl_5f_table_5f_text">Directory</text:p>
          </table:table-cell>
          <table:table-cell table:style-name="ad3f615">
            <text:p text:style-name="xl_5f_table_5f_text">List of<text:s/>directory entries<text:s/>for all<text:s/>storages<text:s/>and<text:s/>streams<text:s/>in a compound document.</text:p>
          </table:table-cell>
          <table:table-cell table:style-name="a8cc7c7">
            <text:p text:style-name="xl_5f_table_5f_text"><text:span text:style-name="ac4c44a">➜</text:span><text:reference-ref style:data-style-name="" text:ref-name="ref_dir_struct" text:reference-format="chapter">7.1</text:reference-ref></text:p>
          </table:table-cell>
        </table:table-row>
        <table:table-row>
          <table:table-cell table:style-name="ab318b0">
            <text:p text:style-name="xl_5f_table_5f_text">Directory entry</text:p>
          </table:table-cell>
          <table:table-cell table:style-name="af6bfdd">
            <text:p text:style-name="xl_5f_table_5f_text">Part of the directory containing relevant data for a<text:s/>storage<text:s/>or a<text:s/>stream.</text:p>
          </table:table-cell>
          <table:table-cell table:style-name="abb6f0c">
            <text:p text:style-name="xl_5f_table_5f_text"><text:span text:style-name="a9681be">➜</text:span><text:reference-ref style:data-style-name="" text:ref-name="ref_dir_entry" text:reference-format="chapter">7.2</text:reference-ref></text:p>
          </table:table-cell>
        </table:table-row>
        <table:table-row>
          <table:table-cell table:style-name="a575ab0">
            <text:p text:style-name="xl_5f_table_5f_text">Directory entry identifier (DirID)</text:p>
          </table:table-cell>
          <table:table-cell table:style-name="a158616">
            <text:p text:style-name="xl_5f_table_5f_text">Zero-based index of a<text:s/>directory entry.</text:p>
          </table:table-cell>
          <table:table-cell table:style-name="a56e032">
            <text:p text:style-name="xl_5f_table_5f_text"><text:span text:style-name="ab1c354">➜</text:span><text:reference-ref style:data-style-name="" text:ref-name="ref_dir_struct" text:reference-format="chapter">7.1</text:reference-ref></text:p>
          </table:table-cell>
        </table:table-row>
        <table:table-row>
          <table:table-cell table:style-name="ae58c11">
            <text:p text:style-name="xl_5f_table_5f_text">Directory stream</text:p>
          </table:table-cell>
          <table:table-cell table:style-name="a573bf8">
            <text:p text:style-name="xl_5f_table_5f_text">Sector chain<text:s/>containing the<text:s/>directory.</text:p>
          </table:table-cell>
          <table:table-cell table:style-name="a928de3">
            <text:p text:style-name="xl_5f_table_5f_text"><text:span text:style-name="af09655">➜</text:span><text:reference-ref style:data-style-name="" text:ref-name="ref_dir_struct" text:reference-format="chapter">7.1</text:reference-ref></text:p>
          </table:table-cell>
        </table:table-row>
        <table:table-row>
          <table:table-cell table:style-name="ab6227c">
            <text:p text:style-name="xl_5f_table_5f_text">DirID</text:p>
          </table:table-cell>
          <table:table-cell table:style-name="a6ab5d5">
            <text:p text:style-name="xl_5f_table_5f_text">Zero-based index of a<text:s/>directory entry<text:s/>(short for “directory entry identifier”).</text:p>
          </table:table-cell>
          <table:table-cell table:style-name="a699e32">
            <text:p text:style-name="xl_5f_table_5f_text"><text:span text:style-name="af50584">➜</text:span><text:reference-ref style:data-style-name="" text:ref-name="ref_dir_struct" text:reference-format="chapter">7.1</text:reference-ref></text:p>
          </table:table-cell>
        </table:table-row>
        <table:table-row>
          <table:table-cell table:style-name="ae8d699">
            <text:p text:style-name="xl_5f_table_5f_text">End Of Chain SecID</text:p>
          </table:table-cell>
          <table:table-cell table:style-name="a8cdbe0">
            <text:p text:style-name="xl_5f_table_5f_text">Special<text:s/>sector identifier<text:s/>used to indicate the end of a<text:s/>SecID chain.</text:p>
          </table:table-cell>
          <table:table-cell table:style-name="ad5bd71">
            <text:p text:style-name="xl_5f_table_5f_text"><text:span text:style-name="a125c36">➜</text:span><text:reference-ref style:data-style-name="" text:ref-name="ref_alloc_sid" text:reference-format="chapter">3.1</text:reference-ref></text:p>
          </table:table-cell>
        </table:table-row>
        <table:table-row>
          <table:table-cell table:style-name="a5ff47f">
            <text:p text:style-name="xl_5f_table_5f_text">File offset</text:p>
          </table:table-cell>
          <table:table-cell table:style-name="af0ba0c">
            <text:p text:style-name="xl_5f_table_5f_text">Physical position in a file.</text:p>
          </table:table-cell>
          <table:table-cell table:style-name="acc3cab">
            <text:p text:style-name="xl_5f_table_5f_text"><text:span text:style-name="a7f076e">➜</text:span><text:reference-ref style:data-style-name="" text:ref-name="ref_header_filepos" text:reference-format="chapter">4.3</text:reference-ref></text:p>
          </table:table-cell>
        </table:table-row>
        <table:table-row>
          <table:table-cell table:style-name="ab120a2">
            <text:p text:style-name="xl_5f_table_5f_text">Free SecID</text:p>
          </table:table-cell>
          <table:table-cell table:style-name="a61fefa">
            <text:p text:style-name="xl_5f_table_5f_text">Special<text:s/>sector identifier<text:s/>for unused<text:s/>sectors.</text:p>
          </table:table-cell>
          <table:table-cell table:style-name="a895da1">
            <text:p text:style-name="xl_5f_table_5f_text"><text:span text:style-name="a5ec71e">➜</text:span><text:reference-ref style:data-style-name="" text:ref-name="ref_alloc_sid" text:reference-format="chapter">3.1</text:reference-ref></text:p>
          </table:table-cell>
        </table:table-row>
        <table:table-row>
          <table:table-cell table:style-name="aef9367">
            <text:p text:style-name="xl_5f_table_5f_text">Header</text:p>
          </table:table-cell>
          <table:table-cell table:style-name="ababbee">
            <text:p text:style-name="xl_5f_table_5f_text">Short for “compound document header”.</text:p>
          </table:table-cell>
          <table:table-cell table:style-name="a0bee58">
            <text:p text:style-name="xl_5f_table_5f_text"><text:span text:style-name="ab9215f">➜</text:span><text:reference-ref style:data-style-name="" text:ref-name="ref_header_contents" text:reference-format="chapter">4.1</text:reference-ref></text:p>
          </table:table-cell>
        </table:table-row>
        <table:table-row>
          <table:table-cell table:style-name="af20d38">
            <text:p text:style-name="xl_5f_table_5f_text">Master sector allocation table (MSAT)</text:p>
          </table:table-cell>
          <table:table-cell table:style-name="a4d77e7">
            <text:p text:style-name="xl_5f_table_5f_text">SecID chain<text:s/>containing<text:s/>sector identifiers<text:s/>of all<text:s/>sectors<text:s/>used by the<text:s/>sector allocation table.</text:p>
          </table:table-cell>
          <table:table-cell table:style-name="a05963b">
            <text:p text:style-name="xl_5f_table_5f_text"><text:span text:style-name="a3c49d0">➜</text:span><text:reference-ref style:data-style-name="" text:ref-name="ref_alloc_msat" text:reference-format="chapter">5.1</text:reference-ref></text:p>
          </table:table-cell>
        </table:table-row>
        <table:table-row>
          <table:table-cell table:style-name="afd0527">
            <text:p text:style-name="xl_5f_table_5f_text">MSAT</text:p>
          </table:table-cell>
          <table:table-cell table:style-name="ab4e7b3">
            <text:p text:style-name="xl_5f_table_5f_text">Short for “master sector allocation table”.</text:p>
          </table:table-cell>
          <table:table-cell table:style-name="aee76cf">
            <text:p text:style-name="xl_5f_table_5f_text"><text:span text:style-name="ac0eef1">➜</text:span><text:reference-ref style:data-style-name="" text:ref-name="ref_alloc_msat" text:reference-format="chapter">5.1</text:reference-ref></text:p>
          </table:table-cell>
        </table:table-row>
        <table:table-row>
          <table:table-cell table:style-name="a87d431">
            <text:p text:style-name="xl_5f_table_5f_text">MSAT SecID</text:p>
          </table:table-cell>
          <table:table-cell table:style-name="a92dd1d">
            <text:p text:style-name="xl_5f_table_5f_text">Special<text:s/>sector identifier<text:s/>used to indicate that a<text:s/>sector<text:s/>is part of the<text:s/>master sector allocation table.</text:p>
          </table:table-cell>
          <table:table-cell table:style-name="a5d01ef">
            <text:p text:style-name="xl_5f_table_5f_text"><text:span text:style-name="adf9fa1">➜</text:span><text:reference-ref style:data-style-name="" text:ref-name="ref_alloc_sid" text:reference-format="chapter">3.1</text:reference-ref></text:p>
          </table:table-cell>
        </table:table-row>
        <table:table-row>
          <table:table-cell table:style-name="a29defc">
            <text:p text:style-name="xl_5f_table_5f_text">Red-black tree</text:p>
          </table:table-cell>
          <table:table-cell table:style-name="aa83f2c">
            <text:p text:style-name="xl_5f_table_5f_text">Tree structure used to organise direct members of a<text:s/>storage.</text:p>
          </table:table-cell>
          <table:table-cell table:style-name="a3d279e">
            <text:p text:style-name="xl_5f_table_5f_text"><text:span text:style-name="a8cba9b">➜</text:span><text:reference-ref style:data-style-name="" text:ref-name="ref_dir_struct" text:reference-format="chapter">7.1</text:reference-ref></text:p>
          </table:table-cell>
        </table:table-row>
        <table:table-row>
          <table:table-cell table:style-name="a9b0037">
            <text:p text:style-name="xl_5f_table_5f_text">Root storage</text:p>
          </table:table-cell>
          <table:table-cell table:style-name="a581d6e">
            <text:p text:style-name="xl_5f_table_5f_text">Built-in<text:s/>storage<text:s/>that contains all other objects (storages<text:s/>and<text:s/>streams) in a<text:s/>compound document.</text:p>
          </table:table-cell>
          <table:table-cell table:style-name="a043d69">
            <text:p text:style-name="xl_5f_table_5f_text"><text:span text:style-name="a9c1a0d">➜</text:span><text:reference-ref style:data-style-name="" text:ref-name="ref_streams_stors" text:reference-format="chapter">2</text:reference-ref></text:p>
          </table:table-cell>
        </table:table-row>
        <table:table-row>
          <table:table-cell table:style-name="a18b581">
            <text:p text:style-name="xl_5f_table_5f_text">Root storage entry</text:p>
          </table:table-cell>
          <table:table-cell table:style-name="a183055">
            <text:p text:style-name="xl_5f_table_5f_text">Directory entry<text:s/>representing the<text:s/>root storage.</text:p>
          </table:table-cell>
          <table:table-cell table:style-name="a894153">
            <text:p text:style-name="xl_5f_table_5f_text"><text:span text:style-name="a41ed3f">➜</text:span><text:reference-ref style:data-style-name="" text:ref-name="ref_dir_struct" text:reference-format="chapter">7.1</text:reference-ref></text:p>
          </table:table-cell>
        </table:table-row>
        <table:table-row>
          <table:table-cell table:style-name="a6fd0dd">
            <text:p text:style-name="xl_5f_table_5f_text">SAT</text:p>
          </table:table-cell>
          <table:table-cell table:style-name="a8958a0">
            <text:p text:style-name="xl_5f_table_5f_text">Short for “sector allocation table”.</text:p>
          </table:table-cell>
          <table:table-cell table:style-name="abb5a5d">
            <text:p text:style-name="xl_5f_table_5f_text"><text:span text:style-name="a227243">➜</text:span><text:reference-ref style:data-style-name="" text:ref-name="ref_alloc_sat" text:reference-format="chapter">5.2</text:reference-ref></text:p>
          </table:table-cell>
        </table:table-row>
        <table:table-row>
          <table:table-cell table:style-name="a60b0c1">
            <text:p text:style-name="xl_5f_table_5f_text">SAT SecID</text:p>
          </table:table-cell>
          <table:table-cell table:style-name="af2efde">
            <text:p text:style-name="xl_5f_table_5f_text">Special<text:s/>sector identifier<text:s/>used to indicate that a<text:s/>sector<text:s/>is part of the<text:s/>sector allocation table.</text:p>
          </table:table-cell>
          <table:table-cell table:style-name="a0ab88f">
            <text:p text:style-name="xl_5f_table_5f_text"><text:span text:style-name="a4681bc">➜</text:span><text:reference-ref style:data-style-name="" text:ref-name="ref_alloc_sid" text:reference-format="chapter">3.1</text:reference-ref></text:p>
          </table:table-cell>
        </table:table-row>
        <table:table-row>
          <table:table-cell table:style-name="a1240aa">
            <text:p text:style-name="xl_5f_table_5f_text">SecID</text:p>
          </table:table-cell>
          <table:table-cell table:style-name="aa3fbf6">
            <text:p text:style-name="xl_5f_table_5f_text">Zero-based index of a<text:s/>sector<text:s/>(short for “sector identifier”).</text:p>
          </table:table-cell>
          <table:table-cell table:style-name="afa369c">
            <text:p text:style-name="xl_5f_table_5f_text"><text:span text:style-name="a571eb4">➜</text:span><text:reference-ref style:data-style-name="" text:ref-name="ref_alloc_sid" text:reference-format="chapter">3.1</text:reference-ref></text:p>
          </table:table-cell>
        </table:table-row>
        <table:table-row>
          <table:table-cell table:style-name="ace4445">
            <text:p text:style-name="xl_5f_table_5f_text">SecID chain</text:p>
          </table:table-cell>
          <table:table-cell table:style-name="a4d97c4">
            <text:p text:style-name="xl_5f_table_5f_text">An array of<text:s/>sector identifiers<text:s/>(SecIDs) specifying the<text:s/>sectors<text:s/>that are part of a<text:s/>sector chain<text:s/>and thus enumerates all<text:s/>sectors<text:s/>used by a<text:s/>stream.</text:p>
          </table:table-cell>
          <table:table-cell table:style-name="afa5f13">
            <text:p text:style-name="xl_5f_table_5f_text"><text:span text:style-name="ad67c7c">➜</text:span><text:reference-ref style:data-style-name="" text:ref-name="ref_alloc_sidchain" text:reference-format="chapter">3.2</text:reference-ref></text:p>
          </table:table-cell>
        </table:table-row>
        <table:table-row>
          <table:table-cell table:style-name="a4faf2b">
            <text:p text:style-name="xl_5f_table_5f_text">Sector</text:p>
          </table:table-cell>
          <table:table-cell table:style-name="ac222c6">
            <text:p text:style-name="xl_5f_table_5f_text">Part of a compound document with fixed size that contains any kind of<text:s/>stream<text:s/>(user stream or<text:s/>control stream) data.</text:p>
          </table:table-cell>
          <table:table-cell table:style-name="a60b720">
            <text:p text:style-name="xl_5f_table_5f_text"><text:span text:style-name="aa92ca8">➜</text:span><text:reference-ref style:data-style-name="" text:ref-name="ref_alloc_sid" text:reference-format="chapter">3.1</text:reference-ref></text:p>
          </table:table-cell>
        </table:table-row>
        <table:table-row>
          <table:table-cell table:style-name="a820b24">
            <text:p text:style-name="xl_5f_table_5f_text">Sector allocation table (SAT)</text:p>
          </table:table-cell>
          <table:table-cell table:style-name="aa509d8">
            <text:p text:style-name="xl_5f_table_5f_text">Array of<text:s/>sector identifiers<text:s/>containing the<text:s/>SecID chains<text:s/>of all user<text:s/>streams<text:s/>and a few internal<text:s/>control streams.</text:p>
          </table:table-cell>
          <table:table-cell table:style-name="a0870d7">
            <text:p text:style-name="xl_5f_table_5f_text"><text:span text:style-name="a26670a">➜</text:span><text:reference-ref style:data-style-name="" text:ref-name="ref_alloc_sat" text:reference-format="chapter">5.2</text:reference-ref></text:p>
          </table:table-cell>
        </table:table-row>
        <table:table-row>
          <table:table-cell table:style-name="aaf2f05">
            <text:p text:style-name="xl_5f_table_5f_text">Sector chain</text:p>
          </table:table-cell>
          <table:table-cell table:style-name="a7f3b04">
            <text:p text:style-name="xl_5f_table_5f_text">An array of<text:s/>sectors<text:s/>that forms a<text:s/>stream<text:s/>as a whole.</text:p>
          </table:table-cell>
          <table:table-cell table:style-name="aebe71b">
            <text:p text:style-name="xl_5f_table_5f_text"><text:span text:style-name="a129dcc">➜</text:span><text:reference-ref style:data-style-name="" text:ref-name="ref_alloc_sidchain" text:reference-format="chapter">3.2</text:reference-ref></text:p>
          </table:table-cell>
        </table:table-row>
        <table:table-row>
          <table:table-cell table:style-name="abec813">
            <text:p text:style-name="xl_5f_table_5f_text">Sector identifier (SecID)</text:p>
          </table:table-cell>
          <table:table-cell table:style-name="a5c9658">
            <text:p text:style-name="xl_5f_table_5f_text">Zero-based index of a<text:s/>sector.</text:p>
          </table:table-cell>
          <table:table-cell table:style-name="ad0850e">
            <text:p text:style-name="xl_5f_table_5f_text"><text:span text:style-name="a5bcf96">➜</text:span><text:reference-ref style:data-style-name="" text:ref-name="ref_alloc_sid" text:reference-format="chapter">3.1</text:reference-ref></text:p>
          </table:table-cell>
        </table:table-row>
        <table:table-row>
          <table:table-cell table:style-name="a597802">
            <text:p text:style-name="xl_5f_table_5f_text">Short-sector</text:p>
          </table:table-cell>
          <table:table-cell table:style-name="a8eedd6">
            <text:p text:style-name="xl_5f_table_5f_text">Part of the<text:s/>short-stream container stream<text:s/>with fixed size that contains one part of a<text:s/>short-stream.</text:p>
          </table:table-cell>
          <table:table-cell table:style-name="af0fb0e">
            <text:p text:style-name="xl_5f_table_5f_text"><text:span text:style-name="a2b49bf">➜</text:span><text:reference-ref style:data-style-name="" text:ref-name="ref_shortstrm_container" text:reference-format="chapter">6.1</text:reference-ref></text:p>
          </table:table-cell>
        </table:table-row>
        <table:table-row>
          <table:table-cell table:style-name="a778976">
            <text:p text:style-name="xl_5f_table_5f_text">Short-sector allocation table (SSAT)</text:p>
          </table:table-cell>
          <table:table-cell table:style-name="a736673">
            <text:p text:style-name="xl_5f_table_5f_text">Array of<text:s/>sector identifiers<text:s/>containing the<text:s/>SecID chains<text:s/>of all<text:s/>short-streams.</text:p>
          </table:table-cell>
          <table:table-cell table:style-name="a6be346">
            <text:p text:style-name="xl_5f_table_5f_text"><text:span text:style-name="ae4cc91">➜</text:span><text:reference-ref style:data-style-name="" text:ref-name="ref_alloc_ssat" text:reference-format="chapter">6.2</text:reference-ref></text:p>
          </table:table-cell>
        </table:table-row>
        <table:table-row>
          <table:table-cell table:style-name="a217d23">
            <text:p text:style-name="xl_5f_table_5f_text">Short-stream</text:p>
          </table:table-cell>
          <table:table-cell table:style-name="a1f4c21">
            <text:p text:style-name="xl_5f_table_5f_text">A user<text:s/>stream<text:s/>shorter than a specific size.</text:p>
          </table:table-cell>
          <table:table-cell table:style-name="a1f37d1">
            <text:p text:style-name="xl_5f_table_5f_text"><text:span text:style-name="af743a4">➜</text:span><text:reference-ref style:data-style-name="" text:ref-name="ref_shortstrm" text:reference-format="chapter">6</text:reference-ref></text:p>
          </table:table-cell>
        </table:table-row>
        <table:table-row>
          <table:table-cell table:style-name="aeef16e">
            <text:p text:style-name="xl_5f_table_5f_text">Short-stream container stream</text:p>
          </table:table-cell>
          <table:table-cell table:style-name="aa9aae8">
            <text:p text:style-name="xl_5f_table_5f_text">An internal<text:s/>stream<text:s/>that contains all<text:s/>short-streams.</text:p>
          </table:table-cell>
          <table:table-cell table:style-name="a833c68">
            <text:p text:style-name="xl_5f_table_5f_text"><text:span text:style-name="af78438">➜</text:span><text:reference-ref style:data-style-name="" text:ref-name="ref_shortstrm_container" text:reference-format="chapter">6.1</text:reference-ref></text:p>
          </table:table-cell>
        </table:table-row>
        <table:table-row>
          <table:table-cell table:style-name="a1ea6ae">
            <text:p text:style-name="xl_5f_table_5f_text">SSAT</text:p>
          </table:table-cell>
          <table:table-cell table:style-name="a5f3f1a">
            <text:p text:style-name="xl_5f_table_5f_text">Short for “short-sector allocation table”.</text:p>
          </table:table-cell>
          <table:table-cell table:style-name="a09bda6">
            <text:p text:style-name="xl_5f_table_5f_text"><text:span text:style-name="a59c3b5">➜</text:span><text:reference-ref style:data-style-name="" text:ref-name="ref_alloc_ssat" text:reference-format="chapter">6.2</text:reference-ref></text:p>
          </table:table-cell>
        </table:table-row>
        <table:table-row>
          <table:table-cell table:style-name="af8a1ea">
            <text:p text:style-name="xl_5f_table_5f_text">Storage</text:p>
          </table:table-cell>
          <table:table-cell table:style-name="a8e8e8a">
            <text:p text:style-name="xl_5f_table_5f_text">Part of a<text:s/>compound document<text:s/>used to separate<text:s/>streams<text:s/>into different groups, similar to directories in a file system.</text:p>
          </table:table-cell>
          <table:table-cell table:style-name="a80c7d3">
            <text:p text:style-name="xl_5f_table_5f_text"><text:span text:style-name="a42b824">➜</text:span><text:reference-ref style:data-style-name="" text:ref-name="ref_streams_stors" text:reference-format="chapter">2</text:reference-ref></text:p>
          </table:table-cell>
        </table:table-row>
        <table:table-row>
          <table:table-cell table:style-name="a89b03f">
            <text:p text:style-name="xl_5f_table_5f_text">Stream</text:p>
          </table:table-cell>
          <table:table-cell table:style-name="ac23cd8">
            <text:p text:style-name="xl_5f_table_5f_text">Part of a<text:s/>compound document<text:s/>containing user data or internal control data, similar to files in a file system.</text:p>
          </table:table-cell>
          <table:table-cell table:style-name="afa374a">
            <text:p text:style-name="xl_5f_table_5f_text"><text:span text:style-name="a5594ce">➜</text:span><text:reference-ref style:data-style-name="" text:ref-name="ref_streams_stors" text:reference-format="chapter">2</text:reference-ref></text:p>
          </table:table-cell>
        </table:table-row>
        <table:table-row>
          <table:table-cell table:style-name="aadccbb">
            <text:p text:style-name="xl_5f_table_5f_text">Stream offset</text:p>
          </table:table-cell>
          <table:table-cell table:style-name="a2fecd4">
            <text:p text:style-name="xl_5f_table_5f_text">Virtual position in a<text:s/>stream.</text:p>
          </table:table-cell>
          <table:table-cell table:style-name="ac3c466">
            <text:p text:style-name="xl_5f_table_5f_text"><text:span text:style-name="a1854d8">➜</text:span><text:reference-ref style:data-style-name="" text:ref-name="ref_shortstrm_container" text:reference-format="chapter">6.1</text:reference-ref>,<text:s/><text:span text:style-name="acd2adc">➜</text:span><text:reference-ref style:data-style-name="" text:ref-name="ref_dir_entry" text:reference-format="chapter">7.2</text:reference-ref></text:p>
          </table:table-cell>
        </table:table-row>
        <table:table-row>
          <table:table-cell table:style-name="ada40e2">
            <text:p text:style-name="xl_5f_table_5f_text">Time stamp</text:p>
          </table:table-cell>
          <table:table-cell table:style-name="a0d6d06">
            <text:p text:style-name="xl_5f_table_5f_text">Value specifying date and time.</text:p>
          </table:table-cell>
          <table:table-cell table:style-name="a8405fe">
            <text:p text:style-name="xl_5f_table_5f_text"><text:span text:style-name="aa5e79b">➜</text:span><text:reference-ref style:data-style-name="" text:ref-name="ref_dir_timestamp" text:reference-format="chapter">7.2.3</text:reference-ref></text:p>
          </table:table-cell>
        </table:table-row>
        <table:table-row>
          <table:table-cell table:style-name="a64cc7c">
            <text:p text:style-name="xl_5f_table_5f_text">User stream</text:p>
          </table:table-cell>
          <table:table-cell table:style-name="af65d95">
            <text:p text:style-name="xl_5f_table_5f_text">Stream<text:s/>in a<text:s/>compound document<text:s/>containing user data.</text:p>
          </table:table-cell>
          <table:table-cell table:style-name="a9b0554">
            <text:p text:style-name="xl_5f_table_5f_text"><text:span text:style-name="afaa2fd">➜</text:span><text:reference-ref style:data-style-name="" text:ref-name="ref_streams_stors" text:reference-format="chapter">2</text:reference-ref></text:p>
          </table:table-cell>
        </table:table-row>
      </table:table>
      <text:p text:style-name="xl_5f_tex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StarSymbol1" svg:font-family="StarSymbol"/>
    <style:font-face style:font-family-generic="modern" style:font-pitch="fixed" style:name="Cumberland1" svg:font-family="Cumberland"/>
    <style:font-face style:font-family-generic="modern" style:font-pitch="fixed" style:name="Cumberland" svg:font-family="Cumberland"/>
    <style:font-face style:font-pitch="variable" style:name="Arial Unicode MS" svg:font-family="'Arial Unicode MS'"/>
    <style:font-face style:font-pitch="variable" style:name="HG Mincho Light J" svg:font-family="'HG Mincho Light J'"/>
    <style:font-face style:font-pitch="variable" style:name="StarSymbol2" svg:font-family="StarSymbol"/>
    <style:font-face style:font-pitch="variable" style:name="StarSymbol" svg:font-family="StarSymbol"/>
    <style:font-face style:font-family-generic="roman" style:font-pitch="variable" style:name="Thorndale" svg:font-family="Thorndale"/>
    <style:font-face style:font-family-generic="roman" style:font-pitch="variable" style:name="Thorndale2" svg:font-family="Thorndale"/>
    <style:font-face style:font-family-generic="roman" style:font-pitch="variable" style:name="Thorndale3" svg:font-family="Thorndale"/>
    <style:font-face style:font-family-generic="roman" style:font-pitch="variable" style:name="Thorndale1" svg:font-family="Thorndale"/>
    <style:font-face style:font-family-generic="swiss" style:font-pitch="variable" style:name="Albany" svg:font-family="Albany"/>
    <style:font-face style:font-family-generic="swiss" style:font-pitch="variable" style:name="Arial" svg:font-family="Arial"/>
    <style:font-face style:font-family-generic="swiss" style:font-pitch="variable" style:name="Arial" svg:font-family="Arial"/>
  </office:font-face-decls>
  <office:styles>
    <style:default-style style:family="paragraph">
      <style:paragraph-properties/>
      <style:text-properties fo:color="#000000" fo:country="US" fo:font-size="12.0pt" fo:language="en" style:font-name="Thorndale" style:font-name-asian="HG Mincho Light J" style:font-name-complex="Arial Unicode MS" style:font-size-asian="12.0pt"/>
    </style:default-style>
    <style:style style:family="paragraph" style:name="Standard" style:parent-style-name="default_paragraph_style"/>
    <style:style style:display-name="xl_standard" style:family="paragraph" style:name="xl_5f_standard" style:parent-style-name="Standard">
      <style:text-properties fo:country="GB" fo:font-size="10.0pt" fo:language="en" style:font-name="Thorndale1" style:font-size-asian="10.0pt"/>
    </style:style>
    <style:style style:display-name="xl_text" style:family="paragraph" style:name="xl_5f_text" style:parent-style-name="xl_5f_standard">
      <style:paragraph-properties fo:margin-bottom="1.01mm" fo:margin-top="1.01mm" fo:text-align="justify"/>
    </style:style>
    <style:style style:display-name="xl_table_text" style:family="paragraph" style:name="xl_5f_table_5f_text" style:parent-style-name="xl_5f_text">
      <style:paragraph-properties fo:margin-left="1.01mm" fo:margin-right="0.0mm" fo:text-align="left" fo:text-indent="0.0mm">
        <style:tab-stops>
          <style:tab-stop style:position="2.6cm"/>
          <style:tab-stop style:position="3.601cm"/>
        </style:tab-stops>
      </style:paragraph-properties>
    </style:style>
    <style:style style:display-name="xl_table_text_right" style:family="paragraph" style:name="xl_5f_table_5f_text_5f_right" style:parent-style-name="xl_5f_table_5f_text">
      <style:paragraph-properties fo:text-align="right"/>
    </style:style>
    <style:style style:display-name="List Contents" style:family="paragraph" style:name="List_20_Contents" style:parent-style-name="Standard">
      <style:paragraph-properties fo:margin-left="10.0mm" fo:margin-right="0.0mm" fo:text-indent="0.0mm"/>
    </style:style>
    <style:style style:display-name="xl_spec_formula" style:family="paragraph" style:name="xl_5f_spec_5f_formula" style:next-style-name="xl_5f_text" style:parent-style-name="xl_5f_text">
      <style:paragraph-properties fo:background-color="#e6e6e6" fo:border-bottom="0.35mm solid #c0c0c0" fo:border-left="1.76mm solid #c0c0c0" fo:border-right="1.76mm solid #c0c0c0" fo:border-top="0.35mm solid #c0c0c0" fo:margin-left="0.0mm" fo:margin-right="0.0mm" fo:padding-bottom="1.01mm" fo:padding-left="3.49mm" fo:padding-right="3.49mm" fo:padding-top="1.01mm" fo:text-indent="0.0mm"/>
    </style:style>
    <style:style style:display-name="Text body" style:family="paragraph" style:name="Text_20_body" style:parent-style-name="Standard">
      <style:paragraph-properties fo:margin-bottom="2.12mm" fo:margin-top="0.0mm"/>
    </style:style>
    <style:style style:display-name="Table Contents" style:family="paragraph" style:name="Table_20_Contents" style:parent-style-name="Text_20_body"/>
    <style:style style:display-name="xl_standard_bold" style:family="paragraph" style:name="xl_5f_standard_5f_bold" style:parent-style-name="xl_5f_standard">
      <style:text-properties fo:font-weight="bold" style:font-name="Thorndale2"/>
    </style:style>
    <style:style style:display-name="xl_headline_base" style:family="paragraph" style:name="xl_5f_headline_5f_base" style:next-style-name="xl_5f_text" style:parent-style-name="xl_5f_standard_5f_bold">
      <style:paragraph-properties/>
    </style:style>
    <style:style style:display-name="xl_headline_list" style:family="paragraph" style:name="xl_5f_headline_5f_list" style:next-style-name="xl_5f_text" style:parent-style-name="xl_5f_headline_5f_base">
      <style:paragraph-properties fo:margin-bottom="3.0mm" fo:margin-top="6.0mm"/>
      <style:text-properties fo:font-size="12.0pt"/>
    </style:style>
    <style:style style:family="paragraph" style:name="Index" style:parent-style-name="Standard"/>
    <style:style style:display-name="xl_table_header" style:family="paragraph" style:name="xl_5f_table_5f_header" style:parent-style-name="xl_5f_standard_5f_bold">
      <style:paragraph-properties fo:margin-left="1.01mm" fo:margin-right="0.0mm" fo:text-indent="0.0mm"/>
    </style:style>
    <style:style style:family="paragraph" style:name="Heading" style:next-style-name="Text_20_body" style:parent-style-name="Standard">
      <style:paragraph-properties fo:margin-bottom="2.12mm" fo:margin-top="4.23mm"/>
      <style:text-properties fo:font-size="14.0pt" style:font-name="Arial"/>
    </style:style>
    <style:style style:default-outline-level="10" style:display-name="Heading 10" style:family="paragraph" style:name="Heading_20_10" style:next-style-name="Text_20_body" style:parent-style-name="Heading">
      <style:paragraph-properties/>
      <style:text-properties fo:font-weight="bold"/>
    </style:style>
    <style:style style:display-name="Frame contents" style:family="paragraph" style:name="Frame_20_contents" style:parent-style-name="Text_20_body"/>
    <style:style style:display-name="xl_contents_level1" style:family="paragraph" style:name="xl_5f_contents_5f_level1" style:parent-style-name="xl_5f_standard">
      <style:paragraph-properties fo:margin-bottom="1.01mm" fo:margin-top="3.49mm"/>
      <style:text-properties fo:font-size="14.0pt"/>
    </style:style>
    <style:style style:family="paragraph" style:name="List" style:parent-style-name="Text_20_body"/>
    <style:style style:display-name="xl_contents_level3" style:family="paragraph" style:name="xl_5f_contents_5f_level3" style:parent-style-name="xl_5f_standard">
      <style:text-properties fo:font-size="8.0pt"/>
    </style:style>
    <style:style style:display-name="xl_contents_level2" style:family="paragraph" style:name="xl_5f_contents_5f_level2" style:parent-style-name="xl_5f_standard">
      <style:paragraph-properties fo:margin-bottom="0.0mm" fo:margin-top="0.0mm"/>
    </style:style>
    <style:style style:display-name="xl_spec_formula_keep" style:family="paragraph" style:name="xl_5f_spec_5f_formula_5f_keep" style:next-style-name="xl_5f_spec_5f_formula" style:parent-style-name="xl_5f_spec_5f_formula">
      <style:paragraph-properties/>
    </style:style>
    <style:style style:display-name="xl_spec_footnode" style:family="paragraph" style:name="xl_5f_spec_5f_footnode" style:parent-style-name="xl_5f_standard">
      <style:paragraph-properties fo:margin-bottom="1.01mm" fo:margin-left="3.0mm" fo:margin-right="0.0mm" fo:margin-top="0.0mm" fo:text-indent="-3.0mm"/>
      <style:text-properties fo:font-size="9.0pt"/>
    </style:style>
    <style:style style:default-outline-level="1" style:display-name="xl_headline_level1" style:family="paragraph" style:name="xl_5f_headline_5f_level1" style:next-style-name="xl_5f_text" style:parent-style-name="xl_5f_headline_5f_base">
      <style:paragraph-properties fo:border-bottom="0.02mm solid #000000" fo:border-left="0.02mm solid #ffffff" fo:border-right="none" fo:border-top="0.02mm solid #ffffff" fo:break-before="page" fo:margin-bottom="14.99mm" fo:margin-top="0.0mm" fo:padding-bottom="14.99mm" fo:padding-left="14.99mm" fo:padding-right="14.99mm" fo:padding-top="14.99mm"/>
      <style:text-properties fo:font-size="22.0pt"/>
    </style:style>
    <style:style style:display-name="xl_headline_contents" style:family="paragraph" style:name="xl_5f_headline_5f_contents" style:next-style-name="xl_5f_text" style:parent-style-name="xl_5f_headline_5f_level1">
      <style:paragraph-properties/>
    </style:style>
    <style:style style:default-outline-level="8" style:display-name="Heading 8" style:family="paragraph" style:name="Heading_20_8" style:next-style-name="Text_20_body" style:parent-style-name="Heading">
      <style:paragraph-properties/>
      <style:text-properties fo:font-weight="bold"/>
    </style:style>
    <style:style style:default-outline-level="9" style:display-name="Heading 9" style:family="paragraph" style:name="Heading_20_9" style:next-style-name="Text_20_body" style:parent-style-name="Heading">
      <style:paragraph-properties/>
      <style:text-properties fo:font-weight="bold"/>
    </style:style>
    <style:style style:default-outline-level="6" style:display-name="Heading 6" style:family="paragraph" style:name="Heading_20_6" style:next-style-name="Text_20_body" style:parent-style-name="Heading">
      <style:paragraph-properties/>
      <style:text-properties fo:font-weight="bold"/>
    </style:style>
    <style:style style:default-outline-level="7" style:display-name="Heading 7" style:family="paragraph" style:name="Heading_20_7" style:next-style-name="Text_20_body" style:parent-style-name="Heading">
      <style:paragraph-properties/>
      <style:text-properties fo:font-weight="bold"/>
    </style:style>
    <style:style style:default-outline-level="4" style:display-name="Heading 4" style:family="paragraph" style:name="Heading_20_4" style:next-style-name="Text_20_body" style:parent-style-name="Heading">
      <style:paragraph-properties/>
      <style:text-properties fo:font-style="italic" fo:font-weight="bold"/>
    </style:style>
    <style:style style:default-outline-level="5" style:display-name="Heading 5" style:family="paragraph" style:name="Heading_20_5" style:next-style-name="Text_20_body" style:parent-style-name="Heading">
      <style:paragraph-properties/>
      <style:text-properties fo:font-weight="bold"/>
    </style:style>
    <style:style style:display-name="Heading 2" style:family="paragraph" style:name="Heading_20_2" style:next-style-name="Text_20_body" style:parent-style-name="Heading">
      <style:paragraph-properties/>
      <style:text-properties fo:font-size="14.0pt" fo:font-style="italic" fo:font-weight="bold"/>
    </style:style>
    <style:style style:display-name="Heading 3" style:family="paragraph" style:name="Heading_20_3" style:next-style-name="Text_20_body" style:parent-style-name="Heading">
      <style:paragraph-properties fo:margin-left="10.0mm" fo:margin-right="0.0mm" fo:text-indent="-10.0mm"/>
      <style:text-properties fo:font-size="14.0pt" fo:font-weight="bold" style:font-size-asian="14.0pt" style:font-weight-asian="bold" style:font-weight-complex="bold"/>
    </style:style>
    <style:style style:display-name="Heading 1" style:family="paragraph" style:name="Heading_20_1" style:next-style-name="Text_20_body" style:parent-style-name="Heading">
      <style:paragraph-properties/>
      <style:text-properties fo:font-weight="bold"/>
    </style:style>
    <style:style style:display-name="xl_list_num" style:family="paragraph" style:name="xl_5f_list_5f_num" style:parent-style-name="xl_5f_text"/>
    <style:style style:display-name="xl_list_num_last" style:family="paragraph" style:name="xl_5f_list_5f_num_5f_last" style:next-style-name="xl_5f_text" style:parent-style-name="xl_5f_list_5f_num">
      <style:paragraph-properties/>
    </style:style>
    <style:style style:family="paragraph" style:name="Header" style:parent-style-name="Standard">
      <style:paragraph-properties>
        <style:tab-stops>
          <style:tab-stop style:position="8.498cm" style:type="center"/>
          <style:tab-stop style:position="16.999cm" style:type="right"/>
        </style:tab-stops>
      </style:paragraph-properties>
    </style:style>
    <style:style style:display-name="Contents Heading" style:family="paragraph" style:name="Contents_20_Heading" style:parent-style-name="Heading">
      <style:paragraph-properties fo:margin-left="0.0mm" fo:margin-right="0.0mm" fo:text-indent="0.0mm"/>
      <style:text-properties fo:font-size="16.0pt" fo:font-weight="bold"/>
    </style:style>
    <style:style style:display-name="xl_list_bullet" style:family="paragraph" style:name="xl_5f_list_5f_bullet" style:parent-style-name="xl_5f_text"/>
    <style:style style:display-name="xl_title_big" style:family="paragraph" style:name="xl_5f_title_5f_big" style:next-style-name="xl_5f_text" style:parent-style-name="xl_5f_standard_5f_bold">
      <style:paragraph-properties fo:line-height="150%" fo:margin-bottom="14.99mm" fo:margin-top="14.99mm" fo:text-align="center"/>
      <style:text-properties fo:font-size="32.0pt"/>
    </style:style>
    <style:style style:display-name="Index Heading" style:family="paragraph" style:name="Index_20_Heading" style:parent-style-name="Heading">
      <style:paragraph-properties fo:margin-left="0.0mm" fo:margin-right="0.0mm" fo:text-indent="0.0mm"/>
      <style:text-properties fo:font-size="16.0pt" fo:font-weight="bold" style:font-size-asian="16.0pt" style:font-weight-asian="bold" style:font-weight-complex="bold"/>
    </style:style>
    <style:style style:default-outline-level="3" style:display-name="xl_headline_level3" style:family="paragraph" style:name="xl_5f_headline_5f_level3" style:next-style-name="xl_5f_text" style:parent-style-name="xl_5f_headline_5f_base">
      <style:paragraph-properties fo:margin-bottom="6.0mm" fo:margin-top="11.99mm"/>
      <style:text-properties fo:font-size="14.0pt"/>
    </style:style>
    <style:style style:default-outline-level="2" style:display-name="xl_headline_level2" style:family="paragraph" style:name="xl_5f_headline_5f_level2" style:next-style-name="xl_5f_text" style:parent-style-name="xl_5f_headline_5f_base">
      <style:paragraph-properties fo:break-before="page" fo:margin-bottom="7.5mm" fo:margin-top="14.99mm"/>
      <style:text-properties fo:font-size="18.0pt"/>
    </style:style>
    <style:style style:display-name="xl_spec_example" style:family="paragraph" style:name="xl_5f_spec_5f_example" style:next-style-name="xl_5f_text" style:parent-style-name="xl_5f_text">
      <style:paragraph-properties fo:border-bottom="0.35mm solid #e6e6e6" fo:border-left="1.76mm solid #e6e6e6" fo:border-right="1.76mm solid #e6e6e6" fo:border-top="0.35mm solid #e6e6e6" fo:padding-bottom="1.01mm" fo:padding-left="3.49mm" fo:padding-right="3.49mm" fo:padding-top="1.01mm"/>
    </style:style>
    <style:style style:display-name="xl_spec_example_keep" style:family="paragraph" style:name="xl_5f_spec_5f_example_5f_keep" style:next-style-name="xl_5f_spec_5f_example" style:parent-style-name="xl_5f_spec_5f_example">
      <style:paragraph-properties/>
    </style:style>
    <style:style style:display-name="xl_table_header_center" style:family="paragraph" style:name="xl_5f_table_5f_header_5f_center" style:parent-style-name="xl_5f_table_5f_header">
      <style:paragraph-properties fo:margin-left="0.0mm" fo:margin-right="0.0mm" fo:text-align="center" fo:text-indent="0.0mm"/>
    </style:style>
    <style:style style:display-name="xl_table_list_bullet" style:family="paragraph" style:name="xl_5f_table_5f_list_5f_bullet" style:parent-style-name="xl_5f_table_5f_text"/>
    <style:style style:display-name="Contents 1" style:family="paragraph" style:name="Contents_20_1" style:parent-style-name="Index">
      <style:paragraph-properties fo:margin-left="0.0mm" fo:margin-right="0.0mm" fo:text-indent="0.0mm">
        <style:tab-stops>
          <style:tab-stop style:position="16.999cm" style:type="right"/>
        </style:tab-stops>
      </style:paragraph-properties>
    </style:style>
    <style:style style:display-name="Contents 2" style:family="paragraph" style:name="Contents_20_2" style:parent-style-name="Index">
      <style:paragraph-properties fo:margin-left="4.99mm" fo:margin-right="0.0mm" fo:text-indent="0.0mm">
        <style:tab-stops>
          <style:tab-stop style:position="16.998cm" style:type="right"/>
        </style:tab-stops>
      </style:paragraph-properties>
    </style:style>
    <style:style style:display-name="Contents 3" style:family="paragraph" style:name="Contents_20_3" style:parent-style-name="Index">
      <style:paragraph-properties fo:margin-left="9.98mm" fo:margin-right="0.0mm" fo:text-indent="0.0mm">
        <style:tab-stops>
          <style:tab-stop style:position="16.998cm" style:type="right"/>
        </style:tab-stops>
      </style:paragraph-properties>
    </style:style>
    <style:style style:display-name="Preformatted Text" style:family="paragraph" style:name="Preformatted_20_Text" style:parent-style-name="Standard">
      <style:paragraph-properties fo:margin-bottom="0.0mm" fo:margin-top="0.0mm"/>
      <style:text-properties fo:font-size="10.0pt" style:font-name="Cumberland1" style:font-name-asian="Cumberland1" style:font-name-complex="Cumberland1" style:font-size-asian="10.0pt"/>
    </style:style>
    <style:style style:display-name="Contents 4" style:family="paragraph" style:name="Contents_20_4" style:parent-style-name="Index">
      <style:paragraph-properties fo:margin-left="14.98mm" fo:margin-right="0.0mm" fo:text-indent="0.0mm">
        <style:tab-stops>
          <style:tab-stop style:position="16.999cm" style:type="right"/>
        </style:tab-stops>
      </style:paragraph-properties>
    </style:style>
    <style:style style:display-name="Contents 5" style:family="paragraph" style:name="Contents_20_5" style:parent-style-name="Index">
      <style:paragraph-properties fo:margin-left="19.97mm" fo:margin-right="0.0mm" fo:text-indent="0.0mm">
        <style:tab-stops>
          <style:tab-stop style:position="16.999cm" style:type="right"/>
        </style:tab-stops>
      </style:paragraph-properties>
    </style:style>
    <style:style style:display-name="Contents 6" style:family="paragraph" style:name="Contents_20_6" style:parent-style-name="Index">
      <style:paragraph-properties fo:margin-left="24.96mm" fo:margin-right="0.0mm" fo:text-indent="0.0mm">
        <style:tab-stops>
          <style:tab-stop style:position="16.999cm" style:type="right"/>
        </style:tab-stops>
      </style:paragraph-properties>
    </style:style>
    <style:style style:display-name="xl_table_text_center" style:family="paragraph" style:name="xl_5f_table_5f_text_5f_center" style:parent-style-name="xl_5f_table_5f_text">
      <style:paragraph-properties fo:margin-left="0.0mm" fo:margin-right="0.0mm" fo:text-align="center" fo:text-indent="0.0mm"/>
    </style:style>
    <style:style style:display-name="xl_header_footer" style:family="paragraph" style:name="xl_5f_header_5f_footer" style:parent-style-name="xl_5f_standard">
      <style:paragraph-properties>
        <style:tab-stops>
          <style:tab-stop style:position="0.0cm"/>
          <style:tab-stop style:position="8.5cm" style:type="center"/>
          <style:tab-stop style:position="17.0cm" style:type="right"/>
        </style:tab-stops>
      </style:paragraph-properties>
    </style:style>
    <style:style style:display-name="Contents 7" style:family="paragraph" style:name="Contents_20_7" style:parent-style-name="Index">
      <style:paragraph-properties fo:margin-left="29.95mm" fo:margin-right="0.0mm" fo:text-indent="0.0mm">
        <style:tab-stops>
          <style:tab-stop style:position="16.999cm" style:type="right"/>
        </style:tab-stops>
      </style:paragraph-properties>
    </style:style>
    <style:style style:display-name="Contents 8" style:family="paragraph" style:name="Contents_20_8" style:parent-style-name="Index">
      <style:paragraph-properties fo:margin-left="34.94mm" fo:margin-right="0.0mm" fo:text-indent="0.0mm">
        <style:tab-stops>
          <style:tab-stop style:position="16.998cm" style:type="right"/>
        </style:tab-stops>
      </style:paragraph-properties>
    </style:style>
    <style:style style:display-name="Contents 9" style:family="paragraph" style:name="Contents_20_9" style:parent-style-name="Index">
      <style:paragraph-properties fo:margin-left="39.93mm" fo:margin-right="0.0mm" fo:text-indent="0.0mm">
        <style:tab-stops>
          <style:tab-stop style:position="16.998cm" style:type="right"/>
        </style:tab-stops>
      </style:paragraph-properties>
    </style:style>
    <style:style style:display-name="xl_list_bullet_last" style:family="paragraph" style:name="xl_5f_list_5f_bullet_5f_last" style:next-style-name="xl_5f_text" style:parent-style-name="xl_5f_list_5f_bullet">
      <style:paragraph-properties/>
    </style:style>
    <style:style style:family="paragraph" style:name="Caption" style:parent-style-name="Standard">
      <style:paragraph-properties fo:margin-bottom="2.12mm" fo:margin-top="2.12mm"/>
      <style:text-properties fo:font-size="10.0pt" fo:font-style="italic"/>
    </style:style>
    <style:style style:family="paragraph" style:name="Table" style:parent-style-name="Caption"/>
    <style:style style:display-name="xl_spec_example_hex" style:family="paragraph" style:name="xl_5f_spec_5f_example_5f_hex" style:next-style-name="xl_5f_text" style:parent-style-name="xl_5f_spec_5f_example">
      <style:paragraph-properties/>
      <style:text-properties style:font-name="Cumberland"/>
    </style:style>
    <style:style style:family="paragraph" style:name="Footnote" style:parent-style-name="Standard">
      <style:paragraph-properties fo:margin-left="4.99mm" fo:margin-right="0.0mm" fo:text-indent="-4.99mm"/>
      <style:text-properties fo:font-size="10.0pt" style:font-size-asian="10.0pt"/>
    </style:style>
    <style:style style:display-name="Index 1" style:family="paragraph" style:name="Index_20_1" style:parent-style-name="Index">
      <style:paragraph-properties fo:margin-left="0.0mm" fo:margin-right="0.0mm" fo:text-indent="0.0mm"/>
    </style:style>
    <style:style style:display-name="Contents 10" style:family="paragraph" style:name="Contents_20_10" style:parent-style-name="Index">
      <style:paragraph-properties fo:margin-left="44.93mm" fo:margin-right="0.0mm" fo:text-indent="0.0mm">
        <style:tab-stops>
          <style:tab-stop style:position="16.999cm" style:type="right"/>
        </style:tab-stops>
      </style:paragraph-properties>
    </style:style>
    <style:style style:display-name="xl_title_small" style:family="paragraph" style:name="xl_5f_title_5f_small" style:next-style-name="xl_5f_text" style:parent-style-name="xl_5f_standard_5f_bold">
      <style:paragraph-properties fo:margin-bottom="20.0mm" fo:margin-top="20.0mm" fo:text-align="center"/>
      <style:text-properties fo:font-size="22.0pt"/>
    </style:style>
    <style:style style:display-name="Table Heading" style:family="paragraph" style:name="Table_20_Heading" style:parent-style-name="Table_20_Contents">
      <style:paragraph-properties fo:text-align="center"/>
      <style:text-properties fo:font-style="italic" fo:font-weight="bold"/>
    </style:style>
    <style:style style:display-name="xl_text_keep" style:family="paragraph" style:name="xl_5f_text_5f_keep" style:next-style-name="xl_5f_text" style:parent-style-name="xl_5f_text">
      <style:paragraph-properties/>
    </style:style>
    <style:style style:family="paragraph" style:name="Footer" style:parent-style-name="Standard">
      <style:paragraph-properties>
        <style:tab-stops>
          <style:tab-stop style:position="8.498cm" style:type="center"/>
          <style:tab-stop style:position="16.999cm" style:type="right"/>
        </style:tab-stops>
      </style:paragraph-properties>
    </style:style>
    <style:style style:display-name="Endnote Symbol" style:family="text" style:name="Endnote_20_Symbol" style:parent-style-name="default_character_style"/>
    <style:style style:display-name="xl_font_standard" style:family="text" style:name="xl_5f_font_5f_standard" style:parent-style-name="default_character_style">
      <style:text-properties fo:font-size="10.0pt" style:font-name="Thorndale3"/>
    </style:style>
    <style:style style:display-name="xl_font_footnode_symbol" style:family="text" style:name="xl_5f_font_5f_footnode_5f_symbol" style:parent-style-name="xl_5f_font_5f_standard">
      <style:text-properties fo:font-size="9.0pt" style:text-position="super"/>
    </style:style>
    <style:style style:display-name="Footnote anchor" style:family="text" style:name="Footnote_20_anchor" style:parent-style-name="default_character_style">
      <style:text-properties style:text-position="super"/>
    </style:style>
    <style:style style:family="text" style:name="Variable" style:parent-style-name="default_character_style">
      <style:text-properties fo:font-style="italic"/>
    </style:style>
    <style:style style:display-name="xl_font_code" style:family="text" style:name="xl_5f_font_5f_code" style:parent-style-name="xl_5f_font_5f_standard">
      <style:text-properties style:font-name="Cumberland" style:text-underline-style="none"/>
    </style:style>
    <style:style style:display-name="xl_font_code_ul" style:family="text" style:name="xl_5f_font_5f_code_5f_ul" style:parent-style-name="xl_5f_font_5f_code">
      <style:text-properties fo:background-color="transparent" style:text-underline-style="solid"/>
    </style:style>
    <style:style style:display-name="Bullet Symbols" style:family="text" style:name="Bullet_20_Symbols" style:parent-style-name="default_character_style">
      <style:text-properties fo:font-size="9.0pt" style:font-name="StarSymbol1"/>
    </style:style>
    <style:style style:display-name="Footnote Symbol" style:family="text" style:name="Footnote_20_Symbol" style:parent-style-name="default_character_style"/>
    <style:style style:display-name="xl_font_code_comment" style:family="text" style:name="xl_5f_font_5f_code_5f_comment" style:parent-style-name="xl_5f_font_5f_standard">
      <style:text-properties fo:font-style="italic"/>
    </style:style>
    <style:style style:display-name="Visited Internet Link" style:family="text" style:name="Visited_20_Internet_20_Link" style:parent-style-name="default_character_style">
      <style:text-properties fo:color="#800000" style:text-underline-style="solid"/>
    </style:style>
    <style:style style:display-name="Endnote anchor" style:family="text" style:name="Endnote_20_anchor" style:parent-style-name="default_character_style">
      <style:text-properties style:text-position="super"/>
    </style:style>
    <style:style style:display-name="xl_font_bullet" style:family="text" style:name="xl_5f_font_5f_bullet" style:parent-style-name="xl_5f_font_5f_standard">
      <style:text-properties fo:font-weight="normal" style:text-underline-style="none"/>
    </style:style>
    <style:style style:display-name="xl_font_code_highl" style:family="text" style:name="xl_5f_font_5f_code_5f_highl" style:parent-style-name="xl_5f_font_5f_code">
      <style:text-properties fo:background-color="#cccccc"/>
    </style:style>
    <style:style style:display-name="xl_font_footnode_anchor" style:family="text" style:name="xl_5f_font_5f_footnode_5f_anchor" style:parent-style-name="xl_5f_font_5f_standard">
      <style:text-properties style:text-position="super"/>
    </style:style>
    <style:style style:display-name="Line numbering" style:family="text" style:name="Line_20_numbering" style:parent-style-name="default_character_style"/>
    <style:style style:display-name="Page Number" style:family="text" style:name="Page_20_Number" style:parent-style-name="default_character_style"/>
    <style:style style:display-name="Internet link" style:family="text" style:name="Internet_20_link" style:parent-style-name="default_character_style">
      <style:text-properties fo:color="#000080" style:text-underline-style="solid"/>
    </style:style>
    <style:style style:display-name="Numbering Symbols" style:family="text" style:name="Numbering_20_Symbols" style:parent-style-name="default_character_style"/>
    <style:style style:display-name="xl_font_strong" style:family="text" style:name="xl_5f_font_5f_strong" style:parent-style-name="xl_5f_font_5f_standard">
      <style:text-properties fo:background-color="transparent" fo:font-style="italic" fo:font-weight="normal" style:text-underline-style="none"/>
    </style:style>
    <style:style style:display-name="xl_font_code_strong" style:family="text" style:name="xl_5f_font_5f_code_5f_strong" style:parent-style-name="xl_5f_font_5f_code">
      <style:text-properties fo:font-style="italic"/>
    </style:style>
    <style:default-style style:family="graphic">
      <style:text-properties fo:color="#000000" fo:country="US" fo:font-size="12.0pt" fo:language="en" style:font-size-asian="12.0pt"/>
    </style:default-style>
    <style:style style:family="graphic" style:name="Graphics" style:parent-style-name="default_drawing_style">
      <style:graphic-properties style:horizontal-pos="center" style:horizontal-rel="paragraph" style:vertical-pos="top" style:vertical-rel="paragraph" style:wrap="none" style:wrap-contour="false"/>
    </style:style>
    <style:style style:family="graphic" style:name="Formula" style:parent-style-name="default_drawing_style">
      <style:graphic-properties fo:margin-left="0.0mm" fo:margin-right="0.0mm" style:vertical-rel="line" style:wrap="parallel" style:wrap-contour="false"/>
    </style:style>
    <style:style style:family="graphic" style:name="Frame" style:parent-style-name="default_drawing_style">
      <style:graphic-properties fo:margin-bottom="0.0mm" fo:margin-left="0.0mm" fo:margin-right="0.0mm" fo:margin-top="0.0mm" fo:padding-bottom="0.0mm" fo:padding-left="0.0mm" fo:padding-right="0.0mm" fo:padding-top="0.0mm" style:horizontal-pos="center" style:horizontal-rel="paragraph" style:vertical-pos="top" style:vertical-rel="paragraph" style:wrap="parallel" style:wrap-contour="false"/>
    </style:style>
    <style:style style:display-name="xl_frame_table" style:family="graphic" style:name="xl_5f_frame_5f_table" style:parent-style-name="default_drawing_style"/>
    <style:style style:family="graphic" style:name="OLE" style:parent-style-name="default_drawing_style">
      <style:graphic-properties style:horizontal-pos="center" style:horizontal-rel="paragraph" style:vertical-pos="top" style:vertical-rel="paragraph" style:wrap="none" style:wrap-contour="false"/>
    </style:style>
    <style:style style:family="graphic" style:name="Labels" style:parent-style-name="default_drawing_style">
      <style:graphic-properties fo:margin-left="2.01mm" fo:margin-right="2.01mm" style:vertical-pos="top"/>
    </style:style>
  </office:styles>
  <office:automatic-styles>
    <style:style style:family="paragraph" style:name="a478416" style:parent-style-name="xl_5f_header_5f_footer">
      <style:paragraph-properties>
        <style:tab-stops>
          <style:tab-stop style:position="8.488cm" style:type="center"/>
          <style:tab-stop style:position="16.976cm" style:type="right"/>
        </style:tab-stops>
      </style:paragraph-properties>
    </style:style>
    <style:style style:family="paragraph" style:name="aeebf84" style:parent-style-name="xl_5f_header_5f_footer">
      <style:paragraph-properties>
        <style:tab-stops>
          <style:tab-stop style:position="8.488cm" style:type="center"/>
          <style:tab-stop style:position="16.976cm" style:type="right"/>
        </style:tab-stops>
      </style:paragraph-properties>
    </style:style>
    <style:page-layout style:name="ad92fdf" style:page-usage="right"/>
    <style:page-layout style:name=""/>
    <style:page-layout style:name="" style:page-usage=""/>
  </office:automatic-styles>
  <office:master-styles>
    <style:master-page style:name="xl_5f_page_5f_standard">
      <style:header>
        <text:p text:style-name="xl_5f_header_5f_footer"><text:tab/><text:tab/><text:chapter style:data-style-name="" text:display="number" text:outline-level="2">9</text:chapter><text:chapter style:data-style-name="" text:display="name" text:outline-level="2">Glossary</text:chapter></text:p>
      </style:header>
      <style:header-left>
        <text:p text:style-name="xl_5f_header_5f_footer"><text:chapter style:data-style-name="" text:display="number" text:outline-level="1">9</text:chapter><text:chapter style:data-style-name="" text:display="name" text:outline-level="1">Glossary</text:chapter></text:p>
      </style:header-left>
      <style:footer>
        <text:p text:style-name="aeebf84"><text:tab/><text:tab/><text:page-number>25</text:page-number></text:p>
      </style:footer>
      <style:footer-left>
        <text:p text:style-name="a478416"><text:page-number>25</text:page-number></text:p>
      </style:footer-left>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0:58</dc:date>
    <meta:editing-cycles>2</meta:editing-cycles>
    <meta:editing-duration>PT0.602S</meta:editing-duration>
  </office:meta>
</office:document-meta>
</file>